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co29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16.44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17.21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36.51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45.0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29.54pt"/>
    </style:style>
    <style:style style:name="co18" style:family="table-column">
      <style:table-column-properties fo:break-before="auto" style:column-width="20.3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55.05pt"/>
    </style:style>
    <style:style style:name="co21" style:family="table-column">
      <style:table-column-properties fo:break-before="auto" style:column-width="61.99pt"/>
    </style:style>
    <style:style style:name="co22" style:family="table-column">
      <style:table-column-properties fo:break-before="auto" style:column-width="55.81pt"/>
    </style:style>
    <style:style style:name="co23" style:family="table-column">
      <style:table-column-properties fo:break-before="auto" style:column-width="50.4pt"/>
    </style:style>
    <style:style style:name="co24" style:family="table-column">
      <style:table-column-properties fo:break-before="auto" style:column-width="51.14pt"/>
    </style:style>
    <style:style style:name="co25" style:family="table-column">
      <style:table-column-properties fo:break-before="auto" style:column-width="24.89pt"/>
    </style:style>
    <style:style style:name="co26" style:family="table-column">
      <style:table-column-properties fo:break-before="auto" style:column-width="34.21pt"/>
    </style:style>
    <style:style style:name="co27" style:family="table-column">
      <style:table-column-properties fo:break-before="auto" style:column-width="49.66pt"/>
    </style:style>
    <style:style style:name="co28" style:family="table-column">
      <style:table-column-properties fo:break-before="auto" style:column-width="51.96pt"/>
    </style:style>
    <style:style style:name="co32" style:family="table-column">
      <style:table-column-properties fo:break-before="auto" style:column-width="44.19pt"/>
    </style:style>
    <style:style style:name="co33" style:family="table-column">
      <style:table-column-properties fo:break-before="auto" style:column-width="32.66pt"/>
    </style:style>
    <style:style style:name="co34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50"/>
    <style:style style:name="ce4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1-20 08:56:40</text:p>
          </table:table-cell>
          <table:table-cell office:value-type="float" office:value="9262644" calcext:value-type="float">
            <text:p>9262644</text:p>
          </table:table-cell>
          <table:table-cell office:value-type="float" office:value="21248" calcext:value-type="float">
            <text:p>212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35592" calcext:value-type="float">
            <text:p>2735592</text:p>
          </table:table-cell>
          <table:table-cell office:value-type="float" office:value="147804" calcext:value-type="float">
            <text:p>147804</text:p>
          </table:table-cell>
          <table:table-cell office:value-type="float" office:value="123520" calcext:value-type="float">
            <text:p>123520</text:p>
          </table:table-cell>
          <table:table-cell office:value-type="float" office:value="24284" calcext:value-type="float">
            <text:p>24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400" calcext:value-type="float">
            <text:p>102400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1-20 08:56:41</text:p>
          </table:table-cell>
          <table:table-cell office:value-type="float" office:value="9321892" calcext:value-type="float">
            <text:p>932189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0404" calcext:value-type="float">
            <text:p>3010404</text:p>
          </table:table-cell>
          <table:table-cell office:value-type="float" office:value="93516" calcext:value-type="float">
            <text:p>93516</text:p>
          </table:table-cell>
          <table:table-cell office:value-type="float" office:value="56700" calcext:value-type="float">
            <text:p>56700</text:p>
          </table:table-cell>
          <table:table-cell office:value-type="float" office:value="36816" calcext:value-type="float">
            <text:p>36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408" calcext:value-type="float">
            <text:p>17408</text:p>
          </table:table-cell>
          <table:table-cell office:value-type="float" office:value="3811" calcext:value-type="float">
            <text:p>3811</text:p>
          </table:table-cell>
          <table:table-cell office:value-type="float" office:value="13440" calcext:value-type="float">
            <text:p>13440</text:p>
          </table:table-cell>
          <table:table-cell office:value-type="float" office:value="11147" calcext:value-type="float">
            <text:p>11147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2</text:p>
          </table:table-cell>
          <table:table-cell office:value-type="float" office:value="9321800" calcext:value-type="float">
            <text:p>932180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0404" calcext:value-type="float">
            <text:p>3010404</text:p>
          </table:table-cell>
          <table:table-cell office:value-type="float" office:value="93516" calcext:value-type="float">
            <text:p>93516</text:p>
          </table:table-cell>
          <table:table-cell office:value-type="float" office:value="56700" calcext:value-type="float">
            <text:p>56700</text:p>
          </table:table-cell>
          <table:table-cell office:value-type="float" office:value="36816" calcext:value-type="float">
            <text:p>36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408" calcext:value-type="float">
            <text:p>17408</text:p>
          </table:table-cell>
          <table:table-cell office:value-type="float" office:value="3811" calcext:value-type="float">
            <text:p>3811</text:p>
          </table:table-cell>
          <table:table-cell office:value-type="float" office:value="13440" calcext:value-type="float">
            <text:p>13440</text:p>
          </table:table-cell>
          <table:table-cell office:value-type="float" office:value="11147" calcext:value-type="float">
            <text:p>11147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3</text:p>
          </table:table-cell>
          <table:table-cell office:value-type="float" office:value="9335564" calcext:value-type="float">
            <text:p>933556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0404" calcext:value-type="float">
            <text:p>3010404</text:p>
          </table:table-cell>
          <table:table-cell office:value-type="float" office:value="93516" calcext:value-type="float">
            <text:p>93516</text:p>
          </table:table-cell>
          <table:table-cell office:value-type="float" office:value="56700" calcext:value-type="float">
            <text:p>56700</text:p>
          </table:table-cell>
          <table:table-cell office:value-type="float" office:value="36816" calcext:value-type="float">
            <text:p>36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408" calcext:value-type="float">
            <text:p>17408</text:p>
          </table:table-cell>
          <table:table-cell office:value-type="float" office:value="3811" calcext:value-type="float">
            <text:p>3811</text:p>
          </table:table-cell>
          <table:table-cell office:value-type="float" office:value="13440" calcext:value-type="float">
            <text:p>13440</text:p>
          </table:table-cell>
          <table:table-cell office:value-type="float" office:value="11147" calcext:value-type="float">
            <text:p>11147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4</text:p>
          </table:table-cell>
          <table:table-cell office:value-type="float" office:value="9335564" calcext:value-type="float">
            <text:p>933556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0404" calcext:value-type="float">
            <text:p>3010404</text:p>
          </table:table-cell>
          <table:table-cell office:value-type="float" office:value="93516" calcext:value-type="float">
            <text:p>93516</text:p>
          </table:table-cell>
          <table:table-cell office:value-type="float" office:value="56700" calcext:value-type="float">
            <text:p>56700</text:p>
          </table:table-cell>
          <table:table-cell office:value-type="float" office:value="36816" calcext:value-type="float">
            <text:p>36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408" calcext:value-type="float">
            <text:p>17408</text:p>
          </table:table-cell>
          <table:table-cell office:value-type="float" office:value="3811" calcext:value-type="float">
            <text:p>3811</text:p>
          </table:table-cell>
          <table:table-cell office:value-type="float" office:value="13440" calcext:value-type="float">
            <text:p>13440</text:p>
          </table:table-cell>
          <table:table-cell office:value-type="float" office:value="11147" calcext:value-type="float">
            <text:p>11147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5</text:p>
          </table:table-cell>
          <table:table-cell office:value-type="float" office:value="9301340" calcext:value-type="float">
            <text:p>930134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8836" calcext:value-type="float">
            <text:p>3028836</text:p>
          </table:table-cell>
          <table:table-cell office:value-type="float" office:value="121408" calcext:value-type="float">
            <text:p>121408</text:p>
          </table:table-cell>
          <table:table-cell office:value-type="float" office:value="84592" calcext:value-type="float">
            <text:p>84592</text:p>
          </table:table-cell>
          <table:table-cell office:value-type="float" office:value="36816" calcext:value-type="float">
            <text:p>36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408" calcext:value-type="float">
            <text:p>17408</text:p>
          </table:table-cell>
          <table:table-cell office:value-type="float" office:value="6175" calcext:value-type="float">
            <text:p>6175</text:p>
          </table:table-cell>
          <table:table-cell office:value-type="float" office:value="35200" calcext:value-type="float">
            <text:p>35200</text:p>
          </table:table-cell>
          <table:table-cell office:value-type="float" office:value="30781" calcext:value-type="float">
            <text:p>30781</text:p>
          </table:table-cell>
          <table:table-cell office:value-type="float" office:value="4736" calcext:value-type="float">
            <text:p>4736</text:p>
          </table:table-cell>
          <table:table-cell office:value-type="float" office:value="2485" calcext:value-type="float">
            <text:p>2485</text:p>
          </table:table-cell>
          <table:table-cell office:value-type="float" office:value="56536" calcext:value-type="float">
            <text:p>5653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769" calcext:value-type="float">
            <text:p>1769</text:p>
          </table:table-cell>
          <table:table-cell office:value-type="float" office:value="208" calcext:value-type="float">
            <text:p>208</text:p>
          </table:table-cell>
          <table:table-cell office:value-type="float" office:value="4540" calcext:value-type="float">
            <text:p>4540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6</text:p>
          </table:table-cell>
          <table:table-cell office:value-type="float" office:value="9146596" calcext:value-type="float">
            <text:p>91465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8708" calcext:value-type="float">
            <text:p>3108708</text:p>
          </table:table-cell>
          <table:table-cell office:value-type="float" office:value="276584" calcext:value-type="float">
            <text:p>276584</text:p>
          </table:table-cell>
          <table:table-cell office:value-type="float" office:value="239708" calcext:value-type="float">
            <text:p>23970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5422" calcext:value-type="float">
            <text:p>15422</text:p>
          </table:table-cell>
          <table:table-cell office:value-type="float" office:value="127436" calcext:value-type="float">
            <text:p>127436</text:p>
          </table:table-cell>
          <table:table-cell office:value-type="float" office:value="113559" calcext:value-type="float">
            <text:p>113559</text:p>
          </table:table-cell>
          <table:table-cell office:value-type="float" office:value="17868" calcext:value-type="float">
            <text:p>17868</text:p>
          </table:table-cell>
          <table:table-cell office:value-type="float" office:value="7475" calcext:value-type="float">
            <text:p>7475</text:p>
          </table:table-cell>
          <table:table-cell office:value-type="float" office:value="200876" calcext:value-type="float">
            <text:p>2008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20" calcext:value-type="float">
            <text:p>20520</text:p>
          </table:table-cell>
          <table:table-cell office:value-type="float" office:value="8355" calcext:value-type="float">
            <text:p>8355</text:p>
          </table:table-cell>
          <table:table-cell office:value-type="float" office:value="208" calcext:value-type="float">
            <text:p>208</text:p>
          </table:table-cell>
          <table:table-cell office:value-type="float" office:value="11126" calcext:value-type="float">
            <text:p>11126</text:p>
          </table:table-cell>
          <table:table-cell office:value-type="float" office:value="6586" calcext:value-type="float">
            <text:p>6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7</text:p>
          </table:table-cell>
          <table:table-cell office:value-type="float" office:value="9016776" calcext:value-type="float">
            <text:p>90167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8212" calcext:value-type="float">
            <text:p>3258212</text:p>
          </table:table-cell>
          <table:table-cell office:value-type="float" office:value="412804" calcext:value-type="float">
            <text:p>412804</text:p>
          </table:table-cell>
          <table:table-cell office:value-type="float" office:value="375928" calcext:value-type="float">
            <text:p>3759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816" calcext:value-type="float">
            <text:p>34816</text:p>
          </table:table-cell>
          <table:table-cell office:value-type="float" office:value="20567" calcext:value-type="float">
            <text:p>20567</text:p>
          </table:table-cell>
          <table:table-cell office:value-type="float" office:value="226636" calcext:value-type="float">
            <text:p>226636</text:p>
          </table:table-cell>
          <table:table-cell office:value-type="float" office:value="202505" calcext:value-type="float">
            <text:p>202505</text:p>
          </table:table-cell>
          <table:table-cell office:value-type="float" office:value="32076" calcext:value-type="float">
            <text:p>32076</text:p>
          </table:table-cell>
          <table:table-cell office:value-type="float" office:value="12838" calcext:value-type="float">
            <text:p>12838</text:p>
          </table:table-cell>
          <table:table-cell office:value-type="float" office:value="320980" calcext:value-type="float">
            <text:p>3209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15431" calcext:value-type="float">
            <text:p>15431</text:p>
          </table:table-cell>
          <table:table-cell office:value-type="float" office:value="208" calcext:value-type="float">
            <text:p>208</text:p>
          </table:table-cell>
          <table:table-cell office:value-type="float" office:value="18202" calcext:value-type="float">
            <text:p>18202</text:p>
          </table:table-cell>
          <table:table-cell office:value-type="float" office:value="7076" calcext:value-type="float">
            <text:p>7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8</text:p>
          </table:table-cell>
          <table:table-cell office:value-type="float" office:value="8875292" calcext:value-type="float">
            <text:p>887529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4228" calcext:value-type="float">
            <text:p>3344228</text:p>
          </table:table-cell>
          <table:table-cell office:value-type="float" office:value="554440" calcext:value-type="float">
            <text:p>554440</text:p>
          </table:table-cell>
          <table:table-cell office:value-type="float" office:value="517564" calcext:value-type="float">
            <text:p>51756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0176" calcext:value-type="float">
            <text:p>50176</text:p>
          </table:table-cell>
          <table:table-cell office:value-type="float" office:value="32604" calcext:value-type="float">
            <text:p>32604</text:p>
          </table:table-cell>
          <table:table-cell office:value-type="float" office:value="325708" calcext:value-type="float">
            <text:p>325708</text:p>
          </table:table-cell>
          <table:table-cell office:value-type="float" office:value="291515" calcext:value-type="float">
            <text:p>291515</text:p>
          </table:table-cell>
          <table:table-cell office:value-type="float" office:value="46156" calcext:value-type="float">
            <text:p>46156</text:p>
          </table:table-cell>
          <table:table-cell office:value-type="float" office:value="18204" calcext:value-type="float">
            <text:p>18204</text:p>
          </table:table-cell>
          <table:table-cell office:value-type="float" office:value="499540" calcext:value-type="float">
            <text:p>4995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2511" calcext:value-type="float">
            <text:p>22511</text:p>
          </table:table-cell>
          <table:table-cell office:value-type="float" office:value="208" calcext:value-type="float">
            <text:p>208</text:p>
          </table:table-cell>
          <table:table-cell office:value-type="float" office:value="25282" calcext:value-type="float">
            <text:p>25282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49</text:p>
          </table:table-cell>
          <table:table-cell office:value-type="float" office:value="8738644" calcext:value-type="float">
            <text:p>87386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8196" calcext:value-type="float">
            <text:p>3428196</text:p>
          </table:table-cell>
          <table:table-cell office:value-type="float" office:value="690960" calcext:value-type="float">
            <text:p>690960</text:p>
          </table:table-cell>
          <table:table-cell office:value-type="float" office:value="654084" calcext:value-type="float">
            <text:p>65408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1440" calcext:value-type="float">
            <text:p>61440</text:p>
          </table:table-cell>
          <table:table-cell office:value-type="float" office:value="40454" calcext:value-type="float">
            <text:p>40454</text:p>
          </table:table-cell>
          <table:table-cell office:value-type="float" office:value="424268" calcext:value-type="float">
            <text:p>424268</text:p>
          </table:table-cell>
          <table:table-cell office:value-type="float" office:value="380123" calcext:value-type="float">
            <text:p>380123</text:p>
          </table:table-cell>
          <table:table-cell office:value-type="float" office:value="60236" calcext:value-type="float">
            <text:p>60236</text:p>
          </table:table-cell>
          <table:table-cell office:value-type="float" office:value="23546" calcext:value-type="float">
            <text:p>23546</text:p>
          </table:table-cell>
          <table:table-cell office:value-type="float" office:value="654420" calcext:value-type="float">
            <text:p>6544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9561" calcext:value-type="float">
            <text:p>29561</text:p>
          </table:table-cell>
          <table:table-cell office:value-type="float" office:value="208" calcext:value-type="float">
            <text:p>208</text:p>
          </table:table-cell>
          <table:table-cell office:value-type="float" office:value="32332" calcext:value-type="float">
            <text:p>32332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0</text:p>
          </table:table-cell>
          <table:table-cell office:value-type="float" office:value="8603112" calcext:value-type="float">
            <text:p>860311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5652" calcext:value-type="float">
            <text:p>3575652</text:p>
          </table:table-cell>
          <table:table-cell office:value-type="float" office:value="827004" calcext:value-type="float">
            <text:p>827004</text:p>
          </table:table-cell>
          <table:table-cell office:value-type="float" office:value="790128" calcext:value-type="float">
            <text:p>7901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8786" calcext:value-type="float">
            <text:p>48786</text:p>
          </table:table-cell>
          <table:table-cell office:value-type="float" office:value="518988" calcext:value-type="float">
            <text:p>518988</text:p>
          </table:table-cell>
          <table:table-cell office:value-type="float" office:value="465150" calcext:value-type="float">
            <text:p>465150</text:p>
          </table:table-cell>
          <table:table-cell office:value-type="float" office:value="73804" calcext:value-type="float">
            <text:p>73804</text:p>
          </table:table-cell>
          <table:table-cell office:value-type="float" office:value="28671" calcext:value-type="float">
            <text:p>28671</text:p>
          </table:table-cell>
          <table:table-cell office:value-type="float" office:value="843648" calcext:value-type="float">
            <text:p>843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324" calcext:value-type="float">
            <text:p>36324</text:p>
          </table:table-cell>
          <table:table-cell office:value-type="float" office:value="208" calcext:value-type="float">
            <text:p>208</text:p>
          </table:table-cell>
          <table:table-cell office:value-type="float" office:value="39095" calcext:value-type="float">
            <text:p>39095</text:p>
          </table:table-cell>
          <table:table-cell office:value-type="float" office:value="6763" calcext:value-type="float">
            <text:p>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1</text:p>
          </table:table-cell>
          <table:table-cell office:value-type="float" office:value="8535284" calcext:value-type="float">
            <text:p>853528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2</text:p>
          </table:table-cell>
          <table:table-cell office:value-type="float" office:value="8535160" calcext:value-type="float">
            <text:p>85351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3</text:p>
          </table:table-cell>
          <table:table-cell office:value-type="float" office:value="8535160" calcext:value-type="float">
            <text:p>85351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4</text:p>
          </table:table-cell>
          <table:table-cell office:value-type="float" office:value="8535160" calcext:value-type="float">
            <text:p>85351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5</text:p>
          </table:table-cell>
          <table:table-cell office:value-type="float" office:value="8527596" calcext:value-type="float">
            <text:p>85275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6</text:p>
          </table:table-cell>
          <table:table-cell office:value-type="float" office:value="8527596" calcext:value-type="float">
            <text:p>85275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7</text:p>
          </table:table-cell>
          <table:table-cell office:value-type="float" office:value="8527596" calcext:value-type="float">
            <text:p>85275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8</text:p>
          </table:table-cell>
          <table:table-cell office:value-type="float" office:value="8527596" calcext:value-type="float">
            <text:p>85275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2274" calcext:value-type="float">
            <text:p>42274</text:p>
          </table:table-cell>
          <table:table-cell office:value-type="float" office:value="573388" calcext:value-type="float">
            <text:p>573388</text:p>
          </table:table-cell>
          <table:table-cell office:value-type="float" office:value="514012" calcext:value-type="float">
            <text:p>514012</text:p>
          </table:table-cell>
          <table:table-cell office:value-type="float" office:value="81612" calcext:value-type="float">
            <text:p>81612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6:59</text:p>
          </table:table-cell>
          <table:table-cell office:value-type="float" office:value="8525744" calcext:value-type="float">
            <text:p>85257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7:00</text:p>
          </table:table-cell>
          <table:table-cell office:value-type="float" office:value="8525648" calcext:value-type="float">
            <text:p>852564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1</text:p>
          </table:table-cell>
          <table:table-cell office:value-type="float" office:value="8539604" calcext:value-type="float">
            <text:p>853960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2</text:p>
          </table:table-cell>
          <table:table-cell office:value-type="float" office:value="8539784" calcext:value-type="float">
            <text:p>853978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3</text:p>
          </table:table-cell>
          <table:table-cell office:value-type="float" office:value="8532096" calcext:value-type="float">
            <text:p>85320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4</text:p>
          </table:table-cell>
          <table:table-cell office:value-type="float" office:value="8532152" calcext:value-type="float">
            <text:p>853215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5</text:p>
          </table:table-cell>
          <table:table-cell office:value-type="float" office:value="8513020" calcext:value-type="float">
            <text:p>851302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6</text:p>
          </table:table-cell>
          <table:table-cell office:value-type="float" office:value="8469416" calcext:value-type="float">
            <text:p>8469416</text:p>
          </table:table-cell>
          <table:table-cell office:value-type="float" office:value="21248" calcext:value-type="float">
            <text:p>212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34793" calcext:value-type="float">
            <text:p>34793</text:p>
          </table:table-cell>
          <table:table-cell office:value-type="float" office:value="573388" calcext:value-type="float">
            <text:p>573388</text:p>
          </table:table-cell>
          <table:table-cell office:value-type="float" office:value="413450" calcext:value-type="float">
            <text:p>413450</text:p>
          </table:table-cell>
          <table:table-cell office:value-type="float" office:value="81612" calcext:value-type="float">
            <text:p>81612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7</text:p>
          </table:table-cell>
          <table:table-cell office:value-type="float" office:value="8430784" calcext:value-type="float">
            <text:p>843078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8" calcext:value-type="float">
            <text:p>312888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7:08</text:p>
          </table:table-cell>
          <table:table-cell office:value-type="float" office:value="8422596" calcext:value-type="float">
            <text:p>8422596</text:p>
          </table:table-cell>
          <table:table-cell office:value-type="float" office:value="21504" calcext:value-type="float">
            <text:p>215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8" calcext:value-type="float">
            <text:p>312888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09</text:p>
          </table:table-cell>
          <table:table-cell office:value-type="float" office:value="8438004" calcext:value-type="float">
            <text:p>84380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8" calcext:value-type="float">
            <text:p>312888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0</text:p>
          </table:table-cell>
          <table:table-cell office:value-type="float" office:value="8438004" calcext:value-type="float">
            <text:p>84380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8" calcext:value-type="float">
            <text:p>312888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1</text:p>
          </table:table-cell>
          <table:table-cell office:value-type="float" office:value="8431356" calcext:value-type="float">
            <text:p>84313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9" calcext:value-type="float">
            <text:p>312889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2</text:p>
          </table:table-cell>
          <table:table-cell office:value-type="float" office:value="8432100" calcext:value-type="float">
            <text:p>8432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9" calcext:value-type="float">
            <text:p>312889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3</text:p>
          </table:table-cell>
          <table:table-cell office:value-type="float" office:value="8432100" calcext:value-type="float">
            <text:p>8432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9" calcext:value-type="float">
            <text:p>312889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4</text:p>
          </table:table-cell>
          <table:table-cell office:value-type="float" office:value="8432100" calcext:value-type="float">
            <text:p>8432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8244" calcext:value-type="float">
            <text:p>888244</text:p>
          </table:table-cell>
          <table:table-cell office:value-type="float" office:value="851368" calcext:value-type="float">
            <text:p>85136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27313" calcext:value-type="float">
            <text:p>27313</text:p>
          </table:table-cell>
          <table:table-cell office:value-type="float" office:value="573388" calcext:value-type="float">
            <text:p>573388</text:p>
          </table:table-cell>
          <table:table-cell office:value-type="float" office:value="312889" calcext:value-type="float">
            <text:p>312889</text:p>
          </table:table-cell>
          <table:table-cell office:value-type="float" office:value="81612" calcext:value-type="float">
            <text:p>81612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5</text:p>
          </table:table-cell>
          <table:table-cell office:value-type="float" office:value="8434536" calcext:value-type="float">
            <text:p>84345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243" calcext:value-type="float">
            <text:p>19243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6" calcext:value-type="float">
            <text:p>212326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7:16</text:p>
          </table:table-cell>
          <table:table-cell office:value-type="float" office:value="8469252" calcext:value-type="float">
            <text:p>84692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6" calcext:value-type="float">
            <text:p>212326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7</text:p>
          </table:table-cell>
          <table:table-cell office:value-type="float" office:value="8478600" calcext:value-type="float">
            <text:p>84786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6" calcext:value-type="float">
            <text:p>212326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8</text:p>
          </table:table-cell>
          <table:table-cell office:value-type="float" office:value="8521092" calcext:value-type="float">
            <text:p>85210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6" calcext:value-type="float">
            <text:p>212326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19</text:p>
          </table:table-cell>
          <table:table-cell office:value-type="float" office:value="8521100" calcext:value-type="float">
            <text:p>8521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6" calcext:value-type="float">
            <text:p>212326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0</text:p>
          </table:table-cell>
          <table:table-cell office:value-type="float" office:value="8514280" calcext:value-type="float">
            <text:p>85142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1</text:p>
          </table:table-cell>
          <table:table-cell office:value-type="float" office:value="8521100" calcext:value-type="float">
            <text:p>8521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2</text:p>
          </table:table-cell>
          <table:table-cell office:value-type="float" office:value="8521100" calcext:value-type="float">
            <text:p>8521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3</text:p>
          </table:table-cell>
          <table:table-cell office:value-type="float" office:value="8521100" calcext:value-type="float">
            <text:p>8521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78360" calcext:value-type="float">
            <text:p>878360</text:p>
          </table:table-cell>
          <table:table-cell office:value-type="float" office:value="841484" calcext:value-type="float">
            <text:p>841484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81612" calcext:value-type="float">
            <text:p>81612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4</text:p>
          </table:table-cell>
          <table:table-cell office:value-type="float" office:value="8531144" calcext:value-type="float">
            <text:p>85311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7:25</text:p>
          </table:table-cell>
          <table:table-cell office:value-type="float" office:value="8538200" calcext:value-type="float">
            <text:p>85382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6</text:p>
          </table:table-cell>
          <table:table-cell office:value-type="float" office:value="8545268" calcext:value-type="float">
            <text:p>85452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7</text:p>
          </table:table-cell>
          <table:table-cell office:value-type="float" office:value="8545268" calcext:value-type="float">
            <text:p>85452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8</text:p>
          </table:table-cell>
          <table:table-cell office:value-type="float" office:value="8538584" calcext:value-type="float">
            <text:p>85385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29</text:p>
          </table:table-cell>
          <table:table-cell office:value-type="float" office:value="8538588" calcext:value-type="float">
            <text:p>85385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0</text:p>
          </table:table-cell>
          <table:table-cell office:value-type="float" office:value="8545284" calcext:value-type="float">
            <text:p>85452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1</text:p>
          </table:table-cell>
          <table:table-cell office:value-type="float" office:value="8545284" calcext:value-type="float">
            <text:p>85452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2</text:p>
          </table:table-cell>
          <table:table-cell office:value-type="float" office:value="8543444" calcext:value-type="float">
            <text:p>8543444</text:p>
          </table:table-cell>
          <table:table-cell office:value-type="float" office:value="21504" calcext:value-type="float">
            <text:p>215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3</text:p>
          </table:table-cell>
          <table:table-cell office:value-type="float" office:value="8543320" calcext:value-type="float">
            <text:p>8543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4</text:p>
          </table:table-cell>
          <table:table-cell office:value-type="float" office:value="8543444" calcext:value-type="float">
            <text:p>8543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5</text:p>
          </table:table-cell>
          <table:table-cell office:value-type="float" office:value="8543444" calcext:value-type="float">
            <text:p>8543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6</text:p>
          </table:table-cell>
          <table:table-cell office:value-type="float" office:value="8544932" calcext:value-type="float">
            <text:p>85449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7</text:p>
          </table:table-cell>
          <table:table-cell office:value-type="float" office:value="8544932" calcext:value-type="float">
            <text:p>85449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8</text:p>
          </table:table-cell>
          <table:table-cell office:value-type="float" office:value="8544932" calcext:value-type="float">
            <text:p>85449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39</text:p>
          </table:table-cell>
          <table:table-cell office:value-type="float" office:value="8544936" calcext:value-type="float">
            <text:p>85449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0</text:p>
          </table:table-cell>
          <table:table-cell office:value-type="float" office:value="8543696" calcext:value-type="float">
            <text:p>85436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1</text:p>
          </table:table-cell>
          <table:table-cell office:value-type="float" office:value="8543696" calcext:value-type="float">
            <text:p>85436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2</text:p>
          </table:table-cell>
          <table:table-cell office:value-type="float" office:value="8543696" calcext:value-type="float">
            <text:p>85436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3</text:p>
          </table:table-cell>
          <table:table-cell office:value-type="float" office:value="8543572" calcext:value-type="float">
            <text:p>85435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4</text:p>
          </table:table-cell>
          <table:table-cell office:value-type="float" office:value="8544820" calcext:value-type="float">
            <text:p>85448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5</text:p>
          </table:table-cell>
          <table:table-cell office:value-type="float" office:value="8544824" calcext:value-type="float">
            <text:p>85448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6</text:p>
          </table:table-cell>
          <table:table-cell office:value-type="float" office:value="8544824" calcext:value-type="float">
            <text:p>85448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7</text:p>
          </table:table-cell>
          <table:table-cell office:value-type="float" office:value="8544772" calcext:value-type="float">
            <text:p>85447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8</text:p>
          </table:table-cell>
          <table:table-cell office:value-type="float" office:value="8544984" calcext:value-type="float">
            <text:p>85449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49</text:p>
          </table:table-cell>
          <table:table-cell office:value-type="float" office:value="8529240" calcext:value-type="float">
            <text:p>85292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0</text:p>
          </table:table-cell>
          <table:table-cell office:value-type="float" office:value="8529104" calcext:value-type="float">
            <text:p>85291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1</text:p>
          </table:table-cell>
          <table:table-cell office:value-type="float" office:value="8529104" calcext:value-type="float">
            <text:p>85291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2</text:p>
          </table:table-cell>
          <table:table-cell office:value-type="float" office:value="8529104" calcext:value-type="float">
            <text:p>85291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3</text:p>
          </table:table-cell>
          <table:table-cell office:value-type="float" office:value="8529104" calcext:value-type="float">
            <text:p>85291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4</text:p>
          </table:table-cell>
          <table:table-cell office:value-type="float" office:value="8528984" calcext:value-type="float">
            <text:p>85289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5</text:p>
          </table:table-cell>
          <table:table-cell office:value-type="float" office:value="8528984" calcext:value-type="float">
            <text:p>85289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6</text:p>
          </table:table-cell>
          <table:table-cell office:value-type="float" office:value="8528984" calcext:value-type="float">
            <text:p>85289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7</text:p>
          </table:table-cell>
          <table:table-cell office:value-type="float" office:value="8528988" calcext:value-type="float">
            <text:p>85289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8</text:p>
          </table:table-cell>
          <table:table-cell office:value-type="float" office:value="8528996" calcext:value-type="float">
            <text:p>85289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7:59</text:p>
          </table:table-cell>
          <table:table-cell office:value-type="float" office:value="8529008" calcext:value-type="float">
            <text:p>85290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0</text:p>
          </table:table-cell>
          <table:table-cell office:value-type="float" office:value="8529008" calcext:value-type="float">
            <text:p>85290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1</text:p>
          </table:table-cell>
          <table:table-cell office:value-type="float" office:value="8528884" calcext:value-type="float">
            <text:p>85288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2</text:p>
          </table:table-cell>
          <table:table-cell office:value-type="float" office:value="8528832" calcext:value-type="float">
            <text:p>85288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3</text:p>
          </table:table-cell>
          <table:table-cell office:value-type="float" office:value="8528776" calcext:value-type="float">
            <text:p>85287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4</text:p>
          </table:table-cell>
          <table:table-cell office:value-type="float" office:value="8528776" calcext:value-type="float">
            <text:p>85287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5</text:p>
          </table:table-cell>
          <table:table-cell office:value-type="float" office:value="8528720" calcext:value-type="float">
            <text:p>85287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6</text:p>
          </table:table-cell>
          <table:table-cell office:value-type="float" office:value="8528348" calcext:value-type="float">
            <text:p>85283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7</text:p>
          </table:table-cell>
          <table:table-cell office:value-type="float" office:value="8528348" calcext:value-type="float">
            <text:p>85283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8</text:p>
          </table:table-cell>
          <table:table-cell office:value-type="float" office:value="8528348" calcext:value-type="float">
            <text:p>85283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09</text:p>
          </table:table-cell>
          <table:table-cell office:value-type="float" office:value="8528108" calcext:value-type="float">
            <text:p>85281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0</text:p>
          </table:table-cell>
          <table:table-cell office:value-type="float" office:value="8529480" calcext:value-type="float">
            <text:p>85294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1</text:p>
          </table:table-cell>
          <table:table-cell office:value-type="float" office:value="8529472" calcext:value-type="float">
            <text:p>85294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2</text:p>
          </table:table-cell>
          <table:table-cell office:value-type="float" office:value="8529472" calcext:value-type="float">
            <text:p>85294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3</text:p>
          </table:table-cell>
          <table:table-cell office:value-type="float" office:value="8529472" calcext:value-type="float">
            <text:p>85294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4</text:p>
          </table:table-cell>
          <table:table-cell office:value-type="float" office:value="8545112" calcext:value-type="float">
            <text:p>85451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5</text:p>
          </table:table-cell>
          <table:table-cell office:value-type="float" office:value="8545112" calcext:value-type="float">
            <text:p>85451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6</text:p>
          </table:table-cell>
          <table:table-cell office:value-type="float" office:value="8545308" calcext:value-type="float">
            <text:p>85453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7</text:p>
          </table:table-cell>
          <table:table-cell office:value-type="float" office:value="8530296" calcext:value-type="float">
            <text:p>85302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8</text:p>
          </table:table-cell>
          <table:table-cell office:value-type="float" office:value="8530236" calcext:value-type="float">
            <text:p>85302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19</text:p>
          </table:table-cell>
          <table:table-cell office:value-type="float" office:value="8530236" calcext:value-type="float">
            <text:p>85302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0</text:p>
          </table:table-cell>
          <table:table-cell office:value-type="float" office:value="8530236" calcext:value-type="float">
            <text:p>85302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1</text:p>
          </table:table-cell>
          <table:table-cell office:value-type="float" office:value="8529988" calcext:value-type="float">
            <text:p>85299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2</text:p>
          </table:table-cell>
          <table:table-cell office:value-type="float" office:value="8529244" calcext:value-type="float">
            <text:p>85292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3</text:p>
          </table:table-cell>
          <table:table-cell office:value-type="float" office:value="8529368" calcext:value-type="float">
            <text:p>8529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4</text:p>
          </table:table-cell>
          <table:table-cell office:value-type="float" office:value="8529188" calcext:value-type="float">
            <text:p>85291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5</text:p>
          </table:table-cell>
          <table:table-cell office:value-type="float" office:value="8530060" calcext:value-type="float">
            <text:p>85300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6</text:p>
          </table:table-cell>
          <table:table-cell office:value-type="float" office:value="8530060" calcext:value-type="float">
            <text:p>85300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7</text:p>
          </table:table-cell>
          <table:table-cell office:value-type="float" office:value="8529700" calcext:value-type="float">
            <text:p>85297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12067" calcext:value-type="float">
            <text:p>12067</text:p>
          </table:table-cell>
          <table:table-cell office:value-type="float" office:value="573388" calcext:value-type="float">
            <text:p>573388</text:p>
          </table:table-cell>
          <table:table-cell office:value-type="float" office:value="111765" calcext:value-type="float">
            <text:p>111765</text:p>
          </table:table-cell>
          <table:table-cell office:value-type="float" office:value="81612" calcext:value-type="float">
            <text:p>81612</text:p>
          </table:table-cell>
          <table:table-cell office:value-type="float" office:value="7367" calcext:value-type="float">
            <text:p>7367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8</text:p>
          </table:table-cell>
          <table:table-cell office:value-type="float" office:value="8522384" calcext:value-type="float">
            <text:p>85223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3964" calcext:value-type="float">
            <text:p>853964</text:p>
          </table:table-cell>
          <table:table-cell office:value-type="float" office:value="817088" calcext:value-type="float">
            <text:p>81708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128" calcext:value-type="float">
            <text:p>48128</text:p>
          </table:table-cell>
          <table:table-cell office:value-type="float" office:value="27785" calcext:value-type="float">
            <text:p>27785</text:p>
          </table:table-cell>
          <table:table-cell office:value-type="float" office:value="573388" calcext:value-type="float">
            <text:p>573388</text:p>
          </table:table-cell>
          <table:table-cell office:value-type="float" office:value="205811" calcext:value-type="float">
            <text:p>205811</text:p>
          </table:table-cell>
          <table:table-cell office:value-type="float" office:value="81612" calcext:value-type="float">
            <text:p>81612</text:p>
          </table:table-cell>
          <table:table-cell office:value-type="float" office:value="13036" calcext:value-type="float">
            <text:p>13036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5693" calcext:value-type="float">
            <text:p>15693</text:p>
          </table:table-cell>
          <table:table-cell office:value-type="float" office:value="208" calcext:value-type="float">
            <text:p>208</text:p>
          </table:table-cell>
          <table:table-cell office:value-type="float" office:value="18464" calcext:value-type="float">
            <text:p>18464</text:p>
          </table:table-cell>
          <table:table-cell office:value-type="float" office:value="7482" calcext:value-type="float">
            <text:p>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29</text:p>
          </table:table-cell>
          <table:table-cell office:value-type="float" office:value="8525860" calcext:value-type="float">
            <text:p>85258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57144" calcext:value-type="float">
            <text:p>857144</text:p>
          </table:table-cell>
          <table:table-cell office:value-type="float" office:value="820268" calcext:value-type="float">
            <text:p>82026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176" calcext:value-type="float">
            <text:p>50176</text:p>
          </table:table-cell>
          <table:table-cell office:value-type="float" office:value="26938" calcext:value-type="float">
            <text:p>26938</text:p>
          </table:table-cell>
          <table:table-cell office:value-type="float" office:value="573388" calcext:value-type="float">
            <text:p>573388</text:p>
          </table:table-cell>
          <table:table-cell office:value-type="float" office:value="296554" calcext:value-type="float">
            <text:p>296554</text:p>
          </table:table-cell>
          <table:table-cell office:value-type="float" office:value="81612" calcext:value-type="float">
            <text:p>81612</text:p>
          </table:table-cell>
          <table:table-cell office:value-type="float" office:value="18505" calcext:value-type="float">
            <text:p>18505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2908" calcext:value-type="float">
            <text:p>22908</text:p>
          </table:table-cell>
          <table:table-cell office:value-type="float" office:value="204" calcext:value-type="float">
            <text:p>204</text:p>
          </table:table-cell>
          <table:table-cell office:value-type="float" office:value="25679" calcext:value-type="float">
            <text:p>25679</text:p>
          </table:table-cell>
          <table:table-cell office:value-type="float" office:value="7219" calcext:value-type="float">
            <text:p>7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2019-11-20 08:58:30</text:p>
          </table:table-cell>
          <table:table-cell office:value-type="float" office:value="8515668" calcext:value-type="float">
            <text:p>85156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67440" calcext:value-type="float">
            <text:p>867440</text:p>
          </table:table-cell>
          <table:table-cell office:value-type="float" office:value="830564" calcext:value-type="float">
            <text:p>83056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416" calcext:value-type="float">
            <text:p>60416</text:p>
          </table:table-cell>
          <table:table-cell office:value-type="float" office:value="36120" calcext:value-type="float">
            <text:p>36120</text:p>
          </table:table-cell>
          <table:table-cell office:value-type="float" office:value="573388" calcext:value-type="float">
            <text:p>573388</text:p>
          </table:table-cell>
          <table:table-cell office:value-type="float" office:value="391737" calcext:value-type="float">
            <text:p>391737</text:p>
          </table:table-cell>
          <table:table-cell office:value-type="float" office:value="81612" calcext:value-type="float">
            <text:p>81612</text:p>
          </table:table-cell>
          <table:table-cell office:value-type="float" office:value="24244" calcext:value-type="float">
            <text:p>24244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0480" calcext:value-type="float">
            <text:p>30480</text:p>
          </table:table-cell>
          <table:table-cell office:value-type="float" office:value="204" calcext:value-type="float">
            <text:p>204</text:p>
          </table:table-cell>
          <table:table-cell office:value-type="float" office:value="33251" calcext:value-type="float">
            <text:p>33251</text:p>
          </table:table-cell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1</text:p>
          </table:table-cell>
          <table:table-cell office:value-type="float" office:value="8489928" calcext:value-type="float">
            <text:p>84899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2756" calcext:value-type="float">
            <text:p>3622756</text:p>
          </table:table-cell>
          <table:table-cell office:value-type="float" office:value="884600" calcext:value-type="float">
            <text:p>884600</text:p>
          </table:table-cell>
          <table:table-cell office:value-type="float" office:value="847724" calcext:value-type="float">
            <text:p>847724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800" calcext:value-type="float">
            <text:p>76800</text:p>
          </table:table-cell>
          <table:table-cell office:value-type="float" office:value="47838" calcext:value-type="float">
            <text:p>47838</text:p>
          </table:table-cell>
          <table:table-cell office:value-type="float" office:value="573388" calcext:value-type="float">
            <text:p>573388</text:p>
          </table:table-cell>
          <table:table-cell office:value-type="float" office:value="484668" calcext:value-type="float">
            <text:p>484668</text:p>
          </table:table-cell>
          <table:table-cell office:value-type="float" office:value="81612" calcext:value-type="float">
            <text:p>81612</text:p>
          </table:table-cell>
          <table:table-cell office:value-type="float" office:value="29845" calcext:value-type="float">
            <text:p>29845</text:p>
          </table:table-cell>
          <table:table-cell office:value-type="float" office:value="955648" calcext:value-type="float">
            <text:p>95564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873" calcext:value-type="float">
            <text:p>37873</text:p>
          </table:table-cell>
          <table:table-cell office:value-type="float" office:value="204" calcext:value-type="float">
            <text:p>204</text:p>
          </table:table-cell>
          <table:table-cell office:value-type="float" office:value="40644" calcext:value-type="float">
            <text:p>40644</text:p>
          </table:table-cell>
          <table:table-cell office:value-type="float" office:value="7393" calcext:value-type="float">
            <text:p>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2</text:p>
          </table:table-cell>
          <table:table-cell office:value-type="float" office:value="8399592" calcext:value-type="float">
            <text:p>83995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3956" calcext:value-type="float">
            <text:p>3673956</text:p>
          </table:table-cell>
          <table:table-cell office:value-type="float" office:value="971264" calcext:value-type="float">
            <text:p>971264</text:p>
          </table:table-cell>
          <table:table-cell office:value-type="float" office:value="934388" calcext:value-type="float">
            <text:p>93438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016" calcext:value-type="float">
            <text:p>86016</text:p>
          </table:table-cell>
          <table:table-cell office:value-type="float" office:value="53671" calcext:value-type="float">
            <text:p>53671</text:p>
          </table:table-cell>
          <table:table-cell office:value-type="float" office:value="634572" calcext:value-type="float">
            <text:p>634572</text:p>
          </table:table-cell>
          <table:table-cell office:value-type="float" office:value="568979" calcext:value-type="float">
            <text:p>568979</text:p>
          </table:table-cell>
          <table:table-cell office:value-type="float" office:value="90316" calcext:value-type="float">
            <text:p>90316</text:p>
          </table:table-cell>
          <table:table-cell office:value-type="float" office:value="34929" calcext:value-type="float">
            <text:p>34929</text:p>
          </table:table-cell>
          <table:table-cell office:value-type="float" office:value="992340" calcext:value-type="float">
            <text:p>9923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580" calcext:value-type="float">
            <text:p>44580</text:p>
          </table:table-cell>
          <table:table-cell office:value-type="float" office:value="204" calcext:value-type="float">
            <text:p>204</text:p>
          </table:table-cell>
          <table:table-cell office:value-type="float" office:value="47351" calcext:value-type="float">
            <text:p>47351</text:p>
          </table:table-cell>
          <table:table-cell office:value-type="float" office:value="6707" calcext:value-type="float">
            <text:p>6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3</text:p>
          </table:table-cell>
          <table:table-cell office:value-type="float" office:value="8321124" calcext:value-type="float">
            <text:p>8321124</text:p>
          </table:table-cell>
          <table:table-cell office:value-type="float" office:value="21760" calcext:value-type="float">
            <text:p>217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2" calcext:value-type="float">
            <text:p>614572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4</text:p>
          </table:table-cell>
          <table:table-cell office:value-type="float" office:value="8320996" calcext:value-type="float">
            <text:p>83209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2" calcext:value-type="float">
            <text:p>614572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5</text:p>
          </table:table-cell>
          <table:table-cell office:value-type="float" office:value="8327696" calcext:value-type="float">
            <text:p>83276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2" calcext:value-type="float">
            <text:p>614572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6</text:p>
          </table:table-cell>
          <table:table-cell office:value-type="float" office:value="8327696" calcext:value-type="float">
            <text:p>83276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2" calcext:value-type="float">
            <text:p>614572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7</text:p>
          </table:table-cell>
          <table:table-cell office:value-type="float" office:value="8304596" calcext:value-type="float">
            <text:p>83045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3" calcext:value-type="float">
            <text:p>614573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8</text:p>
          </table:table-cell>
          <table:table-cell office:value-type="float" office:value="8303852" calcext:value-type="float">
            <text:p>83038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3" calcext:value-type="float">
            <text:p>614573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39</text:p>
          </table:table-cell>
          <table:table-cell office:value-type="float" office:value="8303852" calcext:value-type="float">
            <text:p>83038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3" calcext:value-type="float">
            <text:p>614573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0</text:p>
          </table:table-cell>
          <table:table-cell office:value-type="float" office:value="8304096" calcext:value-type="float">
            <text:p>83040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9457" calcext:value-type="float">
            <text:p>49457</text:p>
          </table:table-cell>
          <table:table-cell office:value-type="float" office:value="685388" calcext:value-type="float">
            <text:p>685388</text:p>
          </table:table-cell>
          <table:table-cell office:value-type="float" office:value="614573" calcext:value-type="float">
            <text:p>614573</text:p>
          </table:table-cell>
          <table:table-cell office:value-type="float" office:value="97612" calcext:value-type="float">
            <text:p>97612</text:p>
          </table:table-cell>
          <table:table-cell office:value-type="float" office:value="37677" calcext:value-type="float">
            <text:p>3767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78" calcext:value-type="float">
            <text:p>50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1</text:p>
          </table:table-cell>
          <table:table-cell office:value-type="float" office:value="8296656" calcext:value-type="float">
            <text:p>82966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1" calcext:value-type="float">
            <text:p>514011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8:42</text:p>
          </table:table-cell>
          <table:table-cell office:value-type="float" office:value="8296540" calcext:value-type="float">
            <text:p>8296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1" calcext:value-type="float">
            <text:p>514011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3</text:p>
          </table:table-cell>
          <table:table-cell office:value-type="float" office:value="8303732" calcext:value-type="float">
            <text:p>83037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1" calcext:value-type="float">
            <text:p>514011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4</text:p>
          </table:table-cell>
          <table:table-cell office:value-type="float" office:value="8310924" calcext:value-type="float">
            <text:p>83109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1" calcext:value-type="float">
            <text:p>514011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5</text:p>
          </table:table-cell>
          <table:table-cell office:value-type="float" office:value="8305112" calcext:value-type="float">
            <text:p>83051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4" calcext:value-type="float">
            <text:p>514014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6</text:p>
          </table:table-cell>
          <table:table-cell office:value-type="float" office:value="8305112" calcext:value-type="float">
            <text:p>83051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4" calcext:value-type="float">
            <text:p>514014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7</text:p>
          </table:table-cell>
          <table:table-cell office:value-type="float" office:value="8331300" calcext:value-type="float">
            <text:p>83313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4" calcext:value-type="float">
            <text:p>514014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8</text:p>
          </table:table-cell>
          <table:table-cell office:value-type="float" office:value="8338492" calcext:value-type="float">
            <text:p>83384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41956" calcext:value-type="float">
            <text:p>41956</text:p>
          </table:table-cell>
          <table:table-cell office:value-type="float" office:value="685388" calcext:value-type="float">
            <text:p>685388</text:p>
          </table:table-cell>
          <table:table-cell office:value-type="float" office:value="514014" calcext:value-type="float">
            <text:p>514014</text:p>
          </table:table-cell>
          <table:table-cell office:value-type="float" office:value="97612" calcext:value-type="float">
            <text:p>97612</text:p>
          </table:table-cell>
          <table:table-cell office:value-type="float" office:value="31615" calcext:value-type="float">
            <text:p>31615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78" calcext:value-type="float">
            <text:p>4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49</text:p>
          </table:table-cell>
          <table:table-cell office:value-type="float" office:value="8332044" calcext:value-type="float">
            <text:p>83320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3882" calcext:value-type="float">
            <text:p>33882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8:50</text:p>
          </table:table-cell>
          <table:table-cell office:value-type="float" office:value="8332200" calcext:value-type="float">
            <text:p>83322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1</text:p>
          </table:table-cell>
          <table:table-cell office:value-type="float" office:value="8332344" calcext:value-type="float">
            <text:p>83323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2</text:p>
          </table:table-cell>
          <table:table-cell office:value-type="float" office:value="8355404" calcext:value-type="float">
            <text:p>83554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3</text:p>
          </table:table-cell>
          <table:table-cell office:value-type="float" office:value="8355680" calcext:value-type="float">
            <text:p>83556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4</text:p>
          </table:table-cell>
          <table:table-cell office:value-type="float" office:value="8348488" calcext:value-type="float">
            <text:p>8348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5</text:p>
          </table:table-cell>
          <table:table-cell office:value-type="float" office:value="8348488" calcext:value-type="float">
            <text:p>8348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6</text:p>
          </table:table-cell>
          <table:table-cell office:value-type="float" office:value="8348488" calcext:value-type="float">
            <text:p>8348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7</text:p>
          </table:table-cell>
          <table:table-cell office:value-type="float" office:value="8348364" calcext:value-type="float">
            <text:p>8348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34394" calcext:value-type="float">
            <text:p>34394</text:p>
          </table:table-cell>
          <table:table-cell office:value-type="float" office:value="685388" calcext:value-type="float">
            <text:p>685388</text:p>
          </table:table-cell>
          <table:table-cell office:value-type="float" office:value="413452" calcext:value-type="float">
            <text:p>413452</text:p>
          </table:table-cell>
          <table:table-cell office:value-type="float" office:value="97612" calcext:value-type="float">
            <text:p>97612</text:p>
          </table:table-cell>
          <table:table-cell office:value-type="float" office:value="25552" calcext:value-type="float">
            <text:p>25552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78" calcext:value-type="float">
            <text:p>3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8:59</text:p>
          </table:table-cell>
          <table:table-cell office:value-type="float" office:value="8341048" calcext:value-type="float">
            <text:p>83410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9:00</text:p>
          </table:table-cell>
          <table:table-cell office:value-type="float" office:value="8341172" calcext:value-type="float">
            <text:p>8341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1</text:p>
          </table:table-cell>
          <table:table-cell office:value-type="float" office:value="8355064" calcext:value-type="float">
            <text:p>83550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2</text:p>
          </table:table-cell>
          <table:table-cell office:value-type="float" office:value="8355064" calcext:value-type="float">
            <text:p>83550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3</text:p>
          </table:table-cell>
          <table:table-cell office:value-type="float" office:value="8347872" calcext:value-type="float">
            <text:p>83478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4</text:p>
          </table:table-cell>
          <table:table-cell office:value-type="float" office:value="8347384" calcext:value-type="float">
            <text:p>83473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5</text:p>
          </table:table-cell>
          <table:table-cell office:value-type="float" office:value="8353708" calcext:value-type="float">
            <text:p>83537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6</text:p>
          </table:table-cell>
          <table:table-cell office:value-type="float" office:value="8354204" calcext:value-type="float">
            <text:p>8354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44604" calcext:value-type="float">
            <text:p>1044604</text:p>
          </table:table-cell>
          <table:table-cell office:value-type="float" office:value="1007728" calcext:value-type="float">
            <text:p>1007728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208" calcext:value-type="float">
            <text:p>94208</text:p>
          </table:table-cell>
          <table:table-cell office:value-type="float" office:value="26832" calcext:value-type="float">
            <text:p>26832</text:p>
          </table:table-cell>
          <table:table-cell office:value-type="float" office:value="685388" calcext:value-type="float">
            <text:p>685388</text:p>
          </table:table-cell>
          <table:table-cell office:value-type="float" office:value="312890" calcext:value-type="float">
            <text:p>312890</text:p>
          </table:table-cell>
          <table:table-cell office:value-type="float" office:value="97612" calcext:value-type="float">
            <text:p>97612</text:p>
          </table:table-cell>
          <table:table-cell office:value-type="float" office:value="19490" calcext:value-type="float">
            <text:p>19490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78" calcext:value-type="float">
            <text:p>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7</text:p>
          </table:table-cell>
          <table:table-cell office:value-type="float" office:value="8366604" calcext:value-type="float">
            <text:p>83666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9:08</text:p>
          </table:table-cell>
          <table:table-cell office:value-type="float" office:value="8366604" calcext:value-type="float">
            <text:p>83666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09</text:p>
          </table:table-cell>
          <table:table-cell office:value-type="float" office:value="8381484" calcext:value-type="float">
            <text:p>83814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10</text:p>
          </table:table-cell>
          <table:table-cell office:value-type="float" office:value="8381484" calcext:value-type="float">
            <text:p>83814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11</text:p>
          </table:table-cell>
          <table:table-cell office:value-type="float" office:value="8374540" calcext:value-type="float">
            <text:p>8374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2" calcext:value-type="date">
            <text:p>11/20/19 08:59 AM</text:p>
          </table:table-cell>
          <table:table-cell office:value-type="float" office:value="8374540" calcext:value-type="float">
            <text:p>8374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3" calcext:value-type="date">
            <text:p>11/20/19 08:59 AM</text:p>
          </table:table-cell>
          <table:table-cell office:value-type="float" office:value="8374540" calcext:value-type="float">
            <text:p>8374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4" calcext:value-type="date">
            <text:p>11/20/19 08:59 AM</text:p>
          </table:table-cell>
          <table:table-cell office:value-type="float" office:value="8374540" calcext:value-type="float">
            <text:p>8374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6964" calcext:value-type="float">
            <text:p>371696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236" calcext:value-type="float">
            <text:p>98123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08" calcext:value-type="float">
            <text:p>68608</text:p>
          </table:table-cell>
          <table:table-cell office:value-type="float" office:value="19270" calcext:value-type="float">
            <text:p>19270</text:p>
          </table:table-cell>
          <table:table-cell office:value-type="float" office:value="685388" calcext:value-type="float">
            <text:p>685388</text:p>
          </table:table-cell>
          <table:table-cell office:value-type="float" office:value="212327" calcext:value-type="float">
            <text:p>212327</text:p>
          </table:table-cell>
          <table:table-cell office:value-type="float" office:value="97612" calcext:value-type="float">
            <text:p>97612</text:p>
          </table:table-cell>
          <table:table-cell office:value-type="float" office:value="13427" calcext:value-type="float">
            <text:p>13427</text:p>
          </table:table-cell>
          <table:table-cell office:value-type="float" office:value="1142316" calcext:value-type="float">
            <text:p>11423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78" calcext:value-type="float">
            <text:p>1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5" calcext:value-type="date">
            <text:p>11/20/19 08:59 AM</text:p>
          </table:table-cell>
          <table:table-cell office:value-type="float" office:value="8991944" calcext:value-type="float">
            <text:p>89919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524" calcext:value-type="float">
            <text:p>3143524</text:p>
          </table:table-cell>
          <table:table-cell office:value-type="float" office:value="394752" calcext:value-type="float">
            <text:p>394752</text:p>
          </table:table-cell>
          <table:table-cell office:value-type="float" office:value="357876" calcext:value-type="float">
            <text:p>357876</text:p>
          </table:table-cell>
          <table:table-cell office:value-type="float" office:value="36876" calcext:value-type="float">
            <text:p>3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3791" calcext:value-type="float">
            <text:p>3791</text:p>
          </table:table-cell>
          <table:table-cell office:value-type="float" office:value="111948" calcext:value-type="float">
            <text:p>111948</text:p>
          </table:table-cell>
          <table:table-cell office:value-type="float" office:value="11202" calcext:value-type="float">
            <text:p>11202</text:p>
          </table:table-cell>
          <table:table-cell office:value-type="float" office:value="97612" calcext:value-type="float">
            <text:p>97612</text:p>
          </table:table-cell>
          <table:table-cell office:value-type="float" office:value="1302" calcext:value-type="float">
            <text:p>1302</text:p>
          </table:table-cell>
          <table:table-cell office:value-type="float" office:value="1065404" calcext:value-type="float">
            <text:p>10654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1-20T08:59:16" calcext:value-type="date">
            <text:p>11/20/19 08:59 AM</text:p>
          </table:table-cell>
          <table:table-cell office:value-type="float" office:value="8991820" calcext:value-type="float">
            <text:p>89918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524" calcext:value-type="float">
            <text:p>3143524</text:p>
          </table:table-cell>
          <table:table-cell office:value-type="float" office:value="394752" calcext:value-type="float">
            <text:p>394752</text:p>
          </table:table-cell>
          <table:table-cell office:value-type="float" office:value="357876" calcext:value-type="float">
            <text:p>3578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3791" calcext:value-type="float">
            <text:p>3791</text:p>
          </table:table-cell>
          <table:table-cell office:value-type="float" office:value="111948" calcext:value-type="float">
            <text:p>111948</text:p>
          </table:table-cell>
          <table:table-cell office:value-type="float" office:value="11202" calcext:value-type="float">
            <text:p>11202</text:p>
          </table:table-cell>
          <table:table-cell office:value-type="float" office:value="97612" calcext:value-type="float">
            <text:p>97612</text:p>
          </table:table-cell>
          <table:table-cell office:value-type="float" office:value="1302" calcext:value-type="float">
            <text:p>1302</text:p>
          </table:table-cell>
          <table:table-cell office:value-type="float" office:value="1065404" calcext:value-type="float">
            <text:p>10654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7" calcext:value-type="date">
            <text:p>11/20/19 08:59 AM</text:p>
          </table:table-cell>
          <table:table-cell office:value-type="float" office:value="8999136" calcext:value-type="float">
            <text:p>89991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524" calcext:value-type="float">
            <text:p>3143524</text:p>
          </table:table-cell>
          <table:table-cell office:value-type="float" office:value="394752" calcext:value-type="float">
            <text:p>394752</text:p>
          </table:table-cell>
          <table:table-cell office:value-type="float" office:value="357876" calcext:value-type="float">
            <text:p>3578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3791" calcext:value-type="float">
            <text:p>3791</text:p>
          </table:table-cell>
          <table:table-cell office:value-type="float" office:value="111948" calcext:value-type="float">
            <text:p>111948</text:p>
          </table:table-cell>
          <table:table-cell office:value-type="float" office:value="11202" calcext:value-type="float">
            <text:p>11202</text:p>
          </table:table-cell>
          <table:table-cell office:value-type="float" office:value="97612" calcext:value-type="float">
            <text:p>97612</text:p>
          </table:table-cell>
          <table:table-cell office:value-type="float" office:value="1302" calcext:value-type="float">
            <text:p>1302</text:p>
          </table:table-cell>
          <table:table-cell office:value-type="float" office:value="1065404" calcext:value-type="float">
            <text:p>10654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8:59:18" calcext:value-type="date">
            <text:p>11/20/19 08:59 AM</text:p>
          </table:table-cell>
          <table:table-cell office:value-type="float" office:value="9006208" calcext:value-type="float">
            <text:p>90062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524" calcext:value-type="float">
            <text:p>3143524</text:p>
          </table:table-cell>
          <table:table-cell office:value-type="float" office:value="394752" calcext:value-type="float">
            <text:p>394752</text:p>
          </table:table-cell>
          <table:table-cell office:value-type="float" office:value="357876" calcext:value-type="float">
            <text:p>357876</text:p>
          </table:table-cell>
          <table:table-cell office:value-type="float" office:value="36876" calcext:value-type="float">
            <text:p>36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3791" calcext:value-type="float">
            <text:p>3791</text:p>
          </table:table-cell>
          <table:table-cell office:value-type="float" office:value="111948" calcext:value-type="float">
            <text:p>111948</text:p>
          </table:table-cell>
          <table:table-cell office:value-type="float" office:value="11202" calcext:value-type="float">
            <text:p>11202</text:p>
          </table:table-cell>
          <table:table-cell office:value-type="float" office:value="97612" calcext:value-type="float">
            <text:p>97612</text:p>
          </table:table-cell>
          <table:table-cell office:value-type="float" office:value="1302" calcext:value-type="float">
            <text:p>1302</text:p>
          </table:table-cell>
          <table:table-cell office:value-type="float" office:value="1065404" calcext:value-type="float">
            <text:p>10654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1-20 08:59:18</text:p>
          </table:table-cell>
          <table:table-cell office:value-type="float" office:value="9238496" calcext:value-type="float">
            <text:p>9238496</text:p>
          </table:table-cell>
          <table:table-cell office:value-type="float" office:value="21760" calcext:value-type="float">
            <text:p>217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809968" calcext:value-type="float">
            <text:p>2809968</text:p>
          </table:table-cell>
          <table:table-cell office:value-type="float" office:value="144000" calcext:value-type="float">
            <text:p>144000</text:p>
          </table:table-cell>
          <table:table-cell office:value-type="float" office:value="118924" calcext:value-type="float">
            <text:p>118924</text:p>
          </table:table-cell>
          <table:table-cell office:value-type="float" office:value="25076" calcext:value-type="float">
            <text:p>25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400" calcext:value-type="float">
            <text:p>102400</text:p>
          </table:table-cell>
          <table:table-cell office:value-type="float" office:value="1398" calcext:value-type="float">
            <text:p>1398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1-20 08:59:19</text:p>
          </table:table-cell>
          <table:table-cell office:value-type="float" office:value="9291844" calcext:value-type="float">
            <text:p>92918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5792" calcext:value-type="float">
            <text:p>95792</text:p>
          </table:table-cell>
          <table:table-cell office:value-type="float" office:value="58364" calcext:value-type="float">
            <text:p>5836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974" calcext:value-type="float">
            <text:p>3974</text:p>
          </table:table-cell>
          <table:table-cell office:value-type="float" office:value="11520" calcext:value-type="float">
            <text:p>11520</text:p>
          </table:table-cell>
          <table:table-cell office:value-type="float" office:value="11168" calcext:value-type="float">
            <text:p>1116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0</text:p>
          </table:table-cell>
          <table:table-cell office:value-type="float" office:value="9291844" calcext:value-type="float">
            <text:p>92918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5792" calcext:value-type="float">
            <text:p>95792</text:p>
          </table:table-cell>
          <table:table-cell office:value-type="float" office:value="58364" calcext:value-type="float">
            <text:p>583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974" calcext:value-type="float">
            <text:p>3974</text:p>
          </table:table-cell>
          <table:table-cell office:value-type="float" office:value="11520" calcext:value-type="float">
            <text:p>11520</text:p>
          </table:table-cell>
          <table:table-cell office:value-type="float" office:value="11168" calcext:value-type="float">
            <text:p>1116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1</text:p>
          </table:table-cell>
          <table:table-cell office:value-type="float" office:value="9305564" calcext:value-type="float">
            <text:p>93055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5792" calcext:value-type="float">
            <text:p>95792</text:p>
          </table:table-cell>
          <table:table-cell office:value-type="float" office:value="58364" calcext:value-type="float">
            <text:p>583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974" calcext:value-type="float">
            <text:p>3974</text:p>
          </table:table-cell>
          <table:table-cell office:value-type="float" office:value="11520" calcext:value-type="float">
            <text:p>11520</text:p>
          </table:table-cell>
          <table:table-cell office:value-type="float" office:value="11168" calcext:value-type="float">
            <text:p>1116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2</text:p>
          </table:table-cell>
          <table:table-cell office:value-type="float" office:value="9305608" calcext:value-type="float">
            <text:p>93056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5792" calcext:value-type="float">
            <text:p>95792</text:p>
          </table:table-cell>
          <table:table-cell office:value-type="float" office:value="58364" calcext:value-type="float">
            <text:p>583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974" calcext:value-type="float">
            <text:p>3974</text:p>
          </table:table-cell>
          <table:table-cell office:value-type="float" office:value="11520" calcext:value-type="float">
            <text:p>11520</text:p>
          </table:table-cell>
          <table:table-cell office:value-type="float" office:value="11168" calcext:value-type="float">
            <text:p>11168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3</text:p>
          </table:table-cell>
          <table:table-cell office:value-type="float" office:value="9267788" calcext:value-type="float">
            <text:p>92677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3932" calcext:value-type="float">
            <text:p>3173932</text:p>
          </table:table-cell>
          <table:table-cell office:value-type="float" office:value="126432" calcext:value-type="float">
            <text:p>126432</text:p>
          </table:table-cell>
          <table:table-cell office:value-type="float" office:value="89004" calcext:value-type="float">
            <text:p>8900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6007" calcext:value-type="float">
            <text:p>6007</text:p>
          </table:table-cell>
          <table:table-cell office:value-type="float" office:value="35264" calcext:value-type="float">
            <text:p>35264</text:p>
          </table:table-cell>
          <table:table-cell office:value-type="float" office:value="29309" calcext:value-type="float">
            <text:p>29309</text:p>
          </table:table-cell>
          <table:table-cell office:value-type="float" office:value="4864" calcext:value-type="float">
            <text:p>4864</text:p>
          </table:table-cell>
          <table:table-cell office:value-type="float" office:value="2594" calcext:value-type="float">
            <text:p>2594</text:p>
          </table:table-cell>
          <table:table-cell office:value-type="float" office:value="36480" calcext:value-type="float">
            <text:p>364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902" calcext:value-type="float">
            <text:p>1902</text:p>
          </table:table-cell>
          <table:table-cell office:value-type="float" office:value="208" calcext:value-type="float">
            <text:p>208</text:p>
          </table:table-cell>
          <table:table-cell office:value-type="float" office:value="4677" calcext:value-type="float">
            <text:p>4677</text:p>
          </table:table-cell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4</text:p>
          </table:table-cell>
          <table:table-cell office:value-type="float" office:value="9125948" calcext:value-type="float">
            <text:p>91259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5852" calcext:value-type="float">
            <text:p>3255852</text:p>
          </table:table-cell>
          <table:table-cell office:value-type="float" office:value="268272" calcext:value-type="float">
            <text:p>268272</text:p>
          </table:table-cell>
          <table:table-cell office:value-type="float" office:value="230844" calcext:value-type="float">
            <text:p>23084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3770" calcext:value-type="float">
            <text:p>13770</text:p>
          </table:table-cell>
          <table:table-cell office:value-type="float" office:value="125376" calcext:value-type="float">
            <text:p>125376</text:p>
          </table:table-cell>
          <table:table-cell office:value-type="float" office:value="98251" calcext:value-type="float">
            <text:p>98251</text:p>
          </table:table-cell>
          <table:table-cell office:value-type="float" office:value="17728" calcext:value-type="float">
            <text:p>17728</text:p>
          </table:table-cell>
          <table:table-cell office:value-type="float" office:value="7474" calcext:value-type="float">
            <text:p>7474</text:p>
          </table:table-cell>
          <table:table-cell office:value-type="float" office:value="191168" calcext:value-type="float">
            <text:p>1911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72" calcext:value-type="float">
            <text:p>22572</text:p>
          </table:table-cell>
          <table:table-cell office:value-type="float" office:value="8340" calcext:value-type="float">
            <text:p>8340</text:p>
          </table:table-cell>
          <table:table-cell office:value-type="float" office:value="208" calcext:value-type="float">
            <text:p>208</text:p>
          </table:table-cell>
          <table:table-cell office:value-type="float" office:value="11115" calcext:value-type="float">
            <text:p>11115</text:p>
          </table:table-cell>
          <table:table-cell office:value-type="float" office:value="6438" calcext:value-type="float">
            <text:p>6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5</text:p>
          </table:table-cell>
          <table:table-cell office:value-type="float" office:value="8994384" calcext:value-type="float">
            <text:p>89943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08" calcext:value-type="float">
            <text:p>3403308</text:p>
          </table:table-cell>
          <table:table-cell office:value-type="float" office:value="406540" calcext:value-type="float">
            <text:p>406540</text:p>
          </table:table-cell>
          <table:table-cell office:value-type="float" office:value="369112" calcext:value-type="float">
            <text:p>36911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25091" calcext:value-type="float">
            <text:p>25091</text:p>
          </table:table-cell>
          <table:table-cell office:value-type="float" office:value="223488" calcext:value-type="float">
            <text:p>223488</text:p>
          </table:table-cell>
          <table:table-cell office:value-type="float" office:value="173296" calcext:value-type="float">
            <text:p>173296</text:p>
          </table:table-cell>
          <table:table-cell office:value-type="float" office:value="31744" calcext:value-type="float">
            <text:p>31744</text:p>
          </table:table-cell>
          <table:table-cell office:value-type="float" office:value="12785" calcext:value-type="float">
            <text:p>12785</text:p>
          </table:table-cell>
          <table:table-cell office:value-type="float" office:value="353920" calcext:value-type="float">
            <text:p>3539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15349" calcext:value-type="float">
            <text:p>15349</text:p>
          </table:table-cell>
          <table:table-cell office:value-type="float" office:value="208" calcext:value-type="float">
            <text:p>208</text:p>
          </table:table-cell>
          <table:table-cell office:value-type="float" office:value="18124" calcext:value-type="float">
            <text:p>18124</text:p>
          </table:table-cell>
          <table:table-cell office:value-type="float" office:value="7009" calcext:value-type="float">
            <text:p>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6</text:p>
          </table:table-cell>
          <table:table-cell office:value-type="float" office:value="8857984" calcext:value-type="float">
            <text:p>88579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5228" calcext:value-type="float">
            <text:p>3485228</text:p>
          </table:table-cell>
          <table:table-cell office:value-type="float" office:value="542696" calcext:value-type="float">
            <text:p>542696</text:p>
          </table:table-cell>
          <table:table-cell office:value-type="float" office:value="505268" calcext:value-type="float">
            <text:p>50526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32988" calcext:value-type="float">
            <text:p>32988</text:p>
          </table:table-cell>
          <table:table-cell office:value-type="float" office:value="322432" calcext:value-type="float">
            <text:p>322432</text:p>
          </table:table-cell>
          <table:table-cell office:value-type="float" office:value="248952" calcext:value-type="float">
            <text:p>248952</text:p>
          </table:table-cell>
          <table:table-cell office:value-type="float" office:value="45888" calcext:value-type="float">
            <text:p>45888</text:p>
          </table:table-cell>
          <table:table-cell office:value-type="float" office:value="18139" calcext:value-type="float">
            <text:p>18139</text:p>
          </table:table-cell>
          <table:table-cell office:value-type="float" office:value="481920" calcext:value-type="float">
            <text:p>4819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2415" calcext:value-type="float">
            <text:p>22415</text:p>
          </table:table-cell>
          <table:table-cell office:value-type="float" office:value="208" calcext:value-type="float">
            <text:p>208</text:p>
          </table:table-cell>
          <table:table-cell office:value-type="float" office:value="25190" calcext:value-type="float">
            <text:p>25190</text:p>
          </table:table-cell>
          <table:table-cell office:value-type="float" office:value="7066" calcext:value-type="float">
            <text:p>7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7</text:p>
          </table:table-cell>
          <table:table-cell office:value-type="float" office:value="8721088" calcext:value-type="float">
            <text:p>87210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5340" calcext:value-type="float">
            <text:p>3575340</text:p>
          </table:table-cell>
          <table:table-cell office:value-type="float" office:value="679504" calcext:value-type="float">
            <text:p>679504</text:p>
          </table:table-cell>
          <table:table-cell office:value-type="float" office:value="642076" calcext:value-type="float">
            <text:p>642076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416" calcext:value-type="float">
            <text:p>60416</text:p>
          </table:table-cell>
          <table:table-cell office:value-type="float" office:value="42844" calcext:value-type="float">
            <text:p>42844</text:p>
          </table:table-cell>
          <table:table-cell office:value-type="float" office:value="420224" calcext:value-type="float">
            <text:p>420224</text:p>
          </table:table-cell>
          <table:table-cell office:value-type="float" office:value="323762" calcext:value-type="float">
            <text:p>323762</text:p>
          </table:table-cell>
          <table:table-cell office:value-type="float" office:value="59840" calcext:value-type="float">
            <text:p>59840</text:p>
          </table:table-cell>
          <table:table-cell office:value-type="float" office:value="23434" calcext:value-type="float">
            <text:p>23434</text:p>
          </table:table-cell>
          <table:table-cell office:value-type="float" office:value="636800" calcext:value-type="float">
            <text:p>636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9402" calcext:value-type="float">
            <text:p>29402</text:p>
          </table:table-cell>
          <table:table-cell office:value-type="float" office:value="208" calcext:value-type="float">
            <text:p>208</text:p>
          </table:table-cell>
          <table:table-cell office:value-type="float" office:value="32177" calcext:value-type="float">
            <text:p>32177</text:p>
          </table:table-cell>
          <table:table-cell office:value-type="float" office:value="6987" calcext:value-type="float">
            <text:p>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8</text:p>
          </table:table-cell>
          <table:table-cell office:value-type="float" office:value="8584324" calcext:value-type="float">
            <text:p>85843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2796" calcext:value-type="float">
            <text:p>3722796</text:p>
          </table:table-cell>
          <table:table-cell office:value-type="float" office:value="817728" calcext:value-type="float">
            <text:p>817728</text:p>
          </table:table-cell>
          <table:table-cell office:value-type="float" office:value="780300" calcext:value-type="float">
            <text:p>780300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5776" calcext:value-type="float">
            <text:p>75776</text:p>
          </table:table-cell>
          <table:table-cell office:value-type="float" office:value="43996" calcext:value-type="float">
            <text:p>43996</text:p>
          </table:table-cell>
          <table:table-cell office:value-type="float" office:value="516544" calcext:value-type="float">
            <text:p>516544</text:p>
          </table:table-cell>
          <table:table-cell office:value-type="float" office:value="397407" calcext:value-type="float">
            <text:p>397407</text:p>
          </table:table-cell>
          <table:table-cell office:value-type="float" office:value="73600" calcext:value-type="float">
            <text:p>73600</text:p>
          </table:table-cell>
          <table:table-cell office:value-type="float" office:value="28646" calcext:value-type="float">
            <text:p>28646</text:p>
          </table:table-cell>
          <table:table-cell office:value-type="float" office:value="821376" calcext:value-type="float">
            <text:p>8213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280" calcext:value-type="float">
            <text:p>36280</text:p>
          </table:table-cell>
          <table:table-cell office:value-type="float" office:value="208" calcext:value-type="float">
            <text:p>208</text:p>
          </table:table-cell>
          <table:table-cell office:value-type="float" office:value="39055" calcext:value-type="float">
            <text:p>39055</text:p>
          </table:table-cell>
          <table:table-cell office:value-type="float" office:value="6878" calcext:value-type="float">
            <text:p>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29</text:p>
          </table:table-cell>
          <table:table-cell office:value-type="float" office:value="8512404" calcext:value-type="float">
            <text:p>85124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3931" calcext:value-type="float">
            <text:p>3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0</text:p>
          </table:table-cell>
          <table:table-cell office:value-type="float" office:value="8512280" calcext:value-type="float">
            <text:p>85122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1</text:p>
          </table:table-cell>
          <table:table-cell office:value-type="float" office:value="8518940" calcext:value-type="float">
            <text:p>85189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2</text:p>
          </table:table-cell>
          <table:table-cell office:value-type="float" office:value="8518476" calcext:value-type="float">
            <text:p>85184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3</text:p>
          </table:table-cell>
          <table:table-cell office:value-type="float" office:value="8511532" calcext:value-type="float">
            <text:p>85115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4</text:p>
          </table:table-cell>
          <table:table-cell office:value-type="float" office:value="8511552" calcext:value-type="float">
            <text:p>85115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5</text:p>
          </table:table-cell>
          <table:table-cell office:value-type="float" office:value="8518248" calcext:value-type="float">
            <text:p>85182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6</text:p>
          </table:table-cell>
          <table:table-cell office:value-type="float" office:value="8518248" calcext:value-type="float">
            <text:p>85182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42450" calcext:value-type="float">
            <text:p>42450</text:p>
          </table:table-cell>
          <table:table-cell office:value-type="float" office:value="571584" calcext:value-type="float">
            <text:p>571584</text:p>
          </table:table-cell>
          <table:table-cell office:value-type="float" office:value="439498" calcext:value-type="float">
            <text:p>439498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7</text:p>
          </table:table-cell>
          <table:table-cell office:value-type="float" office:value="8504240" calcext:value-type="float">
            <text:p>85042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9:38</text:p>
          </table:table-cell>
          <table:table-cell office:value-type="float" office:value="8504240" calcext:value-type="float">
            <text:p>85042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39</text:p>
          </table:table-cell>
          <table:table-cell office:value-type="float" office:value="8511308" calcext:value-type="float">
            <text:p>85113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0</text:p>
          </table:table-cell>
          <table:table-cell office:value-type="float" office:value="8517756" calcext:value-type="float">
            <text:p>85177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1</text:p>
          </table:table-cell>
          <table:table-cell office:value-type="float" office:value="8510948" calcext:value-type="float">
            <text:p>85109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2</text:p>
          </table:table-cell>
          <table:table-cell office:value-type="float" office:value="8510948" calcext:value-type="float">
            <text:p>85109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3</text:p>
          </table:table-cell>
          <table:table-cell office:value-type="float" office:value="8510948" calcext:value-type="float">
            <text:p>85109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4</text:p>
          </table:table-cell>
          <table:table-cell office:value-type="float" office:value="8518264" calcext:value-type="float">
            <text:p>85182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96" calcext:value-type="float">
            <text:p>881896</text:p>
          </table:table-cell>
          <table:table-cell office:value-type="float" office:value="844468" calcext:value-type="float">
            <text:p>84446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4987" calcext:value-type="float">
            <text:p>34987</text:p>
          </table:table-cell>
          <table:table-cell office:value-type="float" office:value="571584" calcext:value-type="float">
            <text:p>571584</text:p>
          </table:table-cell>
          <table:table-cell office:value-type="float" office:value="353842" calcext:value-type="float">
            <text:p>353842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4" calcext:value-type="float">
            <text:p>25564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5</text:p>
          </table:table-cell>
          <table:table-cell office:value-type="float" office:value="8510948" calcext:value-type="float">
            <text:p>85109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6926" calcext:value-type="float">
            <text:p>26926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6" calcext:value-type="float">
            <text:p>268186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9:46</text:p>
          </table:table-cell>
          <table:table-cell office:value-type="float" office:value="8503756" calcext:value-type="float">
            <text:p>85037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6" calcext:value-type="float">
            <text:p>268186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7</text:p>
          </table:table-cell>
          <table:table-cell office:value-type="float" office:value="8517676" calcext:value-type="float">
            <text:p>85176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6" calcext:value-type="float">
            <text:p>268186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8</text:p>
          </table:table-cell>
          <table:table-cell office:value-type="float" office:value="8517676" calcext:value-type="float">
            <text:p>85176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6" calcext:value-type="float">
            <text:p>268186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49</text:p>
          </table:table-cell>
          <table:table-cell office:value-type="float" office:value="8517676" calcext:value-type="float">
            <text:p>85176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7" calcext:value-type="float">
            <text:p>26818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0</text:p>
          </table:table-cell>
          <table:table-cell office:value-type="float" office:value="8494984" calcext:value-type="float">
            <text:p>84949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7" calcext:value-type="float">
            <text:p>26818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1</text:p>
          </table:table-cell>
          <table:table-cell office:value-type="float" office:value="8494984" calcext:value-type="float">
            <text:p>84949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7" calcext:value-type="float">
            <text:p>26818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2</text:p>
          </table:table-cell>
          <table:table-cell office:value-type="float" office:value="8494984" calcext:value-type="float">
            <text:p>84949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81872" calcext:value-type="float">
            <text:p>881872</text:p>
          </table:table-cell>
          <table:table-cell office:value-type="float" office:value="844444" calcext:value-type="float">
            <text:p>84444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27438" calcext:value-type="float">
            <text:p>2743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8187" calcext:value-type="float">
            <text:p>26818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3</text:p>
          </table:table-cell>
          <table:table-cell office:value-type="float" office:value="8500124" calcext:value-type="float">
            <text:p>85001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64" calcext:value-type="float">
            <text:p>19364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8:59:54</text:p>
          </table:table-cell>
          <table:table-cell office:value-type="float" office:value="8499772" calcext:value-type="float">
            <text:p>84997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5</text:p>
          </table:table-cell>
          <table:table-cell office:value-type="float" office:value="8499828" calcext:value-type="float">
            <text:p>84998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6</text:p>
          </table:table-cell>
          <table:table-cell office:value-type="float" office:value="8514088" calcext:value-type="float">
            <text:p>85140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7</text:p>
          </table:table-cell>
          <table:table-cell office:value-type="float" office:value="8514088" calcext:value-type="float">
            <text:p>85140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8</text:p>
          </table:table-cell>
          <table:table-cell office:value-type="float" office:value="8508516" calcext:value-type="float">
            <text:p>8508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8:59:59</text:p>
          </table:table-cell>
          <table:table-cell office:value-type="float" office:value="8509280" calcext:value-type="float">
            <text:p>85092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0</text:p>
          </table:table-cell>
          <table:table-cell office:value-type="float" office:value="8516192" calcext:value-type="float">
            <text:p>85161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1</text:p>
          </table:table-cell>
          <table:table-cell office:value-type="float" office:value="8516336" calcext:value-type="float">
            <text:p>85163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9136" calcext:value-type="float">
            <text:p>869136</text:p>
          </table:table-cell>
          <table:table-cell office:value-type="float" office:value="831708" calcext:value-type="float">
            <text:p>83170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82531" calcext:value-type="float">
            <text:p>182531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9" calcext:value-type="float">
            <text:p>1343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2</text:p>
          </table:table-cell>
          <table:table-cell office:value-type="float" office:value="8528572" calcext:value-type="float">
            <text:p>85285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9:00:03</text:p>
          </table:table-cell>
          <table:table-cell office:value-type="float" office:value="8528572" calcext:value-type="float">
            <text:p>85285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4</text:p>
          </table:table-cell>
          <table:table-cell office:value-type="float" office:value="8542584" calcext:value-type="float">
            <text:p>85425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5</text:p>
          </table:table-cell>
          <table:table-cell office:value-type="float" office:value="8542584" calcext:value-type="float">
            <text:p>85425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6</text:p>
          </table:table-cell>
          <table:table-cell office:value-type="float" office:value="8536032" calcext:value-type="float">
            <text:p>85360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7</text:p>
          </table:table-cell>
          <table:table-cell office:value-type="float" office:value="8535908" calcext:value-type="float">
            <text:p>85359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8</text:p>
          </table:table-cell>
          <table:table-cell office:value-type="float" office:value="8543100" calcext:value-type="float">
            <text:p>85431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09</text:p>
          </table:table-cell>
          <table:table-cell office:value-type="float" office:value="8542976" calcext:value-type="float">
            <text:p>85429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0</text:p>
          </table:table-cell>
          <table:table-cell office:value-type="float" office:value="8542484" calcext:value-type="float">
            <text:p>85424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1</text:p>
          </table:table-cell>
          <table:table-cell office:value-type="float" office:value="8542368" calcext:value-type="float">
            <text:p>85423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2</text:p>
          </table:table-cell>
          <table:table-cell office:value-type="float" office:value="8542620" calcext:value-type="float">
            <text:p>85426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3</text:p>
          </table:table-cell>
          <table:table-cell office:value-type="float" office:value="8542620" calcext:value-type="float">
            <text:p>85426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4</text:p>
          </table:table-cell>
          <table:table-cell office:value-type="float" office:value="8542620" calcext:value-type="float">
            <text:p>85426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6</text:p>
          </table:table-cell>
          <table:table-cell office:value-type="float" office:value="8558548" calcext:value-type="float">
            <text:p>85585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7</text:p>
          </table:table-cell>
          <table:table-cell office:value-type="float" office:value="8559232" calcext:value-type="float">
            <text:p>85592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8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19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0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1</text:p>
          </table:table-cell>
          <table:table-cell office:value-type="float" office:value="8543684" calcext:value-type="float">
            <text:p>85436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2</text:p>
          </table:table-cell>
          <table:table-cell office:value-type="float" office:value="8543784" calcext:value-type="float">
            <text:p>85437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3</text:p>
          </table:table-cell>
          <table:table-cell office:value-type="float" office:value="8543556" calcext:value-type="float">
            <text:p>85435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4</text:p>
          </table:table-cell>
          <table:table-cell office:value-type="float" office:value="8543316" calcext:value-type="float">
            <text:p>85433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5</text:p>
          </table:table-cell>
          <table:table-cell office:value-type="float" office:value="8542824" calcext:value-type="float">
            <text:p>85428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6</text:p>
          </table:table-cell>
          <table:table-cell office:value-type="float" office:value="8542824" calcext:value-type="float">
            <text:p>85428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7</text:p>
          </table:table-cell>
          <table:table-cell office:value-type="float" office:value="8542756" calcext:value-type="float">
            <text:p>85427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8</text:p>
          </table:table-cell>
          <table:table-cell office:value-type="float" office:value="8542756" calcext:value-type="float">
            <text:p>85427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29</text:p>
          </table:table-cell>
          <table:table-cell office:value-type="float" office:value="8543028" calcext:value-type="float">
            <text:p>85430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0</text:p>
          </table:table-cell>
          <table:table-cell office:value-type="float" office:value="8543648" calcext:value-type="float">
            <text:p>85436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1</text:p>
          </table:table-cell>
          <table:table-cell office:value-type="float" office:value="8543140" calcext:value-type="float">
            <text:p>85431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2</text:p>
          </table:table-cell>
          <table:table-cell office:value-type="float" office:value="8543204" calcext:value-type="float">
            <text:p>8543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3</text:p>
          </table:table-cell>
          <table:table-cell office:value-type="float" office:value="8543204" calcext:value-type="float">
            <text:p>8543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4</text:p>
          </table:table-cell>
          <table:table-cell office:value-type="float" office:value="8543080" calcext:value-type="float">
            <text:p>85430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5</text:p>
          </table:table-cell>
          <table:table-cell office:value-type="float" office:value="8543412" calcext:value-type="float">
            <text:p>85434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6</text:p>
          </table:table-cell>
          <table:table-cell office:value-type="float" office:value="8559284" calcext:value-type="float">
            <text:p>85592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7</text:p>
          </table:table-cell>
          <table:table-cell office:value-type="float" office:value="8559284" calcext:value-type="float">
            <text:p>85592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8</text:p>
          </table:table-cell>
          <table:table-cell office:value-type="float" office:value="8559332" calcext:value-type="float">
            <text:p>85593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39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0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1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2</text:p>
          </table:table-cell>
          <table:table-cell office:value-type="float" office:value="8559172" calcext:value-type="float">
            <text:p>85591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3</text:p>
          </table:table-cell>
          <table:table-cell office:value-type="float" office:value="8559316" calcext:value-type="float">
            <text:p>85593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4</text:p>
          </table:table-cell>
          <table:table-cell office:value-type="float" office:value="8559320" calcext:value-type="float">
            <text:p>85593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5</text:p>
          </table:table-cell>
          <table:table-cell office:value-type="float" office:value="8543700" calcext:value-type="float">
            <text:p>8543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6</text:p>
          </table:table-cell>
          <table:table-cell office:value-type="float" office:value="8543700" calcext:value-type="float">
            <text:p>8543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7</text:p>
          </table:table-cell>
          <table:table-cell office:value-type="float" office:value="8543700" calcext:value-type="float">
            <text:p>8543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8</text:p>
          </table:table-cell>
          <table:table-cell office:value-type="float" office:value="8543700" calcext:value-type="float">
            <text:p>8543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49</text:p>
          </table:table-cell>
          <table:table-cell office:value-type="float" office:value="8543204" calcext:value-type="float">
            <text:p>8543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0</text:p>
          </table:table-cell>
          <table:table-cell office:value-type="float" office:value="8543204" calcext:value-type="float">
            <text:p>8543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1</text:p>
          </table:table-cell>
          <table:table-cell office:value-type="float" office:value="8543080" calcext:value-type="float">
            <text:p>85430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2</text:p>
          </table:table-cell>
          <table:table-cell office:value-type="float" office:value="8543080" calcext:value-type="float">
            <text:p>85430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3</text:p>
          </table:table-cell>
          <table:table-cell office:value-type="float" office:value="8543088" calcext:value-type="float">
            <text:p>85430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4</text:p>
          </table:table-cell>
          <table:table-cell office:value-type="float" office:value="8543212" calcext:value-type="float">
            <text:p>85432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5</text:p>
          </table:table-cell>
          <table:table-cell office:value-type="float" office:value="8543096" calcext:value-type="float">
            <text:p>85430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6</text:p>
          </table:table-cell>
          <table:table-cell office:value-type="float" office:value="8543292" calcext:value-type="float">
            <text:p>85432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7</text:p>
          </table:table-cell>
          <table:table-cell office:value-type="float" office:value="8543348" calcext:value-type="float">
            <text:p>85433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8</text:p>
          </table:table-cell>
          <table:table-cell office:value-type="float" office:value="8543348" calcext:value-type="float">
            <text:p>85433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0:59</text:p>
          </table:table-cell>
          <table:table-cell office:value-type="float" office:value="8543504" calcext:value-type="float">
            <text:p>85435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0</text:p>
          </table:table-cell>
          <table:table-cell office:value-type="float" office:value="8558556" calcext:value-type="float">
            <text:p>85585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1</text:p>
          </table:table-cell>
          <table:table-cell office:value-type="float" office:value="8558556" calcext:value-type="float">
            <text:p>85585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2</text:p>
          </table:table-cell>
          <table:table-cell office:value-type="float" office:value="8558560" calcext:value-type="float">
            <text:p>855856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3</text:p>
          </table:table-cell>
          <table:table-cell office:value-type="float" office:value="8557940" calcext:value-type="float">
            <text:p>85579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4</text:p>
          </table:table-cell>
          <table:table-cell office:value-type="float" office:value="8558064" calcext:value-type="float">
            <text:p>85580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5</text:p>
          </table:table-cell>
          <table:table-cell office:value-type="float" office:value="8558064" calcext:value-type="float">
            <text:p>85580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6</text:p>
          </table:table-cell>
          <table:table-cell office:value-type="float" office:value="8558192" calcext:value-type="float">
            <text:p>85581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162" calcext:value-type="float">
            <text:p>12162</text:p>
          </table:table-cell>
          <table:table-cell office:value-type="float" office:value="571520" calcext:value-type="float">
            <text:p>571520</text:p>
          </table:table-cell>
          <table:table-cell office:value-type="float" office:value="96876" calcext:value-type="float">
            <text:p>9687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7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1552" calcext:value-type="float">
            <text:p>841552</text:p>
          </table:table-cell>
          <table:table-cell office:value-type="float" office:value="804124" calcext:value-type="float">
            <text:p>80412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31066" calcext:value-type="float">
            <text:p>31066</text:p>
          </table:table-cell>
          <table:table-cell office:value-type="float" office:value="571520" calcext:value-type="float">
            <text:p>571520</text:p>
          </table:table-cell>
          <table:table-cell office:value-type="float" office:value="179467" calcext:value-type="float">
            <text:p>179467</text:p>
          </table:table-cell>
          <table:table-cell office:value-type="float" office:value="81472" calcext:value-type="float">
            <text:p>81472</text:p>
          </table:table-cell>
          <table:table-cell office:value-type="float" office:value="13217" calcext:value-type="float">
            <text:p>13217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5918" calcext:value-type="float">
            <text:p>15918</text:p>
          </table:table-cell>
          <table:table-cell office:value-type="float" office:value="208" calcext:value-type="float">
            <text:p>208</text:p>
          </table:table-cell>
          <table:table-cell office:value-type="float" office:value="18693" calcext:value-type="float">
            <text:p>18693</text:p>
          </table:table-cell>
          <table:table-cell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08</text:p>
          </table:table-cell>
          <table:table-cell office:value-type="float" office:value="8557204" calcext:value-type="float">
            <text:p>85572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43136" calcext:value-type="float">
            <text:p>843136</text:p>
          </table:table-cell>
          <table:table-cell office:value-type="float" office:value="805708" calcext:value-type="float">
            <text:p>80570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080" calcext:value-type="float">
            <text:p>46080</text:p>
          </table:table-cell>
          <table:table-cell office:value-type="float" office:value="29178" calcext:value-type="float">
            <text:p>29178</text:p>
          </table:table-cell>
          <table:table-cell office:value-type="float" office:value="571520" calcext:value-type="float">
            <text:p>571520</text:p>
          </table:table-cell>
          <table:table-cell office:value-type="float" office:value="258277" calcext:value-type="float">
            <text:p>258277</text:p>
          </table:table-cell>
          <table:table-cell office:value-type="float" office:value="81472" calcext:value-type="float">
            <text:p>81472</text:p>
          </table:table-cell>
          <table:table-cell office:value-type="float" office:value="18793" calcext:value-type="float">
            <text:p>1879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3276" calcext:value-type="float">
            <text:p>23276</text:p>
          </table:table-cell>
          <table:table-cell office:value-type="float" office:value="204" calcext:value-type="float">
            <text:p>204</text:p>
          </table:table-cell>
          <table:table-cell office:value-type="float" office:value="26051" calcext:value-type="float">
            <text:p>26051</text:p>
          </table:table-cell>
          <table:table-cell office:value-type="float" office:value="7362" calcext:value-type="float">
            <text:p>7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2019-11-20 09:01:09</text:p>
          </table:table-cell>
          <table:table-cell office:value-type="float" office:value="8537488" calcext:value-type="float">
            <text:p>8537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63200" calcext:value-type="float">
            <text:p>863200</text:p>
          </table:table-cell>
          <table:table-cell office:value-type="float" office:value="825772" calcext:value-type="float">
            <text:p>82577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536" calcext:value-type="float">
            <text:p>65536</text:p>
          </table:table-cell>
          <table:table-cell office:value-type="float" office:value="37051" calcext:value-type="float">
            <text:p>370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340025" calcext:value-type="float">
            <text:p>340025</text:p>
          </table:table-cell>
          <table:table-cell office:value-type="float" office:value="81472" calcext:value-type="float">
            <text:p>81472</text:p>
          </table:table-cell>
          <table:table-cell office:value-type="float" office:value="24579" calcext:value-type="float">
            <text:p>24579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0911" calcext:value-type="float">
            <text:p>30911</text:p>
          </table:table-cell>
          <table:table-cell office:value-type="float" office:value="204" calcext:value-type="float">
            <text:p>204</text:p>
          </table:table-cell>
          <table:table-cell office:value-type="float" office:value="33686" calcext:value-type="float">
            <text:p>33686</text:p>
          </table:table-cell>
          <table:table-cell office:value-type="float" office:value="7635" calcext:value-type="float">
            <text:p>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0</text:p>
          </table:table-cell>
          <table:table-cell office:value-type="float" office:value="8529180" calcext:value-type="float">
            <text:p>85291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1912" calcext:value-type="float">
            <text:p>871912</text:p>
          </table:table-cell>
          <table:table-cell office:value-type="float" office:value="834484" calcext:value-type="float">
            <text:p>83448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728" calcext:value-type="float">
            <text:p>73728</text:p>
          </table:table-cell>
          <table:table-cell office:value-type="float" office:value="53801" calcext:value-type="float">
            <text:p>5380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22812" calcext:value-type="float">
            <text:p>422812</text:p>
          </table:table-cell>
          <table:table-cell office:value-type="float" office:value="81472" calcext:value-type="float">
            <text:p>81472</text:p>
          </table:table-cell>
          <table:table-cell office:value-type="float" office:value="30438" calcext:value-type="float">
            <text:p>30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8642" calcext:value-type="float">
            <text:p>38642</text:p>
          </table:table-cell>
          <table:table-cell office:value-type="float" office:value="204" calcext:value-type="float">
            <text:p>204</text:p>
          </table:table-cell>
          <table:table-cell office:value-type="float" office:value="41417" calcext:value-type="float">
            <text:p>41417</text:p>
          </table:table-cell>
          <table:table-cell office:value-type="float" office:value="7731" calcext:value-type="float">
            <text:p>7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1</text:p>
          </table:table-cell>
          <table:table-cell office:value-type="float" office:value="8415100" calcext:value-type="float">
            <text:p>84151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9292" calcext:value-type="float">
            <text:p>3829292</text:p>
          </table:table-cell>
          <table:table-cell office:value-type="float" office:value="986192" calcext:value-type="float">
            <text:p>986192</text:p>
          </table:table-cell>
          <table:table-cell office:value-type="float" office:value="948764" calcext:value-type="float">
            <text:p>94876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55857" calcext:value-type="float">
            <text:p>55857</text:p>
          </table:table-cell>
          <table:table-cell office:value-type="float" office:value="646656" calcext:value-type="float">
            <text:p>646656</text:p>
          </table:table-cell>
          <table:table-cell office:value-type="float" office:value="497043" calcext:value-type="float">
            <text:p>497043</text:p>
          </table:table-cell>
          <table:table-cell office:value-type="float" office:value="92160" calcext:value-type="float">
            <text:p>92160</text:p>
          </table:table-cell>
          <table:table-cell office:value-type="float" office:value="35692" calcext:value-type="float">
            <text:p>35692</text:p>
          </table:table-cell>
          <table:table-cell office:value-type="float" office:value="1065088" calcext:value-type="float">
            <text:p>10650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575" calcext:value-type="float">
            <text:p>45575</text:p>
          </table:table-cell>
          <table:table-cell office:value-type="float" office:value="204" calcext:value-type="float">
            <text:p>204</text:p>
          </table:table-cell>
          <table:table-cell office:value-type="float" office:value="48350" calcext:value-type="float">
            <text:p>48350</text:p>
          </table:table-cell>
          <table:table-cell office:value-type="float" office:value="6933" calcext:value-type="float">
            <text:p>6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2</text:p>
          </table:table-cell>
          <table:table-cell office:value-type="float" office:value="8360168" calcext:value-type="float">
            <text:p>83601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3</text:p>
          </table:table-cell>
          <table:table-cell office:value-type="float" office:value="8360168" calcext:value-type="float">
            <text:p>83601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4</text:p>
          </table:table-cell>
          <table:table-cell office:value-type="float" office:value="8360300" calcext:value-type="float">
            <text:p>83603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5</text:p>
          </table:table-cell>
          <table:table-cell office:value-type="float" office:value="8367616" calcext:value-type="float">
            <text:p>83676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6</text:p>
          </table:table-cell>
          <table:table-cell office:value-type="float" office:value="8361168" calcext:value-type="float">
            <text:p>83611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7</text:p>
          </table:table-cell>
          <table:table-cell office:value-type="float" office:value="8361168" calcext:value-type="float">
            <text:p>83611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8</text:p>
          </table:table-cell>
          <table:table-cell office:value-type="float" office:value="8361044" calcext:value-type="float">
            <text:p>83610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19</text:p>
          </table:table-cell>
          <table:table-cell office:value-type="float" office:value="8361044" calcext:value-type="float">
            <text:p>83610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9595" calcext:value-type="float">
            <text:p>49595</text:p>
          </table:table-cell>
          <table:table-cell office:value-type="float" office:value="683584" calcext:value-type="float">
            <text:p>683584</text:p>
          </table:table-cell>
          <table:table-cell office:value-type="float" office:value="525225" calcext:value-type="float">
            <text:p>525225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0</text:p>
          </table:table-cell>
          <table:table-cell office:value-type="float" office:value="8353728" calcext:value-type="float">
            <text:p>83537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256" calcext:value-type="float">
            <text:p>1033256</text:p>
          </table:table-cell>
          <table:table-cell office:value-type="float" office:value="995828" calcext:value-type="float">
            <text:p>99582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5" calcext:value-type="float">
            <text:p>439555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9:01:21</text:p>
          </table:table-cell>
          <table:table-cell office:value-type="float" office:value="8353728" calcext:value-type="float">
            <text:p>83537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256" calcext:value-type="float">
            <text:p>1033256</text:p>
          </table:table-cell>
          <table:table-cell office:value-type="float" office:value="995828" calcext:value-type="float">
            <text:p>99582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5" calcext:value-type="float">
            <text:p>439555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2</text:p>
          </table:table-cell>
          <table:table-cell office:value-type="float" office:value="8367740" calcext:value-type="float">
            <text:p>83677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256" calcext:value-type="float">
            <text:p>1033256</text:p>
          </table:table-cell>
          <table:table-cell office:value-type="float" office:value="995828" calcext:value-type="float">
            <text:p>99582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5" calcext:value-type="float">
            <text:p>439555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3</text:p>
          </table:table-cell>
          <table:table-cell office:value-type="float" office:value="8367616" calcext:value-type="float">
            <text:p>83676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256" calcext:value-type="float">
            <text:p>1033256</text:p>
          </table:table-cell>
          <table:table-cell office:value-type="float" office:value="995828" calcext:value-type="float">
            <text:p>99582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5" calcext:value-type="float">
            <text:p>439555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4</text:p>
          </table:table-cell>
          <table:table-cell office:value-type="float" office:value="8360432" calcext:value-type="float">
            <text:p>83604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9" calcext:value-type="float">
            <text:p>43955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5</text:p>
          </table:table-cell>
          <table:table-cell office:value-type="float" office:value="8360432" calcext:value-type="float">
            <text:p>83604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9" calcext:value-type="float">
            <text:p>43955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6</text:p>
          </table:table-cell>
          <table:table-cell office:value-type="float" office:value="8360432" calcext:value-type="float">
            <text:p>83604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9" calcext:value-type="float">
            <text:p>43955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7</text:p>
          </table:table-cell>
          <table:table-cell office:value-type="float" office:value="8366880" calcext:value-type="float">
            <text:p>83668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520" calcext:value-type="float">
            <text:p>683520</text:p>
          </table:table-cell>
          <table:table-cell office:value-type="float" office:value="439559" calcext:value-type="float">
            <text:p>43955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28</text:p>
          </table:table-cell>
          <table:table-cell office:value-type="float" office:value="8359936" calcext:value-type="float">
            <text:p>83599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9:01:29</text:p>
          </table:table-cell>
          <table:table-cell office:value-type="float" office:value="8359936" calcext:value-type="float">
            <text:p>83599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0</text:p>
          </table:table-cell>
          <table:table-cell office:value-type="float" office:value="8360032" calcext:value-type="float">
            <text:p>83600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1</text:p>
          </table:table-cell>
          <table:table-cell office:value-type="float" office:value="8367348" calcext:value-type="float">
            <text:p>83673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2</text:p>
          </table:table-cell>
          <table:table-cell office:value-type="float" office:value="8361024" calcext:value-type="float">
            <text:p>83610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3</text:p>
          </table:table-cell>
          <table:table-cell office:value-type="float" office:value="8361024" calcext:value-type="float">
            <text:p>83610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4</text:p>
          </table:table-cell>
          <table:table-cell office:value-type="float" office:value="8360900" calcext:value-type="float">
            <text:p>83609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5</text:p>
          </table:table-cell>
          <table:table-cell office:value-type="float" office:value="8360900" calcext:value-type="float">
            <text:p>83609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34515" calcext:value-type="float">
            <text:p>34515</text:p>
          </table:table-cell>
          <table:table-cell office:value-type="float" office:value="683520" calcext:value-type="float">
            <text:p>683520</text:p>
          </table:table-cell>
          <table:table-cell office:value-type="float" office:value="353888" calcext:value-type="float">
            <text:p>35388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6</text:p>
          </table:table-cell>
          <table:table-cell office:value-type="float" office:value="8353708" calcext:value-type="float">
            <text:p>83537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9:01:37</text:p>
          </table:table-cell>
          <table:table-cell office:value-type="float" office:value="8353716" calcext:value-type="float">
            <text:p>83537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8</text:p>
          </table:table-cell>
          <table:table-cell office:value-type="float" office:value="8367768" calcext:value-type="float">
            <text:p>83677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39</text:p>
          </table:table-cell>
          <table:table-cell office:value-type="float" office:value="8367728" calcext:value-type="float">
            <text:p>83677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0</text:p>
          </table:table-cell>
          <table:table-cell office:value-type="float" office:value="8367728" calcext:value-type="float">
            <text:p>83677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1</text:p>
          </table:table-cell>
          <table:table-cell office:value-type="float" office:value="8361652" calcext:value-type="float">
            <text:p>83616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2</text:p>
          </table:table-cell>
          <table:table-cell office:value-type="float" office:value="8361652" calcext:value-type="float">
            <text:p>83616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3</text:p>
          </table:table-cell>
          <table:table-cell office:value-type="float" office:value="8361652" calcext:value-type="float">
            <text:p>83616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3320" calcext:value-type="float">
            <text:p>1033320</text:p>
          </table:table-cell>
          <table:table-cell office:value-type="float" office:value="995892" calcext:value-type="float">
            <text:p>995892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2160" calcext:value-type="float">
            <text:p>92160</text:p>
          </table:table-cell>
          <table:table-cell office:value-type="float" office:value="26953" calcext:value-type="float">
            <text:p>26953</text:p>
          </table:table-cell>
          <table:table-cell office:value-type="float" office:value="683520" calcext:value-type="float">
            <text:p>6835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4</text:p>
          </table:table-cell>
          <table:table-cell office:value-type="float" office:value="8381132" calcext:value-type="float">
            <text:p>83811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8879" calcext:value-type="float">
            <text:p>1887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1-20 09:01:45</text:p>
          </table:table-cell>
          <table:table-cell office:value-type="float" office:value="8374188" calcext:value-type="float">
            <text:p>83741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6</text:p>
          </table:table-cell>
          <table:table-cell office:value-type="float" office:value="8388488" calcext:value-type="float">
            <text:p>8388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7</text:p>
          </table:table-cell>
          <table:table-cell office:value-type="float" office:value="8388700" calcext:value-type="float">
            <text:p>8388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8</text:p>
          </table:table-cell>
          <table:table-cell office:value-type="float" office:value="8388700" calcext:value-type="float">
            <text:p>83887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49</text:p>
          </table:table-cell>
          <table:table-cell office:value-type="float" office:value="8381384" calcext:value-type="float">
            <text:p>83813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50</text:p>
          </table:table-cell>
          <table:table-cell office:value-type="float" office:value="8381384" calcext:value-type="float">
            <text:p>83813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1-20 09:01:51</text:p>
          </table:table-cell>
          <table:table-cell office:value-type="float" office:value="8381392" calcext:value-type="float">
            <text:p>83813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2" calcext:value-type="date">
            <text:p>11/20/19 09:01 AM</text:p>
          </table:table-cell>
          <table:table-cell office:value-type="float" office:value="8381392" calcext:value-type="float">
            <text:p>83813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12092" calcext:value-type="float">
            <text:p>1012092</text:p>
          </table:table-cell>
          <table:table-cell office:value-type="float" office:value="974664" calcext:value-type="float">
            <text:p>974664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91" calcext:value-type="float">
            <text:p>19391</text:p>
          </table:table-cell>
          <table:table-cell office:value-type="float" office:value="683520" calcext:value-type="float">
            <text:p>683520</text:p>
          </table:table-cell>
          <table:table-cell office:value-type="float" office:value="182547" calcext:value-type="float">
            <text:p>182547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3" calcext:value-type="date">
            <text:p>11/20/19 09:01 AM</text:p>
          </table:table-cell>
          <table:table-cell office:value-type="float" office:value="9103328" calcext:value-type="float">
            <text:p>91033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3876" calcext:value-type="float">
            <text:p>283876</text:p>
          </table:table-cell>
          <table:table-cell office:value-type="float" office:value="246448" calcext:value-type="float">
            <text:p>246448</text:p>
          </table:table-cell>
          <table:table-cell office:value-type="float" office:value="37428" calcext:value-type="float">
            <text:p>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3897" calcext:value-type="float">
            <text:p>3897</text:p>
          </table:table-cell>
          <table:table-cell office:value-type="float" office:value="11584" calcext:value-type="float">
            <text:p>11584</text:p>
          </table:table-cell>
          <table:table-cell office:value-type="float" office:value="11220" calcext:value-type="float">
            <text:p>11220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1-20T09:01:54" calcext:value-type="date">
            <text:p>11/20/19 09:01 AM</text:p>
          </table:table-cell>
          <table:table-cell office:value-type="float" office:value="9110432" calcext:value-type="float">
            <text:p>91104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3876" calcext:value-type="float">
            <text:p>283876</text:p>
          </table:table-cell>
          <table:table-cell office:value-type="float" office:value="246448" calcext:value-type="float">
            <text:p>24644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3897" calcext:value-type="float">
            <text:p>3897</text:p>
          </table:table-cell>
          <table:table-cell office:value-type="float" office:value="11584" calcext:value-type="float">
            <text:p>11584</text:p>
          </table:table-cell>
          <table:table-cell office:value-type="float" office:value="11220" calcext:value-type="float">
            <text:p>11220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5" calcext:value-type="date">
            <text:p>11/20/19 09:01 AM</text:p>
          </table:table-cell>
          <table:table-cell office:value-type="float" office:value="9117712" calcext:value-type="float">
            <text:p>91177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3876" calcext:value-type="float">
            <text:p>283876</text:p>
          </table:table-cell>
          <table:table-cell office:value-type="float" office:value="246448" calcext:value-type="float">
            <text:p>24644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3897" calcext:value-type="float">
            <text:p>3897</text:p>
          </table:table-cell>
          <table:table-cell office:value-type="float" office:value="11584" calcext:value-type="float">
            <text:p>11584</text:p>
          </table:table-cell>
          <table:table-cell office:value-type="float" office:value="11220" calcext:value-type="float">
            <text:p>11220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6" calcext:value-type="date">
            <text:p>11/20/19 09:01 AM</text:p>
          </table:table-cell>
          <table:table-cell office:value-type="float" office:value="9117712" calcext:value-type="float">
            <text:p>91177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3876" calcext:value-type="float">
            <text:p>283876</text:p>
          </table:table-cell>
          <table:table-cell office:value-type="float" office:value="246448" calcext:value-type="float">
            <text:p>246448</text:p>
          </table:table-cell>
          <table:table-cell office:value-type="float" office:value="37428" calcext:value-type="float">
            <text:p>37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3897" calcext:value-type="float">
            <text:p>3897</text:p>
          </table:table-cell>
          <table:table-cell office:value-type="float" office:value="11584" calcext:value-type="float">
            <text:p>11584</text:p>
          </table:table-cell>
          <table:table-cell office:value-type="float" office:value="11220" calcext:value-type="float">
            <text:p>11220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6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3" office:value-type="date" office:date-value="2019-11-20T09:01:56" calcext:value-type="date">
            <text:p>11/20/19 09:01 AM</text:p>
          </table:table-cell>
          <table:table-cell office:value-type="float" office:value="9232928" calcext:value-type="float">
            <text:p>9232928</text:p>
          </table:table-cell>
          <table:table-cell office:value-type="float" office:value="21760" calcext:value-type="float">
            <text:p>217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809968" calcext:value-type="float">
            <text:p>2809968</text:p>
          </table:table-cell>
          <table:table-cell office:value-type="float" office:value="143936" calcext:value-type="float">
            <text:p>143936</text:p>
          </table:table-cell>
          <table:table-cell office:value-type="float" office:value="118956" calcext:value-type="float">
            <text:p>118956</text:p>
          </table:table-cell>
          <table:table-cell office:value-type="float" office:value="24980" calcext:value-type="float">
            <text:p>24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400" calcext:value-type="float">
            <text:p>102400</text:p>
          </table:table-cell>
          <table:table-cell office:value-type="float" office:value="1398" calcext:value-type="float">
            <text:p>1398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3" office:value-type="date" office:date-value="2019-11-20T09:01:57" calcext:value-type="date">
            <text:p>11/20/19 09:01 AM</text:p>
          </table:table-cell>
          <table:table-cell office:value-type="float" office:value="9296912" calcext:value-type="float">
            <text:p>92969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1652" calcext:value-type="float">
            <text:p>91652</text:p>
          </table:table-cell>
          <table:table-cell office:value-type="float" office:value="54340" calcext:value-type="float">
            <text:p>54340</text:p>
          </table:table-cell>
          <table:table-cell office:value-type="float" office:value="37312" calcext:value-type="float">
            <text:p>3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3954" calcext:value-type="float">
            <text:p>3954</text:p>
          </table:table-cell>
          <table:table-cell office:value-type="float" office:value="11408" calcext:value-type="float">
            <text:p>11408</text:p>
          </table:table-cell>
          <table:table-cell office:value-type="float" office:value="11163" calcext:value-type="float">
            <text:p>11163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8" calcext:value-type="date">
            <text:p>11/20/19 09:01 AM</text:p>
          </table:table-cell>
          <table:table-cell office:value-type="float" office:value="9296912" calcext:value-type="float">
            <text:p>92969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1652" calcext:value-type="float">
            <text:p>91652</text:p>
          </table:table-cell>
          <table:table-cell office:value-type="float" office:value="54340" calcext:value-type="float">
            <text:p>54340</text:p>
          </table:table-cell>
          <table:table-cell office:value-type="float" office:value="37312" calcext:value-type="float">
            <text:p>37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3954" calcext:value-type="float">
            <text:p>3954</text:p>
          </table:table-cell>
          <table:table-cell office:value-type="float" office:value="11408" calcext:value-type="float">
            <text:p>11408</text:p>
          </table:table-cell>
          <table:table-cell office:value-type="float" office:value="11163" calcext:value-type="float">
            <text:p>11163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1:59" calcext:value-type="date">
            <text:p>11/20/19 09:01 AM</text:p>
          </table:table-cell>
          <table:table-cell office:value-type="float" office:value="9303484" calcext:value-type="float">
            <text:p>93034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1652" calcext:value-type="float">
            <text:p>91652</text:p>
          </table:table-cell>
          <table:table-cell office:value-type="float" office:value="54340" calcext:value-type="float">
            <text:p>54340</text:p>
          </table:table-cell>
          <table:table-cell office:value-type="float" office:value="37312" calcext:value-type="float">
            <text:p>37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3954" calcext:value-type="float">
            <text:p>3954</text:p>
          </table:table-cell>
          <table:table-cell office:value-type="float" office:value="11408" calcext:value-type="float">
            <text:p>11408</text:p>
          </table:table-cell>
          <table:table-cell office:value-type="float" office:value="11163" calcext:value-type="float">
            <text:p>11163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0" calcext:value-type="date">
            <text:p>11/20/19 09:02 AM</text:p>
          </table:table-cell>
          <table:table-cell office:value-type="float" office:value="9310552" calcext:value-type="float">
            <text:p>93105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7548" calcext:value-type="float">
            <text:p>3157548</text:p>
          </table:table-cell>
          <table:table-cell office:value-type="float" office:value="91652" calcext:value-type="float">
            <text:p>91652</text:p>
          </table:table-cell>
          <table:table-cell office:value-type="float" office:value="54340" calcext:value-type="float">
            <text:p>54340</text:p>
          </table:table-cell>
          <table:table-cell office:value-type="float" office:value="37312" calcext:value-type="float">
            <text:p>37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3954" calcext:value-type="float">
            <text:p>3954</text:p>
          </table:table-cell>
          <table:table-cell office:value-type="float" office:value="11408" calcext:value-type="float">
            <text:p>11408</text:p>
          </table:table-cell>
          <table:table-cell office:value-type="float" office:value="11163" calcext:value-type="float">
            <text:p>11163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1" calcext:value-type="date">
            <text:p>11/20/19 09:02 AM</text:p>
          </table:table-cell>
          <table:table-cell office:value-type="float" office:value="9272616" calcext:value-type="float">
            <text:p>92726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3932" calcext:value-type="float">
            <text:p>3173932</text:p>
          </table:table-cell>
          <table:table-cell office:value-type="float" office:value="123236" calcext:value-type="float">
            <text:p>123236</text:p>
          </table:table-cell>
          <table:table-cell office:value-type="float" office:value="85924" calcext:value-type="float">
            <text:p>85924</text:p>
          </table:table-cell>
          <table:table-cell office:value-type="float" office:value="37312" calcext:value-type="float">
            <text:p>3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7091" calcext:value-type="float">
            <text:p>7091</text:p>
          </table:table-cell>
          <table:table-cell office:value-type="float" office:value="35760" calcext:value-type="float">
            <text:p>35760</text:p>
          </table:table-cell>
          <table:table-cell office:value-type="float" office:value="29795" calcext:value-type="float">
            <text:p>29795</text:p>
          </table:table-cell>
          <table:table-cell office:value-type="float" office:value="4912" calcext:value-type="float">
            <text:p>4912</text:p>
          </table:table-cell>
          <table:table-cell office:value-type="float" office:value="2629" calcext:value-type="float">
            <text:p>2629</text:p>
          </table:table-cell>
          <table:table-cell office:value-type="float" office:value="54672" calcext:value-type="float">
            <text:p>546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947" calcext:value-type="float">
            <text:p>1947</text:p>
          </table:table-cell>
          <table:table-cell office:value-type="float" office:value="208" calcext:value-type="float">
            <text:p>208</text:p>
          </table:table-cell>
          <table:table-cell office:value-type="float" office:value="4722" calcext:value-type="float">
            <text:p>4722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2" calcext:value-type="date">
            <text:p>11/20/19 09:02 AM</text:p>
          </table:table-cell>
          <table:table-cell office:value-type="float" office:value="9130512" calcext:value-type="float">
            <text:p>91305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5852" calcext:value-type="float">
            <text:p>3255852</text:p>
          </table:table-cell>
          <table:table-cell office:value-type="float" office:value="265148" calcext:value-type="float">
            <text:p>265148</text:p>
          </table:table-cell>
          <table:table-cell office:value-type="float" office:value="227772" calcext:value-type="float">
            <text:p>227772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3565" calcext:value-type="float">
            <text:p>13565</text:p>
          </table:table-cell>
          <table:table-cell office:value-type="float" office:value="124096" calcext:value-type="float">
            <text:p>124096</text:p>
          </table:table-cell>
          <table:table-cell office:value-type="float" office:value="97367" calcext:value-type="float">
            <text:p>97367</text:p>
          </table:table-cell>
          <table:table-cell office:value-type="float" office:value="17520" calcext:value-type="float">
            <text:p>17520</text:p>
          </table:table-cell>
          <table:table-cell office:value-type="float" office:value="7412" calcext:value-type="float">
            <text:p>7412</text:p>
          </table:table-cell>
          <table:table-cell office:value-type="float" office:value="191824" calcext:value-type="float">
            <text:p>19182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44" calcext:value-type="float">
            <text:p>21544</text:p>
          </table:table-cell>
          <table:table-cell office:value-type="float" office:value="8258" calcext:value-type="float">
            <text:p>8258</text:p>
          </table:table-cell>
          <table:table-cell office:value-type="float" office:value="208" calcext:value-type="float">
            <text:p>208</text:p>
          </table:table-cell>
          <table:table-cell office:value-type="float" office:value="11033" calcext:value-type="float">
            <text:p>11033</text:p>
          </table:table-cell>
          <table:table-cell office:value-type="float" office:value="6311" calcext:value-type="float">
            <text:p>6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3" calcext:value-type="date">
            <text:p>11/20/19 09:02 AM</text:p>
          </table:table-cell>
          <table:table-cell office:value-type="float" office:value="8988532" calcext:value-type="float">
            <text:p>89885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08" calcext:value-type="float">
            <text:p>3403308</text:p>
          </table:table-cell>
          <table:table-cell office:value-type="float" office:value="406560" calcext:value-type="float">
            <text:p>406560</text:p>
          </table:table-cell>
          <table:table-cell office:value-type="float" office:value="369184" calcext:value-type="float">
            <text:p>369184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9936" calcext:value-type="float">
            <text:p>39936</text:p>
          </table:table-cell>
          <table:table-cell office:value-type="float" office:value="23032" calcext:value-type="float">
            <text:p>23032</text:p>
          </table:table-cell>
          <table:table-cell office:value-type="float" office:value="223024" calcext:value-type="float">
            <text:p>223024</text:p>
          </table:table-cell>
          <table:table-cell office:value-type="float" office:value="173013" calcext:value-type="float">
            <text:p>173013</text:p>
          </table:table-cell>
          <table:table-cell office:value-type="float" office:value="31664" calcext:value-type="float">
            <text:p>31664</text:p>
          </table:table-cell>
          <table:table-cell office:value-type="float" office:value="12766" calcext:value-type="float">
            <text:p>12766</text:p>
          </table:table-cell>
          <table:table-cell office:value-type="float" office:value="361680" calcext:value-type="float">
            <text:p>36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5324" calcext:value-type="float">
            <text:p>15324</text:p>
          </table:table-cell>
          <table:table-cell office:value-type="float" office:value="208" calcext:value-type="float">
            <text:p>208</text:p>
          </table:table-cell>
          <table:table-cell office:value-type="float" office:value="18099" calcext:value-type="float">
            <text:p>18099</text:p>
          </table:table-cell>
          <table:table-cell office:value-type="float" office:value="7066" calcext:value-type="float">
            <text:p>7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4" calcext:value-type="date">
            <text:p>11/20/19 09:02 AM</text:p>
          </table:table-cell>
          <table:table-cell office:value-type="float" office:value="8860564" calcext:value-type="float">
            <text:p>88605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5228" calcext:value-type="float">
            <text:p>3485228</text:p>
          </table:table-cell>
          <table:table-cell office:value-type="float" office:value="540672" calcext:value-type="float">
            <text:p>540672</text:p>
          </table:table-cell>
          <table:table-cell office:value-type="float" office:value="503296" calcext:value-type="float">
            <text:p>50329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33213" calcext:value-type="float">
            <text:p>33213</text:p>
          </table:table-cell>
          <table:table-cell office:value-type="float" office:value="322032" calcext:value-type="float">
            <text:p>322032</text:p>
          </table:table-cell>
          <table:table-cell office:value-type="float" office:value="248732" calcext:value-type="float">
            <text:p>248732</text:p>
          </table:table-cell>
          <table:table-cell office:value-type="float" office:value="45808" calcext:value-type="float">
            <text:p>45808</text:p>
          </table:table-cell>
          <table:table-cell office:value-type="float" office:value="18125" calcext:value-type="float">
            <text:p>18125</text:p>
          </table:table-cell>
          <table:table-cell office:value-type="float" office:value="486000" calcext:value-type="float">
            <text:p>4860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2395" calcext:value-type="float">
            <text:p>22395</text:p>
          </table:table-cell>
          <table:table-cell office:value-type="float" office:value="208" calcext:value-type="float">
            <text:p>208</text:p>
          </table:table-cell>
          <table:table-cell office:value-type="float" office:value="25170" calcext:value-type="float">
            <text:p>25170</text:p>
          </table:table-cell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5" calcext:value-type="date">
            <text:p>11/20/19 09:02 AM</text:p>
          </table:table-cell>
          <table:table-cell office:value-type="float" office:value="8725228" calcext:value-type="float">
            <text:p>87252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5340" calcext:value-type="float">
            <text:p>3575340</text:p>
          </table:table-cell>
          <table:table-cell office:value-type="float" office:value="676400" calcext:value-type="float">
            <text:p>676400</text:p>
          </table:table-cell>
          <table:table-cell office:value-type="float" office:value="639024" calcext:value-type="float">
            <text:p>639024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8368" calcext:value-type="float">
            <text:p>58368</text:p>
          </table:table-cell>
          <table:table-cell office:value-type="float" office:value="42708" calcext:value-type="float">
            <text:p>42708</text:p>
          </table:table-cell>
          <table:table-cell office:value-type="float" office:value="420448" calcext:value-type="float">
            <text:p>420448</text:p>
          </table:table-cell>
          <table:table-cell office:value-type="float" office:value="324003" calcext:value-type="float">
            <text:p>324003</text:p>
          </table:table-cell>
          <table:table-cell office:value-type="float" office:value="59856" calcext:value-type="float">
            <text:p>59856</text:p>
          </table:table-cell>
          <table:table-cell office:value-type="float" office:value="23452" calcext:value-type="float">
            <text:p>23452</text:p>
          </table:table-cell>
          <table:table-cell office:value-type="float" office:value="632784" calcext:value-type="float">
            <text:p>632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9425" calcext:value-type="float">
            <text:p>29425</text:p>
          </table:table-cell>
          <table:table-cell office:value-type="float" office:value="208" calcext:value-type="float">
            <text:p>208</text:p>
          </table:table-cell>
          <table:table-cell office:value-type="float" office:value="32200" calcext:value-type="float">
            <text:p>32200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6" calcext:value-type="date">
            <text:p>11/20/19 09:02 AM</text:p>
          </table:table-cell>
          <table:table-cell office:value-type="float" office:value="8586472" calcext:value-type="float">
            <text:p>85864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2796" calcext:value-type="float">
            <text:p>3722796</text:p>
          </table:table-cell>
          <table:table-cell office:value-type="float" office:value="814936" calcext:value-type="float">
            <text:p>814936</text:p>
          </table:table-cell>
          <table:table-cell office:value-type="float" office:value="777560" calcext:value-type="float">
            <text:p>777560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728" calcext:value-type="float">
            <text:p>73728</text:p>
          </table:table-cell>
          <table:table-cell office:value-type="float" office:value="45622" calcext:value-type="float">
            <text:p>45622</text:p>
          </table:table-cell>
          <table:table-cell office:value-type="float" office:value="517104" calcext:value-type="float">
            <text:p>517104</text:p>
          </table:table-cell>
          <table:table-cell office:value-type="float" office:value="397926" calcext:value-type="float">
            <text:p>397926</text:p>
          </table:table-cell>
          <table:table-cell office:value-type="float" office:value="73664" calcext:value-type="float">
            <text:p>73664</text:p>
          </table:table-cell>
          <table:table-cell office:value-type="float" office:value="28684" calcext:value-type="float">
            <text:p>28684</text:p>
          </table:table-cell>
          <table:table-cell office:value-type="float" office:value="810064" calcext:value-type="float">
            <text:p>8100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329" calcext:value-type="float">
            <text:p>36329</text:p>
          </table:table-cell>
          <table:table-cell office:value-type="float" office:value="208" calcext:value-type="float">
            <text:p>208</text:p>
          </table:table-cell>
          <table:table-cell office:value-type="float" office:value="39104" calcext:value-type="float">
            <text:p>39104</text:p>
          </table:table-cell>
          <table:table-cell office:value-type="float" office:value="6904" calcext:value-type="float">
            <text:p>6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7" calcext:value-type="date">
            <text:p>11/20/19 09:02 AM</text:p>
          </table:table-cell>
          <table:table-cell office:value-type="float" office:value="8516296" calcext:value-type="float">
            <text:p>85162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8" calcext:value-type="date">
            <text:p>11/20/19 09:02 AM</text:p>
          </table:table-cell>
          <table:table-cell office:value-type="float" office:value="8516296" calcext:value-type="float">
            <text:p>85162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09" calcext:value-type="date">
            <text:p>11/20/19 09:02 AM</text:p>
          </table:table-cell>
          <table:table-cell office:value-type="float" office:value="8523116" calcext:value-type="float">
            <text:p>85231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0" calcext:value-type="date">
            <text:p>11/20/19 09:02 AM</text:p>
          </table:table-cell>
          <table:table-cell office:value-type="float" office:value="8523116" calcext:value-type="float">
            <text:p>85231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1" calcext:value-type="date">
            <text:p>11/20/19 09:02 AM</text:p>
          </table:table-cell>
          <table:table-cell office:value-type="float" office:value="8514808" calcext:value-type="float">
            <text:p>85148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2" calcext:value-type="date">
            <text:p>11/20/19 09:02 AM</text:p>
          </table:table-cell>
          <table:table-cell office:value-type="float" office:value="8514808" calcext:value-type="float">
            <text:p>85148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3" calcext:value-type="date">
            <text:p>11/20/19 09:02 AM</text:p>
          </table:table-cell>
          <table:table-cell office:value-type="float" office:value="8521632" calcext:value-type="float">
            <text:p>85216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4" calcext:value-type="date">
            <text:p>11/20/19 09:02 AM</text:p>
          </table:table-cell>
          <table:table-cell office:value-type="float" office:value="8521632" calcext:value-type="float">
            <text:p>85216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08" calcext:value-type="float">
            <text:p>878108</text:p>
          </table:table-cell>
          <table:table-cell office:value-type="float" office:value="840732" calcext:value-type="float">
            <text:p>8407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2430" calcext:value-type="float">
            <text:p>4243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92" calcext:value-type="float">
            <text:p>439492</text:p>
          </table:table-cell>
          <table:table-cell office:value-type="float" office:value="81440" calcext:value-type="float">
            <text:p>81440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5" calcext:value-type="date">
            <text:p>11/20/19 09:02 AM</text:p>
          </table:table-cell>
          <table:table-cell office:value-type="float" office:value="8509112" calcext:value-type="float">
            <text:p>85091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2:16" calcext:value-type="date">
            <text:p>11/20/19 09:02 AM</text:p>
          </table:table-cell>
          <table:table-cell office:value-type="float" office:value="8508620" calcext:value-type="float">
            <text:p>85086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7" calcext:value-type="date">
            <text:p>11/20/19 09:02 AM</text:p>
          </table:table-cell>
          <table:table-cell office:value-type="float" office:value="8515564" calcext:value-type="float">
            <text:p>85155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8" calcext:value-type="date">
            <text:p>11/20/19 09:02 AM</text:p>
          </table:table-cell>
          <table:table-cell office:value-type="float" office:value="8522372" calcext:value-type="float">
            <text:p>85223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19" calcext:value-type="date">
            <text:p>11/20/19 09:02 AM</text:p>
          </table:table-cell>
          <table:table-cell office:value-type="float" office:value="8515564" calcext:value-type="float">
            <text:p>85155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1" calcext:value-type="date">
            <text:p>11/20/19 09:02 AM</text:p>
          </table:table-cell>
          <table:table-cell office:value-type="float" office:value="8515564" calcext:value-type="float">
            <text:p>85155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2" calcext:value-type="date">
            <text:p>11/20/19 09:02 AM</text:p>
          </table:table-cell>
          <table:table-cell office:value-type="float" office:value="8516060" calcext:value-type="float">
            <text:p>851606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3" calcext:value-type="date">
            <text:p>11/20/19 09:02 AM</text:p>
          </table:table-cell>
          <table:table-cell office:value-type="float" office:value="8523128" calcext:value-type="float">
            <text:p>85231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78112" calcext:value-type="float">
            <text:p>878112</text:p>
          </table:table-cell>
          <table:table-cell office:value-type="float" office:value="840736" calcext:value-type="float">
            <text:p>8407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34968" calcext:value-type="float">
            <text:p>34968</text:p>
          </table:table-cell>
          <table:table-cell office:value-type="float" office:value="571424" calcext:value-type="float">
            <text:p>571424</text:p>
          </table:table-cell>
          <table:table-cell office:value-type="float" office:value="353836" calcext:value-type="float">
            <text:p>353836</text:p>
          </table:table-cell>
          <table:table-cell office:value-type="float" office:value="81424" calcext:value-type="float">
            <text:p>81424</text:p>
          </table:table-cell>
          <table:table-cell office:value-type="float" office:value="25564" calcext:value-type="float">
            <text:p>25564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4" calcext:value-type="date">
            <text:p>11/20/19 09:02 AM</text:p>
          </table:table-cell>
          <table:table-cell office:value-type="float" office:value="8610140" calcext:value-type="float">
            <text:p>86101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0" calcext:value-type="float">
            <text:p>268180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2:25" calcext:value-type="date">
            <text:p>11/20/19 09:02 AM</text:p>
          </table:table-cell>
          <table:table-cell office:value-type="float" office:value="8602836" calcext:value-type="float">
            <text:p>86028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0" calcext:value-type="float">
            <text:p>268180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6" calcext:value-type="date">
            <text:p>11/20/19 09:02 AM</text:p>
          </table:table-cell>
          <table:table-cell office:value-type="float" office:value="8602836" calcext:value-type="float">
            <text:p>86028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0" calcext:value-type="float">
            <text:p>268180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7" calcext:value-type="date">
            <text:p>11/20/19 09:02 AM</text:p>
          </table:table-cell>
          <table:table-cell office:value-type="float" office:value="8616848" calcext:value-type="float">
            <text:p>86168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0" calcext:value-type="float">
            <text:p>268180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8" calcext:value-type="date">
            <text:p>11/20/19 09:02 AM</text:p>
          </table:table-cell>
          <table:table-cell office:value-type="float" office:value="8616724" calcext:value-type="float">
            <text:p>86167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1" calcext:value-type="float">
            <text:p>268181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29" calcext:value-type="date">
            <text:p>11/20/19 09:02 AM</text:p>
          </table:table-cell>
          <table:table-cell office:value-type="float" office:value="8609780" calcext:value-type="float">
            <text:p>86097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1" calcext:value-type="float">
            <text:p>268181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0" calcext:value-type="date">
            <text:p>11/20/19 09:02 AM</text:p>
          </table:table-cell>
          <table:table-cell office:value-type="float" office:value="8609784" calcext:value-type="float">
            <text:p>86097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1" calcext:value-type="float">
            <text:p>268181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1" calcext:value-type="date">
            <text:p>11/20/19 09:02 AM</text:p>
          </table:table-cell>
          <table:table-cell office:value-type="float" office:value="8609784" calcext:value-type="float">
            <text:p>860978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82132" calcext:value-type="float">
            <text:p>782132</text:p>
          </table:table-cell>
          <table:table-cell office:value-type="float" office:value="744756" calcext:value-type="float">
            <text:p>744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27438" calcext:value-type="float">
            <text:p>27438</text:p>
          </table:table-cell>
          <table:table-cell office:value-type="float" office:value="475424" calcext:value-type="float">
            <text:p>475424</text:p>
          </table:table-cell>
          <table:table-cell office:value-type="float" office:value="268181" calcext:value-type="float">
            <text:p>268181</text:p>
          </table:table-cell>
          <table:table-cell office:value-type="float" office:value="81424" calcext:value-type="float">
            <text:p>81424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2" calcext:value-type="date">
            <text:p>11/20/19 09:02 AM</text:p>
          </table:table-cell>
          <table:table-cell office:value-type="float" office:value="8707528" calcext:value-type="float">
            <text:p>87075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64" calcext:value-type="float">
            <text:p>19364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2:33" calcext:value-type="date">
            <text:p>11/20/19 09:02 AM</text:p>
          </table:table-cell>
          <table:table-cell office:value-type="float" office:value="8707544" calcext:value-type="float">
            <text:p>87075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4" calcext:value-type="date">
            <text:p>11/20/19 09:02 AM</text:p>
          </table:table-cell>
          <table:table-cell office:value-type="float" office:value="8707544" calcext:value-type="float">
            <text:p>87075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5" calcext:value-type="date">
            <text:p>11/20/19 09:02 AM</text:p>
          </table:table-cell>
          <table:table-cell office:value-type="float" office:value="8721928" calcext:value-type="float">
            <text:p>87219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6" calcext:value-type="date">
            <text:p>11/20/19 09:02 AM</text:p>
          </table:table-cell>
          <table:table-cell office:value-type="float" office:value="8721928" calcext:value-type="float">
            <text:p>87219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7" calcext:value-type="date">
            <text:p>11/20/19 09:02 AM</text:p>
          </table:table-cell>
          <table:table-cell office:value-type="float" office:value="8714612" calcext:value-type="float">
            <text:p>87146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8" calcext:value-type="date">
            <text:p>11/20/19 09:02 AM</text:p>
          </table:table-cell>
          <table:table-cell office:value-type="float" office:value="8721804" calcext:value-type="float">
            <text:p>87218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39" calcext:value-type="date">
            <text:p>11/20/19 09:02 AM</text:p>
          </table:table-cell>
          <table:table-cell office:value-type="float" office:value="8721556" calcext:value-type="float">
            <text:p>87215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0" calcext:value-type="date">
            <text:p>11/20/19 09:02 AM</text:p>
          </table:table-cell>
          <table:table-cell office:value-type="float" office:value="8721680" calcext:value-type="float">
            <text:p>87216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75512" calcext:value-type="float">
            <text:p>675512</text:p>
          </table:table-cell>
          <table:table-cell office:value-type="float" office:value="638136" calcext:value-type="float">
            <text:p>63813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6" calcext:value-type="float">
            <text:p>19876</text:p>
          </table:table-cell>
          <table:table-cell office:value-type="float" office:value="379424" calcext:value-type="float">
            <text:p>379424</text:p>
          </table:table-cell>
          <table:table-cell office:value-type="float" office:value="182525" calcext:value-type="float">
            <text:p>182525</text:p>
          </table:table-cell>
          <table:table-cell office:value-type="float" office:value="81424" calcext:value-type="float">
            <text:p>81424</text:p>
          </table:table-cell>
          <table:table-cell office:value-type="float" office:value="13439" calcext:value-type="float">
            <text:p>13439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1" calcext:value-type="date">
            <text:p>11/20/19 09:02 AM</text:p>
          </table:table-cell>
          <table:table-cell office:value-type="float" office:value="8828336" calcext:value-type="float">
            <text:p>882833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2:42" calcext:value-type="date">
            <text:p>11/20/19 09:02 AM</text:p>
          </table:table-cell>
          <table:table-cell office:value-type="float" office:value="8828096" calcext:value-type="float">
            <text:p>88280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3" calcext:value-type="date">
            <text:p>11/20/19 09:02 AM</text:p>
          </table:table-cell>
          <table:table-cell office:value-type="float" office:value="8842480" calcext:value-type="float">
            <text:p>88424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4" calcext:value-type="date">
            <text:p>11/20/19 09:02 AM</text:p>
          </table:table-cell>
          <table:table-cell office:value-type="float" office:value="8842356" calcext:value-type="float">
            <text:p>88423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5" calcext:value-type="date">
            <text:p>11/20/19 09:02 AM</text:p>
          </table:table-cell>
          <table:table-cell office:value-type="float" office:value="8835416" calcext:value-type="float">
            <text:p>88354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6" calcext:value-type="date">
            <text:p>11/20/19 09:02 AM</text:p>
          </table:table-cell>
          <table:table-cell office:value-type="float" office:value="8835540" calcext:value-type="float">
            <text:p>88355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7" calcext:value-type="date">
            <text:p>11/20/19 09:02 AM</text:p>
          </table:table-cell>
          <table:table-cell office:value-type="float" office:value="8835420" calcext:value-type="float">
            <text:p>88354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8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49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0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1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2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3" calcext:value-type="date">
            <text:p>11/20/19 09:02 AM</text:p>
          </table:table-cell>
          <table:table-cell office:value-type="float" office:value="8842364" calcext:value-type="float">
            <text:p>8842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4" calcext:value-type="date">
            <text:p>11/20/19 09:02 AM</text:p>
          </table:table-cell>
          <table:table-cell office:value-type="float" office:value="8842612" calcext:value-type="float">
            <text:p>88426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5" calcext:value-type="date">
            <text:p>11/20/19 09:02 AM</text:p>
          </table:table-cell>
          <table:table-cell office:value-type="float" office:value="8842612" calcext:value-type="float">
            <text:p>88426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6" calcext:value-type="date">
            <text:p>11/20/19 09:02 AM</text:p>
          </table:table-cell>
          <table:table-cell office:value-type="float" office:value="8842612" calcext:value-type="float">
            <text:p>88426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7" calcext:value-type="date">
            <text:p>11/20/19 09:02 AM</text:p>
          </table:table-cell>
          <table:table-cell office:value-type="float" office:value="8842488" calcext:value-type="float">
            <text:p>8842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8" calcext:value-type="date">
            <text:p>11/20/19 09:02 AM</text:p>
          </table:table-cell>
          <table:table-cell office:value-type="float" office:value="8842488" calcext:value-type="float">
            <text:p>8842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2:59" calcext:value-type="date">
            <text:p>11/20/19 09:02 AM</text:p>
          </table:table-cell>
          <table:table-cell office:value-type="float" office:value="8842488" calcext:value-type="float">
            <text:p>8842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0" calcext:value-type="date">
            <text:p>11/20/19 09:03 AM</text:p>
          </table:table-cell>
          <table:table-cell office:value-type="float" office:value="8842488" calcext:value-type="float">
            <text:p>88424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1" calcext:value-type="date">
            <text:p>11/20/19 09:03 AM</text:p>
          </table:table-cell>
          <table:table-cell office:value-type="float" office:value="8842004" calcext:value-type="float">
            <text:p>88420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2" calcext:value-type="date">
            <text:p>11/20/19 09:03 AM</text:p>
          </table:table-cell>
          <table:table-cell office:value-type="float" office:value="8842008" calcext:value-type="float">
            <text:p>88420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3" calcext:value-type="date">
            <text:p>11/20/19 09:03 AM</text:p>
          </table:table-cell>
          <table:table-cell office:value-type="float" office:value="8842012" calcext:value-type="float">
            <text:p>884201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4" calcext:value-type="date">
            <text:p>11/20/19 09:03 AM</text:p>
          </table:table-cell>
          <table:table-cell office:value-type="float" office:value="8841888" calcext:value-type="float">
            <text:p>88418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5" calcext:value-type="date">
            <text:p>11/20/19 09:03 AM</text:p>
          </table:table-cell>
          <table:table-cell office:value-type="float" office:value="8841888" calcext:value-type="float">
            <text:p>88418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6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7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8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09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0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1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2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3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4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5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6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7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8" calcext:value-type="date">
            <text:p>11/20/19 09:03 AM</text:p>
          </table:table-cell>
          <table:table-cell office:value-type="float" office:value="8842144" calcext:value-type="float">
            <text:p>88421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19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0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1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2" calcext:value-type="date">
            <text:p>11/20/19 09:03 AM</text:p>
          </table:table-cell>
          <table:table-cell office:value-type="float" office:value="8842020" calcext:value-type="float">
            <text:p>88420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3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4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5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6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7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8" calcext:value-type="date">
            <text:p>11/20/19 09:03 AM</text:p>
          </table:table-cell>
          <table:table-cell office:value-type="float" office:value="8841896" calcext:value-type="float">
            <text:p>8841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29" calcext:value-type="date">
            <text:p>11/20/19 09:03 AM</text:p>
          </table:table-cell>
          <table:table-cell office:value-type="float" office:value="8841772" calcext:value-type="float">
            <text:p>88417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0" calcext:value-type="date">
            <text:p>11/20/19 09:03 AM</text:p>
          </table:table-cell>
          <table:table-cell office:value-type="float" office:value="8841772" calcext:value-type="float">
            <text:p>88417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1" calcext:value-type="date">
            <text:p>11/20/19 09:03 AM</text:p>
          </table:table-cell>
          <table:table-cell office:value-type="float" office:value="8841772" calcext:value-type="float">
            <text:p>88417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2" calcext:value-type="date">
            <text:p>11/20/19 09:03 AM</text:p>
          </table:table-cell>
          <table:table-cell office:value-type="float" office:value="8808740" calcext:value-type="float">
            <text:p>88087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3" calcext:value-type="date">
            <text:p>11/20/19 09:03 AM</text:p>
          </table:table-cell>
          <table:table-cell office:value-type="float" office:value="8808764" calcext:value-type="float">
            <text:p>88087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4" calcext:value-type="date">
            <text:p>11/20/19 09:03 AM</text:p>
          </table:table-cell>
          <table:table-cell office:value-type="float" office:value="8808764" calcext:value-type="float">
            <text:p>88087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5" calcext:value-type="date">
            <text:p>11/20/19 09:03 AM</text:p>
          </table:table-cell>
          <table:table-cell office:value-type="float" office:value="8808764" calcext:value-type="float">
            <text:p>88087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6" calcext:value-type="date">
            <text:p>11/20/19 09:03 AM</text:p>
          </table:table-cell>
          <table:table-cell office:value-type="float" office:value="8808268" calcext:value-type="float">
            <text:p>880826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7" calcext:value-type="date">
            <text:p>11/20/19 09:03 AM</text:p>
          </table:table-cell>
          <table:table-cell office:value-type="float" office:value="8808288" calcext:value-type="float">
            <text:p>88082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8" calcext:value-type="date">
            <text:p>11/20/19 09:03 AM</text:p>
          </table:table-cell>
          <table:table-cell office:value-type="float" office:value="8807924" calcext:value-type="float">
            <text:p>88079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39" calcext:value-type="date">
            <text:p>11/20/19 09:03 AM</text:p>
          </table:table-cell>
          <table:table-cell office:value-type="float" office:value="8807856" calcext:value-type="float">
            <text:p>88078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0" calcext:value-type="date">
            <text:p>11/20/19 09:03 AM</text:p>
          </table:table-cell>
          <table:table-cell office:value-type="float" office:value="8808728" calcext:value-type="float">
            <text:p>880872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1" calcext:value-type="date">
            <text:p>11/20/19 09:03 AM</text:p>
          </table:table-cell>
          <table:table-cell office:value-type="float" office:value="8809720" calcext:value-type="float">
            <text:p>88097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2" calcext:value-type="date">
            <text:p>11/20/19 09:03 AM</text:p>
          </table:table-cell>
          <table:table-cell office:value-type="float" office:value="8809720" calcext:value-type="float">
            <text:p>880972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3" calcext:value-type="date">
            <text:p>11/20/19 09:03 AM</text:p>
          </table:table-cell>
          <table:table-cell office:value-type="float" office:value="8809848" calcext:value-type="float">
            <text:p>88098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4" calcext:value-type="date">
            <text:p>11/20/19 09:03 AM</text:p>
          </table:table-cell>
          <table:table-cell office:value-type="float" office:value="8809848" calcext:value-type="float">
            <text:p>88098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82" calcext:value-type="float">
            <text:p>12182</text:p>
          </table:table-cell>
          <table:table-cell office:value-type="float" office:value="283424" calcext:value-type="float">
            <text:p>283424</text:p>
          </table:table-cell>
          <table:table-cell office:value-type="float" office:value="96870" calcext:value-type="float">
            <text:p>96870</text:p>
          </table:table-cell>
          <table:table-cell office:value-type="float" office:value="81424" calcext:value-type="float">
            <text:p>81424</text:p>
          </table:table-cell>
          <table:table-cell office:value-type="float" office:value="7376" calcext:value-type="float">
            <text:p>7376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5" calcext:value-type="date">
            <text:p>11/20/19 09:03 AM</text:p>
          </table:table-cell>
          <table:table-cell office:value-type="float" office:value="8802532" calcext:value-type="float">
            <text:p>88025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555124" calcext:value-type="float">
            <text:p>555124</text:p>
          </table:table-cell>
          <table:table-cell office:value-type="float" office:value="517748" calcext:value-type="float">
            <text:p>517748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29273" calcext:value-type="float">
            <text:p>29273</text:p>
          </table:table-cell>
          <table:table-cell office:value-type="float" office:value="283424" calcext:value-type="float">
            <text:p>283424</text:p>
          </table:table-cell>
          <table:table-cell office:value-type="float" office:value="179868" calcext:value-type="float">
            <text:p>179868</text:p>
          </table:table-cell>
          <table:table-cell office:value-type="float" office:value="81424" calcext:value-type="float">
            <text:p>81424</text:p>
          </table:table-cell>
          <table:table-cell office:value-type="float" office:value="13245" calcext:value-type="float">
            <text:p>13245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5956" calcext:value-type="float">
            <text:p>15956</text:p>
          </table:table-cell>
          <table:table-cell office:value-type="float" office:value="208" calcext:value-type="float">
            <text:p>208</text:p>
          </table:table-cell>
          <table:table-cell office:value-type="float" office:value="18731" calcext:value-type="float">
            <text:p>18731</text:p>
          </table:table-cell>
          <table:table-cell office:value-type="float" office:value="7745" calcext:value-type="float">
            <text:p>7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6" calcext:value-type="date">
            <text:p>11/20/19 09:03 AM</text:p>
          </table:table-cell>
          <table:table-cell office:value-type="float" office:value="8726896" calcext:value-type="float">
            <text:p>87268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639196" calcext:value-type="float">
            <text:p>639196</text:p>
          </table:table-cell>
          <table:table-cell office:value-type="float" office:value="601820" calcext:value-type="float">
            <text:p>601820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176" calcext:value-type="float">
            <text:p>50176</text:p>
          </table:table-cell>
          <table:table-cell office:value-type="float" office:value="28989" calcext:value-type="float">
            <text:p>28989</text:p>
          </table:table-cell>
          <table:table-cell office:value-type="float" office:value="364416" calcext:value-type="float">
            <text:p>364416</text:p>
          </table:table-cell>
          <table:table-cell office:value-type="float" office:value="254843" calcext:value-type="float">
            <text:p>254843</text:p>
          </table:table-cell>
          <table:table-cell office:value-type="float" office:value="81424" calcext:value-type="float">
            <text:p>81424</text:p>
          </table:table-cell>
          <table:table-cell office:value-type="float" office:value="18550" calcext:value-type="float">
            <text:p>18550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2955" calcext:value-type="float">
            <text:p>22955</text:p>
          </table:table-cell>
          <table:table-cell office:value-type="float" office:value="204" calcext:value-type="float">
            <text:p>204</text:p>
          </table:table-cell>
          <table:table-cell office:value-type="float" office:value="25730" calcext:value-type="float">
            <text:p>25730</text:p>
          </table:table-cell>
          <table:table-cell office:value-type="float" office:value="7003" calcext:value-type="float">
            <text:p>7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date" office:date-value="2019-11-20T09:03:47" calcext:value-type="date">
            <text:p>11/20/19 09:03 AM</text:p>
          </table:table-cell>
          <table:table-cell office:value-type="float" office:value="8637996" calcext:value-type="float">
            <text:p>86379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738420" calcext:value-type="float">
            <text:p>738420</text:p>
          </table:table-cell>
          <table:table-cell office:value-type="float" office:value="701044" calcext:value-type="float">
            <text:p>701044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3488" calcext:value-type="float">
            <text:p>63488</text:p>
          </table:table-cell>
          <table:table-cell office:value-type="float" office:value="38163" calcext:value-type="float">
            <text:p>38163</text:p>
          </table:table-cell>
          <table:table-cell office:value-type="float" office:value="449648" calcext:value-type="float">
            <text:p>449648</text:p>
          </table:table-cell>
          <table:table-cell office:value-type="float" office:value="330895" calcext:value-type="float">
            <text:p>330895</text:p>
          </table:table-cell>
          <table:table-cell office:value-type="float" office:value="81424" calcext:value-type="float">
            <text:p>81424</text:p>
          </table:table-cell>
          <table:table-cell office:value-type="float" office:value="23933" calcext:value-type="float">
            <text:p>23933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0058" calcext:value-type="float">
            <text:p>30058</text:p>
          </table:table-cell>
          <table:table-cell office:value-type="float" office:value="204" calcext:value-type="float">
            <text:p>204</text:p>
          </table:table-cell>
          <table:table-cell office:value-type="float" office:value="32833" calcext:value-type="float">
            <text:p>32833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8" calcext:value-type="date">
            <text:p>11/20/19 09:03 AM</text:p>
          </table:table-cell>
          <table:table-cell office:value-type="float" office:value="8560944" calcext:value-type="float">
            <text:p>856094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1948" calcext:value-type="float">
            <text:p>3771948</text:p>
          </table:table-cell>
          <table:table-cell office:value-type="float" office:value="837924" calcext:value-type="float">
            <text:p>837924</text:p>
          </table:table-cell>
          <table:table-cell office:value-type="float" office:value="800548" calcext:value-type="float">
            <text:p>800548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8848" calcext:value-type="float">
            <text:p>78848</text:p>
          </table:table-cell>
          <table:table-cell office:value-type="float" office:value="45465" calcext:value-type="float">
            <text:p>45465</text:p>
          </table:table-cell>
          <table:table-cell office:value-type="float" office:value="533328" calcext:value-type="float">
            <text:p>533328</text:p>
          </table:table-cell>
          <table:table-cell office:value-type="float" office:value="405556" calcext:value-type="float">
            <text:p>405556</text:p>
          </table:table-cell>
          <table:table-cell office:value-type="float" office:value="81424" calcext:value-type="float">
            <text:p>81424</text:p>
          </table:table-cell>
          <table:table-cell office:value-type="float" office:value="29217" calcext:value-type="float">
            <text:p>29217</text:p>
          </table:table-cell>
          <table:table-cell office:value-type="float" office:value="951664" calcext:value-type="float">
            <text:p>95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031" calcext:value-type="float">
            <text:p>37031</text:p>
          </table:table-cell>
          <table:table-cell office:value-type="float" office:value="204" calcext:value-type="float">
            <text:p>204</text:p>
          </table:table-cell>
          <table:table-cell office:value-type="float" office:value="39806" calcext:value-type="float">
            <text:p>39806</text:p>
          </table:table-cell>
          <table:table-cell office:value-type="float" office:value="6973" calcext:value-type="float">
            <text:p>6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49" calcext:value-type="date">
            <text:p>11/20/19 09:03 AM</text:p>
          </table:table-cell>
          <table:table-cell office:value-type="float" office:value="8447208" calcext:value-type="float">
            <text:p>84472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2908" calcext:value-type="float">
            <text:p>3812908</text:p>
          </table:table-cell>
          <table:table-cell office:value-type="float" office:value="952500" calcext:value-type="float">
            <text:p>952500</text:p>
          </table:table-cell>
          <table:table-cell office:value-type="float" office:value="915124" calcext:value-type="float">
            <text:p>915124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7040" calcext:value-type="float">
            <text:p>87040</text:p>
          </table:table-cell>
          <table:table-cell office:value-type="float" office:value="51600" calcext:value-type="float">
            <text:p>51600</text:p>
          </table:table-cell>
          <table:table-cell office:value-type="float" office:value="625424" calcext:value-type="float">
            <text:p>625424</text:p>
          </table:table-cell>
          <table:table-cell office:value-type="float" office:value="480847" calcext:value-type="float">
            <text:p>480847</text:p>
          </table:table-cell>
          <table:table-cell office:value-type="float" office:value="89136" calcext:value-type="float">
            <text:p>89136</text:p>
          </table:table-cell>
          <table:table-cell office:value-type="float" office:value="34545" calcext:value-type="float">
            <text:p>34545</text:p>
          </table:table-cell>
          <table:table-cell office:value-type="float" office:value="988464" calcext:value-type="float">
            <text:p>9884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063" calcext:value-type="float">
            <text:p>44063</text:p>
          </table:table-cell>
          <table:table-cell office:value-type="float" office:value="204" calcext:value-type="float">
            <text:p>204</text:p>
          </table:table-cell>
          <table:table-cell office:value-type="float" office:value="46838" calcext:value-type="float">
            <text:p>46838</text:p>
          </table:table-cell>
          <table:table-cell office:value-type="float" office:value="7032" calcext:value-type="float">
            <text:p>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0" calcext:value-type="date">
            <text:p>11/20/19 09:03 AM</text:p>
          </table:table-cell>
          <table:table-cell office:value-type="float" office:value="8355572" calcext:value-type="float">
            <text:p>83555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office:value-type="float" office:value="4144" calcext:value-type="float">
            <text:p>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1" calcext:value-type="date">
            <text:p>11/20/19 09:03 AM</text:p>
          </table:table-cell>
          <table:table-cell office:value-type="float" office:value="8355572" calcext:value-type="float">
            <text:p>83555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2" calcext:value-type="date">
            <text:p>11/20/19 09:03 AM</text:p>
          </table:table-cell>
          <table:table-cell office:value-type="float" office:value="8362764" calcext:value-type="float">
            <text:p>83627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3" calcext:value-type="date">
            <text:p>11/20/19 09:03 AM</text:p>
          </table:table-cell>
          <table:table-cell office:value-type="float" office:value="8362888" calcext:value-type="float">
            <text:p>83628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4" calcext:value-type="date">
            <text:p>11/20/19 09:03 AM</text:p>
          </table:table-cell>
          <table:table-cell office:value-type="float" office:value="8356192" calcext:value-type="float">
            <text:p>83561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5" calcext:value-type="date">
            <text:p>11/20/19 09:03 AM</text:p>
          </table:table-cell>
          <table:table-cell office:value-type="float" office:value="8356076" calcext:value-type="float">
            <text:p>83560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6" calcext:value-type="date">
            <text:p>11/20/19 09:03 AM</text:p>
          </table:table-cell>
          <table:table-cell office:value-type="float" office:value="8355952" calcext:value-type="float">
            <text:p>83559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7" calcext:value-type="date">
            <text:p>11/20/19 09:03 AM</text:p>
          </table:table-cell>
          <table:table-cell office:value-type="float" office:value="8356076" calcext:value-type="float">
            <text:p>83560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08" calcext:value-type="float">
            <text:p>1037208</text:p>
          </table:table-cell>
          <table:table-cell office:value-type="float" office:value="999832" calcext:value-type="float">
            <text:p>99983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9630" calcext:value-type="float">
            <text:p>49630</text:p>
          </table:table-cell>
          <table:table-cell office:value-type="float" office:value="683440" calcext:value-type="float">
            <text:p>683440</text:p>
          </table:table-cell>
          <table:table-cell office:value-type="float" office:value="525219" calcext:value-type="float">
            <text:p>525219</text:p>
          </table:table-cell>
          <table:table-cell office:value-type="float" office:value="97424" calcext:value-type="float">
            <text:p>97424</text:p>
          </table:table-cell>
          <table:table-cell office:value-type="float" office:value="37687" calcext:value-type="float">
            <text:p>3768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8207" calcext:value-type="float">
            <text:p>48207</text:p>
          </table:table-cell>
          <table:table-cell office:value-type="float" office:value="204" calcext:value-type="float">
            <text:p>204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3:58" calcext:value-type="date">
            <text:p>11/20/19 09:03 AM</text:p>
          </table:table-cell>
          <table:table-cell office:value-type="float" office:value="8349256" calcext:value-type="float">
            <text:p>834925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0" calcext:value-type="float">
            <text:p>439550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3:59" calcext:value-type="date">
            <text:p>11/20/19 09:03 AM</text:p>
          </table:table-cell>
          <table:table-cell office:value-type="float" office:value="8349140" calcext:value-type="float">
            <text:p>83491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0" calcext:value-type="float">
            <text:p>439550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0" calcext:value-type="date">
            <text:p>11/20/19 09:04 AM</text:p>
          </table:table-cell>
          <table:table-cell office:value-type="float" office:value="8362824" calcext:value-type="float">
            <text:p>83628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0" calcext:value-type="float">
            <text:p>439550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1" calcext:value-type="date">
            <text:p>11/20/19 09:04 AM</text:p>
          </table:table-cell>
          <table:table-cell office:value-type="float" office:value="8362824" calcext:value-type="float">
            <text:p>83628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0" calcext:value-type="float">
            <text:p>439550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2" calcext:value-type="date">
            <text:p>11/20/19 09:04 AM</text:p>
          </table:table-cell>
          <table:table-cell office:value-type="float" office:value="8355732" calcext:value-type="float">
            <text:p>835573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3" calcext:value-type="float">
            <text:p>439553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3" calcext:value-type="date">
            <text:p>11/20/19 09:04 AM</text:p>
          </table:table-cell>
          <table:table-cell office:value-type="float" office:value="8355480" calcext:value-type="float">
            <text:p>83554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3" calcext:value-type="float">
            <text:p>439553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4" calcext:value-type="date">
            <text:p>11/20/19 09:04 AM</text:p>
          </table:table-cell>
          <table:table-cell office:value-type="float" office:value="8355480" calcext:value-type="float">
            <text:p>83554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3" calcext:value-type="float">
            <text:p>439553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5" calcext:value-type="date">
            <text:p>11/20/19 09:04 AM</text:p>
          </table:table-cell>
          <table:table-cell office:value-type="float" office:value="8361988" calcext:value-type="float">
            <text:p>836198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1037268" calcext:value-type="float">
            <text:p>1037268</text:p>
          </table:table-cell>
          <table:table-cell office:value-type="float" office:value="999892" calcext:value-type="float">
            <text:p>999892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42077" calcext:value-type="float">
            <text:p>42077</text:p>
          </table:table-cell>
          <table:table-cell office:value-type="float" office:value="683424" calcext:value-type="float">
            <text:p>683424</text:p>
          </table:table-cell>
          <table:table-cell office:value-type="float" office:value="439553" calcext:value-type="float">
            <text:p>439553</text:p>
          </table:table-cell>
          <table:table-cell office:value-type="float" office:value="97424" calcext:value-type="float">
            <text:p>97424</text:p>
          </table:table-cell>
          <table:table-cell office:value-type="float" office:value="31624" calcext:value-type="float">
            <text:p>31624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0207" calcext:value-type="float">
            <text:p>40207</text:p>
          </table:table-cell>
          <table:table-cell office:value-type="float" office:value="204" calcext:value-type="float">
            <text:p>204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6" calcext:value-type="date">
            <text:p>11/20/19 09:04 AM</text:p>
          </table:table-cell>
          <table:table-cell office:value-type="float" office:value="8430876" calcext:value-type="float">
            <text:p>84308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002" calcext:value-type="float">
            <text:p>34002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4:07" calcext:value-type="date">
            <text:p>11/20/19 09:04 AM</text:p>
          </table:table-cell>
          <table:table-cell office:value-type="float" office:value="8430752" calcext:value-type="float">
            <text:p>84307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8" calcext:value-type="date">
            <text:p>11/20/19 09:04 AM</text:p>
          </table:table-cell>
          <table:table-cell office:value-type="float" office:value="8430752" calcext:value-type="float">
            <text:p>84307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09" calcext:value-type="date">
            <text:p>11/20/19 09:04 AM</text:p>
          </table:table-cell>
          <table:table-cell office:value-type="float" office:value="8438052" calcext:value-type="float">
            <text:p>843805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0" calcext:value-type="date">
            <text:p>11/20/19 09:04 AM</text:p>
          </table:table-cell>
          <table:table-cell office:value-type="float" office:value="8438176" calcext:value-type="float">
            <text:p>84381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1" calcext:value-type="date">
            <text:p>11/20/19 09:04 AM</text:p>
          </table:table-cell>
          <table:table-cell office:value-type="float" office:value="8431624" calcext:value-type="float">
            <text:p>84316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2" calcext:value-type="date">
            <text:p>11/20/19 09:04 AM</text:p>
          </table:table-cell>
          <table:table-cell office:value-type="float" office:value="8431624" calcext:value-type="float">
            <text:p>84316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3" calcext:value-type="date">
            <text:p>11/20/19 09:04 AM</text:p>
          </table:table-cell>
          <table:table-cell office:value-type="float" office:value="8431624" calcext:value-type="float">
            <text:p>84316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4" calcext:value-type="date">
            <text:p>11/20/19 09:04 AM</text:p>
          </table:table-cell>
          <table:table-cell office:value-type="float" office:value="8431500" calcext:value-type="float">
            <text:p>843150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960452" calcext:value-type="float">
            <text:p>960452</text:p>
          </table:table-cell>
          <table:table-cell office:value-type="float" office:value="923076" calcext:value-type="float">
            <text:p>92307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7280" calcext:value-type="float">
            <text:p>97280</text:p>
          </table:table-cell>
          <table:table-cell office:value-type="float" office:value="34514" calcext:value-type="float">
            <text:p>34514</text:p>
          </table:table-cell>
          <table:table-cell office:value-type="float" office:value="606608" calcext:value-type="float">
            <text:p>606608</text:p>
          </table:table-cell>
          <table:table-cell office:value-type="float" office:value="353882" calcext:value-type="float">
            <text:p>35388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62" calcext:value-type="float">
            <text:p>25562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2207" calcext:value-type="float">
            <text:p>32207</text:p>
          </table:table-cell>
          <table:table-cell office:value-type="float" office:value="204" calcext:value-type="float">
            <text:p>204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5" calcext:value-type="date">
            <text:p>11/20/19 09:04 AM</text:p>
          </table:table-cell>
          <table:table-cell office:value-type="float" office:value="8500180" calcext:value-type="float">
            <text:p>85001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4:16" calcext:value-type="date">
            <text:p>11/20/19 09:04 AM</text:p>
          </table:table-cell>
          <table:table-cell office:value-type="float" office:value="8500180" calcext:value-type="float">
            <text:p>85001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7" calcext:value-type="date">
            <text:p>11/20/19 09:04 AM</text:p>
          </table:table-cell>
          <table:table-cell office:value-type="float" office:value="8513780" calcext:value-type="float">
            <text:p>851378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8" calcext:value-type="date">
            <text:p>11/20/19 09:04 AM</text:p>
          </table:table-cell>
          <table:table-cell office:value-type="float" office:value="8513748" calcext:value-type="float">
            <text:p>85137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19" calcext:value-type="date">
            <text:p>11/20/19 09:04 AM</text:p>
          </table:table-cell>
          <table:table-cell office:value-type="float" office:value="8506972" calcext:value-type="float">
            <text:p>850697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0" calcext:value-type="date">
            <text:p>11/20/19 09:04 AM</text:p>
          </table:table-cell>
          <table:table-cell office:value-type="float" office:value="8506848" calcext:value-type="float">
            <text:p>850684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1" calcext:value-type="date">
            <text:p>11/20/19 09:04 AM</text:p>
          </table:table-cell>
          <table:table-cell office:value-type="float" office:value="8513708" calcext:value-type="float">
            <text:p>8513708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2" calcext:value-type="date">
            <text:p>11/20/19 09:04 AM</text:p>
          </table:table-cell>
          <table:table-cell office:value-type="float" office:value="8513792" calcext:value-type="float">
            <text:p>8513792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882600" calcext:value-type="float">
            <text:p>882600</text:p>
          </table:table-cell>
          <table:table-cell office:value-type="float" office:value="845224" calcext:value-type="float">
            <text:p>845224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952" calcext:value-type="float">
            <text:p>26952</text:p>
          </table:table-cell>
          <table:table-cell office:value-type="float" office:value="529824" calcext:value-type="float">
            <text:p>529824</text:p>
          </table:table-cell>
          <table:table-cell office:value-type="float" office:value="268212" calcext:value-type="float">
            <text:p>268212</text:p>
          </table:table-cell>
          <table:table-cell office:value-type="float" office:value="97424" calcext:value-type="float">
            <text:p>97424</text:p>
          </table:table-cell>
          <table:table-cell office:value-type="float" office:value="19499" calcext:value-type="float">
            <text:p>19499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4207" calcext:value-type="float">
            <text:p>24207</text:p>
          </table:table-cell>
          <table:table-cell office:value-type="float" office:value="204" calcext:value-type="float">
            <text:p>204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3" calcext:value-type="date">
            <text:p>11/20/19 09:04 AM</text:p>
          </table:table-cell>
          <table:table-cell office:value-type="float" office:value="8611196" calcext:value-type="float">
            <text:p>861119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1-20T09:04:24" calcext:value-type="date">
            <text:p>11/20/19 09:04 AM</text:p>
          </table:table-cell>
          <table:table-cell office:value-type="float" office:value="8611516" calcext:value-type="float">
            <text:p>8611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5" calcext:value-type="date">
            <text:p>11/20/19 09:04 AM</text:p>
          </table:table-cell>
          <table:table-cell office:value-type="float" office:value="8618376" calcext:value-type="float">
            <text:p>861837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6" calcext:value-type="date">
            <text:p>11/20/19 09:04 AM</text:p>
          </table:table-cell>
          <table:table-cell office:value-type="float" office:value="8618460" calcext:value-type="float">
            <text:p>861846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7" calcext:value-type="date">
            <text:p>11/20/19 09:04 AM</text:p>
          </table:table-cell>
          <table:table-cell office:value-type="float" office:value="8611516" calcext:value-type="float">
            <text:p>8611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8" calcext:value-type="date">
            <text:p>11/20/19 09:04 AM</text:p>
          </table:table-cell>
          <table:table-cell office:value-type="float" office:value="8611516" calcext:value-type="float">
            <text:p>8611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29" calcext:value-type="date">
            <text:p>11/20/19 09:04 AM</text:p>
          </table:table-cell>
          <table:table-cell office:value-type="float" office:value="8611516" calcext:value-type="float">
            <text:p>8611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30" calcext:value-type="date">
            <text:p>11/20/19 09:04 AM</text:p>
          </table:table-cell>
          <table:table-cell office:value-type="float" office:value="8611516" calcext:value-type="float">
            <text:p>8611516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060" calcext:value-type="float">
            <text:p>3862060</text:p>
          </table:table-cell>
          <table:table-cell office:value-type="float" office:value="777132" calcext:value-type="float">
            <text:p>777132</text:p>
          </table:table-cell>
          <table:table-cell office:value-type="float" office:value="739756" calcext:value-type="float">
            <text:p>739756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608" calcext:value-type="float">
            <text:p>68608</text:p>
          </table:table-cell>
          <table:table-cell office:value-type="float" office:value="19390" calcext:value-type="float">
            <text:p>19390</text:p>
          </table:table-cell>
          <table:table-cell office:value-type="float" office:value="453024" calcext:value-type="float">
            <text:p>453024</text:p>
          </table:table-cell>
          <table:table-cell office:value-type="float" office:value="182541" calcext:value-type="float">
            <text:p>182541</text:p>
          </table:table-cell>
          <table:table-cell office:value-type="float" office:value="97424" calcext:value-type="float">
            <text:p>97424</text:p>
          </table:table-cell>
          <table:table-cell office:value-type="float" office:value="13437" calcext:value-type="float">
            <text:p>13437</text:p>
          </table:table-cell>
          <table:table-cell office:value-type="float" office:value="1139072" calcext:value-type="float">
            <text:p>113907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6207" calcext:value-type="float">
            <text:p>16207</text:p>
          </table:table-cell>
          <table:table-cell office:value-type="float" office:value="204" calcext:value-type="float">
            <text:p>204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31" calcext:value-type="date">
            <text:p>11/20/19 09:04 AM</text:p>
          </table:table-cell>
          <table:table-cell office:value-type="float" office:value="9100340" calcext:value-type="float">
            <text:p>9100340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5644" calcext:value-type="float">
            <text:p>285644</text:p>
          </table:table-cell>
          <table:table-cell office:value-type="float" office:value="248268" calcext:value-type="float">
            <text:p>248268</text:p>
          </table:table-cell>
          <table:table-cell office:value-type="float" office:value="37376" calcext:value-type="float">
            <text:p>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3915" calcext:value-type="float">
            <text:p>3915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4" calcext:value-type="float">
            <text:p>11214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1028992" calcext:value-type="float">
            <text:p>10289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1-20T09:04:32" calcext:value-type="date">
            <text:p>11/20/19 09:04 AM</text:p>
          </table:table-cell>
          <table:table-cell office:value-type="float" office:value="9100364" calcext:value-type="float">
            <text:p>910036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5644" calcext:value-type="float">
            <text:p>285644</text:p>
          </table:table-cell>
          <table:table-cell office:value-type="float" office:value="248268" calcext:value-type="float">
            <text:p>24826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3915" calcext:value-type="float">
            <text:p>3915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4" calcext:value-type="float">
            <text:p>11214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1028992" calcext:value-type="float">
            <text:p>10289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33" calcext:value-type="date">
            <text:p>11/20/19 09:04 AM</text:p>
          </table:table-cell>
          <table:table-cell office:value-type="float" office:value="9114624" calcext:value-type="float">
            <text:p>911462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5644" calcext:value-type="float">
            <text:p>285644</text:p>
          </table:table-cell>
          <table:table-cell office:value-type="float" office:value="248268" calcext:value-type="float">
            <text:p>24826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3915" calcext:value-type="float">
            <text:p>3915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4" calcext:value-type="float">
            <text:p>11214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1028992" calcext:value-type="float">
            <text:p>10289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1-20T09:04:34" calcext:value-type="date">
            <text:p>11/20/19 09:04 AM</text:p>
          </table:table-cell>
          <table:table-cell office:value-type="float" office:value="9114504" calcext:value-type="float">
            <text:p>9114504</text:p>
          </table:table-cell>
          <table:table-cell office:value-type="float" office:value="21760" calcext:value-type="float">
            <text:p>2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8620" calcext:value-type="float">
            <text:p>3288620</text:p>
          </table:table-cell>
          <table:table-cell office:value-type="float" office:value="285644" calcext:value-type="float">
            <text:p>285644</text:p>
          </table:table-cell>
          <table:table-cell office:value-type="float" office:value="248268" calcext:value-type="float">
            <text:p>248268</text:p>
          </table:table-cell>
          <table:table-cell office:value-type="float" office:value="37376" calcext:value-type="float">
            <text:p>37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3915" calcext:value-type="float">
            <text:p>3915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4" calcext:value-type="float">
            <text:p>11214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1028992" calcext:value-type="float">
            <text:p>10289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220" calcext:value-type="float">
            <text:p>33220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2" calcext:value-type="float">
            <text:p>102</text:p>
          </table:table-cell>
          <table:table-cell table:formula="of:=['patched-standard'.O5]" office:value-type="float" office:value="33088" calcext:value-type="float">
            <text:p>33088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2" calcext:value-type="float">
            <text:p>102</text:p>
          </table:table-cell>
          <table:table-cell table:formula="of:=['patched-aggressive'.O5]" office:value-type="float" office:value="33080" calcext:value-type="float">
            <text:p>33080</text:p>
          </table:table-cell>
        </table:table-row>
        <table:table-row table:style-name="ro1">
          <table:table-cell table:formula="of:=[original.AB6]" office:value-type="float" office:value="13440" calcext:value-type="float">
            <text:p>13440</text:p>
          </table:table-cell>
          <table:table-cell table:formula="of:=[original.AC6]" office:value-type="float" office:value="11190" calcext:value-type="float">
            <text:p>11190</text:p>
          </table:table-cell>
          <table:table-cell table:formula="of:=[original.O6]" office:value-type="float" office:value="75588" calcext:value-type="float">
            <text:p>75588</text:p>
          </table:table-cell>
          <table:table-cell table:formula="of:=['patched-standard'.AB6]" office:value-type="float" office:value="11584" calcext:value-type="float">
            <text:p>11584</text:p>
          </table:table-cell>
          <table:table-cell table:formula="of:=['patched-standard'.AC6]" office:value-type="float" office:value="11285" calcext:value-type="float">
            <text:p>11285</text:p>
          </table:table-cell>
          <table:table-cell table:formula="of:=['patched-standard'.O6]" office:value-type="float" office:value="74624" calcext:value-type="float">
            <text:p>74624</text:p>
          </table:table-cell>
          <table:table-cell table:formula="of:=['patched-aggressive'.AB6]" office:value-type="float" office:value="11552" calcext:value-type="float">
            <text:p>11552</text:p>
          </table:table-cell>
          <table:table-cell table:formula="of:=['patched-aggressive'.AC6]" office:value-type="float" office:value="11347" calcext:value-type="float">
            <text:p>11347</text:p>
          </table:table-cell>
          <table:table-cell table:formula="of:=['patched-aggressive'.O6]" office:value-type="float" office:value="73384" calcext:value-type="float">
            <text:p>73384</text:p>
          </table:table-cell>
        </table:table-row>
        <table:table-row table:style-name="ro1">
          <table:table-cell table:formula="of:=[original.AB7]" office:value-type="float" office:value="13440" calcext:value-type="float">
            <text:p>13440</text:p>
          </table:table-cell>
          <table:table-cell table:formula="of:=[original.AC7]" office:value-type="float" office:value="11190" calcext:value-type="float">
            <text:p>11190</text:p>
          </table:table-cell>
          <table:table-cell table:formula="of:=[original.O7]" office:value-type="float" office:value="75588" calcext:value-type="float">
            <text:p>75588</text:p>
          </table:table-cell>
          <table:table-cell table:formula="of:=['patched-standard'.AB7]" office:value-type="float" office:value="11584" calcext:value-type="float">
            <text:p>11584</text:p>
          </table:table-cell>
          <table:table-cell table:formula="of:=['patched-standard'.AC7]" office:value-type="float" office:value="11285" calcext:value-type="float">
            <text:p>11285</text:p>
          </table:table-cell>
          <table:table-cell table:formula="of:=['patched-standard'.O7]" office:value-type="float" office:value="74624" calcext:value-type="float">
            <text:p>74624</text:p>
          </table:table-cell>
          <table:table-cell table:formula="of:=['patched-aggressive'.AB7]" office:value-type="float" office:value="11552" calcext:value-type="float">
            <text:p>11552</text:p>
          </table:table-cell>
          <table:table-cell table:formula="of:=['patched-aggressive'.AC7]" office:value-type="float" office:value="11347" calcext:value-type="float">
            <text:p>11347</text:p>
          </table:table-cell>
          <table:table-cell table:formula="of:=['patched-aggressive'.O7]" office:value-type="float" office:value="73384" calcext:value-type="float">
            <text:p>73384</text:p>
          </table:table-cell>
        </table:table-row>
        <table:table-row table:style-name="ro1">
          <table:table-cell table:formula="of:=[original.AB8]" office:value-type="float" office:value="13440" calcext:value-type="float">
            <text:p>13440</text:p>
          </table:table-cell>
          <table:table-cell table:formula="of:=[original.AC8]" office:value-type="float" office:value="11190" calcext:value-type="float">
            <text:p>11190</text:p>
          </table:table-cell>
          <table:table-cell table:formula="of:=[original.O8]" office:value-type="float" office:value="75588" calcext:value-type="float">
            <text:p>75588</text:p>
          </table:table-cell>
          <table:table-cell table:formula="of:=['patched-standard'.AB8]" office:value-type="float" office:value="11584" calcext:value-type="float">
            <text:p>11584</text:p>
          </table:table-cell>
          <table:table-cell table:formula="of:=['patched-standard'.AC8]" office:value-type="float" office:value="11285" calcext:value-type="float">
            <text:p>11285</text:p>
          </table:table-cell>
          <table:table-cell table:formula="of:=['patched-standard'.O8]" office:value-type="float" office:value="74624" calcext:value-type="float">
            <text:p>74624</text:p>
          </table:table-cell>
          <table:table-cell table:formula="of:=['patched-aggressive'.AB8]" office:value-type="float" office:value="11552" calcext:value-type="float">
            <text:p>11552</text:p>
          </table:table-cell>
          <table:table-cell table:formula="of:=['patched-aggressive'.AC8]" office:value-type="float" office:value="11347" calcext:value-type="float">
            <text:p>11347</text:p>
          </table:table-cell>
          <table:table-cell table:formula="of:=['patched-aggressive'.O8]" office:value-type="float" office:value="73384" calcext:value-type="float">
            <text:p>73384</text:p>
          </table:table-cell>
        </table:table-row>
        <table:table-row table:style-name="ro1">
          <table:table-cell table:formula="of:=[original.AB9]" office:value-type="float" office:value="13440" calcext:value-type="float">
            <text:p>13440</text:p>
          </table:table-cell>
          <table:table-cell table:formula="of:=[original.AC9]" office:value-type="float" office:value="11190" calcext:value-type="float">
            <text:p>11190</text:p>
          </table:table-cell>
          <table:table-cell table:formula="of:=[original.O9]" office:value-type="float" office:value="75588" calcext:value-type="float">
            <text:p>75588</text:p>
          </table:table-cell>
          <table:table-cell table:formula="of:=['patched-standard'.AB9]" office:value-type="float" office:value="11584" calcext:value-type="float">
            <text:p>11584</text:p>
          </table:table-cell>
          <table:table-cell table:formula="of:=['patched-standard'.AC9]" office:value-type="float" office:value="11285" calcext:value-type="float">
            <text:p>11285</text:p>
          </table:table-cell>
          <table:table-cell table:formula="of:=['patched-standard'.O9]" office:value-type="float" office:value="74624" calcext:value-type="float">
            <text:p>74624</text:p>
          </table:table-cell>
          <table:table-cell table:formula="of:=['patched-aggressive'.AB9]" office:value-type="float" office:value="11552" calcext:value-type="float">
            <text:p>11552</text:p>
          </table:table-cell>
          <table:table-cell table:formula="of:=['patched-aggressive'.AC9]" office:value-type="float" office:value="11347" calcext:value-type="float">
            <text:p>11347</text:p>
          </table:table-cell>
          <table:table-cell table:formula="of:=['patched-aggressive'.O9]" office:value-type="float" office:value="73384" calcext:value-type="float">
            <text:p>73384</text:p>
          </table:table-cell>
        </table:table-row>
        <table:table-row table:style-name="ro1">
          <table:table-cell table:formula="of:=[original.AB10]" office:value-type="float" office:value="38904" calcext:value-type="float">
            <text:p>38904</text:p>
          </table:table-cell>
          <table:table-cell table:formula="of:=[original.AC10]" office:value-type="float" office:value="34201" calcext:value-type="float">
            <text:p>34201</text:p>
          </table:table-cell>
          <table:table-cell table:formula="of:=[original.O10]" office:value-type="float" office:value="117128" calcext:value-type="float">
            <text:p>117128</text:p>
          </table:table-cell>
          <table:table-cell table:formula="of:=['patched-standard'.AB10]" office:value-type="float" office:value="32576" calcext:value-type="float">
            <text:p>32576</text:p>
          </table:table-cell>
          <table:table-cell table:formula="of:=['patched-standard'.AC10]" office:value-type="float" office:value="29034" calcext:value-type="float">
            <text:p>29034</text:p>
          </table:table-cell>
          <table:table-cell table:formula="of:=['patched-standard'.O10]" office:value-type="float" office:value="108324" calcext:value-type="float">
            <text:p>108324</text:p>
          </table:table-cell>
          <table:table-cell table:formula="of:=['patched-aggressive'.AB10]" office:value-type="float" office:value="33728" calcext:value-type="float">
            <text:p>33728</text:p>
          </table:table-cell>
          <table:table-cell table:formula="of:=['patched-aggressive'.AC10]" office:value-type="float" office:value="30015" calcext:value-type="float">
            <text:p>30015</text:p>
          </table:table-cell>
          <table:table-cell table:formula="of:=['patched-aggressive'.O10]" office:value-type="float" office:value="109548" calcext:value-type="float">
            <text:p>109548</text:p>
          </table:table-cell>
        </table:table-row>
        <table:table-row table:style-name="ro1">
          <table:table-cell table:formula="of:=[original.AB11]" office:value-type="float" office:value="69528" calcext:value-type="float">
            <text:p>69528</text:p>
          </table:table-cell>
          <table:table-cell table:formula="of:=[original.AC11]" office:value-type="float" office:value="61522" calcext:value-type="float">
            <text:p>61522</text:p>
          </table:table-cell>
          <table:table-cell table:formula="of:=[original.O11]" office:value-type="float" office:value="185520" calcext:value-type="float">
            <text:p>185520</text:p>
          </table:table-cell>
          <table:table-cell table:formula="of:=['patched-standard'.AB11]" office:value-type="float" office:value="67584" calcext:value-type="float">
            <text:p>67584</text:p>
          </table:table-cell>
          <table:table-cell table:formula="of:=['patched-standard'.AC11]" office:value-type="float" office:value="58454" calcext:value-type="float">
            <text:p>58454</text:p>
          </table:table-cell>
          <table:table-cell table:formula="of:=['patched-standard'.O11]" office:value-type="float" office:value="189516" calcext:value-type="float">
            <text:p>189516</text:p>
          </table:table-cell>
          <table:table-cell table:formula="of:=['patched-aggressive'.AB11]" office:value-type="float" office:value="67600" calcext:value-type="float">
            <text:p>67600</text:p>
          </table:table-cell>
          <table:table-cell table:formula="of:=['patched-aggressive'.AC11]" office:value-type="float" office:value="58516" calcext:value-type="float">
            <text:p>58516</text:p>
          </table:table-cell>
          <table:table-cell table:formula="of:=['patched-aggressive'.O11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2]" office:value-type="float" office:value="69528" calcext:value-type="float">
            <text:p>69528</text:p>
          </table:table-cell>
          <table:table-cell table:formula="of:=[original.AC12]" office:value-type="float" office:value="61522" calcext:value-type="float">
            <text:p>61522</text:p>
          </table:table-cell>
          <table:table-cell table:formula="of:=[original.O12]" office:value-type="float" office:value="185520" calcext:value-type="float">
            <text:p>185520</text:p>
          </table:table-cell>
          <table:table-cell table:formula="of:=['patched-standard'.AB12]" office:value-type="float" office:value="67584" calcext:value-type="float">
            <text:p>67584</text:p>
          </table:table-cell>
          <table:table-cell table:formula="of:=['patched-standard'.AC12]" office:value-type="float" office:value="58454" calcext:value-type="float">
            <text:p>58454</text:p>
          </table:table-cell>
          <table:table-cell table:formula="of:=['patched-standard'.O12]" office:value-type="float" office:value="189516" calcext:value-type="float">
            <text:p>189516</text:p>
          </table:table-cell>
          <table:table-cell table:formula="of:=['patched-aggressive'.AB12]" office:value-type="float" office:value="67600" calcext:value-type="float">
            <text:p>67600</text:p>
          </table:table-cell>
          <table:table-cell table:formula="of:=['patched-aggressive'.AC12]" office:value-type="float" office:value="58516" calcext:value-type="float">
            <text:p>58516</text:p>
          </table:table-cell>
          <table:table-cell table:formula="of:=['patched-aggressive'.O12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3]" office:value-type="float" office:value="69528" calcext:value-type="float">
            <text:p>69528</text:p>
          </table:table-cell>
          <table:table-cell table:formula="of:=[original.AC13]" office:value-type="float" office:value="61522" calcext:value-type="float">
            <text:p>61522</text:p>
          </table:table-cell>
          <table:table-cell table:formula="of:=[original.O13]" office:value-type="float" office:value="185520" calcext:value-type="float">
            <text:p>185520</text:p>
          </table:table-cell>
          <table:table-cell table:formula="of:=['patched-standard'.AB13]" office:value-type="float" office:value="67584" calcext:value-type="float">
            <text:p>67584</text:p>
          </table:table-cell>
          <table:table-cell table:formula="of:=['patched-standard'.AC13]" office:value-type="float" office:value="58454" calcext:value-type="float">
            <text:p>58454</text:p>
          </table:table-cell>
          <table:table-cell table:formula="of:=['patched-standard'.O13]" office:value-type="float" office:value="189516" calcext:value-type="float">
            <text:p>189516</text:p>
          </table:table-cell>
          <table:table-cell table:formula="of:=['patched-aggressive'.AB13]" office:value-type="float" office:value="67600" calcext:value-type="float">
            <text:p>67600</text:p>
          </table:table-cell>
          <table:table-cell table:formula="of:=['patched-aggressive'.AC13]" office:value-type="float" office:value="58516" calcext:value-type="float">
            <text:p>58516</text:p>
          </table:table-cell>
          <table:table-cell table:formula="of:=['patched-aggressive'.O13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4]" office:value-type="float" office:value="69528" calcext:value-type="float">
            <text:p>69528</text:p>
          </table:table-cell>
          <table:table-cell table:formula="of:=[original.AC14]" office:value-type="float" office:value="61522" calcext:value-type="float">
            <text:p>61522</text:p>
          </table:table-cell>
          <table:table-cell table:formula="of:=[original.O14]" office:value-type="float" office:value="185520" calcext:value-type="float">
            <text:p>185520</text:p>
          </table:table-cell>
          <table:table-cell table:formula="of:=['patched-standard'.AB14]" office:value-type="float" office:value="67584" calcext:value-type="float">
            <text:p>67584</text:p>
          </table:table-cell>
          <table:table-cell table:formula="of:=['patched-standard'.AC14]" office:value-type="float" office:value="58454" calcext:value-type="float">
            <text:p>58454</text:p>
          </table:table-cell>
          <table:table-cell table:formula="of:=['patched-standard'.O14]" office:value-type="float" office:value="189516" calcext:value-type="float">
            <text:p>189516</text:p>
          </table:table-cell>
          <table:table-cell table:formula="of:=['patched-aggressive'.AB14]" office:value-type="float" office:value="67600" calcext:value-type="float">
            <text:p>67600</text:p>
          </table:table-cell>
          <table:table-cell table:formula="of:=['patched-aggressive'.AC14]" office:value-type="float" office:value="58516" calcext:value-type="float">
            <text:p>58516</text:p>
          </table:table-cell>
          <table:table-cell table:formula="of:=['patched-aggressive'.O14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5]" office:value-type="float" office:value="69528" calcext:value-type="float">
            <text:p>69528</text:p>
          </table:table-cell>
          <table:table-cell table:formula="of:=[original.AC15]" office:value-type="float" office:value="61522" calcext:value-type="float">
            <text:p>61522</text:p>
          </table:table-cell>
          <table:table-cell table:formula="of:=[original.O15]" office:value-type="float" office:value="185520" calcext:value-type="float">
            <text:p>185520</text:p>
          </table:table-cell>
          <table:table-cell table:formula="of:=['patched-standard'.AB15]" office:value-type="float" office:value="67584" calcext:value-type="float">
            <text:p>67584</text:p>
          </table:table-cell>
          <table:table-cell table:formula="of:=['patched-standard'.AC15]" office:value-type="float" office:value="58454" calcext:value-type="float">
            <text:p>58454</text:p>
          </table:table-cell>
          <table:table-cell table:formula="of:=['patched-standard'.O15]" office:value-type="float" office:value="189516" calcext:value-type="float">
            <text:p>189516</text:p>
          </table:table-cell>
          <table:table-cell table:formula="of:=['patched-aggressive'.AB15]" office:value-type="float" office:value="67600" calcext:value-type="float">
            <text:p>67600</text:p>
          </table:table-cell>
          <table:table-cell table:formula="of:=['patched-aggressive'.AC15]" office:value-type="float" office:value="58516" calcext:value-type="float">
            <text:p>58516</text:p>
          </table:table-cell>
          <table:table-cell table:formula="of:=['patched-aggressive'.O15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6]" office:value-type="float" office:value="69528" calcext:value-type="float">
            <text:p>69528</text:p>
          </table:table-cell>
          <table:table-cell table:formula="of:=[original.AC16]" office:value-type="float" office:value="61522" calcext:value-type="float">
            <text:p>61522</text:p>
          </table:table-cell>
          <table:table-cell table:formula="of:=[original.O16]" office:value-type="float" office:value="178492" calcext:value-type="float">
            <text:p>178492</text:p>
          </table:table-cell>
          <table:table-cell table:formula="of:=['patched-standard'.AB16]" office:value-type="float" office:value="67584" calcext:value-type="float">
            <text:p>67584</text:p>
          </table:table-cell>
          <table:table-cell table:formula="of:=['patched-standard'.AC16]" office:value-type="float" office:value="58454" calcext:value-type="float">
            <text:p>58454</text:p>
          </table:table-cell>
          <table:table-cell table:formula="of:=['patched-standard'.O16]" office:value-type="float" office:value="182552" calcext:value-type="float">
            <text:p>182552</text:p>
          </table:table-cell>
          <table:table-cell table:formula="of:=['patched-aggressive'.AB16]" office:value-type="float" office:value="67600" calcext:value-type="float">
            <text:p>67600</text:p>
          </table:table-cell>
          <table:table-cell table:formula="of:=['patched-aggressive'.AC16]" office:value-type="float" office:value="58516" calcext:value-type="float">
            <text:p>58516</text:p>
          </table:table-cell>
          <table:table-cell table:formula="of:=['patched-aggressive'.O16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7]" office:value-type="float" office:value="69528" calcext:value-type="float">
            <text:p>69528</text:p>
          </table:table-cell>
          <table:table-cell table:formula="of:=[original.AC17]" office:value-type="float" office:value="61522" calcext:value-type="float">
            <text:p>61522</text:p>
          </table:table-cell>
          <table:table-cell table:formula="of:=[original.O17]" office:value-type="float" office:value="178492" calcext:value-type="float">
            <text:p>178492</text:p>
          </table:table-cell>
          <table:table-cell table:formula="of:=['patched-standard'.AB17]" office:value-type="float" office:value="67584" calcext:value-type="float">
            <text:p>67584</text:p>
          </table:table-cell>
          <table:table-cell table:formula="of:=['patched-standard'.AC17]" office:value-type="float" office:value="58454" calcext:value-type="float">
            <text:p>58454</text:p>
          </table:table-cell>
          <table:table-cell table:formula="of:=['patched-standard'.O17]" office:value-type="float" office:value="182552" calcext:value-type="float">
            <text:p>182552</text:p>
          </table:table-cell>
          <table:table-cell table:formula="of:=['patched-aggressive'.AB17]" office:value-type="float" office:value="67600" calcext:value-type="float">
            <text:p>67600</text:p>
          </table:table-cell>
          <table:table-cell table:formula="of:=['patched-aggressive'.AC17]" office:value-type="float" office:value="58516" calcext:value-type="float">
            <text:p>58516</text:p>
          </table:table-cell>
          <table:table-cell table:formula="of:=['patched-aggressive'.O17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8]" office:value-type="float" office:value="69528" calcext:value-type="float">
            <text:p>69528</text:p>
          </table:table-cell>
          <table:table-cell table:formula="of:=[original.AC18]" office:value-type="float" office:value="61522" calcext:value-type="float">
            <text:p>61522</text:p>
          </table:table-cell>
          <table:table-cell table:formula="of:=[original.O18]" office:value-type="float" office:value="178492" calcext:value-type="float">
            <text:p>178492</text:p>
          </table:table-cell>
          <table:table-cell table:formula="of:=['patched-standard'.AB18]" office:value-type="float" office:value="67584" calcext:value-type="float">
            <text:p>67584</text:p>
          </table:table-cell>
          <table:table-cell table:formula="of:=['patched-standard'.AC18]" office:value-type="float" office:value="58454" calcext:value-type="float">
            <text:p>58454</text:p>
          </table:table-cell>
          <table:table-cell table:formula="of:=['patched-standard'.O18]" office:value-type="float" office:value="182552" calcext:value-type="float">
            <text:p>182552</text:p>
          </table:table-cell>
          <table:table-cell table:formula="of:=['patched-aggressive'.AB18]" office:value-type="float" office:value="67600" calcext:value-type="float">
            <text:p>67600</text:p>
          </table:table-cell>
          <table:table-cell table:formula="of:=['patched-aggressive'.AC18]" office:value-type="float" office:value="58516" calcext:value-type="float">
            <text:p>58516</text:p>
          </table:table-cell>
          <table:table-cell table:formula="of:=['patched-aggressive'.O18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9]" office:value-type="float" office:value="69528" calcext:value-type="float">
            <text:p>69528</text:p>
          </table:table-cell>
          <table:table-cell table:formula="of:=[original.AC19]" office:value-type="float" office:value="51466" calcext:value-type="float">
            <text:p>51466</text:p>
          </table:table-cell>
          <table:table-cell table:formula="of:=[original.O19]" office:value-type="float" office:value="178404" calcext:value-type="float">
            <text:p>178404</text:p>
          </table:table-cell>
          <table:table-cell table:formula="of:=['patched-standard'.AB19]" office:value-type="float" office:value="67520" calcext:value-type="float">
            <text:p>67520</text:p>
          </table:table-cell>
          <table:table-cell table:formula="of:=['patched-standard'.AC19]" office:value-type="float" office:value="49029" calcext:value-type="float">
            <text:p>49029</text:p>
          </table:table-cell>
          <table:table-cell table:formula="of:=['patched-standard'.O19]" office:value-type="float" office:value="182592" calcext:value-type="float">
            <text:p>182592</text:p>
          </table:table-cell>
          <table:table-cell table:formula="of:=['patched-aggressive'.AB19]" office:value-type="float" office:value="67584" calcext:value-type="float">
            <text:p>67584</text:p>
          </table:table-cell>
          <table:table-cell table:formula="of:=['patched-aggressive'.AC19]" office:value-type="float" office:value="49091" calcext:value-type="float">
            <text:p>49091</text:p>
          </table:table-cell>
          <table:table-cell table:formula="of:=['patched-aggressive'.O19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0]" office:value-type="float" office:value="69528" calcext:value-type="float">
            <text:p>69528</text:p>
          </table:table-cell>
          <table:table-cell table:formula="of:=[original.AC20]" office:value-type="float" office:value="51466" calcext:value-type="float">
            <text:p>51466</text:p>
          </table:table-cell>
          <table:table-cell table:formula="of:=[original.O20]" office:value-type="float" office:value="178404" calcext:value-type="float">
            <text:p>178404</text:p>
          </table:table-cell>
          <table:table-cell table:formula="of:=['patched-standard'.AB20]" office:value-type="float" office:value="67520" calcext:value-type="float">
            <text:p>67520</text:p>
          </table:table-cell>
          <table:table-cell table:formula="of:=['patched-standard'.AC20]" office:value-type="float" office:value="49029" calcext:value-type="float">
            <text:p>49029</text:p>
          </table:table-cell>
          <table:table-cell table:formula="of:=['patched-standard'.O20]" office:value-type="float" office:value="182592" calcext:value-type="float">
            <text:p>182592</text:p>
          </table:table-cell>
          <table:table-cell table:formula="of:=['patched-aggressive'.AB20]" office:value-type="float" office:value="67584" calcext:value-type="float">
            <text:p>67584</text:p>
          </table:table-cell>
          <table:table-cell table:formula="of:=['patched-aggressive'.AC20]" office:value-type="float" office:value="49091" calcext:value-type="float">
            <text:p>49091</text:p>
          </table:table-cell>
          <table:table-cell table:formula="of:=['patched-aggressive'.O20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1]" office:value-type="float" office:value="69528" calcext:value-type="float">
            <text:p>69528</text:p>
          </table:table-cell>
          <table:table-cell table:formula="of:=[original.AC21]" office:value-type="float" office:value="51466" calcext:value-type="float">
            <text:p>51466</text:p>
          </table:table-cell>
          <table:table-cell table:formula="of:=[original.O21]" office:value-type="float" office:value="178404" calcext:value-type="float">
            <text:p>178404</text:p>
          </table:table-cell>
          <table:table-cell table:formula="of:=['patched-standard'.AB21]" office:value-type="float" office:value="67520" calcext:value-type="float">
            <text:p>67520</text:p>
          </table:table-cell>
          <table:table-cell table:formula="of:=['patched-standard'.AC21]" office:value-type="float" office:value="49029" calcext:value-type="float">
            <text:p>49029</text:p>
          </table:table-cell>
          <table:table-cell table:formula="of:=['patched-standard'.O21]" office:value-type="float" office:value="182592" calcext:value-type="float">
            <text:p>182592</text:p>
          </table:table-cell>
          <table:table-cell table:formula="of:=['patched-aggressive'.AB21]" office:value-type="float" office:value="67584" calcext:value-type="float">
            <text:p>67584</text:p>
          </table:table-cell>
          <table:table-cell table:formula="of:=['patched-aggressive'.AC21]" office:value-type="float" office:value="49091" calcext:value-type="float">
            <text:p>49091</text:p>
          </table:table-cell>
          <table:table-cell table:formula="of:=['patched-aggressive'.O21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2]" office:value-type="float" office:value="69528" calcext:value-type="float">
            <text:p>69528</text:p>
          </table:table-cell>
          <table:table-cell table:formula="of:=[original.AC22]" office:value-type="float" office:value="51466" calcext:value-type="float">
            <text:p>51466</text:p>
          </table:table-cell>
          <table:table-cell table:formula="of:=[original.O22]" office:value-type="float" office:value="178404" calcext:value-type="float">
            <text:p>178404</text:p>
          </table:table-cell>
          <table:table-cell table:formula="of:=['patched-standard'.AB22]" office:value-type="float" office:value="67520" calcext:value-type="float">
            <text:p>67520</text:p>
          </table:table-cell>
          <table:table-cell table:formula="of:=['patched-standard'.AC22]" office:value-type="float" office:value="49029" calcext:value-type="float">
            <text:p>49029</text:p>
          </table:table-cell>
          <table:table-cell table:formula="of:=['patched-standard'.O22]" office:value-type="float" office:value="182592" calcext:value-type="float">
            <text:p>182592</text:p>
          </table:table-cell>
          <table:table-cell table:formula="of:=['patched-aggressive'.AB22]" office:value-type="float" office:value="67584" calcext:value-type="float">
            <text:p>67584</text:p>
          </table:table-cell>
          <table:table-cell table:formula="of:=['patched-aggressive'.AC22]" office:value-type="float" office:value="49091" calcext:value-type="float">
            <text:p>49091</text:p>
          </table:table-cell>
          <table:table-cell table:formula="of:=['patched-aggressive'.O22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3]" office:value-type="float" office:value="69528" calcext:value-type="float">
            <text:p>69528</text:p>
          </table:table-cell>
          <table:table-cell table:formula="of:=[original.AC23]" office:value-type="float" office:value="51467" calcext:value-type="float">
            <text:p>51467</text:p>
          </table:table-cell>
          <table:table-cell table:formula="of:=[original.O23]" office:value-type="float" office:value="178404" calcext:value-type="float">
            <text:p>178404</text:p>
          </table:table-cell>
          <table:table-cell table:formula="of:=['patched-standard'.AB23]" office:value-type="float" office:value="67520" calcext:value-type="float">
            <text:p>67520</text:p>
          </table:table-cell>
          <table:table-cell table:formula="of:=['patched-standard'.AC23]" office:value-type="float" office:value="49029" calcext:value-type="float">
            <text:p>49029</text:p>
          </table:table-cell>
          <table:table-cell table:formula="of:=['patched-standard'.O23]" office:value-type="float" office:value="182592" calcext:value-type="float">
            <text:p>182592</text:p>
          </table:table-cell>
          <table:table-cell table:formula="of:=['patched-aggressive'.AB23]" office:value-type="float" office:value="67584" calcext:value-type="float">
            <text:p>67584</text:p>
          </table:table-cell>
          <table:table-cell table:formula="of:=['patched-aggressive'.AC23]" office:value-type="float" office:value="49092" calcext:value-type="float">
            <text:p>49092</text:p>
          </table:table-cell>
          <table:table-cell table:formula="of:=['patched-aggressive'.O23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4]" office:value-type="float" office:value="69528" calcext:value-type="float">
            <text:p>69528</text:p>
          </table:table-cell>
          <table:table-cell table:formula="of:=[original.AC24]" office:value-type="float" office:value="51467" calcext:value-type="float">
            <text:p>51467</text:p>
          </table:table-cell>
          <table:table-cell table:formula="of:=[original.O24]" office:value-type="float" office:value="178404" calcext:value-type="float">
            <text:p>178404</text:p>
          </table:table-cell>
          <table:table-cell table:formula="of:=['patched-standard'.AB24]" office:value-type="float" office:value="67520" calcext:value-type="float">
            <text:p>67520</text:p>
          </table:table-cell>
          <table:table-cell table:formula="of:=['patched-standard'.AC24]" office:value-type="float" office:value="49029" calcext:value-type="float">
            <text:p>49029</text:p>
          </table:table-cell>
          <table:table-cell table:formula="of:=['patched-standard'.O24]" office:value-type="float" office:value="182592" calcext:value-type="float">
            <text:p>182592</text:p>
          </table:table-cell>
          <table:table-cell table:formula="of:=['patched-aggressive'.AB24]" office:value-type="float" office:value="67584" calcext:value-type="float">
            <text:p>67584</text:p>
          </table:table-cell>
          <table:table-cell table:formula="of:=['patched-aggressive'.AC24]" office:value-type="float" office:value="49092" calcext:value-type="float">
            <text:p>49092</text:p>
          </table:table-cell>
          <table:table-cell table:formula="of:=['patched-aggressive'.O24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5]" office:value-type="float" office:value="69528" calcext:value-type="float">
            <text:p>69528</text:p>
          </table:table-cell>
          <table:table-cell table:formula="of:=[original.AC25]" office:value-type="float" office:value="51467" calcext:value-type="float">
            <text:p>51467</text:p>
          </table:table-cell>
          <table:table-cell table:formula="of:=[original.O25]" office:value-type="float" office:value="178404" calcext:value-type="float">
            <text:p>178404</text:p>
          </table:table-cell>
          <table:table-cell table:formula="of:=['patched-standard'.AB25]" office:value-type="float" office:value="67520" calcext:value-type="float">
            <text:p>67520</text:p>
          </table:table-cell>
          <table:table-cell table:formula="of:=['patched-standard'.AC25]" office:value-type="float" office:value="49029" calcext:value-type="float">
            <text:p>49029</text:p>
          </table:table-cell>
          <table:table-cell table:formula="of:=['patched-standard'.O25]" office:value-type="float" office:value="182592" calcext:value-type="float">
            <text:p>182592</text:p>
          </table:table-cell>
          <table:table-cell table:formula="of:=['patched-aggressive'.AB25]" office:value-type="float" office:value="67584" calcext:value-type="float">
            <text:p>67584</text:p>
          </table:table-cell>
          <table:table-cell table:formula="of:=['patched-aggressive'.AC25]" office:value-type="float" office:value="49092" calcext:value-type="float">
            <text:p>49092</text:p>
          </table:table-cell>
          <table:table-cell table:formula="of:=['patched-aggressive'.O25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6]" office:value-type="float" office:value="69528" calcext:value-type="float">
            <text:p>69528</text:p>
          </table:table-cell>
          <table:table-cell table:formula="of:=[original.AC26]" office:value-type="float" office:value="51467" calcext:value-type="float">
            <text:p>51467</text:p>
          </table:table-cell>
          <table:table-cell table:formula="of:=[original.O26]" office:value-type="float" office:value="178404" calcext:value-type="float">
            <text:p>178404</text:p>
          </table:table-cell>
          <table:table-cell table:formula="of:=['patched-standard'.AB26]" office:value-type="float" office:value="67520" calcext:value-type="float">
            <text:p>67520</text:p>
          </table:table-cell>
          <table:table-cell table:formula="of:=['patched-standard'.AC26]" office:value-type="float" office:value="49029" calcext:value-type="float">
            <text:p>49029</text:p>
          </table:table-cell>
          <table:table-cell table:formula="of:=['patched-standard'.O26]" office:value-type="float" office:value="182592" calcext:value-type="float">
            <text:p>182592</text:p>
          </table:table-cell>
          <table:table-cell table:formula="of:=['patched-aggressive'.AB26]" office:value-type="float" office:value="67584" calcext:value-type="float">
            <text:p>67584</text:p>
          </table:table-cell>
          <table:table-cell table:formula="of:=['patched-aggressive'.AC26]" office:value-type="float" office:value="49092" calcext:value-type="float">
            <text:p>49092</text:p>
          </table:table-cell>
          <table:table-cell table:formula="of:=['patched-aggressive'.O26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7]" office:value-type="float" office:value="69528" calcext:value-type="float">
            <text:p>69528</text:p>
          </table:table-cell>
          <table:table-cell table:formula="of:=[original.AC27]" office:value-type="float" office:value="41410" calcext:value-type="float">
            <text:p>41410</text:p>
          </table:table-cell>
          <table:table-cell table:formula="of:=[original.O27]" office:value-type="float" office:value="178836" calcext:value-type="float">
            <text:p>178836</text:p>
          </table:table-cell>
          <table:table-cell table:formula="of:=['patched-standard'.AB27]" office:value-type="float" office:value="67520" calcext:value-type="float">
            <text:p>67520</text:p>
          </table:table-cell>
          <table:table-cell table:formula="of:=['patched-standard'.AC27]" office:value-type="float" office:value="39604" calcext:value-type="float">
            <text:p>39604</text:p>
          </table:table-cell>
          <table:table-cell table:formula="of:=['patched-standard'.O27]" office:value-type="float" office:value="182480" calcext:value-type="float">
            <text:p>182480</text:p>
          </table:table-cell>
          <table:table-cell table:formula="of:=['patched-aggressive'.AB27]" office:value-type="float" office:value="61184" calcext:value-type="float">
            <text:p>61184</text:p>
          </table:table-cell>
          <table:table-cell table:formula="of:=['patched-aggressive'.AC27]" office:value-type="float" office:value="39667" calcext:value-type="float">
            <text:p>39667</text:p>
          </table:table-cell>
          <table:table-cell table:formula="of:=['patched-aggressive'.O27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8]" office:value-type="float" office:value="69528" calcext:value-type="float">
            <text:p>69528</text:p>
          </table:table-cell>
          <table:table-cell table:formula="of:=[original.AC28]" office:value-type="float" office:value="41410" calcext:value-type="float">
            <text:p>41410</text:p>
          </table:table-cell>
          <table:table-cell table:formula="of:=[original.O28]" office:value-type="float" office:value="178836" calcext:value-type="float">
            <text:p>178836</text:p>
          </table:table-cell>
          <table:table-cell table:formula="of:=['patched-standard'.AB28]" office:value-type="float" office:value="67520" calcext:value-type="float">
            <text:p>67520</text:p>
          </table:table-cell>
          <table:table-cell table:formula="of:=['patched-standard'.AC28]" office:value-type="float" office:value="39604" calcext:value-type="float">
            <text:p>39604</text:p>
          </table:table-cell>
          <table:table-cell table:formula="of:=['patched-standard'.O28]" office:value-type="float" office:value="182480" calcext:value-type="float">
            <text:p>182480</text:p>
          </table:table-cell>
          <table:table-cell table:formula="of:=['patched-aggressive'.AB28]" office:value-type="float" office:value="61184" calcext:value-type="float">
            <text:p>61184</text:p>
          </table:table-cell>
          <table:table-cell table:formula="of:=['patched-aggressive'.AC28]" office:value-type="float" office:value="39667" calcext:value-type="float">
            <text:p>39667</text:p>
          </table:table-cell>
          <table:table-cell table:formula="of:=['patched-aggressive'.O28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9]" office:value-type="float" office:value="69528" calcext:value-type="float">
            <text:p>69528</text:p>
          </table:table-cell>
          <table:table-cell table:formula="of:=[original.AC29]" office:value-type="float" office:value="41410" calcext:value-type="float">
            <text:p>41410</text:p>
          </table:table-cell>
          <table:table-cell table:formula="of:=[original.O29]" office:value-type="float" office:value="178836" calcext:value-type="float">
            <text:p>178836</text:p>
          </table:table-cell>
          <table:table-cell table:formula="of:=['patched-standard'.AB29]" office:value-type="float" office:value="67520" calcext:value-type="float">
            <text:p>67520</text:p>
          </table:table-cell>
          <table:table-cell table:formula="of:=['patched-standard'.AC29]" office:value-type="float" office:value="39604" calcext:value-type="float">
            <text:p>39604</text:p>
          </table:table-cell>
          <table:table-cell table:formula="of:=['patched-standard'.O29]" office:value-type="float" office:value="182480" calcext:value-type="float">
            <text:p>182480</text:p>
          </table:table-cell>
          <table:table-cell table:formula="of:=['patched-aggressive'.AB29]" office:value-type="float" office:value="61184" calcext:value-type="float">
            <text:p>61184</text:p>
          </table:table-cell>
          <table:table-cell table:formula="of:=['patched-aggressive'.AC29]" office:value-type="float" office:value="39667" calcext:value-type="float">
            <text:p>39667</text:p>
          </table:table-cell>
          <table:table-cell table:formula="of:=['patched-aggressive'.O29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0]" office:value-type="float" office:value="69528" calcext:value-type="float">
            <text:p>69528</text:p>
          </table:table-cell>
          <table:table-cell table:formula="of:=[original.AC30]" office:value-type="float" office:value="41410" calcext:value-type="float">
            <text:p>41410</text:p>
          </table:table-cell>
          <table:table-cell table:formula="of:=[original.O30]" office:value-type="float" office:value="178836" calcext:value-type="float">
            <text:p>178836</text:p>
          </table:table-cell>
          <table:table-cell table:formula="of:=['patched-standard'.AB30]" office:value-type="float" office:value="67520" calcext:value-type="float">
            <text:p>67520</text:p>
          </table:table-cell>
          <table:table-cell table:formula="of:=['patched-standard'.AC30]" office:value-type="float" office:value="39604" calcext:value-type="float">
            <text:p>39604</text:p>
          </table:table-cell>
          <table:table-cell table:formula="of:=['patched-standard'.O30]" office:value-type="float" office:value="182480" calcext:value-type="float">
            <text:p>182480</text:p>
          </table:table-cell>
          <table:table-cell table:formula="of:=['patched-aggressive'.AB30]" office:value-type="float" office:value="61184" calcext:value-type="float">
            <text:p>61184</text:p>
          </table:table-cell>
          <table:table-cell table:formula="of:=['patched-aggressive'.AC30]" office:value-type="float" office:value="39667" calcext:value-type="float">
            <text:p>39667</text:p>
          </table:table-cell>
          <table:table-cell table:formula="of:=['patched-aggressive'.O30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1]" office:value-type="float" office:value="69528" calcext:value-type="float">
            <text:p>69528</text:p>
          </table:table-cell>
          <table:table-cell table:formula="of:=[original.AC31]" office:value-type="float" office:value="41411" calcext:value-type="float">
            <text:p>41411</text:p>
          </table:table-cell>
          <table:table-cell table:formula="of:=[original.O31]" office:value-type="float" office:value="178836" calcext:value-type="float">
            <text:p>178836</text:p>
          </table:table-cell>
          <table:table-cell table:formula="of:=['patched-standard'.AB31]" office:value-type="float" office:value="67584" calcext:value-type="float">
            <text:p>67584</text:p>
          </table:table-cell>
          <table:table-cell table:formula="of:=['patched-standard'.AC31]" office:value-type="float" office:value="39605" calcext:value-type="float">
            <text:p>39605</text:p>
          </table:table-cell>
          <table:table-cell table:formula="of:=['patched-standard'.O31]" office:value-type="float" office:value="182512" calcext:value-type="float">
            <text:p>182512</text:p>
          </table:table-cell>
          <table:table-cell table:formula="of:=['patched-aggressive'.AB31]" office:value-type="float" office:value="61184" calcext:value-type="float">
            <text:p>61184</text:p>
          </table:table-cell>
          <table:table-cell table:formula="of:=['patched-aggressive'.AC31]" office:value-type="float" office:value="39668" calcext:value-type="float">
            <text:p>39668</text:p>
          </table:table-cell>
          <table:table-cell table:formula="of:=['patched-aggressive'.O31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2]" office:value-type="float" office:value="69528" calcext:value-type="float">
            <text:p>69528</text:p>
          </table:table-cell>
          <table:table-cell table:formula="of:=[original.AC32]" office:value-type="float" office:value="41411" calcext:value-type="float">
            <text:p>41411</text:p>
          </table:table-cell>
          <table:table-cell table:formula="of:=[original.O32]" office:value-type="float" office:value="178836" calcext:value-type="float">
            <text:p>178836</text:p>
          </table:table-cell>
          <table:table-cell table:formula="of:=['patched-standard'.AB32]" office:value-type="float" office:value="67584" calcext:value-type="float">
            <text:p>67584</text:p>
          </table:table-cell>
          <table:table-cell table:formula="of:=['patched-standard'.AC32]" office:value-type="float" office:value="39605" calcext:value-type="float">
            <text:p>39605</text:p>
          </table:table-cell>
          <table:table-cell table:formula="of:=['patched-standard'.O32]" office:value-type="float" office:value="182512" calcext:value-type="float">
            <text:p>182512</text:p>
          </table:table-cell>
          <table:table-cell table:formula="of:=['patched-aggressive'.AB32]" office:value-type="float" office:value="61184" calcext:value-type="float">
            <text:p>61184</text:p>
          </table:table-cell>
          <table:table-cell table:formula="of:=['patched-aggressive'.AC32]" office:value-type="float" office:value="39668" calcext:value-type="float">
            <text:p>39668</text:p>
          </table:table-cell>
          <table:table-cell table:formula="of:=['patched-aggressive'.O32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3]" office:value-type="float" office:value="69528" calcext:value-type="float">
            <text:p>69528</text:p>
          </table:table-cell>
          <table:table-cell table:formula="of:=[original.AC33]" office:value-type="float" office:value="41411" calcext:value-type="float">
            <text:p>41411</text:p>
          </table:table-cell>
          <table:table-cell table:formula="of:=[original.O33]" office:value-type="float" office:value="178836" calcext:value-type="float">
            <text:p>178836</text:p>
          </table:table-cell>
          <table:table-cell table:formula="of:=['patched-standard'.AB33]" office:value-type="float" office:value="67584" calcext:value-type="float">
            <text:p>67584</text:p>
          </table:table-cell>
          <table:table-cell table:formula="of:=['patched-standard'.AC33]" office:value-type="float" office:value="39605" calcext:value-type="float">
            <text:p>39605</text:p>
          </table:table-cell>
          <table:table-cell table:formula="of:=['patched-standard'.O33]" office:value-type="float" office:value="182512" calcext:value-type="float">
            <text:p>182512</text:p>
          </table:table-cell>
          <table:table-cell table:formula="of:=['patched-aggressive'.AB33]" office:value-type="float" office:value="61184" calcext:value-type="float">
            <text:p>61184</text:p>
          </table:table-cell>
          <table:table-cell table:formula="of:=['patched-aggressive'.AC33]" office:value-type="float" office:value="39668" calcext:value-type="float">
            <text:p>39668</text:p>
          </table:table-cell>
          <table:table-cell table:formula="of:=['patched-aggressive'.O33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4]" office:value-type="float" office:value="69528" calcext:value-type="float">
            <text:p>69528</text:p>
          </table:table-cell>
          <table:table-cell table:formula="of:=[original.AC34]" office:value-type="float" office:value="41411" calcext:value-type="float">
            <text:p>41411</text:p>
          </table:table-cell>
          <table:table-cell table:formula="of:=[original.O34]" office:value-type="float" office:value="178836" calcext:value-type="float">
            <text:p>178836</text:p>
          </table:table-cell>
          <table:table-cell table:formula="of:=['patched-standard'.AB34]" office:value-type="float" office:value="67584" calcext:value-type="float">
            <text:p>67584</text:p>
          </table:table-cell>
          <table:table-cell table:formula="of:=['patched-standard'.AC34]" office:value-type="float" office:value="39605" calcext:value-type="float">
            <text:p>39605</text:p>
          </table:table-cell>
          <table:table-cell table:formula="of:=['patched-standard'.O34]" office:value-type="float" office:value="182512" calcext:value-type="float">
            <text:p>182512</text:p>
          </table:table-cell>
          <table:table-cell table:formula="of:=['patched-aggressive'.AB34]" office:value-type="float" office:value="61184" calcext:value-type="float">
            <text:p>61184</text:p>
          </table:table-cell>
          <table:table-cell table:formula="of:=['patched-aggressive'.AC34]" office:value-type="float" office:value="39668" calcext:value-type="float">
            <text:p>39668</text:p>
          </table:table-cell>
          <table:table-cell table:formula="of:=['patched-aggressive'.O34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5]" office:value-type="float" office:value="69528" calcext:value-type="float">
            <text:p>69528</text:p>
          </table:table-cell>
          <table:table-cell table:formula="of:=[original.AC35]" office:value-type="float" office:value="31355" calcext:value-type="float">
            <text:p>31355</text:p>
          </table:table-cell>
          <table:table-cell table:formula="of:=[original.O35]" office:value-type="float" office:value="178692" calcext:value-type="float">
            <text:p>178692</text:p>
          </table:table-cell>
          <table:table-cell table:formula="of:=['patched-standard'.AB35]" office:value-type="float" office:value="67584" calcext:value-type="float">
            <text:p>67584</text:p>
          </table:table-cell>
          <table:table-cell table:formula="of:=['patched-standard'.AC35]" office:value-type="float" office:value="30180" calcext:value-type="float">
            <text:p>30180</text:p>
          </table:table-cell>
          <table:table-cell table:formula="of:=['patched-standard'.O35]" office:value-type="float" office:value="182680" calcext:value-type="float">
            <text:p>182680</text:p>
          </table:table-cell>
          <table:table-cell table:formula="of:=['patched-aggressive'.AB35]" office:value-type="float" office:value="51600" calcext:value-type="float">
            <text:p>51600</text:p>
          </table:table-cell>
          <table:table-cell table:formula="of:=['patched-aggressive'.AC35]" office:value-type="float" office:value="30243" calcext:value-type="float">
            <text:p>30243</text:p>
          </table:table-cell>
          <table:table-cell table:formula="of:=['patched-aggressive'.O35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6]" office:value-type="float" office:value="69528" calcext:value-type="float">
            <text:p>69528</text:p>
          </table:table-cell>
          <table:table-cell table:formula="of:=[original.AC36]" office:value-type="float" office:value="31355" calcext:value-type="float">
            <text:p>31355</text:p>
          </table:table-cell>
          <table:table-cell table:formula="of:=[original.O36]" office:value-type="float" office:value="178692" calcext:value-type="float">
            <text:p>178692</text:p>
          </table:table-cell>
          <table:table-cell table:formula="of:=['patched-standard'.AB36]" office:value-type="float" office:value="67584" calcext:value-type="float">
            <text:p>67584</text:p>
          </table:table-cell>
          <table:table-cell table:formula="of:=['patched-standard'.AC36]" office:value-type="float" office:value="30180" calcext:value-type="float">
            <text:p>30180</text:p>
          </table:table-cell>
          <table:table-cell table:formula="of:=['patched-standard'.O36]" office:value-type="float" office:value="182680" calcext:value-type="float">
            <text:p>182680</text:p>
          </table:table-cell>
          <table:table-cell table:formula="of:=['patched-aggressive'.AB36]" office:value-type="float" office:value="51600" calcext:value-type="float">
            <text:p>51600</text:p>
          </table:table-cell>
          <table:table-cell table:formula="of:=['patched-aggressive'.AC36]" office:value-type="float" office:value="30243" calcext:value-type="float">
            <text:p>30243</text:p>
          </table:table-cell>
          <table:table-cell table:formula="of:=['patched-aggressive'.O36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7]" office:value-type="float" office:value="69528" calcext:value-type="float">
            <text:p>69528</text:p>
          </table:table-cell>
          <table:table-cell table:formula="of:=[original.AC37]" office:value-type="float" office:value="31355" calcext:value-type="float">
            <text:p>31355</text:p>
          </table:table-cell>
          <table:table-cell table:formula="of:=[original.O37]" office:value-type="float" office:value="178692" calcext:value-type="float">
            <text:p>178692</text:p>
          </table:table-cell>
          <table:table-cell table:formula="of:=['patched-standard'.AB37]" office:value-type="float" office:value="67584" calcext:value-type="float">
            <text:p>67584</text:p>
          </table:table-cell>
          <table:table-cell table:formula="of:=['patched-standard'.AC37]" office:value-type="float" office:value="30180" calcext:value-type="float">
            <text:p>30180</text:p>
          </table:table-cell>
          <table:table-cell table:formula="of:=['patched-standard'.O37]" office:value-type="float" office:value="182680" calcext:value-type="float">
            <text:p>182680</text:p>
          </table:table-cell>
          <table:table-cell table:formula="of:=['patched-aggressive'.AB37]" office:value-type="float" office:value="51600" calcext:value-type="float">
            <text:p>51600</text:p>
          </table:table-cell>
          <table:table-cell table:formula="of:=['patched-aggressive'.AC37]" office:value-type="float" office:value="30243" calcext:value-type="float">
            <text:p>30243</text:p>
          </table:table-cell>
          <table:table-cell table:formula="of:=['patched-aggressive'.O37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8]" office:value-type="float" office:value="69528" calcext:value-type="float">
            <text:p>69528</text:p>
          </table:table-cell>
          <table:table-cell table:formula="of:=[original.AC38]" office:value-type="float" office:value="31355" calcext:value-type="float">
            <text:p>31355</text:p>
          </table:table-cell>
          <table:table-cell table:formula="of:=[original.O38]" office:value-type="float" office:value="178692" calcext:value-type="float">
            <text:p>178692</text:p>
          </table:table-cell>
          <table:table-cell table:formula="of:=['patched-standard'.AB38]" office:value-type="float" office:value="67584" calcext:value-type="float">
            <text:p>67584</text:p>
          </table:table-cell>
          <table:table-cell table:formula="of:=['patched-standard'.AC38]" office:value-type="float" office:value="30180" calcext:value-type="float">
            <text:p>30180</text:p>
          </table:table-cell>
          <table:table-cell table:formula="of:=['patched-standard'.O38]" office:value-type="float" office:value="182680" calcext:value-type="float">
            <text:p>182680</text:p>
          </table:table-cell>
          <table:table-cell table:formula="of:=['patched-aggressive'.AB38]" office:value-type="float" office:value="51600" calcext:value-type="float">
            <text:p>51600</text:p>
          </table:table-cell>
          <table:table-cell table:formula="of:=['patched-aggressive'.AC38]" office:value-type="float" office:value="30243" calcext:value-type="float">
            <text:p>30243</text:p>
          </table:table-cell>
          <table:table-cell table:formula="of:=['patched-aggressive'.O38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9]" office:value-type="float" office:value="69528" calcext:value-type="float">
            <text:p>69528</text:p>
          </table:table-cell>
          <table:table-cell table:formula="of:=[original.AC39]" office:value-type="float" office:value="31356" calcext:value-type="float">
            <text:p>31356</text:p>
          </table:table-cell>
          <table:table-cell table:formula="of:=[original.O39]" office:value-type="float" office:value="178692" calcext:value-type="float">
            <text:p>178692</text:p>
          </table:table-cell>
          <table:table-cell table:formula="of:=['patched-standard'.AB39]" office:value-type="float" office:value="67584" calcext:value-type="float">
            <text:p>67584</text:p>
          </table:table-cell>
          <table:table-cell table:formula="of:=['patched-standard'.AC39]" office:value-type="float" office:value="30181" calcext:value-type="float">
            <text:p>30181</text:p>
          </table:table-cell>
          <table:table-cell table:formula="of:=['patched-standard'.O39]" office:value-type="float" office:value="182680" calcext:value-type="float">
            <text:p>182680</text:p>
          </table:table-cell>
          <table:table-cell table:formula="of:=['patched-aggressive'.AB39]" office:value-type="float" office:value="51600" calcext:value-type="float">
            <text:p>51600</text:p>
          </table:table-cell>
          <table:table-cell table:formula="of:=['patched-aggressive'.AC39]" office:value-type="float" office:value="30243" calcext:value-type="float">
            <text:p>30243</text:p>
          </table:table-cell>
          <table:table-cell table:formula="of:=['patched-aggressive'.O39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0]" office:value-type="float" office:value="69528" calcext:value-type="float">
            <text:p>69528</text:p>
          </table:table-cell>
          <table:table-cell table:formula="of:=[original.AC40]" office:value-type="float" office:value="31356" calcext:value-type="float">
            <text:p>31356</text:p>
          </table:table-cell>
          <table:table-cell table:formula="of:=[original.O40]" office:value-type="float" office:value="178692" calcext:value-type="float">
            <text:p>178692</text:p>
          </table:table-cell>
          <table:table-cell table:formula="of:=['patched-standard'.AB40]" office:value-type="float" office:value="67584" calcext:value-type="float">
            <text:p>67584</text:p>
          </table:table-cell>
          <table:table-cell table:formula="of:=['patched-standard'.AC40]" office:value-type="float" office:value="30181" calcext:value-type="float">
            <text:p>30181</text:p>
          </table:table-cell>
          <table:table-cell table:formula="of:=['patched-standard'.O40]" office:value-type="float" office:value="182680" calcext:value-type="float">
            <text:p>182680</text:p>
          </table:table-cell>
          <table:table-cell table:formula="of:=['patched-aggressive'.AB40]" office:value-type="float" office:value="51600" calcext:value-type="float">
            <text:p>51600</text:p>
          </table:table-cell>
          <table:table-cell table:formula="of:=['patched-aggressive'.AC40]" office:value-type="float" office:value="30243" calcext:value-type="float">
            <text:p>30243</text:p>
          </table:table-cell>
          <table:table-cell table:formula="of:=['patched-aggressive'.O40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1]" office:value-type="float" office:value="69528" calcext:value-type="float">
            <text:p>69528</text:p>
          </table:table-cell>
          <table:table-cell table:formula="of:=[original.AC41]" office:value-type="float" office:value="31356" calcext:value-type="float">
            <text:p>31356</text:p>
          </table:table-cell>
          <table:table-cell table:formula="of:=[original.O41]" office:value-type="float" office:value="178692" calcext:value-type="float">
            <text:p>178692</text:p>
          </table:table-cell>
          <table:table-cell table:formula="of:=['patched-standard'.AB41]" office:value-type="float" office:value="67584" calcext:value-type="float">
            <text:p>67584</text:p>
          </table:table-cell>
          <table:table-cell table:formula="of:=['patched-standard'.AC41]" office:value-type="float" office:value="30181" calcext:value-type="float">
            <text:p>30181</text:p>
          </table:table-cell>
          <table:table-cell table:formula="of:=['patched-standard'.O41]" office:value-type="float" office:value="182680" calcext:value-type="float">
            <text:p>182680</text:p>
          </table:table-cell>
          <table:table-cell table:formula="of:=['patched-aggressive'.AB41]" office:value-type="float" office:value="51600" calcext:value-type="float">
            <text:p>51600</text:p>
          </table:table-cell>
          <table:table-cell table:formula="of:=['patched-aggressive'.AC41]" office:value-type="float" office:value="30243" calcext:value-type="float">
            <text:p>30243</text:p>
          </table:table-cell>
          <table:table-cell table:formula="of:=['patched-aggressive'.O41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2]" office:value-type="float" office:value="69528" calcext:value-type="float">
            <text:p>69528</text:p>
          </table:table-cell>
          <table:table-cell table:formula="of:=[original.AC42]" office:value-type="float" office:value="31356" calcext:value-type="float">
            <text:p>31356</text:p>
          </table:table-cell>
          <table:table-cell table:formula="of:=[original.O42]" office:value-type="float" office:value="178692" calcext:value-type="float">
            <text:p>178692</text:p>
          </table:table-cell>
          <table:table-cell table:formula="of:=['patched-standard'.AB42]" office:value-type="float" office:value="67584" calcext:value-type="float">
            <text:p>67584</text:p>
          </table:table-cell>
          <table:table-cell table:formula="of:=['patched-standard'.AC42]" office:value-type="float" office:value="30181" calcext:value-type="float">
            <text:p>30181</text:p>
          </table:table-cell>
          <table:table-cell table:formula="of:=['patched-standard'.O42]" office:value-type="float" office:value="182680" calcext:value-type="float">
            <text:p>182680</text:p>
          </table:table-cell>
          <table:table-cell table:formula="of:=['patched-aggressive'.AB42]" office:value-type="float" office:value="51600" calcext:value-type="float">
            <text:p>51600</text:p>
          </table:table-cell>
          <table:table-cell table:formula="of:=['patched-aggressive'.AC42]" office:value-type="float" office:value="30243" calcext:value-type="float">
            <text:p>30243</text:p>
          </table:table-cell>
          <table:table-cell table:formula="of:=['patched-aggressive'.O42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3]" office:value-type="float" office:value="69528" calcext:value-type="float">
            <text:p>69528</text:p>
          </table:table-cell>
          <table:table-cell table:formula="of:=[original.AC43]" office:value-type="float" office:value="21299" calcext:value-type="float">
            <text:p>21299</text:p>
          </table:table-cell>
          <table:table-cell table:formula="of:=[original.O43]" office:value-type="float" office:value="178692" calcext:value-type="float">
            <text:p>178692</text:p>
          </table:table-cell>
          <table:table-cell table:formula="of:=['patched-standard'.AB43]" office:value-type="float" office:value="67584" calcext:value-type="float">
            <text:p>67584</text:p>
          </table:table-cell>
          <table:table-cell table:formula="of:=['patched-standard'.AC43]" office:value-type="float" office:value="20756" calcext:value-type="float">
            <text:p>20756</text:p>
          </table:table-cell>
          <table:table-cell table:formula="of:=['patched-standard'.O43]" office:value-type="float" office:value="182808" calcext:value-type="float">
            <text:p>182808</text:p>
          </table:table-cell>
          <table:table-cell table:formula="of:=['patched-aggressive'.AB43]" office:value-type="float" office:value="42000" calcext:value-type="float">
            <text:p>42000</text:p>
          </table:table-cell>
          <table:table-cell table:formula="of:=['patched-aggressive'.AC43]" office:value-type="float" office:value="20818" calcext:value-type="float">
            <text:p>20818</text:p>
          </table:table-cell>
          <table:table-cell table:formula="of:=['patched-aggressive'.O4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4]" office:value-type="float" office:value="69528" calcext:value-type="float">
            <text:p>69528</text:p>
          </table:table-cell>
          <table:table-cell table:formula="of:=[original.AC44]" office:value-type="float" office:value="21299" calcext:value-type="float">
            <text:p>21299</text:p>
          </table:table-cell>
          <table:table-cell table:formula="of:=[original.O44]" office:value-type="float" office:value="178692" calcext:value-type="float">
            <text:p>178692</text:p>
          </table:table-cell>
          <table:table-cell table:formula="of:=['patched-standard'.AB44]" office:value-type="float" office:value="67584" calcext:value-type="float">
            <text:p>67584</text:p>
          </table:table-cell>
          <table:table-cell table:formula="of:=['patched-standard'.AC44]" office:value-type="float" office:value="20756" calcext:value-type="float">
            <text:p>20756</text:p>
          </table:table-cell>
          <table:table-cell table:formula="of:=['patched-standard'.O44]" office:value-type="float" office:value="182808" calcext:value-type="float">
            <text:p>182808</text:p>
          </table:table-cell>
          <table:table-cell table:formula="of:=['patched-aggressive'.AB44]" office:value-type="float" office:value="42000" calcext:value-type="float">
            <text:p>42000</text:p>
          </table:table-cell>
          <table:table-cell table:formula="of:=['patched-aggressive'.AC44]" office:value-type="float" office:value="20818" calcext:value-type="float">
            <text:p>20818</text:p>
          </table:table-cell>
          <table:table-cell table:formula="of:=['patched-aggressive'.O4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5]" office:value-type="float" office:value="69528" calcext:value-type="float">
            <text:p>69528</text:p>
          </table:table-cell>
          <table:table-cell table:formula="of:=[original.AC45]" office:value-type="float" office:value="21299" calcext:value-type="float">
            <text:p>21299</text:p>
          </table:table-cell>
          <table:table-cell table:formula="of:=[original.O45]" office:value-type="float" office:value="178692" calcext:value-type="float">
            <text:p>178692</text:p>
          </table:table-cell>
          <table:table-cell table:formula="of:=['patched-standard'.AB45]" office:value-type="float" office:value="67584" calcext:value-type="float">
            <text:p>67584</text:p>
          </table:table-cell>
          <table:table-cell table:formula="of:=['patched-standard'.AC45]" office:value-type="float" office:value="20756" calcext:value-type="float">
            <text:p>20756</text:p>
          </table:table-cell>
          <table:table-cell table:formula="of:=['patched-standard'.O45]" office:value-type="float" office:value="182808" calcext:value-type="float">
            <text:p>182808</text:p>
          </table:table-cell>
          <table:table-cell table:formula="of:=['patched-aggressive'.AB45]" office:value-type="float" office:value="42000" calcext:value-type="float">
            <text:p>42000</text:p>
          </table:table-cell>
          <table:table-cell table:formula="of:=['patched-aggressive'.AC45]" office:value-type="float" office:value="20818" calcext:value-type="float">
            <text:p>20818</text:p>
          </table:table-cell>
          <table:table-cell table:formula="of:=['patched-aggressive'.O4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6]" office:value-type="float" office:value="69528" calcext:value-type="float">
            <text:p>69528</text:p>
          </table:table-cell>
          <table:table-cell table:formula="of:=[original.AC46]" office:value-type="float" office:value="21299" calcext:value-type="float">
            <text:p>21299</text:p>
          </table:table-cell>
          <table:table-cell table:formula="of:=[original.O46]" office:value-type="float" office:value="178692" calcext:value-type="float">
            <text:p>178692</text:p>
          </table:table-cell>
          <table:table-cell table:formula="of:=['patched-standard'.AB46]" office:value-type="float" office:value="67584" calcext:value-type="float">
            <text:p>67584</text:p>
          </table:table-cell>
          <table:table-cell table:formula="of:=['patched-standard'.AC46]" office:value-type="float" office:value="20756" calcext:value-type="float">
            <text:p>20756</text:p>
          </table:table-cell>
          <table:table-cell table:formula="of:=['patched-standard'.O46]" office:value-type="float" office:value="182808" calcext:value-type="float">
            <text:p>182808</text:p>
          </table:table-cell>
          <table:table-cell table:formula="of:=['patched-aggressive'.AB46]" office:value-type="float" office:value="42000" calcext:value-type="float">
            <text:p>42000</text:p>
          </table:table-cell>
          <table:table-cell table:formula="of:=['patched-aggressive'.AC46]" office:value-type="float" office:value="20818" calcext:value-type="float">
            <text:p>20818</text:p>
          </table:table-cell>
          <table:table-cell table:formula="of:=['patched-aggressive'.O4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7]" office:value-type="float" office:value="69528" calcext:value-type="float">
            <text:p>69528</text:p>
          </table:table-cell>
          <table:table-cell table:formula="of:=[original.AC47]" office:value-type="float" office:value="21299" calcext:value-type="float">
            <text:p>21299</text:p>
          </table:table-cell>
          <table:table-cell table:formula="of:=[original.O47]" office:value-type="float" office:value="178692" calcext:value-type="float">
            <text:p>178692</text:p>
          </table:table-cell>
          <table:table-cell table:formula="of:=['patched-standard'.AB47]" office:value-type="float" office:value="67584" calcext:value-type="float">
            <text:p>67584</text:p>
          </table:table-cell>
          <table:table-cell table:formula="of:=['patched-standard'.AC47]" office:value-type="float" office:value="20756" calcext:value-type="float">
            <text:p>20756</text:p>
          </table:table-cell>
          <table:table-cell table:formula="of:=['patched-standard'.O47]" office:value-type="float" office:value="182808" calcext:value-type="float">
            <text:p>182808</text:p>
          </table:table-cell>
          <table:table-cell table:formula="of:=['patched-aggressive'.AB47]" office:value-type="float" office:value="42000" calcext:value-type="float">
            <text:p>42000</text:p>
          </table:table-cell>
          <table:table-cell table:formula="of:=['patched-aggressive'.AC47]" office:value-type="float" office:value="20818" calcext:value-type="float">
            <text:p>20818</text:p>
          </table:table-cell>
          <table:table-cell table:formula="of:=['patched-aggressive'.O4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8]" office:value-type="float" office:value="69528" calcext:value-type="float">
            <text:p>69528</text:p>
          </table:table-cell>
          <table:table-cell table:formula="of:=[original.AC48]" office:value-type="float" office:value="21299" calcext:value-type="float">
            <text:p>21299</text:p>
          </table:table-cell>
          <table:table-cell table:formula="of:=[original.O48]" office:value-type="float" office:value="178692" calcext:value-type="float">
            <text:p>178692</text:p>
          </table:table-cell>
          <table:table-cell table:formula="of:=['patched-standard'.AB48]" office:value-type="float" office:value="67584" calcext:value-type="float">
            <text:p>67584</text:p>
          </table:table-cell>
          <table:table-cell table:formula="of:=['patched-standard'.AC48]" office:value-type="float" office:value="20756" calcext:value-type="float">
            <text:p>20756</text:p>
          </table:table-cell>
          <table:table-cell table:formula="of:=['patched-standard'.O48]" office:value-type="float" office:value="182808" calcext:value-type="float">
            <text:p>182808</text:p>
          </table:table-cell>
          <table:table-cell table:formula="of:=['patched-aggressive'.AB48]" office:value-type="float" office:value="42000" calcext:value-type="float">
            <text:p>42000</text:p>
          </table:table-cell>
          <table:table-cell table:formula="of:=['patched-aggressive'.AC48]" office:value-type="float" office:value="20818" calcext:value-type="float">
            <text:p>20818</text:p>
          </table:table-cell>
          <table:table-cell table:formula="of:=['patched-aggressive'.O4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9]" office:value-type="float" office:value="69528" calcext:value-type="float">
            <text:p>69528</text:p>
          </table:table-cell>
          <table:table-cell table:formula="of:=[original.AC49]" office:value-type="float" office:value="21299" calcext:value-type="float">
            <text:p>21299</text:p>
          </table:table-cell>
          <table:table-cell table:formula="of:=[original.O49]" office:value-type="float" office:value="178692" calcext:value-type="float">
            <text:p>178692</text:p>
          </table:table-cell>
          <table:table-cell table:formula="of:=['patched-standard'.AB49]" office:value-type="float" office:value="67584" calcext:value-type="float">
            <text:p>67584</text:p>
          </table:table-cell>
          <table:table-cell table:formula="of:=['patched-standard'.AC49]" office:value-type="float" office:value="20756" calcext:value-type="float">
            <text:p>20756</text:p>
          </table:table-cell>
          <table:table-cell table:formula="of:=['patched-standard'.O49]" office:value-type="float" office:value="182808" calcext:value-type="float">
            <text:p>182808</text:p>
          </table:table-cell>
          <table:table-cell table:formula="of:=['patched-aggressive'.AB49]" office:value-type="float" office:value="42000" calcext:value-type="float">
            <text:p>42000</text:p>
          </table:table-cell>
          <table:table-cell table:formula="of:=['patched-aggressive'.AC49]" office:value-type="float" office:value="20818" calcext:value-type="float">
            <text:p>20818</text:p>
          </table:table-cell>
          <table:table-cell table:formula="of:=['patched-aggressive'.O4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0]" office:value-type="float" office:value="69528" calcext:value-type="float">
            <text:p>69528</text:p>
          </table:table-cell>
          <table:table-cell table:formula="of:=[original.AC50]" office:value-type="float" office:value="21299" calcext:value-type="float">
            <text:p>21299</text:p>
          </table:table-cell>
          <table:table-cell table:formula="of:=[original.O50]" office:value-type="float" office:value="178692" calcext:value-type="float">
            <text:p>178692</text:p>
          </table:table-cell>
          <table:table-cell table:formula="of:=['patched-standard'.AB50]" office:value-type="float" office:value="67584" calcext:value-type="float">
            <text:p>67584</text:p>
          </table:table-cell>
          <table:table-cell table:formula="of:=['patched-standard'.AC50]" office:value-type="float" office:value="20756" calcext:value-type="float">
            <text:p>20756</text:p>
          </table:table-cell>
          <table:table-cell table:formula="of:=['patched-standard'.O50]" office:value-type="float" office:value="182808" calcext:value-type="float">
            <text:p>182808</text:p>
          </table:table-cell>
          <table:table-cell table:formula="of:=['patched-aggressive'.AB50]" office:value-type="float" office:value="42000" calcext:value-type="float">
            <text:p>42000</text:p>
          </table:table-cell>
          <table:table-cell table:formula="of:=['patched-aggressive'.AC50]" office:value-type="float" office:value="20818" calcext:value-type="float">
            <text:p>20818</text:p>
          </table:table-cell>
          <table:table-cell table:formula="of:=['patched-aggressive'.O5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1]" office:value-type="float" office:value="69528" calcext:value-type="float">
            <text:p>69528</text:p>
          </table:table-cell>
          <table:table-cell table:formula="of:=[original.AC51]" office:value-type="float" office:value="21299" calcext:value-type="float">
            <text:p>21299</text:p>
          </table:table-cell>
          <table:table-cell table:formula="of:=[original.O51]" office:value-type="float" office:value="178692" calcext:value-type="float">
            <text:p>178692</text:p>
          </table:table-cell>
          <table:table-cell table:formula="of:=['patched-standard'.AB51]" office:value-type="float" office:value="67584" calcext:value-type="float">
            <text:p>67584</text:p>
          </table:table-cell>
          <table:table-cell table:formula="of:=['patched-standard'.AC51]" office:value-type="float" office:value="20756" calcext:value-type="float">
            <text:p>20756</text:p>
          </table:table-cell>
          <table:table-cell table:formula="of:=['patched-standard'.O51]" office:value-type="float" office:value="182808" calcext:value-type="float">
            <text:p>182808</text:p>
          </table:table-cell>
          <table:table-cell table:formula="of:=['patched-aggressive'.AB51]" office:value-type="float" office:value="42000" calcext:value-type="float">
            <text:p>42000</text:p>
          </table:table-cell>
          <table:table-cell table:formula="of:=['patched-aggressive'.AC51]" office:value-type="float" office:value="20818" calcext:value-type="float">
            <text:p>20818</text:p>
          </table:table-cell>
          <table:table-cell table:formula="of:=['patched-aggressive'.O5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2]" office:value-type="float" office:value="69528" calcext:value-type="float">
            <text:p>69528</text:p>
          </table:table-cell>
          <table:table-cell table:formula="of:=[original.AC52]" office:value-type="float" office:value="21299" calcext:value-type="float">
            <text:p>21299</text:p>
          </table:table-cell>
          <table:table-cell table:formula="of:=[original.O52]" office:value-type="float" office:value="178692" calcext:value-type="float">
            <text:p>178692</text:p>
          </table:table-cell>
          <table:table-cell table:formula="of:=['patched-standard'.AB52]" office:value-type="float" office:value="67584" calcext:value-type="float">
            <text:p>67584</text:p>
          </table:table-cell>
          <table:table-cell table:formula="of:=['patched-standard'.AC52]" office:value-type="float" office:value="20756" calcext:value-type="float">
            <text:p>20756</text:p>
          </table:table-cell>
          <table:table-cell table:formula="of:=['patched-standard'.O52]" office:value-type="float" office:value="182808" calcext:value-type="float">
            <text:p>182808</text:p>
          </table:table-cell>
          <table:table-cell table:formula="of:=['patched-aggressive'.AB52]" office:value-type="float" office:value="42000" calcext:value-type="float">
            <text:p>42000</text:p>
          </table:table-cell>
          <table:table-cell table:formula="of:=['patched-aggressive'.AC52]" office:value-type="float" office:value="20818" calcext:value-type="float">
            <text:p>20818</text:p>
          </table:table-cell>
          <table:table-cell table:formula="of:=['patched-aggressive'.O5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3]" office:value-type="float" office:value="69528" calcext:value-type="float">
            <text:p>69528</text:p>
          </table:table-cell>
          <table:table-cell table:formula="of:=[original.AC53]" office:value-type="float" office:value="21299" calcext:value-type="float">
            <text:p>21299</text:p>
          </table:table-cell>
          <table:table-cell table:formula="of:=[original.O53]" office:value-type="float" office:value="178692" calcext:value-type="float">
            <text:p>178692</text:p>
          </table:table-cell>
          <table:table-cell table:formula="of:=['patched-standard'.AB53]" office:value-type="float" office:value="67584" calcext:value-type="float">
            <text:p>67584</text:p>
          </table:table-cell>
          <table:table-cell table:formula="of:=['patched-standard'.AC53]" office:value-type="float" office:value="20756" calcext:value-type="float">
            <text:p>20756</text:p>
          </table:table-cell>
          <table:table-cell table:formula="of:=['patched-standard'.O53]" office:value-type="float" office:value="182808" calcext:value-type="float">
            <text:p>182808</text:p>
          </table:table-cell>
          <table:table-cell table:formula="of:=['patched-aggressive'.AB53]" office:value-type="float" office:value="42000" calcext:value-type="float">
            <text:p>42000</text:p>
          </table:table-cell>
          <table:table-cell table:formula="of:=['patched-aggressive'.AC53]" office:value-type="float" office:value="20818" calcext:value-type="float">
            <text:p>20818</text:p>
          </table:table-cell>
          <table:table-cell table:formula="of:=['patched-aggressive'.O5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4]" office:value-type="float" office:value="69528" calcext:value-type="float">
            <text:p>69528</text:p>
          </table:table-cell>
          <table:table-cell table:formula="of:=[original.AC54]" office:value-type="float" office:value="21299" calcext:value-type="float">
            <text:p>21299</text:p>
          </table:table-cell>
          <table:table-cell table:formula="of:=[original.O54]" office:value-type="float" office:value="178692" calcext:value-type="float">
            <text:p>178692</text:p>
          </table:table-cell>
          <table:table-cell table:formula="of:=['patched-standard'.AB54]" office:value-type="float" office:value="67584" calcext:value-type="float">
            <text:p>67584</text:p>
          </table:table-cell>
          <table:table-cell table:formula="of:=['patched-standard'.AC54]" office:value-type="float" office:value="20756" calcext:value-type="float">
            <text:p>20756</text:p>
          </table:table-cell>
          <table:table-cell table:formula="of:=['patched-standard'.O54]" office:value-type="float" office:value="182808" calcext:value-type="float">
            <text:p>182808</text:p>
          </table:table-cell>
          <table:table-cell table:formula="of:=['patched-aggressive'.AB54]" office:value-type="float" office:value="42000" calcext:value-type="float">
            <text:p>42000</text:p>
          </table:table-cell>
          <table:table-cell table:formula="of:=['patched-aggressive'.AC54]" office:value-type="float" office:value="20818" calcext:value-type="float">
            <text:p>20818</text:p>
          </table:table-cell>
          <table:table-cell table:formula="of:=['patched-aggressive'.O5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5]" office:value-type="float" office:value="69528" calcext:value-type="float">
            <text:p>69528</text:p>
          </table:table-cell>
          <table:table-cell table:formula="of:=[original.AC55]" office:value-type="float" office:value="21299" calcext:value-type="float">
            <text:p>21299</text:p>
          </table:table-cell>
          <table:table-cell table:formula="of:=[original.O55]" office:value-type="float" office:value="178692" calcext:value-type="float">
            <text:p>178692</text:p>
          </table:table-cell>
          <table:table-cell table:formula="of:=['patched-standard'.AB55]" office:value-type="float" office:value="67584" calcext:value-type="float">
            <text:p>67584</text:p>
          </table:table-cell>
          <table:table-cell table:formula="of:=['patched-standard'.AC55]" office:value-type="float" office:value="20756" calcext:value-type="float">
            <text:p>20756</text:p>
          </table:table-cell>
          <table:table-cell table:formula="of:=['patched-standard'.O55]" office:value-type="float" office:value="182808" calcext:value-type="float">
            <text:p>182808</text:p>
          </table:table-cell>
          <table:table-cell table:formula="of:=['patched-aggressive'.AB55]" office:value-type="float" office:value="42000" calcext:value-type="float">
            <text:p>42000</text:p>
          </table:table-cell>
          <table:table-cell table:formula="of:=['patched-aggressive'.AC55]" office:value-type="float" office:value="20818" calcext:value-type="float">
            <text:p>20818</text:p>
          </table:table-cell>
          <table:table-cell table:formula="of:=['patched-aggressive'.O5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6]" office:value-type="float" office:value="69528" calcext:value-type="float">
            <text:p>69528</text:p>
          </table:table-cell>
          <table:table-cell table:formula="of:=[original.AC56]" office:value-type="float" office:value="21299" calcext:value-type="float">
            <text:p>21299</text:p>
          </table:table-cell>
          <table:table-cell table:formula="of:=[original.O56]" office:value-type="float" office:value="178692" calcext:value-type="float">
            <text:p>178692</text:p>
          </table:table-cell>
          <table:table-cell table:formula="of:=['patched-standard'.AB56]" office:value-type="float" office:value="67584" calcext:value-type="float">
            <text:p>67584</text:p>
          </table:table-cell>
          <table:table-cell table:formula="of:=['patched-standard'.AC56]" office:value-type="float" office:value="20756" calcext:value-type="float">
            <text:p>20756</text:p>
          </table:table-cell>
          <table:table-cell table:formula="of:=['patched-standard'.O56]" office:value-type="float" office:value="182808" calcext:value-type="float">
            <text:p>182808</text:p>
          </table:table-cell>
          <table:table-cell table:formula="of:=['patched-aggressive'.AB56]" office:value-type="float" office:value="42000" calcext:value-type="float">
            <text:p>42000</text:p>
          </table:table-cell>
          <table:table-cell table:formula="of:=['patched-aggressive'.AC56]" office:value-type="float" office:value="20818" calcext:value-type="float">
            <text:p>20818</text:p>
          </table:table-cell>
          <table:table-cell table:formula="of:=['patched-aggressive'.O5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7]" office:value-type="float" office:value="69528" calcext:value-type="float">
            <text:p>69528</text:p>
          </table:table-cell>
          <table:table-cell table:formula="of:=[original.AC57]" office:value-type="float" office:value="21299" calcext:value-type="float">
            <text:p>21299</text:p>
          </table:table-cell>
          <table:table-cell table:formula="of:=[original.O57]" office:value-type="float" office:value="178692" calcext:value-type="float">
            <text:p>178692</text:p>
          </table:table-cell>
          <table:table-cell table:formula="of:=['patched-standard'.AB57]" office:value-type="float" office:value="67584" calcext:value-type="float">
            <text:p>67584</text:p>
          </table:table-cell>
          <table:table-cell table:formula="of:=['patched-standard'.AC57]" office:value-type="float" office:value="20756" calcext:value-type="float">
            <text:p>20756</text:p>
          </table:table-cell>
          <table:table-cell table:formula="of:=['patched-standard'.O57]" office:value-type="float" office:value="182808" calcext:value-type="float">
            <text:p>182808</text:p>
          </table:table-cell>
          <table:table-cell table:formula="of:=['patched-aggressive'.AB57]" office:value-type="float" office:value="42000" calcext:value-type="float">
            <text:p>42000</text:p>
          </table:table-cell>
          <table:table-cell table:formula="of:=['patched-aggressive'.AC57]" office:value-type="float" office:value="20818" calcext:value-type="float">
            <text:p>20818</text:p>
          </table:table-cell>
          <table:table-cell table:formula="of:=['patched-aggressive'.O5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8]" office:value-type="float" office:value="69528" calcext:value-type="float">
            <text:p>69528</text:p>
          </table:table-cell>
          <table:table-cell table:formula="of:=[original.AC58]" office:value-type="float" office:value="21299" calcext:value-type="float">
            <text:p>21299</text:p>
          </table:table-cell>
          <table:table-cell table:formula="of:=[original.O58]" office:value-type="float" office:value="178692" calcext:value-type="float">
            <text:p>178692</text:p>
          </table:table-cell>
          <table:table-cell table:formula="of:=['patched-standard'.AB58]" office:value-type="float" office:value="67584" calcext:value-type="float">
            <text:p>67584</text:p>
          </table:table-cell>
          <table:table-cell table:formula="of:=['patched-standard'.AC58]" office:value-type="float" office:value="20756" calcext:value-type="float">
            <text:p>20756</text:p>
          </table:table-cell>
          <table:table-cell table:formula="of:=['patched-standard'.O58]" office:value-type="float" office:value="182808" calcext:value-type="float">
            <text:p>182808</text:p>
          </table:table-cell>
          <table:table-cell table:formula="of:=['patched-aggressive'.AB58]" office:value-type="float" office:value="42000" calcext:value-type="float">
            <text:p>42000</text:p>
          </table:table-cell>
          <table:table-cell table:formula="of:=['patched-aggressive'.AC58]" office:value-type="float" office:value="20818" calcext:value-type="float">
            <text:p>20818</text:p>
          </table:table-cell>
          <table:table-cell table:formula="of:=['patched-aggressive'.O5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9]" office:value-type="float" office:value="69528" calcext:value-type="float">
            <text:p>69528</text:p>
          </table:table-cell>
          <table:table-cell table:formula="of:=[original.AC59]" office:value-type="float" office:value="21299" calcext:value-type="float">
            <text:p>21299</text:p>
          </table:table-cell>
          <table:table-cell table:formula="of:=[original.O59]" office:value-type="float" office:value="178692" calcext:value-type="float">
            <text:p>178692</text:p>
          </table:table-cell>
          <table:table-cell table:formula="of:=['patched-standard'.AB59]" office:value-type="float" office:value="67584" calcext:value-type="float">
            <text:p>67584</text:p>
          </table:table-cell>
          <table:table-cell table:formula="of:=['patched-standard'.AC59]" office:value-type="float" office:value="20756" calcext:value-type="float">
            <text:p>20756</text:p>
          </table:table-cell>
          <table:table-cell table:formula="of:=['patched-standard'.O59]" office:value-type="float" office:value="182808" calcext:value-type="float">
            <text:p>182808</text:p>
          </table:table-cell>
          <table:table-cell table:formula="of:=['patched-aggressive'.AB59]" office:value-type="float" office:value="42000" calcext:value-type="float">
            <text:p>42000</text:p>
          </table:table-cell>
          <table:table-cell table:formula="of:=['patched-aggressive'.AC59]" office:value-type="float" office:value="20818" calcext:value-type="float">
            <text:p>20818</text:p>
          </table:table-cell>
          <table:table-cell table:formula="of:=['patched-aggressive'.O5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0]" office:value-type="float" office:value="69528" calcext:value-type="float">
            <text:p>69528</text:p>
          </table:table-cell>
          <table:table-cell table:formula="of:=[original.AC60]" office:value-type="float" office:value="21299" calcext:value-type="float">
            <text:p>21299</text:p>
          </table:table-cell>
          <table:table-cell table:formula="of:=[original.O60]" office:value-type="float" office:value="178692" calcext:value-type="float">
            <text:p>178692</text:p>
          </table:table-cell>
          <table:table-cell table:formula="of:=['patched-standard'.AB60]" office:value-type="float" office:value="67584" calcext:value-type="float">
            <text:p>67584</text:p>
          </table:table-cell>
          <table:table-cell table:formula="of:=['patched-standard'.AC60]" office:value-type="float" office:value="20756" calcext:value-type="float">
            <text:p>20756</text:p>
          </table:table-cell>
          <table:table-cell table:formula="of:=['patched-standard'.O60]" office:value-type="float" office:value="182808" calcext:value-type="float">
            <text:p>182808</text:p>
          </table:table-cell>
          <table:table-cell table:formula="of:=['patched-aggressive'.AB60]" office:value-type="float" office:value="42000" calcext:value-type="float">
            <text:p>42000</text:p>
          </table:table-cell>
          <table:table-cell table:formula="of:=['patched-aggressive'.AC60]" office:value-type="float" office:value="20818" calcext:value-type="float">
            <text:p>20818</text:p>
          </table:table-cell>
          <table:table-cell table:formula="of:=['patched-aggressive'.O6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1]" office:value-type="float" office:value="69528" calcext:value-type="float">
            <text:p>69528</text:p>
          </table:table-cell>
          <table:table-cell table:formula="of:=[original.AC61]" office:value-type="float" office:value="21299" calcext:value-type="float">
            <text:p>21299</text:p>
          </table:table-cell>
          <table:table-cell table:formula="of:=[original.O61]" office:value-type="float" office:value="178692" calcext:value-type="float">
            <text:p>178692</text:p>
          </table:table-cell>
          <table:table-cell table:formula="of:=['patched-standard'.AB61]" office:value-type="float" office:value="67584" calcext:value-type="float">
            <text:p>67584</text:p>
          </table:table-cell>
          <table:table-cell table:formula="of:=['patched-standard'.AC61]" office:value-type="float" office:value="20756" calcext:value-type="float">
            <text:p>20756</text:p>
          </table:table-cell>
          <table:table-cell table:formula="of:=['patched-standard'.O61]" office:value-type="float" office:value="182808" calcext:value-type="float">
            <text:p>182808</text:p>
          </table:table-cell>
          <table:table-cell table:formula="of:=['patched-aggressive'.AB61]" office:value-type="float" office:value="42000" calcext:value-type="float">
            <text:p>42000</text:p>
          </table:table-cell>
          <table:table-cell table:formula="of:=['patched-aggressive'.AC61]" office:value-type="float" office:value="20818" calcext:value-type="float">
            <text:p>20818</text:p>
          </table:table-cell>
          <table:table-cell table:formula="of:=['patched-aggressive'.O6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2]" office:value-type="float" office:value="69528" calcext:value-type="float">
            <text:p>69528</text:p>
          </table:table-cell>
          <table:table-cell table:formula="of:=[original.AC62]" office:value-type="float" office:value="21299" calcext:value-type="float">
            <text:p>21299</text:p>
          </table:table-cell>
          <table:table-cell table:formula="of:=[original.O62]" office:value-type="float" office:value="178692" calcext:value-type="float">
            <text:p>178692</text:p>
          </table:table-cell>
          <table:table-cell table:formula="of:=['patched-standard'.AB62]" office:value-type="float" office:value="67584" calcext:value-type="float">
            <text:p>67584</text:p>
          </table:table-cell>
          <table:table-cell table:formula="of:=['patched-standard'.AC62]" office:value-type="float" office:value="20756" calcext:value-type="float">
            <text:p>20756</text:p>
          </table:table-cell>
          <table:table-cell table:formula="of:=['patched-standard'.O62]" office:value-type="float" office:value="182808" calcext:value-type="float">
            <text:p>182808</text:p>
          </table:table-cell>
          <table:table-cell table:formula="of:=['patched-aggressive'.AB62]" office:value-type="float" office:value="42000" calcext:value-type="float">
            <text:p>42000</text:p>
          </table:table-cell>
          <table:table-cell table:formula="of:=['patched-aggressive'.AC62]" office:value-type="float" office:value="20818" calcext:value-type="float">
            <text:p>20818</text:p>
          </table:table-cell>
          <table:table-cell table:formula="of:=['patched-aggressive'.O6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3]" office:value-type="float" office:value="69528" calcext:value-type="float">
            <text:p>69528</text:p>
          </table:table-cell>
          <table:table-cell table:formula="of:=[original.AC63]" office:value-type="float" office:value="21299" calcext:value-type="float">
            <text:p>21299</text:p>
          </table:table-cell>
          <table:table-cell table:formula="of:=[original.O63]" office:value-type="float" office:value="178692" calcext:value-type="float">
            <text:p>178692</text:p>
          </table:table-cell>
          <table:table-cell table:formula="of:=['patched-standard'.AB63]" office:value-type="float" office:value="67584" calcext:value-type="float">
            <text:p>67584</text:p>
          </table:table-cell>
          <table:table-cell table:formula="of:=['patched-standard'.AC63]" office:value-type="float" office:value="20756" calcext:value-type="float">
            <text:p>20756</text:p>
          </table:table-cell>
          <table:table-cell table:formula="of:=['patched-standard'.O63]" office:value-type="float" office:value="182808" calcext:value-type="float">
            <text:p>182808</text:p>
          </table:table-cell>
          <table:table-cell table:formula="of:=['patched-aggressive'.AB63]" office:value-type="float" office:value="42000" calcext:value-type="float">
            <text:p>42000</text:p>
          </table:table-cell>
          <table:table-cell table:formula="of:=['patched-aggressive'.AC63]" office:value-type="float" office:value="20818" calcext:value-type="float">
            <text:p>20818</text:p>
          </table:table-cell>
          <table:table-cell table:formula="of:=['patched-aggressive'.O6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4]" office:value-type="float" office:value="69528" calcext:value-type="float">
            <text:p>69528</text:p>
          </table:table-cell>
          <table:table-cell table:formula="of:=[original.AC64]" office:value-type="float" office:value="21299" calcext:value-type="float">
            <text:p>21299</text:p>
          </table:table-cell>
          <table:table-cell table:formula="of:=[original.O64]" office:value-type="float" office:value="178692" calcext:value-type="float">
            <text:p>178692</text:p>
          </table:table-cell>
          <table:table-cell table:formula="of:=['patched-standard'.AB64]" office:value-type="float" office:value="67584" calcext:value-type="float">
            <text:p>67584</text:p>
          </table:table-cell>
          <table:table-cell table:formula="of:=['patched-standard'.AC64]" office:value-type="float" office:value="20756" calcext:value-type="float">
            <text:p>20756</text:p>
          </table:table-cell>
          <table:table-cell table:formula="of:=['patched-standard'.O64]" office:value-type="float" office:value="182808" calcext:value-type="float">
            <text:p>182808</text:p>
          </table:table-cell>
          <table:table-cell table:formula="of:=['patched-aggressive'.AB64]" office:value-type="float" office:value="42000" calcext:value-type="float">
            <text:p>42000</text:p>
          </table:table-cell>
          <table:table-cell table:formula="of:=['patched-aggressive'.AC64]" office:value-type="float" office:value="20818" calcext:value-type="float">
            <text:p>20818</text:p>
          </table:table-cell>
          <table:table-cell table:formula="of:=['patched-aggressive'.O6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5]" office:value-type="float" office:value="69528" calcext:value-type="float">
            <text:p>69528</text:p>
          </table:table-cell>
          <table:table-cell table:formula="of:=[original.AC65]" office:value-type="float" office:value="21299" calcext:value-type="float">
            <text:p>21299</text:p>
          </table:table-cell>
          <table:table-cell table:formula="of:=[original.O65]" office:value-type="float" office:value="178692" calcext:value-type="float">
            <text:p>178692</text:p>
          </table:table-cell>
          <table:table-cell table:formula="of:=['patched-standard'.AB65]" office:value-type="float" office:value="67584" calcext:value-type="float">
            <text:p>67584</text:p>
          </table:table-cell>
          <table:table-cell table:formula="of:=['patched-standard'.AC65]" office:value-type="float" office:value="20756" calcext:value-type="float">
            <text:p>20756</text:p>
          </table:table-cell>
          <table:table-cell table:formula="of:=['patched-standard'.O65]" office:value-type="float" office:value="182808" calcext:value-type="float">
            <text:p>182808</text:p>
          </table:table-cell>
          <table:table-cell table:formula="of:=['patched-aggressive'.AB65]" office:value-type="float" office:value="42000" calcext:value-type="float">
            <text:p>42000</text:p>
          </table:table-cell>
          <table:table-cell table:formula="of:=['patched-aggressive'.AC65]" office:value-type="float" office:value="20818" calcext:value-type="float">
            <text:p>20818</text:p>
          </table:table-cell>
          <table:table-cell table:formula="of:=['patched-aggressive'.O6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6]" office:value-type="float" office:value="69528" calcext:value-type="float">
            <text:p>69528</text:p>
          </table:table-cell>
          <table:table-cell table:formula="of:=[original.AC66]" office:value-type="float" office:value="21299" calcext:value-type="float">
            <text:p>21299</text:p>
          </table:table-cell>
          <table:table-cell table:formula="of:=[original.O66]" office:value-type="float" office:value="178692" calcext:value-type="float">
            <text:p>178692</text:p>
          </table:table-cell>
          <table:table-cell table:formula="of:=['patched-standard'.AB66]" office:value-type="float" office:value="67584" calcext:value-type="float">
            <text:p>67584</text:p>
          </table:table-cell>
          <table:table-cell table:formula="of:=['patched-standard'.AC66]" office:value-type="float" office:value="20756" calcext:value-type="float">
            <text:p>20756</text:p>
          </table:table-cell>
          <table:table-cell table:formula="of:=['patched-standard'.O66]" office:value-type="float" office:value="182808" calcext:value-type="float">
            <text:p>182808</text:p>
          </table:table-cell>
          <table:table-cell table:formula="of:=['patched-aggressive'.AB66]" office:value-type="float" office:value="42000" calcext:value-type="float">
            <text:p>42000</text:p>
          </table:table-cell>
          <table:table-cell table:formula="of:=['patched-aggressive'.AC66]" office:value-type="float" office:value="20818" calcext:value-type="float">
            <text:p>20818</text:p>
          </table:table-cell>
          <table:table-cell table:formula="of:=['patched-aggressive'.O6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7]" office:value-type="float" office:value="69528" calcext:value-type="float">
            <text:p>69528</text:p>
          </table:table-cell>
          <table:table-cell table:formula="of:=[original.AC67]" office:value-type="float" office:value="21299" calcext:value-type="float">
            <text:p>21299</text:p>
          </table:table-cell>
          <table:table-cell table:formula="of:=[original.O67]" office:value-type="float" office:value="178692" calcext:value-type="float">
            <text:p>178692</text:p>
          </table:table-cell>
          <table:table-cell table:formula="of:=['patched-standard'.AB67]" office:value-type="float" office:value="67584" calcext:value-type="float">
            <text:p>67584</text:p>
          </table:table-cell>
          <table:table-cell table:formula="of:=['patched-standard'.AC67]" office:value-type="float" office:value="20756" calcext:value-type="float">
            <text:p>20756</text:p>
          </table:table-cell>
          <table:table-cell table:formula="of:=['patched-standard'.O67]" office:value-type="float" office:value="182808" calcext:value-type="float">
            <text:p>182808</text:p>
          </table:table-cell>
          <table:table-cell table:formula="of:=['patched-aggressive'.AB67]" office:value-type="float" office:value="42000" calcext:value-type="float">
            <text:p>42000</text:p>
          </table:table-cell>
          <table:table-cell table:formula="of:=['patched-aggressive'.AC67]" office:value-type="float" office:value="20818" calcext:value-type="float">
            <text:p>20818</text:p>
          </table:table-cell>
          <table:table-cell table:formula="of:=['patched-aggressive'.O6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8]" office:value-type="float" office:value="69528" calcext:value-type="float">
            <text:p>69528</text:p>
          </table:table-cell>
          <table:table-cell table:formula="of:=[original.AC68]" office:value-type="float" office:value="21299" calcext:value-type="float">
            <text:p>21299</text:p>
          </table:table-cell>
          <table:table-cell table:formula="of:=[original.O68]" office:value-type="float" office:value="178692" calcext:value-type="float">
            <text:p>178692</text:p>
          </table:table-cell>
          <table:table-cell table:formula="of:=['patched-standard'.AB68]" office:value-type="float" office:value="67584" calcext:value-type="float">
            <text:p>67584</text:p>
          </table:table-cell>
          <table:table-cell table:formula="of:=['patched-standard'.AC68]" office:value-type="float" office:value="20756" calcext:value-type="float">
            <text:p>20756</text:p>
          </table:table-cell>
          <table:table-cell table:formula="of:=['patched-standard'.O68]" office:value-type="float" office:value="182808" calcext:value-type="float">
            <text:p>182808</text:p>
          </table:table-cell>
          <table:table-cell table:formula="of:=['patched-aggressive'.AB68]" office:value-type="float" office:value="42000" calcext:value-type="float">
            <text:p>42000</text:p>
          </table:table-cell>
          <table:table-cell table:formula="of:=['patched-aggressive'.AC68]" office:value-type="float" office:value="20818" calcext:value-type="float">
            <text:p>20818</text:p>
          </table:table-cell>
          <table:table-cell table:formula="of:=['patched-aggressive'.O6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9]" office:value-type="float" office:value="69528" calcext:value-type="float">
            <text:p>69528</text:p>
          </table:table-cell>
          <table:table-cell table:formula="of:=[original.AC69]" office:value-type="float" office:value="21299" calcext:value-type="float">
            <text:p>21299</text:p>
          </table:table-cell>
          <table:table-cell table:formula="of:=[original.O69]" office:value-type="float" office:value="178692" calcext:value-type="float">
            <text:p>178692</text:p>
          </table:table-cell>
          <table:table-cell table:formula="of:=['patched-standard'.AB69]" office:value-type="float" office:value="67584" calcext:value-type="float">
            <text:p>67584</text:p>
          </table:table-cell>
          <table:table-cell table:formula="of:=['patched-standard'.AC69]" office:value-type="float" office:value="20756" calcext:value-type="float">
            <text:p>20756</text:p>
          </table:table-cell>
          <table:table-cell table:formula="of:=['patched-standard'.O69]" office:value-type="float" office:value="182808" calcext:value-type="float">
            <text:p>182808</text:p>
          </table:table-cell>
          <table:table-cell table:formula="of:=['patched-aggressive'.AB69]" office:value-type="float" office:value="42000" calcext:value-type="float">
            <text:p>42000</text:p>
          </table:table-cell>
          <table:table-cell table:formula="of:=['patched-aggressive'.AC69]" office:value-type="float" office:value="20818" calcext:value-type="float">
            <text:p>20818</text:p>
          </table:table-cell>
          <table:table-cell table:formula="of:=['patched-aggressive'.O6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0]" office:value-type="float" office:value="69528" calcext:value-type="float">
            <text:p>69528</text:p>
          </table:table-cell>
          <table:table-cell table:formula="of:=[original.AC70]" office:value-type="float" office:value="21299" calcext:value-type="float">
            <text:p>21299</text:p>
          </table:table-cell>
          <table:table-cell table:formula="of:=[original.O70]" office:value-type="float" office:value="178692" calcext:value-type="float">
            <text:p>178692</text:p>
          </table:table-cell>
          <table:table-cell table:formula="of:=['patched-standard'.AB70]" office:value-type="float" office:value="67584" calcext:value-type="float">
            <text:p>67584</text:p>
          </table:table-cell>
          <table:table-cell table:formula="of:=['patched-standard'.AC70]" office:value-type="float" office:value="20756" calcext:value-type="float">
            <text:p>20756</text:p>
          </table:table-cell>
          <table:table-cell table:formula="of:=['patched-standard'.O70]" office:value-type="float" office:value="182808" calcext:value-type="float">
            <text:p>182808</text:p>
          </table:table-cell>
          <table:table-cell table:formula="of:=['patched-aggressive'.AB70]" office:value-type="float" office:value="42000" calcext:value-type="float">
            <text:p>42000</text:p>
          </table:table-cell>
          <table:table-cell table:formula="of:=['patched-aggressive'.AC70]" office:value-type="float" office:value="20818" calcext:value-type="float">
            <text:p>20818</text:p>
          </table:table-cell>
          <table:table-cell table:formula="of:=['patched-aggressive'.O7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1]" office:value-type="float" office:value="69528" calcext:value-type="float">
            <text:p>69528</text:p>
          </table:table-cell>
          <table:table-cell table:formula="of:=[original.AC71]" office:value-type="float" office:value="21299" calcext:value-type="float">
            <text:p>21299</text:p>
          </table:table-cell>
          <table:table-cell table:formula="of:=[original.O71]" office:value-type="float" office:value="178692" calcext:value-type="float">
            <text:p>178692</text:p>
          </table:table-cell>
          <table:table-cell table:formula="of:=['patched-standard'.AB71]" office:value-type="float" office:value="67584" calcext:value-type="float">
            <text:p>67584</text:p>
          </table:table-cell>
          <table:table-cell table:formula="of:=['patched-standard'.AC71]" office:value-type="float" office:value="20756" calcext:value-type="float">
            <text:p>20756</text:p>
          </table:table-cell>
          <table:table-cell table:formula="of:=['patched-standard'.O71]" office:value-type="float" office:value="182808" calcext:value-type="float">
            <text:p>182808</text:p>
          </table:table-cell>
          <table:table-cell table:formula="of:=['patched-aggressive'.AB71]" office:value-type="float" office:value="42000" calcext:value-type="float">
            <text:p>42000</text:p>
          </table:table-cell>
          <table:table-cell table:formula="of:=['patched-aggressive'.AC71]" office:value-type="float" office:value="20818" calcext:value-type="float">
            <text:p>20818</text:p>
          </table:table-cell>
          <table:table-cell table:formula="of:=['patched-aggressive'.O7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2]" office:value-type="float" office:value="69528" calcext:value-type="float">
            <text:p>69528</text:p>
          </table:table-cell>
          <table:table-cell table:formula="of:=[original.AC72]" office:value-type="float" office:value="21299" calcext:value-type="float">
            <text:p>21299</text:p>
          </table:table-cell>
          <table:table-cell table:formula="of:=[original.O72]" office:value-type="float" office:value="178692" calcext:value-type="float">
            <text:p>178692</text:p>
          </table:table-cell>
          <table:table-cell table:formula="of:=['patched-standard'.AB72]" office:value-type="float" office:value="67584" calcext:value-type="float">
            <text:p>67584</text:p>
          </table:table-cell>
          <table:table-cell table:formula="of:=['patched-standard'.AC72]" office:value-type="float" office:value="20756" calcext:value-type="float">
            <text:p>20756</text:p>
          </table:table-cell>
          <table:table-cell table:formula="of:=['patched-standard'.O72]" office:value-type="float" office:value="182808" calcext:value-type="float">
            <text:p>182808</text:p>
          </table:table-cell>
          <table:table-cell table:formula="of:=['patched-aggressive'.AB72]" office:value-type="float" office:value="42000" calcext:value-type="float">
            <text:p>42000</text:p>
          </table:table-cell>
          <table:table-cell table:formula="of:=['patched-aggressive'.AC72]" office:value-type="float" office:value="20818" calcext:value-type="float">
            <text:p>20818</text:p>
          </table:table-cell>
          <table:table-cell table:formula="of:=['patched-aggressive'.O7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3]" office:value-type="float" office:value="69528" calcext:value-type="float">
            <text:p>69528</text:p>
          </table:table-cell>
          <table:table-cell table:formula="of:=[original.AC73]" office:value-type="float" office:value="21299" calcext:value-type="float">
            <text:p>21299</text:p>
          </table:table-cell>
          <table:table-cell table:formula="of:=[original.O73]" office:value-type="float" office:value="178692" calcext:value-type="float">
            <text:p>178692</text:p>
          </table:table-cell>
          <table:table-cell table:formula="of:=['patched-standard'.AB73]" office:value-type="float" office:value="67584" calcext:value-type="float">
            <text:p>67584</text:p>
          </table:table-cell>
          <table:table-cell table:formula="of:=['patched-standard'.AC73]" office:value-type="float" office:value="20756" calcext:value-type="float">
            <text:p>20756</text:p>
          </table:table-cell>
          <table:table-cell table:formula="of:=['patched-standard'.O73]" office:value-type="float" office:value="182808" calcext:value-type="float">
            <text:p>182808</text:p>
          </table:table-cell>
          <table:table-cell table:formula="of:=['patched-aggressive'.AB73]" office:value-type="float" office:value="42000" calcext:value-type="float">
            <text:p>42000</text:p>
          </table:table-cell>
          <table:table-cell table:formula="of:=['patched-aggressive'.AC73]" office:value-type="float" office:value="20818" calcext:value-type="float">
            <text:p>20818</text:p>
          </table:table-cell>
          <table:table-cell table:formula="of:=['patched-aggressive'.O7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4]" office:value-type="float" office:value="69528" calcext:value-type="float">
            <text:p>69528</text:p>
          </table:table-cell>
          <table:table-cell table:formula="of:=[original.AC74]" office:value-type="float" office:value="21299" calcext:value-type="float">
            <text:p>21299</text:p>
          </table:table-cell>
          <table:table-cell table:formula="of:=[original.O74]" office:value-type="float" office:value="178692" calcext:value-type="float">
            <text:p>178692</text:p>
          </table:table-cell>
          <table:table-cell table:formula="of:=['patched-standard'.AB74]" office:value-type="float" office:value="67584" calcext:value-type="float">
            <text:p>67584</text:p>
          </table:table-cell>
          <table:table-cell table:formula="of:=['patched-standard'.AC74]" office:value-type="float" office:value="20756" calcext:value-type="float">
            <text:p>20756</text:p>
          </table:table-cell>
          <table:table-cell table:formula="of:=['patched-standard'.O74]" office:value-type="float" office:value="182808" calcext:value-type="float">
            <text:p>182808</text:p>
          </table:table-cell>
          <table:table-cell table:formula="of:=['patched-aggressive'.AB74]" office:value-type="float" office:value="42000" calcext:value-type="float">
            <text:p>42000</text:p>
          </table:table-cell>
          <table:table-cell table:formula="of:=['patched-aggressive'.AC74]" office:value-type="float" office:value="20818" calcext:value-type="float">
            <text:p>20818</text:p>
          </table:table-cell>
          <table:table-cell table:formula="of:=['patched-aggressive'.O7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5]" office:value-type="float" office:value="69528" calcext:value-type="float">
            <text:p>69528</text:p>
          </table:table-cell>
          <table:table-cell table:formula="of:=[original.AC75]" office:value-type="float" office:value="21299" calcext:value-type="float">
            <text:p>21299</text:p>
          </table:table-cell>
          <table:table-cell table:formula="of:=[original.O75]" office:value-type="float" office:value="178692" calcext:value-type="float">
            <text:p>178692</text:p>
          </table:table-cell>
          <table:table-cell table:formula="of:=['patched-standard'.AB75]" office:value-type="float" office:value="67584" calcext:value-type="float">
            <text:p>67584</text:p>
          </table:table-cell>
          <table:table-cell table:formula="of:=['patched-standard'.AC75]" office:value-type="float" office:value="20756" calcext:value-type="float">
            <text:p>20756</text:p>
          </table:table-cell>
          <table:table-cell table:formula="of:=['patched-standard'.O75]" office:value-type="float" office:value="182808" calcext:value-type="float">
            <text:p>182808</text:p>
          </table:table-cell>
          <table:table-cell table:formula="of:=['patched-aggressive'.AB75]" office:value-type="float" office:value="42000" calcext:value-type="float">
            <text:p>42000</text:p>
          </table:table-cell>
          <table:table-cell table:formula="of:=['patched-aggressive'.AC75]" office:value-type="float" office:value="20818" calcext:value-type="float">
            <text:p>20818</text:p>
          </table:table-cell>
          <table:table-cell table:formula="of:=['patched-aggressive'.O7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6]" office:value-type="float" office:value="69528" calcext:value-type="float">
            <text:p>69528</text:p>
          </table:table-cell>
          <table:table-cell table:formula="of:=[original.AC76]" office:value-type="float" office:value="21299" calcext:value-type="float">
            <text:p>21299</text:p>
          </table:table-cell>
          <table:table-cell table:formula="of:=[original.O76]" office:value-type="float" office:value="178692" calcext:value-type="float">
            <text:p>178692</text:p>
          </table:table-cell>
          <table:table-cell table:formula="of:=['patched-standard'.AB76]" office:value-type="float" office:value="67584" calcext:value-type="float">
            <text:p>67584</text:p>
          </table:table-cell>
          <table:table-cell table:formula="of:=['patched-standard'.AC76]" office:value-type="float" office:value="20756" calcext:value-type="float">
            <text:p>20756</text:p>
          </table:table-cell>
          <table:table-cell table:formula="of:=['patched-standard'.O76]" office:value-type="float" office:value="182808" calcext:value-type="float">
            <text:p>182808</text:p>
          </table:table-cell>
          <table:table-cell table:formula="of:=['patched-aggressive'.AB76]" office:value-type="float" office:value="42000" calcext:value-type="float">
            <text:p>42000</text:p>
          </table:table-cell>
          <table:table-cell table:formula="of:=['patched-aggressive'.AC76]" office:value-type="float" office:value="20818" calcext:value-type="float">
            <text:p>20818</text:p>
          </table:table-cell>
          <table:table-cell table:formula="of:=['patched-aggressive'.O7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7]" office:value-type="float" office:value="69528" calcext:value-type="float">
            <text:p>69528</text:p>
          </table:table-cell>
          <table:table-cell table:formula="of:=[original.AC77]" office:value-type="float" office:value="21299" calcext:value-type="float">
            <text:p>21299</text:p>
          </table:table-cell>
          <table:table-cell table:formula="of:=[original.O77]" office:value-type="float" office:value="178692" calcext:value-type="float">
            <text:p>178692</text:p>
          </table:table-cell>
          <table:table-cell table:formula="of:=['patched-standard'.AB77]" office:value-type="float" office:value="67584" calcext:value-type="float">
            <text:p>67584</text:p>
          </table:table-cell>
          <table:table-cell table:formula="of:=['patched-standard'.AC77]" office:value-type="float" office:value="20756" calcext:value-type="float">
            <text:p>20756</text:p>
          </table:table-cell>
          <table:table-cell table:formula="of:=['patched-standard'.O77]" office:value-type="float" office:value="182808" calcext:value-type="float">
            <text:p>182808</text:p>
          </table:table-cell>
          <table:table-cell table:formula="of:=['patched-aggressive'.AB77]" office:value-type="float" office:value="42000" calcext:value-type="float">
            <text:p>42000</text:p>
          </table:table-cell>
          <table:table-cell table:formula="of:=['patched-aggressive'.AC77]" office:value-type="float" office:value="20818" calcext:value-type="float">
            <text:p>20818</text:p>
          </table:table-cell>
          <table:table-cell table:formula="of:=['patched-aggressive'.O7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8]" office:value-type="float" office:value="69528" calcext:value-type="float">
            <text:p>69528</text:p>
          </table:table-cell>
          <table:table-cell table:formula="of:=[original.AC78]" office:value-type="float" office:value="21299" calcext:value-type="float">
            <text:p>21299</text:p>
          </table:table-cell>
          <table:table-cell table:formula="of:=[original.O78]" office:value-type="float" office:value="178692" calcext:value-type="float">
            <text:p>178692</text:p>
          </table:table-cell>
          <table:table-cell table:formula="of:=['patched-standard'.AB78]" office:value-type="float" office:value="67584" calcext:value-type="float">
            <text:p>67584</text:p>
          </table:table-cell>
          <table:table-cell table:formula="of:=['patched-standard'.AC78]" office:value-type="float" office:value="20756" calcext:value-type="float">
            <text:p>20756</text:p>
          </table:table-cell>
          <table:table-cell table:formula="of:=['patched-standard'.O78]" office:value-type="float" office:value="182808" calcext:value-type="float">
            <text:p>182808</text:p>
          </table:table-cell>
          <table:table-cell table:formula="of:=['patched-aggressive'.AB78]" office:value-type="float" office:value="42000" calcext:value-type="float">
            <text:p>42000</text:p>
          </table:table-cell>
          <table:table-cell table:formula="of:=['patched-aggressive'.AC78]" office:value-type="float" office:value="20818" calcext:value-type="float">
            <text:p>20818</text:p>
          </table:table-cell>
          <table:table-cell table:formula="of:=['patched-aggressive'.O7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9]" office:value-type="float" office:value="69528" calcext:value-type="float">
            <text:p>69528</text:p>
          </table:table-cell>
          <table:table-cell table:formula="of:=[original.AC79]" office:value-type="float" office:value="21299" calcext:value-type="float">
            <text:p>21299</text:p>
          </table:table-cell>
          <table:table-cell table:formula="of:=[original.O79]" office:value-type="float" office:value="178692" calcext:value-type="float">
            <text:p>178692</text:p>
          </table:table-cell>
          <table:table-cell table:formula="of:=['patched-standard'.AB79]" office:value-type="float" office:value="67584" calcext:value-type="float">
            <text:p>67584</text:p>
          </table:table-cell>
          <table:table-cell table:formula="of:=['patched-standard'.AC79]" office:value-type="float" office:value="20756" calcext:value-type="float">
            <text:p>20756</text:p>
          </table:table-cell>
          <table:table-cell table:formula="of:=['patched-standard'.O79]" office:value-type="float" office:value="182808" calcext:value-type="float">
            <text:p>182808</text:p>
          </table:table-cell>
          <table:table-cell table:formula="of:=['patched-aggressive'.AB79]" office:value-type="float" office:value="42000" calcext:value-type="float">
            <text:p>42000</text:p>
          </table:table-cell>
          <table:table-cell table:formula="of:=['patched-aggressive'.AC79]" office:value-type="float" office:value="20818" calcext:value-type="float">
            <text:p>20818</text:p>
          </table:table-cell>
          <table:table-cell table:formula="of:=['patched-aggressive'.O7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0]" office:value-type="float" office:value="69528" calcext:value-type="float">
            <text:p>69528</text:p>
          </table:table-cell>
          <table:table-cell table:formula="of:=[original.AC80]" office:value-type="float" office:value="21299" calcext:value-type="float">
            <text:p>21299</text:p>
          </table:table-cell>
          <table:table-cell table:formula="of:=[original.O80]" office:value-type="float" office:value="178692" calcext:value-type="float">
            <text:p>178692</text:p>
          </table:table-cell>
          <table:table-cell table:formula="of:=['patched-standard'.AB80]" office:value-type="float" office:value="67584" calcext:value-type="float">
            <text:p>67584</text:p>
          </table:table-cell>
          <table:table-cell table:formula="of:=['patched-standard'.AC80]" office:value-type="float" office:value="20756" calcext:value-type="float">
            <text:p>20756</text:p>
          </table:table-cell>
          <table:table-cell table:formula="of:=['patched-standard'.O80]" office:value-type="float" office:value="182808" calcext:value-type="float">
            <text:p>182808</text:p>
          </table:table-cell>
          <table:table-cell table:formula="of:=['patched-aggressive'.AB80]" office:value-type="float" office:value="42000" calcext:value-type="float">
            <text:p>42000</text:p>
          </table:table-cell>
          <table:table-cell table:formula="of:=['patched-aggressive'.AC80]" office:value-type="float" office:value="20818" calcext:value-type="float">
            <text:p>20818</text:p>
          </table:table-cell>
          <table:table-cell table:formula="of:=['patched-aggressive'.O8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1]" office:value-type="float" office:value="69528" calcext:value-type="float">
            <text:p>69528</text:p>
          </table:table-cell>
          <table:table-cell table:formula="of:=[original.AC81]" office:value-type="float" office:value="21299" calcext:value-type="float">
            <text:p>21299</text:p>
          </table:table-cell>
          <table:table-cell table:formula="of:=[original.O81]" office:value-type="float" office:value="178692" calcext:value-type="float">
            <text:p>178692</text:p>
          </table:table-cell>
          <table:table-cell table:formula="of:=['patched-standard'.AB81]" office:value-type="float" office:value="67584" calcext:value-type="float">
            <text:p>67584</text:p>
          </table:table-cell>
          <table:table-cell table:formula="of:=['patched-standard'.AC81]" office:value-type="float" office:value="20756" calcext:value-type="float">
            <text:p>20756</text:p>
          </table:table-cell>
          <table:table-cell table:formula="of:=['patched-standard'.O81]" office:value-type="float" office:value="182808" calcext:value-type="float">
            <text:p>182808</text:p>
          </table:table-cell>
          <table:table-cell table:formula="of:=['patched-aggressive'.AB81]" office:value-type="float" office:value="42000" calcext:value-type="float">
            <text:p>42000</text:p>
          </table:table-cell>
          <table:table-cell table:formula="of:=['patched-aggressive'.AC81]" office:value-type="float" office:value="20818" calcext:value-type="float">
            <text:p>20818</text:p>
          </table:table-cell>
          <table:table-cell table:formula="of:=['patched-aggressive'.O8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2]" office:value-type="float" office:value="69528" calcext:value-type="float">
            <text:p>69528</text:p>
          </table:table-cell>
          <table:table-cell table:formula="of:=[original.AC82]" office:value-type="float" office:value="21299" calcext:value-type="float">
            <text:p>21299</text:p>
          </table:table-cell>
          <table:table-cell table:formula="of:=[original.O82]" office:value-type="float" office:value="178692" calcext:value-type="float">
            <text:p>178692</text:p>
          </table:table-cell>
          <table:table-cell table:formula="of:=['patched-standard'.AB82]" office:value-type="float" office:value="67584" calcext:value-type="float">
            <text:p>67584</text:p>
          </table:table-cell>
          <table:table-cell table:formula="of:=['patched-standard'.AC82]" office:value-type="float" office:value="20756" calcext:value-type="float">
            <text:p>20756</text:p>
          </table:table-cell>
          <table:table-cell table:formula="of:=['patched-standard'.O82]" office:value-type="float" office:value="182808" calcext:value-type="float">
            <text:p>182808</text:p>
          </table:table-cell>
          <table:table-cell table:formula="of:=['patched-aggressive'.AB82]" office:value-type="float" office:value="42000" calcext:value-type="float">
            <text:p>42000</text:p>
          </table:table-cell>
          <table:table-cell table:formula="of:=['patched-aggressive'.AC82]" office:value-type="float" office:value="20818" calcext:value-type="float">
            <text:p>20818</text:p>
          </table:table-cell>
          <table:table-cell table:formula="of:=['patched-aggressive'.O8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3]" office:value-type="float" office:value="69528" calcext:value-type="float">
            <text:p>69528</text:p>
          </table:table-cell>
          <table:table-cell table:formula="of:=[original.AC83]" office:value-type="float" office:value="21299" calcext:value-type="float">
            <text:p>21299</text:p>
          </table:table-cell>
          <table:table-cell table:formula="of:=[original.O83]" office:value-type="float" office:value="178692" calcext:value-type="float">
            <text:p>178692</text:p>
          </table:table-cell>
          <table:table-cell table:formula="of:=['patched-standard'.AB83]" office:value-type="float" office:value="67584" calcext:value-type="float">
            <text:p>67584</text:p>
          </table:table-cell>
          <table:table-cell table:formula="of:=['patched-standard'.AC83]" office:value-type="float" office:value="20756" calcext:value-type="float">
            <text:p>20756</text:p>
          </table:table-cell>
          <table:table-cell table:formula="of:=['patched-standard'.O83]" office:value-type="float" office:value="182808" calcext:value-type="float">
            <text:p>182808</text:p>
          </table:table-cell>
          <table:table-cell table:formula="of:=['patched-aggressive'.AB83]" office:value-type="float" office:value="42000" calcext:value-type="float">
            <text:p>42000</text:p>
          </table:table-cell>
          <table:table-cell table:formula="of:=['patched-aggressive'.AC83]" office:value-type="float" office:value="20818" calcext:value-type="float">
            <text:p>20818</text:p>
          </table:table-cell>
          <table:table-cell table:formula="of:=['patched-aggressive'.O8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4]" office:value-type="float" office:value="69528" calcext:value-type="float">
            <text:p>69528</text:p>
          </table:table-cell>
          <table:table-cell table:formula="of:=[original.AC84]" office:value-type="float" office:value="21299" calcext:value-type="float">
            <text:p>21299</text:p>
          </table:table-cell>
          <table:table-cell table:formula="of:=[original.O84]" office:value-type="float" office:value="178692" calcext:value-type="float">
            <text:p>178692</text:p>
          </table:table-cell>
          <table:table-cell table:formula="of:=['patched-standard'.AB84]" office:value-type="float" office:value="67584" calcext:value-type="float">
            <text:p>67584</text:p>
          </table:table-cell>
          <table:table-cell table:formula="of:=['patched-standard'.AC84]" office:value-type="float" office:value="20756" calcext:value-type="float">
            <text:p>20756</text:p>
          </table:table-cell>
          <table:table-cell table:formula="of:=['patched-standard'.O84]" office:value-type="float" office:value="182808" calcext:value-type="float">
            <text:p>182808</text:p>
          </table:table-cell>
          <table:table-cell table:formula="of:=['patched-aggressive'.AB84]" office:value-type="float" office:value="42000" calcext:value-type="float">
            <text:p>42000</text:p>
          </table:table-cell>
          <table:table-cell table:formula="of:=['patched-aggressive'.AC84]" office:value-type="float" office:value="20818" calcext:value-type="float">
            <text:p>20818</text:p>
          </table:table-cell>
          <table:table-cell table:formula="of:=['patched-aggressive'.O8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5]" office:value-type="float" office:value="69528" calcext:value-type="float">
            <text:p>69528</text:p>
          </table:table-cell>
          <table:table-cell table:formula="of:=[original.AC85]" office:value-type="float" office:value="21299" calcext:value-type="float">
            <text:p>21299</text:p>
          </table:table-cell>
          <table:table-cell table:formula="of:=[original.O85]" office:value-type="float" office:value="178692" calcext:value-type="float">
            <text:p>178692</text:p>
          </table:table-cell>
          <table:table-cell table:formula="of:=['patched-standard'.AB85]" office:value-type="float" office:value="67584" calcext:value-type="float">
            <text:p>67584</text:p>
          </table:table-cell>
          <table:table-cell table:formula="of:=['patched-standard'.AC85]" office:value-type="float" office:value="20756" calcext:value-type="float">
            <text:p>20756</text:p>
          </table:table-cell>
          <table:table-cell table:formula="of:=['patched-standard'.O85]" office:value-type="float" office:value="182808" calcext:value-type="float">
            <text:p>182808</text:p>
          </table:table-cell>
          <table:table-cell table:formula="of:=['patched-aggressive'.AB85]" office:value-type="float" office:value="42000" calcext:value-type="float">
            <text:p>42000</text:p>
          </table:table-cell>
          <table:table-cell table:formula="of:=['patched-aggressive'.AC85]" office:value-type="float" office:value="20818" calcext:value-type="float">
            <text:p>20818</text:p>
          </table:table-cell>
          <table:table-cell table:formula="of:=['patched-aggressive'.O8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6]" office:value-type="float" office:value="69528" calcext:value-type="float">
            <text:p>69528</text:p>
          </table:table-cell>
          <table:table-cell table:formula="of:=[original.AC86]" office:value-type="float" office:value="21299" calcext:value-type="float">
            <text:p>21299</text:p>
          </table:table-cell>
          <table:table-cell table:formula="of:=[original.O86]" office:value-type="float" office:value="178692" calcext:value-type="float">
            <text:p>178692</text:p>
          </table:table-cell>
          <table:table-cell table:formula="of:=['patched-standard'.AB86]" office:value-type="float" office:value="67584" calcext:value-type="float">
            <text:p>67584</text:p>
          </table:table-cell>
          <table:table-cell table:formula="of:=['patched-standard'.AC86]" office:value-type="float" office:value="20756" calcext:value-type="float">
            <text:p>20756</text:p>
          </table:table-cell>
          <table:table-cell table:formula="of:=['patched-standard'.O86]" office:value-type="float" office:value="182808" calcext:value-type="float">
            <text:p>182808</text:p>
          </table:table-cell>
          <table:table-cell table:formula="of:=['patched-aggressive'.AB86]" office:value-type="float" office:value="42000" calcext:value-type="float">
            <text:p>42000</text:p>
          </table:table-cell>
          <table:table-cell table:formula="of:=['patched-aggressive'.AC86]" office:value-type="float" office:value="20818" calcext:value-type="float">
            <text:p>20818</text:p>
          </table:table-cell>
          <table:table-cell table:formula="of:=['patched-aggressive'.O8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7]" office:value-type="float" office:value="69528" calcext:value-type="float">
            <text:p>69528</text:p>
          </table:table-cell>
          <table:table-cell table:formula="of:=[original.AC87]" office:value-type="float" office:value="21299" calcext:value-type="float">
            <text:p>21299</text:p>
          </table:table-cell>
          <table:table-cell table:formula="of:=[original.O87]" office:value-type="float" office:value="178692" calcext:value-type="float">
            <text:p>178692</text:p>
          </table:table-cell>
          <table:table-cell table:formula="of:=['patched-standard'.AB87]" office:value-type="float" office:value="67584" calcext:value-type="float">
            <text:p>67584</text:p>
          </table:table-cell>
          <table:table-cell table:formula="of:=['patched-standard'.AC87]" office:value-type="float" office:value="20756" calcext:value-type="float">
            <text:p>20756</text:p>
          </table:table-cell>
          <table:table-cell table:formula="of:=['patched-standard'.O87]" office:value-type="float" office:value="182808" calcext:value-type="float">
            <text:p>182808</text:p>
          </table:table-cell>
          <table:table-cell table:formula="of:=['patched-aggressive'.AB87]" office:value-type="float" office:value="42000" calcext:value-type="float">
            <text:p>42000</text:p>
          </table:table-cell>
          <table:table-cell table:formula="of:=['patched-aggressive'.AC87]" office:value-type="float" office:value="20818" calcext:value-type="float">
            <text:p>20818</text:p>
          </table:table-cell>
          <table:table-cell table:formula="of:=['patched-aggressive'.O8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8]" office:value-type="float" office:value="69528" calcext:value-type="float">
            <text:p>69528</text:p>
          </table:table-cell>
          <table:table-cell table:formula="of:=[original.AC88]" office:value-type="float" office:value="21299" calcext:value-type="float">
            <text:p>21299</text:p>
          </table:table-cell>
          <table:table-cell table:formula="of:=[original.O88]" office:value-type="float" office:value="178692" calcext:value-type="float">
            <text:p>178692</text:p>
          </table:table-cell>
          <table:table-cell table:formula="of:=['patched-standard'.AB88]" office:value-type="float" office:value="67584" calcext:value-type="float">
            <text:p>67584</text:p>
          </table:table-cell>
          <table:table-cell table:formula="of:=['patched-standard'.AC88]" office:value-type="float" office:value="20756" calcext:value-type="float">
            <text:p>20756</text:p>
          </table:table-cell>
          <table:table-cell table:formula="of:=['patched-standard'.O88]" office:value-type="float" office:value="182808" calcext:value-type="float">
            <text:p>182808</text:p>
          </table:table-cell>
          <table:table-cell table:formula="of:=['patched-aggressive'.AB88]" office:value-type="float" office:value="42000" calcext:value-type="float">
            <text:p>42000</text:p>
          </table:table-cell>
          <table:table-cell table:formula="of:=['patched-aggressive'.AC88]" office:value-type="float" office:value="20818" calcext:value-type="float">
            <text:p>20818</text:p>
          </table:table-cell>
          <table:table-cell table:formula="of:=['patched-aggressive'.O8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9]" office:value-type="float" office:value="69528" calcext:value-type="float">
            <text:p>69528</text:p>
          </table:table-cell>
          <table:table-cell table:formula="of:=[original.AC89]" office:value-type="float" office:value="21299" calcext:value-type="float">
            <text:p>21299</text:p>
          </table:table-cell>
          <table:table-cell table:formula="of:=[original.O89]" office:value-type="float" office:value="178692" calcext:value-type="float">
            <text:p>178692</text:p>
          </table:table-cell>
          <table:table-cell table:formula="of:=['patched-standard'.AB89]" office:value-type="float" office:value="67584" calcext:value-type="float">
            <text:p>67584</text:p>
          </table:table-cell>
          <table:table-cell table:formula="of:=['patched-standard'.AC89]" office:value-type="float" office:value="20756" calcext:value-type="float">
            <text:p>20756</text:p>
          </table:table-cell>
          <table:table-cell table:formula="of:=['patched-standard'.O89]" office:value-type="float" office:value="182808" calcext:value-type="float">
            <text:p>182808</text:p>
          </table:table-cell>
          <table:table-cell table:formula="of:=['patched-aggressive'.AB89]" office:value-type="float" office:value="42000" calcext:value-type="float">
            <text:p>42000</text:p>
          </table:table-cell>
          <table:table-cell table:formula="of:=['patched-aggressive'.AC89]" office:value-type="float" office:value="20818" calcext:value-type="float">
            <text:p>20818</text:p>
          </table:table-cell>
          <table:table-cell table:formula="of:=['patched-aggressive'.O8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0]" office:value-type="float" office:value="69528" calcext:value-type="float">
            <text:p>69528</text:p>
          </table:table-cell>
          <table:table-cell table:formula="of:=[original.AC90]" office:value-type="float" office:value="21299" calcext:value-type="float">
            <text:p>21299</text:p>
          </table:table-cell>
          <table:table-cell table:formula="of:=[original.O90]" office:value-type="float" office:value="178692" calcext:value-type="float">
            <text:p>178692</text:p>
          </table:table-cell>
          <table:table-cell table:formula="of:=['patched-standard'.AB90]" office:value-type="float" office:value="67584" calcext:value-type="float">
            <text:p>67584</text:p>
          </table:table-cell>
          <table:table-cell table:formula="of:=['patched-standard'.AC90]" office:value-type="float" office:value="20756" calcext:value-type="float">
            <text:p>20756</text:p>
          </table:table-cell>
          <table:table-cell table:formula="of:=['patched-standard'.O90]" office:value-type="float" office:value="182808" calcext:value-type="float">
            <text:p>182808</text:p>
          </table:table-cell>
          <table:table-cell table:formula="of:=['patched-aggressive'.AB90]" office:value-type="float" office:value="42000" calcext:value-type="float">
            <text:p>42000</text:p>
          </table:table-cell>
          <table:table-cell table:formula="of:=['patched-aggressive'.AC90]" office:value-type="float" office:value="20818" calcext:value-type="float">
            <text:p>20818</text:p>
          </table:table-cell>
          <table:table-cell table:formula="of:=['patched-aggressive'.O9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1]" office:value-type="float" office:value="69528" calcext:value-type="float">
            <text:p>69528</text:p>
          </table:table-cell>
          <table:table-cell table:formula="of:=[original.AC91]" office:value-type="float" office:value="21299" calcext:value-type="float">
            <text:p>21299</text:p>
          </table:table-cell>
          <table:table-cell table:formula="of:=[original.O91]" office:value-type="float" office:value="178692" calcext:value-type="float">
            <text:p>178692</text:p>
          </table:table-cell>
          <table:table-cell table:formula="of:=['patched-standard'.AB91]" office:value-type="float" office:value="67584" calcext:value-type="float">
            <text:p>67584</text:p>
          </table:table-cell>
          <table:table-cell table:formula="of:=['patched-standard'.AC91]" office:value-type="float" office:value="20756" calcext:value-type="float">
            <text:p>20756</text:p>
          </table:table-cell>
          <table:table-cell table:formula="of:=['patched-standard'.O91]" office:value-type="float" office:value="182808" calcext:value-type="float">
            <text:p>182808</text:p>
          </table:table-cell>
          <table:table-cell table:formula="of:=['patched-aggressive'.AB91]" office:value-type="float" office:value="42000" calcext:value-type="float">
            <text:p>42000</text:p>
          </table:table-cell>
          <table:table-cell table:formula="of:=['patched-aggressive'.AC91]" office:value-type="float" office:value="20818" calcext:value-type="float">
            <text:p>20818</text:p>
          </table:table-cell>
          <table:table-cell table:formula="of:=['patched-aggressive'.O9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2]" office:value-type="float" office:value="69528" calcext:value-type="float">
            <text:p>69528</text:p>
          </table:table-cell>
          <table:table-cell table:formula="of:=[original.AC92]" office:value-type="float" office:value="21299" calcext:value-type="float">
            <text:p>21299</text:p>
          </table:table-cell>
          <table:table-cell table:formula="of:=[original.O92]" office:value-type="float" office:value="178692" calcext:value-type="float">
            <text:p>178692</text:p>
          </table:table-cell>
          <table:table-cell table:formula="of:=['patched-standard'.AB92]" office:value-type="float" office:value="67584" calcext:value-type="float">
            <text:p>67584</text:p>
          </table:table-cell>
          <table:table-cell table:formula="of:=['patched-standard'.AC92]" office:value-type="float" office:value="20756" calcext:value-type="float">
            <text:p>20756</text:p>
          </table:table-cell>
          <table:table-cell table:formula="of:=['patched-standard'.O92]" office:value-type="float" office:value="182808" calcext:value-type="float">
            <text:p>182808</text:p>
          </table:table-cell>
          <table:table-cell table:formula="of:=['patched-aggressive'.AB92]" office:value-type="float" office:value="42000" calcext:value-type="float">
            <text:p>42000</text:p>
          </table:table-cell>
          <table:table-cell table:formula="of:=['patched-aggressive'.AC92]" office:value-type="float" office:value="20818" calcext:value-type="float">
            <text:p>20818</text:p>
          </table:table-cell>
          <table:table-cell table:formula="of:=['patched-aggressive'.O9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3]" office:value-type="float" office:value="69528" calcext:value-type="float">
            <text:p>69528</text:p>
          </table:table-cell>
          <table:table-cell table:formula="of:=[original.AC93]" office:value-type="float" office:value="21299" calcext:value-type="float">
            <text:p>21299</text:p>
          </table:table-cell>
          <table:table-cell table:formula="of:=[original.O93]" office:value-type="float" office:value="178692" calcext:value-type="float">
            <text:p>178692</text:p>
          </table:table-cell>
          <table:table-cell table:formula="of:=['patched-standard'.AB93]" office:value-type="float" office:value="67584" calcext:value-type="float">
            <text:p>67584</text:p>
          </table:table-cell>
          <table:table-cell table:formula="of:=['patched-standard'.AC93]" office:value-type="float" office:value="20756" calcext:value-type="float">
            <text:p>20756</text:p>
          </table:table-cell>
          <table:table-cell table:formula="of:=['patched-standard'.O93]" office:value-type="float" office:value="182808" calcext:value-type="float">
            <text:p>182808</text:p>
          </table:table-cell>
          <table:table-cell table:formula="of:=['patched-aggressive'.AB93]" office:value-type="float" office:value="42000" calcext:value-type="float">
            <text:p>42000</text:p>
          </table:table-cell>
          <table:table-cell table:formula="of:=['patched-aggressive'.AC93]" office:value-type="float" office:value="20818" calcext:value-type="float">
            <text:p>20818</text:p>
          </table:table-cell>
          <table:table-cell table:formula="of:=['patched-aggressive'.O9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4]" office:value-type="float" office:value="69528" calcext:value-type="float">
            <text:p>69528</text:p>
          </table:table-cell>
          <table:table-cell table:formula="of:=[original.AC94]" office:value-type="float" office:value="21299" calcext:value-type="float">
            <text:p>21299</text:p>
          </table:table-cell>
          <table:table-cell table:formula="of:=[original.O94]" office:value-type="float" office:value="178692" calcext:value-type="float">
            <text:p>178692</text:p>
          </table:table-cell>
          <table:table-cell table:formula="of:=['patched-standard'.AB94]" office:value-type="float" office:value="67584" calcext:value-type="float">
            <text:p>67584</text:p>
          </table:table-cell>
          <table:table-cell table:formula="of:=['patched-standard'.AC94]" office:value-type="float" office:value="20756" calcext:value-type="float">
            <text:p>20756</text:p>
          </table:table-cell>
          <table:table-cell table:formula="of:=['patched-standard'.O94]" office:value-type="float" office:value="182808" calcext:value-type="float">
            <text:p>182808</text:p>
          </table:table-cell>
          <table:table-cell table:formula="of:=['patched-aggressive'.AB94]" office:value-type="float" office:value="42000" calcext:value-type="float">
            <text:p>42000</text:p>
          </table:table-cell>
          <table:table-cell table:formula="of:=['patched-aggressive'.AC94]" office:value-type="float" office:value="20818" calcext:value-type="float">
            <text:p>20818</text:p>
          </table:table-cell>
          <table:table-cell table:formula="of:=['patched-aggressive'.O9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5]" office:value-type="float" office:value="69528" calcext:value-type="float">
            <text:p>69528</text:p>
          </table:table-cell>
          <table:table-cell table:formula="of:=[original.AC95]" office:value-type="float" office:value="21299" calcext:value-type="float">
            <text:p>21299</text:p>
          </table:table-cell>
          <table:table-cell table:formula="of:=[original.O95]" office:value-type="float" office:value="178692" calcext:value-type="float">
            <text:p>178692</text:p>
          </table:table-cell>
          <table:table-cell table:formula="of:=['patched-standard'.AB95]" office:value-type="float" office:value="67584" calcext:value-type="float">
            <text:p>67584</text:p>
          </table:table-cell>
          <table:table-cell table:formula="of:=['patched-standard'.AC95]" office:value-type="float" office:value="20756" calcext:value-type="float">
            <text:p>20756</text:p>
          </table:table-cell>
          <table:table-cell table:formula="of:=['patched-standard'.O95]" office:value-type="float" office:value="182808" calcext:value-type="float">
            <text:p>182808</text:p>
          </table:table-cell>
          <table:table-cell table:formula="of:=['patched-aggressive'.AB95]" office:value-type="float" office:value="42000" calcext:value-type="float">
            <text:p>42000</text:p>
          </table:table-cell>
          <table:table-cell table:formula="of:=['patched-aggressive'.AC95]" office:value-type="float" office:value="20818" calcext:value-type="float">
            <text:p>20818</text:p>
          </table:table-cell>
          <table:table-cell table:formula="of:=['patched-aggressive'.O9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6]" office:value-type="float" office:value="69528" calcext:value-type="float">
            <text:p>69528</text:p>
          </table:table-cell>
          <table:table-cell table:formula="of:=[original.AC96]" office:value-type="float" office:value="21299" calcext:value-type="float">
            <text:p>21299</text:p>
          </table:table-cell>
          <table:table-cell table:formula="of:=[original.O96]" office:value-type="float" office:value="178692" calcext:value-type="float">
            <text:p>178692</text:p>
          </table:table-cell>
          <table:table-cell table:formula="of:=['patched-standard'.AB96]" office:value-type="float" office:value="67584" calcext:value-type="float">
            <text:p>67584</text:p>
          </table:table-cell>
          <table:table-cell table:formula="of:=['patched-standard'.AC96]" office:value-type="float" office:value="20756" calcext:value-type="float">
            <text:p>20756</text:p>
          </table:table-cell>
          <table:table-cell table:formula="of:=['patched-standard'.O96]" office:value-type="float" office:value="182808" calcext:value-type="float">
            <text:p>182808</text:p>
          </table:table-cell>
          <table:table-cell table:formula="of:=['patched-aggressive'.AB96]" office:value-type="float" office:value="42000" calcext:value-type="float">
            <text:p>42000</text:p>
          </table:table-cell>
          <table:table-cell table:formula="of:=['patched-aggressive'.AC96]" office:value-type="float" office:value="20818" calcext:value-type="float">
            <text:p>20818</text:p>
          </table:table-cell>
          <table:table-cell table:formula="of:=['patched-aggressive'.O9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7]" office:value-type="float" office:value="69528" calcext:value-type="float">
            <text:p>69528</text:p>
          </table:table-cell>
          <table:table-cell table:formula="of:=[original.AC97]" office:value-type="float" office:value="21299" calcext:value-type="float">
            <text:p>21299</text:p>
          </table:table-cell>
          <table:table-cell table:formula="of:=[original.O97]" office:value-type="float" office:value="178692" calcext:value-type="float">
            <text:p>178692</text:p>
          </table:table-cell>
          <table:table-cell table:formula="of:=['patched-standard'.AB97]" office:value-type="float" office:value="67584" calcext:value-type="float">
            <text:p>67584</text:p>
          </table:table-cell>
          <table:table-cell table:formula="of:=['patched-standard'.AC97]" office:value-type="float" office:value="20756" calcext:value-type="float">
            <text:p>20756</text:p>
          </table:table-cell>
          <table:table-cell table:formula="of:=['patched-standard'.O97]" office:value-type="float" office:value="182808" calcext:value-type="float">
            <text:p>182808</text:p>
          </table:table-cell>
          <table:table-cell table:formula="of:=['patched-aggressive'.AB97]" office:value-type="float" office:value="42000" calcext:value-type="float">
            <text:p>42000</text:p>
          </table:table-cell>
          <table:table-cell table:formula="of:=['patched-aggressive'.AC97]" office:value-type="float" office:value="20818" calcext:value-type="float">
            <text:p>20818</text:p>
          </table:table-cell>
          <table:table-cell table:formula="of:=['patched-aggressive'.O9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8]" office:value-type="float" office:value="69528" calcext:value-type="float">
            <text:p>69528</text:p>
          </table:table-cell>
          <table:table-cell table:formula="of:=[original.AC98]" office:value-type="float" office:value="21299" calcext:value-type="float">
            <text:p>21299</text:p>
          </table:table-cell>
          <table:table-cell table:formula="of:=[original.O98]" office:value-type="float" office:value="178692" calcext:value-type="float">
            <text:p>178692</text:p>
          </table:table-cell>
          <table:table-cell table:formula="of:=['patched-standard'.AB98]" office:value-type="float" office:value="67584" calcext:value-type="float">
            <text:p>67584</text:p>
          </table:table-cell>
          <table:table-cell table:formula="of:=['patched-standard'.AC98]" office:value-type="float" office:value="20756" calcext:value-type="float">
            <text:p>20756</text:p>
          </table:table-cell>
          <table:table-cell table:formula="of:=['patched-standard'.O98]" office:value-type="float" office:value="182808" calcext:value-type="float">
            <text:p>182808</text:p>
          </table:table-cell>
          <table:table-cell table:formula="of:=['patched-aggressive'.AB98]" office:value-type="float" office:value="42000" calcext:value-type="float">
            <text:p>42000</text:p>
          </table:table-cell>
          <table:table-cell table:formula="of:=['patched-aggressive'.AC98]" office:value-type="float" office:value="20818" calcext:value-type="float">
            <text:p>20818</text:p>
          </table:table-cell>
          <table:table-cell table:formula="of:=['patched-aggressive'.O9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9]" office:value-type="float" office:value="69528" calcext:value-type="float">
            <text:p>69528</text:p>
          </table:table-cell>
          <table:table-cell table:formula="of:=[original.AC99]" office:value-type="float" office:value="21299" calcext:value-type="float">
            <text:p>21299</text:p>
          </table:table-cell>
          <table:table-cell table:formula="of:=[original.O99]" office:value-type="float" office:value="178692" calcext:value-type="float">
            <text:p>178692</text:p>
          </table:table-cell>
          <table:table-cell table:formula="of:=['patched-standard'.AB99]" office:value-type="float" office:value="67584" calcext:value-type="float">
            <text:p>67584</text:p>
          </table:table-cell>
          <table:table-cell table:formula="of:=['patched-standard'.AC99]" office:value-type="float" office:value="20756" calcext:value-type="float">
            <text:p>20756</text:p>
          </table:table-cell>
          <table:table-cell table:formula="of:=['patched-standard'.O99]" office:value-type="float" office:value="182808" calcext:value-type="float">
            <text:p>182808</text:p>
          </table:table-cell>
          <table:table-cell table:formula="of:=['patched-aggressive'.AB99]" office:value-type="float" office:value="42000" calcext:value-type="float">
            <text:p>42000</text:p>
          </table:table-cell>
          <table:table-cell table:formula="of:=['patched-aggressive'.AC99]" office:value-type="float" office:value="20818" calcext:value-type="float">
            <text:p>20818</text:p>
          </table:table-cell>
          <table:table-cell table:formula="of:=['patched-aggressive'.O9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0]" office:value-type="float" office:value="69528" calcext:value-type="float">
            <text:p>69528</text:p>
          </table:table-cell>
          <table:table-cell table:formula="of:=[original.AC100]" office:value-type="float" office:value="21299" calcext:value-type="float">
            <text:p>21299</text:p>
          </table:table-cell>
          <table:table-cell table:formula="of:=[original.O100]" office:value-type="float" office:value="178692" calcext:value-type="float">
            <text:p>178692</text:p>
          </table:table-cell>
          <table:table-cell table:formula="of:=['patched-standard'.AB100]" office:value-type="float" office:value="67584" calcext:value-type="float">
            <text:p>67584</text:p>
          </table:table-cell>
          <table:table-cell table:formula="of:=['patched-standard'.AC100]" office:value-type="float" office:value="20756" calcext:value-type="float">
            <text:p>20756</text:p>
          </table:table-cell>
          <table:table-cell table:formula="of:=['patched-standard'.O100]" office:value-type="float" office:value="182808" calcext:value-type="float">
            <text:p>182808</text:p>
          </table:table-cell>
          <table:table-cell table:formula="of:=['patched-aggressive'.AB100]" office:value-type="float" office:value="42000" calcext:value-type="float">
            <text:p>42000</text:p>
          </table:table-cell>
          <table:table-cell table:formula="of:=['patched-aggressive'.AC100]" office:value-type="float" office:value="20818" calcext:value-type="float">
            <text:p>20818</text:p>
          </table:table-cell>
          <table:table-cell table:formula="of:=['patched-aggressive'.O10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1]" office:value-type="float" office:value="69528" calcext:value-type="float">
            <text:p>69528</text:p>
          </table:table-cell>
          <table:table-cell table:formula="of:=[original.AC101]" office:value-type="float" office:value="21299" calcext:value-type="float">
            <text:p>21299</text:p>
          </table:table-cell>
          <table:table-cell table:formula="of:=[original.O101]" office:value-type="float" office:value="178692" calcext:value-type="float">
            <text:p>178692</text:p>
          </table:table-cell>
          <table:table-cell table:formula="of:=['patched-standard'.AB101]" office:value-type="float" office:value="67584" calcext:value-type="float">
            <text:p>67584</text:p>
          </table:table-cell>
          <table:table-cell table:formula="of:=['patched-standard'.AC101]" office:value-type="float" office:value="20756" calcext:value-type="float">
            <text:p>20756</text:p>
          </table:table-cell>
          <table:table-cell table:formula="of:=['patched-standard'.O101]" office:value-type="float" office:value="182808" calcext:value-type="float">
            <text:p>182808</text:p>
          </table:table-cell>
          <table:table-cell table:formula="of:=['patched-aggressive'.AB101]" office:value-type="float" office:value="42000" calcext:value-type="float">
            <text:p>42000</text:p>
          </table:table-cell>
          <table:table-cell table:formula="of:=['patched-aggressive'.AC101]" office:value-type="float" office:value="20818" calcext:value-type="float">
            <text:p>20818</text:p>
          </table:table-cell>
          <table:table-cell table:formula="of:=['patched-aggressive'.O10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2]" office:value-type="float" office:value="69528" calcext:value-type="float">
            <text:p>69528</text:p>
          </table:table-cell>
          <table:table-cell table:formula="of:=[original.AC102]" office:value-type="float" office:value="21299" calcext:value-type="float">
            <text:p>21299</text:p>
          </table:table-cell>
          <table:table-cell table:formula="of:=[original.O102]" office:value-type="float" office:value="178692" calcext:value-type="float">
            <text:p>178692</text:p>
          </table:table-cell>
          <table:table-cell table:formula="of:=['patched-standard'.AB102]" office:value-type="float" office:value="67584" calcext:value-type="float">
            <text:p>67584</text:p>
          </table:table-cell>
          <table:table-cell table:formula="of:=['patched-standard'.AC102]" office:value-type="float" office:value="20756" calcext:value-type="float">
            <text:p>20756</text:p>
          </table:table-cell>
          <table:table-cell table:formula="of:=['patched-standard'.O102]" office:value-type="float" office:value="182808" calcext:value-type="float">
            <text:p>182808</text:p>
          </table:table-cell>
          <table:table-cell table:formula="of:=['patched-aggressive'.AB102]" office:value-type="float" office:value="42000" calcext:value-type="float">
            <text:p>42000</text:p>
          </table:table-cell>
          <table:table-cell table:formula="of:=['patched-aggressive'.AC102]" office:value-type="float" office:value="20818" calcext:value-type="float">
            <text:p>20818</text:p>
          </table:table-cell>
          <table:table-cell table:formula="of:=['patched-aggressive'.O10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3]" office:value-type="float" office:value="69528" calcext:value-type="float">
            <text:p>69528</text:p>
          </table:table-cell>
          <table:table-cell table:formula="of:=[original.AC103]" office:value-type="float" office:value="21299" calcext:value-type="float">
            <text:p>21299</text:p>
          </table:table-cell>
          <table:table-cell table:formula="of:=[original.O103]" office:value-type="float" office:value="178692" calcext:value-type="float">
            <text:p>178692</text:p>
          </table:table-cell>
          <table:table-cell table:formula="of:=['patched-standard'.AB103]" office:value-type="float" office:value="67584" calcext:value-type="float">
            <text:p>67584</text:p>
          </table:table-cell>
          <table:table-cell table:formula="of:=['patched-standard'.AC103]" office:value-type="float" office:value="20756" calcext:value-type="float">
            <text:p>20756</text:p>
          </table:table-cell>
          <table:table-cell table:formula="of:=['patched-standard'.O103]" office:value-type="float" office:value="182808" calcext:value-type="float">
            <text:p>182808</text:p>
          </table:table-cell>
          <table:table-cell table:formula="of:=['patched-aggressive'.AB103]" office:value-type="float" office:value="42000" calcext:value-type="float">
            <text:p>42000</text:p>
          </table:table-cell>
          <table:table-cell table:formula="of:=['patched-aggressive'.AC103]" office:value-type="float" office:value="20818" calcext:value-type="float">
            <text:p>20818</text:p>
          </table:table-cell>
          <table:table-cell table:formula="of:=['patched-aggressive'.O10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4]" office:value-type="float" office:value="69528" calcext:value-type="float">
            <text:p>69528</text:p>
          </table:table-cell>
          <table:table-cell table:formula="of:=[original.AC104]" office:value-type="float" office:value="21299" calcext:value-type="float">
            <text:p>21299</text:p>
          </table:table-cell>
          <table:table-cell table:formula="of:=[original.O104]" office:value-type="float" office:value="178692" calcext:value-type="float">
            <text:p>178692</text:p>
          </table:table-cell>
          <table:table-cell table:formula="of:=['patched-standard'.AB104]" office:value-type="float" office:value="67584" calcext:value-type="float">
            <text:p>67584</text:p>
          </table:table-cell>
          <table:table-cell table:formula="of:=['patched-standard'.AC104]" office:value-type="float" office:value="20756" calcext:value-type="float">
            <text:p>20756</text:p>
          </table:table-cell>
          <table:table-cell table:formula="of:=['patched-standard'.O104]" office:value-type="float" office:value="182808" calcext:value-type="float">
            <text:p>182808</text:p>
          </table:table-cell>
          <table:table-cell table:formula="of:=['patched-aggressive'.AB104]" office:value-type="float" office:value="42000" calcext:value-type="float">
            <text:p>42000</text:p>
          </table:table-cell>
          <table:table-cell table:formula="of:=['patched-aggressive'.AC104]" office:value-type="float" office:value="20818" calcext:value-type="float">
            <text:p>20818</text:p>
          </table:table-cell>
          <table:table-cell table:formula="of:=['patched-aggressive'.O10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5]" office:value-type="float" office:value="69528" calcext:value-type="float">
            <text:p>69528</text:p>
          </table:table-cell>
          <table:table-cell table:formula="of:=[original.AC105]" office:value-type="float" office:value="21299" calcext:value-type="float">
            <text:p>21299</text:p>
          </table:table-cell>
          <table:table-cell table:formula="of:=[original.O105]" office:value-type="float" office:value="178692" calcext:value-type="float">
            <text:p>178692</text:p>
          </table:table-cell>
          <table:table-cell table:formula="of:=['patched-standard'.AB105]" office:value-type="float" office:value="67584" calcext:value-type="float">
            <text:p>67584</text:p>
          </table:table-cell>
          <table:table-cell table:formula="of:=['patched-standard'.AC105]" office:value-type="float" office:value="20756" calcext:value-type="float">
            <text:p>20756</text:p>
          </table:table-cell>
          <table:table-cell table:formula="of:=['patched-standard'.O105]" office:value-type="float" office:value="182808" calcext:value-type="float">
            <text:p>182808</text:p>
          </table:table-cell>
          <table:table-cell table:formula="of:=['patched-aggressive'.AB105]" office:value-type="float" office:value="42000" calcext:value-type="float">
            <text:p>42000</text:p>
          </table:table-cell>
          <table:table-cell table:formula="of:=['patched-aggressive'.AC105]" office:value-type="float" office:value="20818" calcext:value-type="float">
            <text:p>20818</text:p>
          </table:table-cell>
          <table:table-cell table:formula="of:=['patched-aggressive'.O10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6]" office:value-type="float" office:value="69528" calcext:value-type="float">
            <text:p>69528</text:p>
          </table:table-cell>
          <table:table-cell table:formula="of:=[original.AC106]" office:value-type="float" office:value="21299" calcext:value-type="float">
            <text:p>21299</text:p>
          </table:table-cell>
          <table:table-cell table:formula="of:=[original.O106]" office:value-type="float" office:value="178692" calcext:value-type="float">
            <text:p>178692</text:p>
          </table:table-cell>
          <table:table-cell table:formula="of:=['patched-standard'.AB106]" office:value-type="float" office:value="67584" calcext:value-type="float">
            <text:p>67584</text:p>
          </table:table-cell>
          <table:table-cell table:formula="of:=['patched-standard'.AC106]" office:value-type="float" office:value="20756" calcext:value-type="float">
            <text:p>20756</text:p>
          </table:table-cell>
          <table:table-cell table:formula="of:=['patched-standard'.O106]" office:value-type="float" office:value="182808" calcext:value-type="float">
            <text:p>182808</text:p>
          </table:table-cell>
          <table:table-cell table:formula="of:=['patched-aggressive'.AB106]" office:value-type="float" office:value="42000" calcext:value-type="float">
            <text:p>42000</text:p>
          </table:table-cell>
          <table:table-cell table:formula="of:=['patched-aggressive'.AC106]" office:value-type="float" office:value="20818" calcext:value-type="float">
            <text:p>20818</text:p>
          </table:table-cell>
          <table:table-cell table:formula="of:=['patched-aggressive'.O10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7]" office:value-type="float" office:value="79384" calcext:value-type="float">
            <text:p>79384</text:p>
          </table:table-cell>
          <table:table-cell table:formula="of:=[original.AC107]" office:value-type="float" office:value="70538" calcext:value-type="float">
            <text:p>70538</text:p>
          </table:table-cell>
          <table:table-cell table:formula="of:=[original.O107]" office:value-type="float" office:value="190292" calcext:value-type="float">
            <text:p>190292</text:p>
          </table:table-cell>
          <table:table-cell table:formula="of:=['patched-standard'.AB107]" office:value-type="float" office:value="69120" calcext:value-type="float">
            <text:p>69120</text:p>
          </table:table-cell>
          <table:table-cell table:formula="of:=['patched-standard'.AC107]" office:value-type="float" office:value="60021" calcext:value-type="float">
            <text:p>60021</text:p>
          </table:table-cell>
          <table:table-cell table:formula="of:=['patched-standard'.O107]" office:value-type="float" office:value="185572" calcext:value-type="float">
            <text:p>185572</text:p>
          </table:table-cell>
          <table:table-cell table:formula="of:=['patched-aggressive'.AB107]" office:value-type="float" office:value="65584" calcext:value-type="float">
            <text:p>65584</text:p>
          </table:table-cell>
          <table:table-cell table:formula="of:=['patched-aggressive'.AC107]" office:value-type="float" office:value="56891" calcext:value-type="float">
            <text:p>56891</text:p>
          </table:table-cell>
          <table:table-cell table:formula="of:=['patched-aggressive'.O107]" office:value-type="float" office:value="181096" calcext:value-type="float">
            <text:p>181096</text:p>
          </table:table-cell>
        </table:table-row>
        <table:table-row table:style-name="ro1">
          <table:table-cell table:formula="of:=[original.AB108]" office:value-type="float" office:value="80536" calcext:value-type="float">
            <text:p>80536</text:p>
          </table:table-cell>
          <table:table-cell table:formula="of:=[original.AC108]" office:value-type="float" office:value="71581" calcext:value-type="float">
            <text:p>71581</text:p>
          </table:table-cell>
          <table:table-cell table:formula="of:=[original.O108]" office:value-type="float" office:value="191712" calcext:value-type="float">
            <text:p>191712</text:p>
          </table:table-cell>
          <table:table-cell table:formula="of:=['patched-standard'.AB108]" office:value-type="float" office:value="78848" calcext:value-type="float">
            <text:p>78848</text:p>
          </table:table-cell>
          <table:table-cell table:formula="of:=['patched-standard'.AC108]" office:value-type="float" office:value="68234" calcext:value-type="float">
            <text:p>68234</text:p>
          </table:table-cell>
          <table:table-cell table:formula="of:=['patched-standard'.O108]" office:value-type="float" office:value="195664" calcext:value-type="float">
            <text:p>195664</text:p>
          </table:table-cell>
          <table:table-cell table:formula="of:=['patched-aggressive'.AB108]" office:value-type="float" office:value="78800" calcext:value-type="float">
            <text:p>78800</text:p>
          </table:table-cell>
          <table:table-cell table:formula="of:=['patched-aggressive'.AC108]" office:value-type="float" office:value="68297" calcext:value-type="float">
            <text:p>68297</text:p>
          </table:table-cell>
          <table:table-cell table:formula="of:=['patched-aggressive'.O108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09]" office:value-type="float" office:value="80536" calcext:value-type="float">
            <text:p>80536</text:p>
          </table:table-cell>
          <table:table-cell table:formula="of:=[original.AC109]" office:value-type="float" office:value="71581" calcext:value-type="float">
            <text:p>71581</text:p>
          </table:table-cell>
          <table:table-cell table:formula="of:=[original.O109]" office:value-type="float" office:value="191712" calcext:value-type="float">
            <text:p>191712</text:p>
          </table:table-cell>
          <table:table-cell table:formula="of:=['patched-standard'.AB109]" office:value-type="float" office:value="78848" calcext:value-type="float">
            <text:p>78848</text:p>
          </table:table-cell>
          <table:table-cell table:formula="of:=['patched-standard'.AC109]" office:value-type="float" office:value="68234" calcext:value-type="float">
            <text:p>68234</text:p>
          </table:table-cell>
          <table:table-cell table:formula="of:=['patched-standard'.O109]" office:value-type="float" office:value="195664" calcext:value-type="float">
            <text:p>195664</text:p>
          </table:table-cell>
          <table:table-cell table:formula="of:=['patched-aggressive'.AB109]" office:value-type="float" office:value="78800" calcext:value-type="float">
            <text:p>78800</text:p>
          </table:table-cell>
          <table:table-cell table:formula="of:=['patched-aggressive'.AC109]" office:value-type="float" office:value="68297" calcext:value-type="float">
            <text:p>68297</text:p>
          </table:table-cell>
          <table:table-cell table:formula="of:=['patched-aggressive'.O109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0]" office:value-type="float" office:value="80536" calcext:value-type="float">
            <text:p>80536</text:p>
          </table:table-cell>
          <table:table-cell table:formula="of:=[original.AC110]" office:value-type="float" office:value="71581" calcext:value-type="float">
            <text:p>71581</text:p>
          </table:table-cell>
          <table:table-cell table:formula="of:=[original.O110]" office:value-type="float" office:value="191712" calcext:value-type="float">
            <text:p>191712</text:p>
          </table:table-cell>
          <table:table-cell table:formula="of:=['patched-standard'.AB110]" office:value-type="float" office:value="78848" calcext:value-type="float">
            <text:p>78848</text:p>
          </table:table-cell>
          <table:table-cell table:formula="of:=['patched-standard'.AC110]" office:value-type="float" office:value="68234" calcext:value-type="float">
            <text:p>68234</text:p>
          </table:table-cell>
          <table:table-cell table:formula="of:=['patched-standard'.O110]" office:value-type="float" office:value="195664" calcext:value-type="float">
            <text:p>195664</text:p>
          </table:table-cell>
          <table:table-cell table:formula="of:=['patched-aggressive'.AB110]" office:value-type="float" office:value="78800" calcext:value-type="float">
            <text:p>78800</text:p>
          </table:table-cell>
          <table:table-cell table:formula="of:=['patched-aggressive'.AC110]" office:value-type="float" office:value="68297" calcext:value-type="float">
            <text:p>68297</text:p>
          </table:table-cell>
          <table:table-cell table:formula="of:=['patched-aggressive'.O110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1]" office:value-type="float" office:value="80536" calcext:value-type="float">
            <text:p>80536</text:p>
          </table:table-cell>
          <table:table-cell table:formula="of:=[original.AC111]" office:value-type="float" office:value="71581" calcext:value-type="float">
            <text:p>71581</text:p>
          </table:table-cell>
          <table:table-cell table:formula="of:=[original.O111]" office:value-type="float" office:value="191712" calcext:value-type="float">
            <text:p>191712</text:p>
          </table:table-cell>
          <table:table-cell table:formula="of:=['patched-standard'.AB111]" office:value-type="float" office:value="78848" calcext:value-type="float">
            <text:p>78848</text:p>
          </table:table-cell>
          <table:table-cell table:formula="of:=['patched-standard'.AC111]" office:value-type="float" office:value="68234" calcext:value-type="float">
            <text:p>68234</text:p>
          </table:table-cell>
          <table:table-cell table:formula="of:=['patched-standard'.O111]" office:value-type="float" office:value="195664" calcext:value-type="float">
            <text:p>195664</text:p>
          </table:table-cell>
          <table:table-cell table:formula="of:=['patched-aggressive'.AB111]" office:value-type="float" office:value="78800" calcext:value-type="float">
            <text:p>78800</text:p>
          </table:table-cell>
          <table:table-cell table:formula="of:=['patched-aggressive'.AC111]" office:value-type="float" office:value="68297" calcext:value-type="float">
            <text:p>68297</text:p>
          </table:table-cell>
          <table:table-cell table:formula="of:=['patched-aggressive'.O111]" office:value-type="float" office:value="185200" calcext:value-type="float">
            <text:p>185200</text:p>
          </table:table-cell>
        </table:table-row>
        <table:table-row table:style-name="ro1">
          <table:table-cell table:formula="of:=[original.AB112]" office:value-type="float" office:value="80536" calcext:value-type="float">
            <text:p>80536</text:p>
          </table:table-cell>
          <table:table-cell table:formula="of:=[original.AC112]" office:value-type="float" office:value="71582" calcext:value-type="float">
            <text:p>71582</text:p>
          </table:table-cell>
          <table:table-cell table:formula="of:=[original.O112]" office:value-type="float" office:value="191788" calcext:value-type="float">
            <text:p>191788</text:p>
          </table:table-cell>
          <table:table-cell table:formula="of:=['patched-standard'.AB112]" office:value-type="float" office:value="78848" calcext:value-type="float">
            <text:p>78848</text:p>
          </table:table-cell>
          <table:table-cell table:formula="of:=['patched-standard'.AC112]" office:value-type="float" office:value="68235" calcext:value-type="float">
            <text:p>68235</text:p>
          </table:table-cell>
          <table:table-cell table:formula="of:=['patched-standard'.O112]" office:value-type="float" office:value="195664" calcext:value-type="float">
            <text:p>195664</text:p>
          </table:table-cell>
          <table:table-cell table:formula="of:=['patched-aggressive'.AB112]" office:value-type="float" office:value="78800" calcext:value-type="float">
            <text:p>78800</text:p>
          </table:table-cell>
          <table:table-cell table:formula="of:=['patched-aggressive'.AC112]" office:value-type="float" office:value="68298" calcext:value-type="float">
            <text:p>68298</text:p>
          </table:table-cell>
          <table:table-cell table:formula="of:=['patched-aggressive'.O112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3]" office:value-type="float" office:value="80536" calcext:value-type="float">
            <text:p>80536</text:p>
          </table:table-cell>
          <table:table-cell table:formula="of:=[original.AC113]" office:value-type="float" office:value="71582" calcext:value-type="float">
            <text:p>71582</text:p>
          </table:table-cell>
          <table:table-cell table:formula="of:=[original.O113]" office:value-type="float" office:value="191788" calcext:value-type="float">
            <text:p>191788</text:p>
          </table:table-cell>
          <table:table-cell table:formula="of:=['patched-standard'.AB113]" office:value-type="float" office:value="78848" calcext:value-type="float">
            <text:p>78848</text:p>
          </table:table-cell>
          <table:table-cell table:formula="of:=['patched-standard'.AC113]" office:value-type="float" office:value="68235" calcext:value-type="float">
            <text:p>68235</text:p>
          </table:table-cell>
          <table:table-cell table:formula="of:=['patched-standard'.O113]" office:value-type="float" office:value="195664" calcext:value-type="float">
            <text:p>195664</text:p>
          </table:table-cell>
          <table:table-cell table:formula="of:=['patched-aggressive'.AB113]" office:value-type="float" office:value="78800" calcext:value-type="float">
            <text:p>78800</text:p>
          </table:table-cell>
          <table:table-cell table:formula="of:=['patched-aggressive'.AC113]" office:value-type="float" office:value="68298" calcext:value-type="float">
            <text:p>68298</text:p>
          </table:table-cell>
          <table:table-cell table:formula="of:=['patched-aggressive'.O113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4]" office:value-type="float" office:value="80536" calcext:value-type="float">
            <text:p>80536</text:p>
          </table:table-cell>
          <table:table-cell table:formula="of:=[original.AC114]" office:value-type="float" office:value="71582" calcext:value-type="float">
            <text:p>71582</text:p>
          </table:table-cell>
          <table:table-cell table:formula="of:=[original.O114]" office:value-type="float" office:value="191788" calcext:value-type="float">
            <text:p>191788</text:p>
          </table:table-cell>
          <table:table-cell table:formula="of:=['patched-standard'.AB114]" office:value-type="float" office:value="78848" calcext:value-type="float">
            <text:p>78848</text:p>
          </table:table-cell>
          <table:table-cell table:formula="of:=['patched-standard'.AC114]" office:value-type="float" office:value="68235" calcext:value-type="float">
            <text:p>68235</text:p>
          </table:table-cell>
          <table:table-cell table:formula="of:=['patched-standard'.O114]" office:value-type="float" office:value="195664" calcext:value-type="float">
            <text:p>195664</text:p>
          </table:table-cell>
          <table:table-cell table:formula="of:=['patched-aggressive'.AB114]" office:value-type="float" office:value="78800" calcext:value-type="float">
            <text:p>78800</text:p>
          </table:table-cell>
          <table:table-cell table:formula="of:=['patched-aggressive'.AC114]" office:value-type="float" office:value="68298" calcext:value-type="float">
            <text:p>68298</text:p>
          </table:table-cell>
          <table:table-cell table:formula="of:=['patched-aggressive'.O114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5]" office:value-type="float" office:value="80536" calcext:value-type="float">
            <text:p>80536</text:p>
          </table:table-cell>
          <table:table-cell table:formula="of:=[original.AC115]" office:value-type="float" office:value="71582" calcext:value-type="float">
            <text:p>71582</text:p>
          </table:table-cell>
          <table:table-cell table:formula="of:=[original.O115]" office:value-type="float" office:value="191788" calcext:value-type="float">
            <text:p>191788</text:p>
          </table:table-cell>
          <table:table-cell table:formula="of:=['patched-standard'.AB115]" office:value-type="float" office:value="78848" calcext:value-type="float">
            <text:p>78848</text:p>
          </table:table-cell>
          <table:table-cell table:formula="of:=['patched-standard'.AC115]" office:value-type="float" office:value="68235" calcext:value-type="float">
            <text:p>68235</text:p>
          </table:table-cell>
          <table:table-cell table:formula="of:=['patched-standard'.O115]" office:value-type="float" office:value="195664" calcext:value-type="float">
            <text:p>195664</text:p>
          </table:table-cell>
          <table:table-cell table:formula="of:=['patched-aggressive'.AB115]" office:value-type="float" office:value="78800" calcext:value-type="float">
            <text:p>78800</text:p>
          </table:table-cell>
          <table:table-cell table:formula="of:=['patched-aggressive'.AC115]" office:value-type="float" office:value="68298" calcext:value-type="float">
            <text:p>68298</text:p>
          </table:table-cell>
          <table:table-cell table:formula="of:=['patched-aggressive'.O115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6]" office:value-type="float" office:value="80536" calcext:value-type="float">
            <text:p>80536</text:p>
          </table:table-cell>
          <table:table-cell table:formula="of:=[original.AC116]" office:value-type="float" office:value="61526" calcext:value-type="float">
            <text:p>61526</text:p>
          </table:table-cell>
          <table:table-cell table:formula="of:=[original.O116]" office:value-type="float" office:value="191788" calcext:value-type="float">
            <text:p>191788</text:p>
          </table:table-cell>
          <table:table-cell table:formula="of:=['patched-standard'.AB116]" office:value-type="float" office:value="78784" calcext:value-type="float">
            <text:p>78784</text:p>
          </table:table-cell>
          <table:table-cell table:formula="of:=['patched-standard'.AC116]" office:value-type="float" office:value="58743" calcext:value-type="float">
            <text:p>58743</text:p>
          </table:table-cell>
          <table:table-cell table:formula="of:=['patched-standard'.O116]" office:value-type="float" office:value="195812" calcext:value-type="float">
            <text:p>195812</text:p>
          </table:table-cell>
          <table:table-cell table:formula="of:=['patched-aggressive'.AB116]" office:value-type="float" office:value="78784" calcext:value-type="float">
            <text:p>78784</text:p>
          </table:table-cell>
          <table:table-cell table:formula="of:=['patched-aggressive'.AC116]" office:value-type="float" office:value="58803" calcext:value-type="float">
            <text:p>58803</text:p>
          </table:table-cell>
          <table:table-cell table:formula="of:=['patched-aggressive'.O116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7]" office:value-type="float" office:value="80536" calcext:value-type="float">
            <text:p>80536</text:p>
          </table:table-cell>
          <table:table-cell table:formula="of:=[original.AC117]" office:value-type="float" office:value="61526" calcext:value-type="float">
            <text:p>61526</text:p>
          </table:table-cell>
          <table:table-cell table:formula="of:=[original.O117]" office:value-type="float" office:value="191788" calcext:value-type="float">
            <text:p>191788</text:p>
          </table:table-cell>
          <table:table-cell table:formula="of:=['patched-standard'.AB117]" office:value-type="float" office:value="78784" calcext:value-type="float">
            <text:p>78784</text:p>
          </table:table-cell>
          <table:table-cell table:formula="of:=['patched-standard'.AC117]" office:value-type="float" office:value="58743" calcext:value-type="float">
            <text:p>58743</text:p>
          </table:table-cell>
          <table:table-cell table:formula="of:=['patched-standard'.O117]" office:value-type="float" office:value="195812" calcext:value-type="float">
            <text:p>195812</text:p>
          </table:table-cell>
          <table:table-cell table:formula="of:=['patched-aggressive'.AB117]" office:value-type="float" office:value="78784" calcext:value-type="float">
            <text:p>78784</text:p>
          </table:table-cell>
          <table:table-cell table:formula="of:=['patched-aggressive'.AC117]" office:value-type="float" office:value="58803" calcext:value-type="float">
            <text:p>58803</text:p>
          </table:table-cell>
          <table:table-cell table:formula="of:=['patched-aggressive'.O117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8]" office:value-type="float" office:value="80536" calcext:value-type="float">
            <text:p>80536</text:p>
          </table:table-cell>
          <table:table-cell table:formula="of:=[original.AC118]" office:value-type="float" office:value="61526" calcext:value-type="float">
            <text:p>61526</text:p>
          </table:table-cell>
          <table:table-cell table:formula="of:=[original.O118]" office:value-type="float" office:value="191788" calcext:value-type="float">
            <text:p>191788</text:p>
          </table:table-cell>
          <table:table-cell table:formula="of:=['patched-standard'.AB118]" office:value-type="float" office:value="78784" calcext:value-type="float">
            <text:p>78784</text:p>
          </table:table-cell>
          <table:table-cell table:formula="of:=['patched-standard'.AC118]" office:value-type="float" office:value="58743" calcext:value-type="float">
            <text:p>58743</text:p>
          </table:table-cell>
          <table:table-cell table:formula="of:=['patched-standard'.O118]" office:value-type="float" office:value="195812" calcext:value-type="float">
            <text:p>195812</text:p>
          </table:table-cell>
          <table:table-cell table:formula="of:=['patched-aggressive'.AB118]" office:value-type="float" office:value="78784" calcext:value-type="float">
            <text:p>78784</text:p>
          </table:table-cell>
          <table:table-cell table:formula="of:=['patched-aggressive'.AC118]" office:value-type="float" office:value="58803" calcext:value-type="float">
            <text:p>58803</text:p>
          </table:table-cell>
          <table:table-cell table:formula="of:=['patched-aggressive'.O118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9]" office:value-type="float" office:value="80536" calcext:value-type="float">
            <text:p>80536</text:p>
          </table:table-cell>
          <table:table-cell table:formula="of:=[original.AC119]" office:value-type="float" office:value="61526" calcext:value-type="float">
            <text:p>61526</text:p>
          </table:table-cell>
          <table:table-cell table:formula="of:=[original.O119]" office:value-type="float" office:value="191788" calcext:value-type="float">
            <text:p>191788</text:p>
          </table:table-cell>
          <table:table-cell table:formula="of:=['patched-standard'.AB119]" office:value-type="float" office:value="78784" calcext:value-type="float">
            <text:p>78784</text:p>
          </table:table-cell>
          <table:table-cell table:formula="of:=['patched-standard'.AC119]" office:value-type="float" office:value="58743" calcext:value-type="float">
            <text:p>58743</text:p>
          </table:table-cell>
          <table:table-cell table:formula="of:=['patched-standard'.O119]" office:value-type="float" office:value="195812" calcext:value-type="float">
            <text:p>195812</text:p>
          </table:table-cell>
          <table:table-cell table:formula="of:=['patched-aggressive'.AB119]" office:value-type="float" office:value="78784" calcext:value-type="float">
            <text:p>78784</text:p>
          </table:table-cell>
          <table:table-cell table:formula="of:=['patched-aggressive'.AC119]" office:value-type="float" office:value="58803" calcext:value-type="float">
            <text:p>58803</text:p>
          </table:table-cell>
          <table:table-cell table:formula="of:=['patched-aggressive'.O119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0]" office:value-type="float" office:value="80536" calcext:value-type="float">
            <text:p>80536</text:p>
          </table:table-cell>
          <table:table-cell table:formula="of:=[original.AC120]" office:value-type="float" office:value="61530" calcext:value-type="float">
            <text:p>61530</text:p>
          </table:table-cell>
          <table:table-cell table:formula="of:=[original.O120]" office:value-type="float" office:value="191788" calcext:value-type="float">
            <text:p>191788</text:p>
          </table:table-cell>
          <table:table-cell table:formula="of:=['patched-standard'.AB120]" office:value-type="float" office:value="78784" calcext:value-type="float">
            <text:p>78784</text:p>
          </table:table-cell>
          <table:table-cell table:formula="of:=['patched-standard'.AC120]" office:value-type="float" office:value="58743" calcext:value-type="float">
            <text:p>58743</text:p>
          </table:table-cell>
          <table:table-cell table:formula="of:=['patched-standard'.O120]" office:value-type="float" office:value="195812" calcext:value-type="float">
            <text:p>195812</text:p>
          </table:table-cell>
          <table:table-cell table:formula="of:=['patched-aggressive'.AB120]" office:value-type="float" office:value="78784" calcext:value-type="float">
            <text:p>78784</text:p>
          </table:table-cell>
          <table:table-cell table:formula="of:=['patched-aggressive'.AC120]" office:value-type="float" office:value="58806" calcext:value-type="float">
            <text:p>58806</text:p>
          </table:table-cell>
          <table:table-cell table:formula="of:=['patched-aggressive'.O120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1]" office:value-type="float" office:value="80536" calcext:value-type="float">
            <text:p>80536</text:p>
          </table:table-cell>
          <table:table-cell table:formula="of:=[original.AC121]" office:value-type="float" office:value="61530" calcext:value-type="float">
            <text:p>61530</text:p>
          </table:table-cell>
          <table:table-cell table:formula="of:=[original.O121]" office:value-type="float" office:value="191788" calcext:value-type="float">
            <text:p>191788</text:p>
          </table:table-cell>
          <table:table-cell table:formula="of:=['patched-standard'.AB121]" office:value-type="float" office:value="78784" calcext:value-type="float">
            <text:p>78784</text:p>
          </table:table-cell>
          <table:table-cell table:formula="of:=['patched-standard'.AC121]" office:value-type="float" office:value="58743" calcext:value-type="float">
            <text:p>58743</text:p>
          </table:table-cell>
          <table:table-cell table:formula="of:=['patched-standard'.O121]" office:value-type="float" office:value="195812" calcext:value-type="float">
            <text:p>195812</text:p>
          </table:table-cell>
          <table:table-cell table:formula="of:=['patched-aggressive'.AB121]" office:value-type="float" office:value="78784" calcext:value-type="float">
            <text:p>78784</text:p>
          </table:table-cell>
          <table:table-cell table:formula="of:=['patched-aggressive'.AC121]" office:value-type="float" office:value="58806" calcext:value-type="float">
            <text:p>58806</text:p>
          </table:table-cell>
          <table:table-cell table:formula="of:=['patched-aggressive'.O121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2]" office:value-type="float" office:value="80536" calcext:value-type="float">
            <text:p>80536</text:p>
          </table:table-cell>
          <table:table-cell table:formula="of:=[original.AC122]" office:value-type="float" office:value="61530" calcext:value-type="float">
            <text:p>61530</text:p>
          </table:table-cell>
          <table:table-cell table:formula="of:=[original.O122]" office:value-type="float" office:value="191788" calcext:value-type="float">
            <text:p>191788</text:p>
          </table:table-cell>
          <table:table-cell table:formula="of:=['patched-standard'.AB122]" office:value-type="float" office:value="78784" calcext:value-type="float">
            <text:p>78784</text:p>
          </table:table-cell>
          <table:table-cell table:formula="of:=['patched-standard'.AC122]" office:value-type="float" office:value="58743" calcext:value-type="float">
            <text:p>58743</text:p>
          </table:table-cell>
          <table:table-cell table:formula="of:=['patched-standard'.O122]" office:value-type="float" office:value="195812" calcext:value-type="float">
            <text:p>195812</text:p>
          </table:table-cell>
          <table:table-cell table:formula="of:=['patched-aggressive'.AB122]" office:value-type="float" office:value="78784" calcext:value-type="float">
            <text:p>78784</text:p>
          </table:table-cell>
          <table:table-cell table:formula="of:=['patched-aggressive'.AC122]" office:value-type="float" office:value="58806" calcext:value-type="float">
            <text:p>58806</text:p>
          </table:table-cell>
          <table:table-cell table:formula="of:=['patched-aggressive'.O122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3]" office:value-type="float" office:value="80536" calcext:value-type="float">
            <text:p>80536</text:p>
          </table:table-cell>
          <table:table-cell table:formula="of:=[original.AC123]" office:value-type="float" office:value="61530" calcext:value-type="float">
            <text:p>61530</text:p>
          </table:table-cell>
          <table:table-cell table:formula="of:=[original.O123]" office:value-type="float" office:value="191788" calcext:value-type="float">
            <text:p>191788</text:p>
          </table:table-cell>
          <table:table-cell table:formula="of:=['patched-standard'.AB123]" office:value-type="float" office:value="78784" calcext:value-type="float">
            <text:p>78784</text:p>
          </table:table-cell>
          <table:table-cell table:formula="of:=['patched-standard'.AC123]" office:value-type="float" office:value="58743" calcext:value-type="float">
            <text:p>58743</text:p>
          </table:table-cell>
          <table:table-cell table:formula="of:=['patched-standard'.O123]" office:value-type="float" office:value="195812" calcext:value-type="float">
            <text:p>195812</text:p>
          </table:table-cell>
          <table:table-cell table:formula="of:=['patched-aggressive'.AB123]" office:value-type="float" office:value="78784" calcext:value-type="float">
            <text:p>78784</text:p>
          </table:table-cell>
          <table:table-cell table:formula="of:=['patched-aggressive'.AC123]" office:value-type="float" office:value="58806" calcext:value-type="float">
            <text:p>58806</text:p>
          </table:table-cell>
          <table:table-cell table:formula="of:=['patched-aggressive'.O123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4]" office:value-type="float" office:value="80536" calcext:value-type="float">
            <text:p>80536</text:p>
          </table:table-cell>
          <table:table-cell table:formula="of:=[original.AC124]" office:value-type="float" office:value="51474" calcext:value-type="float">
            <text:p>51474</text:p>
          </table:table-cell>
          <table:table-cell table:formula="of:=[original.O124]" office:value-type="float" office:value="191788" calcext:value-type="float">
            <text:p>191788</text:p>
          </table:table-cell>
          <table:table-cell table:formula="of:=['patched-standard'.AB124]" office:value-type="float" office:value="78784" calcext:value-type="float">
            <text:p>78784</text:p>
          </table:table-cell>
          <table:table-cell table:formula="of:=['patched-standard'.AC124]" office:value-type="float" office:value="49248" calcext:value-type="float">
            <text:p>49248</text:p>
          </table:table-cell>
          <table:table-cell table:formula="of:=['patched-standard'.O124]" office:value-type="float" office:value="195812" calcext:value-type="float">
            <text:p>195812</text:p>
          </table:table-cell>
          <table:table-cell table:formula="of:=['patched-aggressive'.AB124]" office:value-type="float" office:value="74096" calcext:value-type="float">
            <text:p>74096</text:p>
          </table:table-cell>
          <table:table-cell table:formula="of:=['patched-aggressive'.AC124]" office:value-type="float" office:value="49311" calcext:value-type="float">
            <text:p>49311</text:p>
          </table:table-cell>
          <table:table-cell table:formula="of:=['patched-aggressive'.O124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5]" office:value-type="float" office:value="80536" calcext:value-type="float">
            <text:p>80536</text:p>
          </table:table-cell>
          <table:table-cell table:formula="of:=[original.AC125]" office:value-type="float" office:value="51474" calcext:value-type="float">
            <text:p>51474</text:p>
          </table:table-cell>
          <table:table-cell table:formula="of:=[original.O125]" office:value-type="float" office:value="191788" calcext:value-type="float">
            <text:p>191788</text:p>
          </table:table-cell>
          <table:table-cell table:formula="of:=['patched-standard'.AB125]" office:value-type="float" office:value="78784" calcext:value-type="float">
            <text:p>78784</text:p>
          </table:table-cell>
          <table:table-cell table:formula="of:=['patched-standard'.AC125]" office:value-type="float" office:value="49248" calcext:value-type="float">
            <text:p>49248</text:p>
          </table:table-cell>
          <table:table-cell table:formula="of:=['patched-standard'.O125]" office:value-type="float" office:value="195812" calcext:value-type="float">
            <text:p>195812</text:p>
          </table:table-cell>
          <table:table-cell table:formula="of:=['patched-aggressive'.AB125]" office:value-type="float" office:value="74096" calcext:value-type="float">
            <text:p>74096</text:p>
          </table:table-cell>
          <table:table-cell table:formula="of:=['patched-aggressive'.AC125]" office:value-type="float" office:value="49311" calcext:value-type="float">
            <text:p>49311</text:p>
          </table:table-cell>
          <table:table-cell table:formula="of:=['patched-aggressive'.O125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6]" office:value-type="float" office:value="80536" calcext:value-type="float">
            <text:p>80536</text:p>
          </table:table-cell>
          <table:table-cell table:formula="of:=[original.AC126]" office:value-type="float" office:value="51474" calcext:value-type="float">
            <text:p>51474</text:p>
          </table:table-cell>
          <table:table-cell table:formula="of:=[original.O126]" office:value-type="float" office:value="191788" calcext:value-type="float">
            <text:p>191788</text:p>
          </table:table-cell>
          <table:table-cell table:formula="of:=['patched-standard'.AB126]" office:value-type="float" office:value="78784" calcext:value-type="float">
            <text:p>78784</text:p>
          </table:table-cell>
          <table:table-cell table:formula="of:=['patched-standard'.AC126]" office:value-type="float" office:value="49248" calcext:value-type="float">
            <text:p>49248</text:p>
          </table:table-cell>
          <table:table-cell table:formula="of:=['patched-standard'.O126]" office:value-type="float" office:value="195812" calcext:value-type="float">
            <text:p>195812</text:p>
          </table:table-cell>
          <table:table-cell table:formula="of:=['patched-aggressive'.AB126]" office:value-type="float" office:value="74096" calcext:value-type="float">
            <text:p>74096</text:p>
          </table:table-cell>
          <table:table-cell table:formula="of:=['patched-aggressive'.AC126]" office:value-type="float" office:value="49311" calcext:value-type="float">
            <text:p>49311</text:p>
          </table:table-cell>
          <table:table-cell table:formula="of:=['patched-aggressive'.O126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7]" office:value-type="float" office:value="80536" calcext:value-type="float">
            <text:p>80536</text:p>
          </table:table-cell>
          <table:table-cell table:formula="of:=[original.AC127]" office:value-type="float" office:value="51474" calcext:value-type="float">
            <text:p>51474</text:p>
          </table:table-cell>
          <table:table-cell table:formula="of:=[original.O127]" office:value-type="float" office:value="191788" calcext:value-type="float">
            <text:p>191788</text:p>
          </table:table-cell>
          <table:table-cell table:formula="of:=['patched-standard'.AB127]" office:value-type="float" office:value="78784" calcext:value-type="float">
            <text:p>78784</text:p>
          </table:table-cell>
          <table:table-cell table:formula="of:=['patched-standard'.AC127]" office:value-type="float" office:value="49248" calcext:value-type="float">
            <text:p>49248</text:p>
          </table:table-cell>
          <table:table-cell table:formula="of:=['patched-standard'.O127]" office:value-type="float" office:value="195812" calcext:value-type="float">
            <text:p>195812</text:p>
          </table:table-cell>
          <table:table-cell table:formula="of:=['patched-aggressive'.AB127]" office:value-type="float" office:value="74096" calcext:value-type="float">
            <text:p>74096</text:p>
          </table:table-cell>
          <table:table-cell table:formula="of:=['patched-aggressive'.AC127]" office:value-type="float" office:value="49311" calcext:value-type="float">
            <text:p>49311</text:p>
          </table:table-cell>
          <table:table-cell table:formula="of:=['patched-aggressive'.O127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8]" office:value-type="float" office:value="80536" calcext:value-type="float">
            <text:p>80536</text:p>
          </table:table-cell>
          <table:table-cell table:formula="of:=[original.AC128]" office:value-type="float" office:value="51474" calcext:value-type="float">
            <text:p>51474</text:p>
          </table:table-cell>
          <table:table-cell table:formula="of:=[original.O128]" office:value-type="float" office:value="191788" calcext:value-type="float">
            <text:p>191788</text:p>
          </table:table-cell>
          <table:table-cell table:formula="of:=['patched-standard'.AB128]" office:value-type="float" office:value="78784" calcext:value-type="float">
            <text:p>78784</text:p>
          </table:table-cell>
          <table:table-cell table:formula="of:=['patched-standard'.AC128]" office:value-type="float" office:value="49248" calcext:value-type="float">
            <text:p>49248</text:p>
          </table:table-cell>
          <table:table-cell table:formula="of:=['patched-standard'.O128]" office:value-type="float" office:value="195812" calcext:value-type="float">
            <text:p>195812</text:p>
          </table:table-cell>
          <table:table-cell table:formula="of:=['patched-aggressive'.AB128]" office:value-type="float" office:value="74096" calcext:value-type="float">
            <text:p>74096</text:p>
          </table:table-cell>
          <table:table-cell table:formula="of:=['patched-aggressive'.AC128]" office:value-type="float" office:value="49311" calcext:value-type="float">
            <text:p>49311</text:p>
          </table:table-cell>
          <table:table-cell table:formula="of:=['patched-aggressive'.O128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9]" office:value-type="float" office:value="80536" calcext:value-type="float">
            <text:p>80536</text:p>
          </table:table-cell>
          <table:table-cell table:formula="of:=[original.AC129]" office:value-type="float" office:value="51474" calcext:value-type="float">
            <text:p>51474</text:p>
          </table:table-cell>
          <table:table-cell table:formula="of:=[original.O129]" office:value-type="float" office:value="191788" calcext:value-type="float">
            <text:p>191788</text:p>
          </table:table-cell>
          <table:table-cell table:formula="of:=['patched-standard'.AB129]" office:value-type="float" office:value="78784" calcext:value-type="float">
            <text:p>78784</text:p>
          </table:table-cell>
          <table:table-cell table:formula="of:=['patched-standard'.AC129]" office:value-type="float" office:value="49248" calcext:value-type="float">
            <text:p>49248</text:p>
          </table:table-cell>
          <table:table-cell table:formula="of:=['patched-standard'.O129]" office:value-type="float" office:value="195812" calcext:value-type="float">
            <text:p>195812</text:p>
          </table:table-cell>
          <table:table-cell table:formula="of:=['patched-aggressive'.AB129]" office:value-type="float" office:value="74096" calcext:value-type="float">
            <text:p>74096</text:p>
          </table:table-cell>
          <table:table-cell table:formula="of:=['patched-aggressive'.AC129]" office:value-type="float" office:value="49311" calcext:value-type="float">
            <text:p>49311</text:p>
          </table:table-cell>
          <table:table-cell table:formula="of:=['patched-aggressive'.O129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0]" office:value-type="float" office:value="80536" calcext:value-type="float">
            <text:p>80536</text:p>
          </table:table-cell>
          <table:table-cell table:formula="of:=[original.AC130]" office:value-type="float" office:value="51474" calcext:value-type="float">
            <text:p>51474</text:p>
          </table:table-cell>
          <table:table-cell table:formula="of:=[original.O130]" office:value-type="float" office:value="191788" calcext:value-type="float">
            <text:p>191788</text:p>
          </table:table-cell>
          <table:table-cell table:formula="of:=['patched-standard'.AB130]" office:value-type="float" office:value="78784" calcext:value-type="float">
            <text:p>78784</text:p>
          </table:table-cell>
          <table:table-cell table:formula="of:=['patched-standard'.AC130]" office:value-type="float" office:value="49248" calcext:value-type="float">
            <text:p>49248</text:p>
          </table:table-cell>
          <table:table-cell table:formula="of:=['patched-standard'.O130]" office:value-type="float" office:value="195812" calcext:value-type="float">
            <text:p>195812</text:p>
          </table:table-cell>
          <table:table-cell table:formula="of:=['patched-aggressive'.AB130]" office:value-type="float" office:value="74096" calcext:value-type="float">
            <text:p>74096</text:p>
          </table:table-cell>
          <table:table-cell table:formula="of:=['patched-aggressive'.AC130]" office:value-type="float" office:value="49311" calcext:value-type="float">
            <text:p>49311</text:p>
          </table:table-cell>
          <table:table-cell table:formula="of:=['patched-aggressive'.O130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1]" office:value-type="float" office:value="80536" calcext:value-type="float">
            <text:p>80536</text:p>
          </table:table-cell>
          <table:table-cell table:formula="of:=[original.AC131]" office:value-type="float" office:value="51474" calcext:value-type="float">
            <text:p>51474</text:p>
          </table:table-cell>
          <table:table-cell table:formula="of:=[original.O131]" office:value-type="float" office:value="191788" calcext:value-type="float">
            <text:p>191788</text:p>
          </table:table-cell>
          <table:table-cell table:formula="of:=['patched-standard'.AB131]" office:value-type="float" office:value="78784" calcext:value-type="float">
            <text:p>78784</text:p>
          </table:table-cell>
          <table:table-cell table:formula="of:=['patched-standard'.AC131]" office:value-type="float" office:value="49248" calcext:value-type="float">
            <text:p>49248</text:p>
          </table:table-cell>
          <table:table-cell table:formula="of:=['patched-standard'.O131]" office:value-type="float" office:value="195812" calcext:value-type="float">
            <text:p>195812</text:p>
          </table:table-cell>
          <table:table-cell table:formula="of:=['patched-aggressive'.AB131]" office:value-type="float" office:value="74096" calcext:value-type="float">
            <text:p>74096</text:p>
          </table:table-cell>
          <table:table-cell table:formula="of:=['patched-aggressive'.AC131]" office:value-type="float" office:value="49311" calcext:value-type="float">
            <text:p>49311</text:p>
          </table:table-cell>
          <table:table-cell table:formula="of:=['patched-aggressive'.O131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2]" office:value-type="float" office:value="80536" calcext:value-type="float">
            <text:p>80536</text:p>
          </table:table-cell>
          <table:table-cell table:formula="of:=[original.AC132]" office:value-type="float" office:value="41418" calcext:value-type="float">
            <text:p>41418</text:p>
          </table:table-cell>
          <table:table-cell table:formula="of:=[original.O132]" office:value-type="float" office:value="191788" calcext:value-type="float">
            <text:p>191788</text:p>
          </table:table-cell>
          <table:table-cell table:formula="of:=['patched-standard'.AB132]" office:value-type="float" office:value="78784" calcext:value-type="float">
            <text:p>78784</text:p>
          </table:table-cell>
          <table:table-cell table:formula="of:=['patched-standard'.AC132]" office:value-type="float" office:value="39753" calcext:value-type="float">
            <text:p>39753</text:p>
          </table:table-cell>
          <table:table-cell table:formula="of:=['patched-standard'.O132]" office:value-type="float" office:value="195812" calcext:value-type="float">
            <text:p>195812</text:p>
          </table:table-cell>
          <table:table-cell table:formula="of:=['patched-aggressive'.AB132]" office:value-type="float" office:value="67056" calcext:value-type="float">
            <text:p>67056</text:p>
          </table:table-cell>
          <table:table-cell table:formula="of:=['patched-aggressive'.AC132]" office:value-type="float" office:value="39815" calcext:value-type="float">
            <text:p>39815</text:p>
          </table:table-cell>
          <table:table-cell table:formula="of:=['patched-aggressive'.O132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3]" office:value-type="float" office:value="80536" calcext:value-type="float">
            <text:p>80536</text:p>
          </table:table-cell>
          <table:table-cell table:formula="of:=[original.AC133]" office:value-type="float" office:value="41418" calcext:value-type="float">
            <text:p>41418</text:p>
          </table:table-cell>
          <table:table-cell table:formula="of:=[original.O133]" office:value-type="float" office:value="191788" calcext:value-type="float">
            <text:p>191788</text:p>
          </table:table-cell>
          <table:table-cell table:formula="of:=['patched-standard'.AB133]" office:value-type="float" office:value="78784" calcext:value-type="float">
            <text:p>78784</text:p>
          </table:table-cell>
          <table:table-cell table:formula="of:=['patched-standard'.AC133]" office:value-type="float" office:value="39753" calcext:value-type="float">
            <text:p>39753</text:p>
          </table:table-cell>
          <table:table-cell table:formula="of:=['patched-standard'.O133]" office:value-type="float" office:value="195812" calcext:value-type="float">
            <text:p>195812</text:p>
          </table:table-cell>
          <table:table-cell table:formula="of:=['patched-aggressive'.AB133]" office:value-type="float" office:value="67056" calcext:value-type="float">
            <text:p>67056</text:p>
          </table:table-cell>
          <table:table-cell table:formula="of:=['patched-aggressive'.AC133]" office:value-type="float" office:value="39815" calcext:value-type="float">
            <text:p>39815</text:p>
          </table:table-cell>
          <table:table-cell table:formula="of:=['patched-aggressive'.O133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4]" office:value-type="float" office:value="80536" calcext:value-type="float">
            <text:p>80536</text:p>
          </table:table-cell>
          <table:table-cell table:formula="of:=[original.AC134]" office:value-type="float" office:value="41418" calcext:value-type="float">
            <text:p>41418</text:p>
          </table:table-cell>
          <table:table-cell table:formula="of:=[original.O134]" office:value-type="float" office:value="191788" calcext:value-type="float">
            <text:p>191788</text:p>
          </table:table-cell>
          <table:table-cell table:formula="of:=['patched-standard'.AB134]" office:value-type="float" office:value="78784" calcext:value-type="float">
            <text:p>78784</text:p>
          </table:table-cell>
          <table:table-cell table:formula="of:=['patched-standard'.AC134]" office:value-type="float" office:value="39753" calcext:value-type="float">
            <text:p>39753</text:p>
          </table:table-cell>
          <table:table-cell table:formula="of:=['patched-standard'.O134]" office:value-type="float" office:value="195812" calcext:value-type="float">
            <text:p>195812</text:p>
          </table:table-cell>
          <table:table-cell table:formula="of:=['patched-aggressive'.AB134]" office:value-type="float" office:value="67056" calcext:value-type="float">
            <text:p>67056</text:p>
          </table:table-cell>
          <table:table-cell table:formula="of:=['patched-aggressive'.AC134]" office:value-type="float" office:value="39815" calcext:value-type="float">
            <text:p>39815</text:p>
          </table:table-cell>
          <table:table-cell table:formula="of:=['patched-aggressive'.O134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5]" office:value-type="float" office:value="80536" calcext:value-type="float">
            <text:p>80536</text:p>
          </table:table-cell>
          <table:table-cell table:formula="of:=[original.AC135]" office:value-type="float" office:value="41418" calcext:value-type="float">
            <text:p>41418</text:p>
          </table:table-cell>
          <table:table-cell table:formula="of:=[original.O135]" office:value-type="float" office:value="191788" calcext:value-type="float">
            <text:p>191788</text:p>
          </table:table-cell>
          <table:table-cell table:formula="of:=['patched-standard'.AB135]" office:value-type="float" office:value="78784" calcext:value-type="float">
            <text:p>78784</text:p>
          </table:table-cell>
          <table:table-cell table:formula="of:=['patched-standard'.AC135]" office:value-type="float" office:value="39753" calcext:value-type="float">
            <text:p>39753</text:p>
          </table:table-cell>
          <table:table-cell table:formula="of:=['patched-standard'.O135]" office:value-type="float" office:value="195812" calcext:value-type="float">
            <text:p>195812</text:p>
          </table:table-cell>
          <table:table-cell table:formula="of:=['patched-aggressive'.AB135]" office:value-type="float" office:value="67056" calcext:value-type="float">
            <text:p>67056</text:p>
          </table:table-cell>
          <table:table-cell table:formula="of:=['patched-aggressive'.AC135]" office:value-type="float" office:value="39815" calcext:value-type="float">
            <text:p>39815</text:p>
          </table:table-cell>
          <table:table-cell table:formula="of:=['patched-aggressive'.O135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6]" office:value-type="float" office:value="80536" calcext:value-type="float">
            <text:p>80536</text:p>
          </table:table-cell>
          <table:table-cell table:formula="of:=[original.AC136]" office:value-type="float" office:value="41418" calcext:value-type="float">
            <text:p>41418</text:p>
          </table:table-cell>
          <table:table-cell table:formula="of:=[original.O136]" office:value-type="float" office:value="191788" calcext:value-type="float">
            <text:p>191788</text:p>
          </table:table-cell>
          <table:table-cell table:formula="of:=['patched-standard'.AB136]" office:value-type="float" office:value="78784" calcext:value-type="float">
            <text:p>78784</text:p>
          </table:table-cell>
          <table:table-cell table:formula="of:=['patched-standard'.AC136]" office:value-type="float" office:value="39753" calcext:value-type="float">
            <text:p>39753</text:p>
          </table:table-cell>
          <table:table-cell table:formula="of:=['patched-standard'.O136]" office:value-type="float" office:value="195812" calcext:value-type="float">
            <text:p>195812</text:p>
          </table:table-cell>
          <table:table-cell table:formula="of:=['patched-aggressive'.AB136]" office:value-type="float" office:value="67056" calcext:value-type="float">
            <text:p>67056</text:p>
          </table:table-cell>
          <table:table-cell table:formula="of:=['patched-aggressive'.AC136]" office:value-type="float" office:value="39815" calcext:value-type="float">
            <text:p>39815</text:p>
          </table:table-cell>
          <table:table-cell table:formula="of:=['patched-aggressive'.O136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7]" office:value-type="float" office:value="80536" calcext:value-type="float">
            <text:p>80536</text:p>
          </table:table-cell>
          <table:table-cell table:formula="of:=[original.AC137]" office:value-type="float" office:value="41418" calcext:value-type="float">
            <text:p>41418</text:p>
          </table:table-cell>
          <table:table-cell table:formula="of:=[original.O137]" office:value-type="float" office:value="191788" calcext:value-type="float">
            <text:p>191788</text:p>
          </table:table-cell>
          <table:table-cell table:formula="of:=['patched-standard'.AB137]" office:value-type="float" office:value="78784" calcext:value-type="float">
            <text:p>78784</text:p>
          </table:table-cell>
          <table:table-cell table:formula="of:=['patched-standard'.AC137]" office:value-type="float" office:value="39753" calcext:value-type="float">
            <text:p>39753</text:p>
          </table:table-cell>
          <table:table-cell table:formula="of:=['patched-standard'.O137]" office:value-type="float" office:value="195812" calcext:value-type="float">
            <text:p>195812</text:p>
          </table:table-cell>
          <table:table-cell table:formula="of:=['patched-aggressive'.AB137]" office:value-type="float" office:value="67056" calcext:value-type="float">
            <text:p>67056</text:p>
          </table:table-cell>
          <table:table-cell table:formula="of:=['patched-aggressive'.AC137]" office:value-type="float" office:value="39815" calcext:value-type="float">
            <text:p>39815</text:p>
          </table:table-cell>
          <table:table-cell table:formula="of:=['patched-aggressive'.O137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8]" office:value-type="float" office:value="80536" calcext:value-type="float">
            <text:p>80536</text:p>
          </table:table-cell>
          <table:table-cell table:formula="of:=[original.AC138]" office:value-type="float" office:value="41418" calcext:value-type="float">
            <text:p>41418</text:p>
          </table:table-cell>
          <table:table-cell table:formula="of:=[original.O138]" office:value-type="float" office:value="191788" calcext:value-type="float">
            <text:p>191788</text:p>
          </table:table-cell>
          <table:table-cell table:formula="of:=['patched-standard'.AB138]" office:value-type="float" office:value="78784" calcext:value-type="float">
            <text:p>78784</text:p>
          </table:table-cell>
          <table:table-cell table:formula="of:=['patched-standard'.AC138]" office:value-type="float" office:value="39753" calcext:value-type="float">
            <text:p>39753</text:p>
          </table:table-cell>
          <table:table-cell table:formula="of:=['patched-standard'.O138]" office:value-type="float" office:value="195812" calcext:value-type="float">
            <text:p>195812</text:p>
          </table:table-cell>
          <table:table-cell table:formula="of:=['patched-aggressive'.AB138]" office:value-type="float" office:value="67056" calcext:value-type="float">
            <text:p>67056</text:p>
          </table:table-cell>
          <table:table-cell table:formula="of:=['patched-aggressive'.AC138]" office:value-type="float" office:value="39815" calcext:value-type="float">
            <text:p>39815</text:p>
          </table:table-cell>
          <table:table-cell table:formula="of:=['patched-aggressive'.O138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9]" office:value-type="float" office:value="80536" calcext:value-type="float">
            <text:p>80536</text:p>
          </table:table-cell>
          <table:table-cell table:formula="of:=[original.AC139]" office:value-type="float" office:value="41418" calcext:value-type="float">
            <text:p>41418</text:p>
          </table:table-cell>
          <table:table-cell table:formula="of:=[original.O139]" office:value-type="float" office:value="191788" calcext:value-type="float">
            <text:p>191788</text:p>
          </table:table-cell>
          <table:table-cell table:formula="of:=['patched-standard'.AB139]" office:value-type="float" office:value="78784" calcext:value-type="float">
            <text:p>78784</text:p>
          </table:table-cell>
          <table:table-cell table:formula="of:=['patched-standard'.AC139]" office:value-type="float" office:value="39753" calcext:value-type="float">
            <text:p>39753</text:p>
          </table:table-cell>
          <table:table-cell table:formula="of:=['patched-standard'.O139]" office:value-type="float" office:value="195812" calcext:value-type="float">
            <text:p>195812</text:p>
          </table:table-cell>
          <table:table-cell table:formula="of:=['patched-aggressive'.AB139]" office:value-type="float" office:value="67056" calcext:value-type="float">
            <text:p>67056</text:p>
          </table:table-cell>
          <table:table-cell table:formula="of:=['patched-aggressive'.AC139]" office:value-type="float" office:value="39815" calcext:value-type="float">
            <text:p>39815</text:p>
          </table:table-cell>
          <table:table-cell table:formula="of:=['patched-aggressive'.O139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40]" office:value-type="float" office:value="80536" calcext:value-type="float">
            <text:p>80536</text:p>
          </table:table-cell>
          <table:table-cell table:formula="of:=[original.AC140]" office:value-type="float" office:value="31361" calcext:value-type="float">
            <text:p>31361</text:p>
          </table:table-cell>
          <table:table-cell table:formula="of:=[original.O140]" office:value-type="float" office:value="191788" calcext:value-type="float">
            <text:p>191788</text:p>
          </table:table-cell>
          <table:table-cell table:formula="of:=['patched-standard'.AB140]" office:value-type="float" office:value="78784" calcext:value-type="float">
            <text:p>78784</text:p>
          </table:table-cell>
          <table:table-cell table:formula="of:=['patched-standard'.AC140]" office:value-type="float" office:value="30257" calcext:value-type="float">
            <text:p>30257</text:p>
          </table:table-cell>
          <table:table-cell table:formula="of:=['patched-standard'.O140]" office:value-type="float" office:value="195812" calcext:value-type="float">
            <text:p>195812</text:p>
          </table:table-cell>
          <table:table-cell table:formula="of:=['patched-aggressive'.AB140]" office:value-type="float" office:value="60016" calcext:value-type="float">
            <text:p>60016</text:p>
          </table:table-cell>
          <table:table-cell table:formula="of:=['patched-aggressive'.AC140]" office:value-type="float" office:value="30320" calcext:value-type="float">
            <text:p>30320</text:p>
          </table:table-cell>
          <table:table-cell table:formula="of:=['patched-aggressive'.O140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1]" office:value-type="float" office:value="80536" calcext:value-type="float">
            <text:p>80536</text:p>
          </table:table-cell>
          <table:table-cell table:formula="of:=[original.AC141]" office:value-type="float" office:value="31361" calcext:value-type="float">
            <text:p>31361</text:p>
          </table:table-cell>
          <table:table-cell table:formula="of:=[original.O141]" office:value-type="float" office:value="191788" calcext:value-type="float">
            <text:p>191788</text:p>
          </table:table-cell>
          <table:table-cell table:formula="of:=['patched-standard'.AB141]" office:value-type="float" office:value="78784" calcext:value-type="float">
            <text:p>78784</text:p>
          </table:table-cell>
          <table:table-cell table:formula="of:=['patched-standard'.AC141]" office:value-type="float" office:value="30257" calcext:value-type="float">
            <text:p>30257</text:p>
          </table:table-cell>
          <table:table-cell table:formula="of:=['patched-standard'.O141]" office:value-type="float" office:value="195812" calcext:value-type="float">
            <text:p>195812</text:p>
          </table:table-cell>
          <table:table-cell table:formula="of:=['patched-aggressive'.AB141]" office:value-type="float" office:value="60016" calcext:value-type="float">
            <text:p>60016</text:p>
          </table:table-cell>
          <table:table-cell table:formula="of:=['patched-aggressive'.AC141]" office:value-type="float" office:value="30320" calcext:value-type="float">
            <text:p>30320</text:p>
          </table:table-cell>
          <table:table-cell table:formula="of:=['patched-aggressive'.O141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2]" office:value-type="float" office:value="80536" calcext:value-type="float">
            <text:p>80536</text:p>
          </table:table-cell>
          <table:table-cell table:formula="of:=[original.AC142]" office:value-type="float" office:value="31361" calcext:value-type="float">
            <text:p>31361</text:p>
          </table:table-cell>
          <table:table-cell table:formula="of:=[original.O142]" office:value-type="float" office:value="191788" calcext:value-type="float">
            <text:p>191788</text:p>
          </table:table-cell>
          <table:table-cell table:formula="of:=['patched-standard'.AB142]" office:value-type="float" office:value="78784" calcext:value-type="float">
            <text:p>78784</text:p>
          </table:table-cell>
          <table:table-cell table:formula="of:=['patched-standard'.AC142]" office:value-type="float" office:value="30257" calcext:value-type="float">
            <text:p>30257</text:p>
          </table:table-cell>
          <table:table-cell table:formula="of:=['patched-standard'.O142]" office:value-type="float" office:value="195812" calcext:value-type="float">
            <text:p>195812</text:p>
          </table:table-cell>
          <table:table-cell table:formula="of:=['patched-aggressive'.AB142]" office:value-type="float" office:value="60016" calcext:value-type="float">
            <text:p>60016</text:p>
          </table:table-cell>
          <table:table-cell table:formula="of:=['patched-aggressive'.AC142]" office:value-type="float" office:value="30320" calcext:value-type="float">
            <text:p>30320</text:p>
          </table:table-cell>
          <table:table-cell table:formula="of:=['patched-aggressive'.O142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3]" office:value-type="float" office:value="80536" calcext:value-type="float">
            <text:p>80536</text:p>
          </table:table-cell>
          <table:table-cell table:formula="of:=[original.AC143]" office:value-type="float" office:value="31361" calcext:value-type="float">
            <text:p>31361</text:p>
          </table:table-cell>
          <table:table-cell table:formula="of:=[original.O143]" office:value-type="float" office:value="191788" calcext:value-type="float">
            <text:p>191788</text:p>
          </table:table-cell>
          <table:table-cell table:formula="of:=['patched-standard'.AB143]" office:value-type="float" office:value="78784" calcext:value-type="float">
            <text:p>78784</text:p>
          </table:table-cell>
          <table:table-cell table:formula="of:=['patched-standard'.AC143]" office:value-type="float" office:value="30257" calcext:value-type="float">
            <text:p>30257</text:p>
          </table:table-cell>
          <table:table-cell table:formula="of:=['patched-standard'.O143]" office:value-type="float" office:value="195812" calcext:value-type="float">
            <text:p>195812</text:p>
          </table:table-cell>
          <table:table-cell table:formula="of:=['patched-aggressive'.AB143]" office:value-type="float" office:value="60016" calcext:value-type="float">
            <text:p>60016</text:p>
          </table:table-cell>
          <table:table-cell table:formula="of:=['patched-aggressive'.AC143]" office:value-type="float" office:value="30320" calcext:value-type="float">
            <text:p>30320</text:p>
          </table:table-cell>
          <table:table-cell table:formula="of:=['patched-aggressive'.O143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4]" office:value-type="float" office:value="80536" calcext:value-type="float">
            <text:p>80536</text:p>
          </table:table-cell>
          <table:table-cell table:formula="of:=[original.AC144]" office:value-type="float" office:value="31361" calcext:value-type="float">
            <text:p>31361</text:p>
          </table:table-cell>
          <table:table-cell table:formula="of:=[original.O144]" office:value-type="float" office:value="191788" calcext:value-type="float">
            <text:p>191788</text:p>
          </table:table-cell>
          <table:table-cell table:formula="of:=['patched-standard'.AB144]" office:value-type="float" office:value="78784" calcext:value-type="float">
            <text:p>78784</text:p>
          </table:table-cell>
          <table:table-cell table:formula="of:=['patched-standard'.AC144]" office:value-type="float" office:value="30257" calcext:value-type="float">
            <text:p>30257</text:p>
          </table:table-cell>
          <table:table-cell table:formula="of:=['patched-standard'.O144]" office:value-type="float" office:value="195812" calcext:value-type="float">
            <text:p>195812</text:p>
          </table:table-cell>
          <table:table-cell table:formula="of:=['patched-aggressive'.AB144]" office:value-type="float" office:value="60016" calcext:value-type="float">
            <text:p>60016</text:p>
          </table:table-cell>
          <table:table-cell table:formula="of:=['patched-aggressive'.AC144]" office:value-type="float" office:value="30320" calcext:value-type="float">
            <text:p>30320</text:p>
          </table:table-cell>
          <table:table-cell table:formula="of:=['patched-aggressive'.O144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5]" office:value-type="float" office:value="80536" calcext:value-type="float">
            <text:p>80536</text:p>
          </table:table-cell>
          <table:table-cell table:formula="of:=[original.AC145]" office:value-type="float" office:value="31361" calcext:value-type="float">
            <text:p>31361</text:p>
          </table:table-cell>
          <table:table-cell table:formula="of:=[original.O145]" office:value-type="float" office:value="191788" calcext:value-type="float">
            <text:p>191788</text:p>
          </table:table-cell>
          <table:table-cell table:formula="of:=['patched-standard'.AB145]" office:value-type="float" office:value="78784" calcext:value-type="float">
            <text:p>78784</text:p>
          </table:table-cell>
          <table:table-cell table:formula="of:=['patched-standard'.AC145]" office:value-type="float" office:value="30257" calcext:value-type="float">
            <text:p>30257</text:p>
          </table:table-cell>
          <table:table-cell table:formula="of:=['patched-standard'.O145]" office:value-type="float" office:value="195812" calcext:value-type="float">
            <text:p>195812</text:p>
          </table:table-cell>
          <table:table-cell table:formula="of:=['patched-aggressive'.AB145]" office:value-type="float" office:value="60016" calcext:value-type="float">
            <text:p>60016</text:p>
          </table:table-cell>
          <table:table-cell table:formula="of:=['patched-aggressive'.AC145]" office:value-type="float" office:value="30320" calcext:value-type="float">
            <text:p>30320</text:p>
          </table:table-cell>
          <table:table-cell table:formula="of:=['patched-aggressive'.O145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6]" office:value-type="float" office:value="80536" calcext:value-type="float">
            <text:p>80536</text:p>
          </table:table-cell>
          <table:table-cell table:formula="of:=[original.AC146]" office:value-type="float" office:value="31361" calcext:value-type="float">
            <text:p>31361</text:p>
          </table:table-cell>
          <table:table-cell table:formula="of:=[original.O146]" office:value-type="float" office:value="191788" calcext:value-type="float">
            <text:p>191788</text:p>
          </table:table-cell>
          <table:table-cell table:formula="of:=['patched-standard'.AB146]" office:value-type="float" office:value="78784" calcext:value-type="float">
            <text:p>78784</text:p>
          </table:table-cell>
          <table:table-cell table:formula="of:=['patched-standard'.AC146]" office:value-type="float" office:value="30257" calcext:value-type="float">
            <text:p>30257</text:p>
          </table:table-cell>
          <table:table-cell table:formula="of:=['patched-standard'.O146]" office:value-type="float" office:value="195812" calcext:value-type="float">
            <text:p>195812</text:p>
          </table:table-cell>
          <table:table-cell table:formula="of:=['patched-aggressive'.AB146]" office:value-type="float" office:value="60016" calcext:value-type="float">
            <text:p>60016</text:p>
          </table:table-cell>
          <table:table-cell table:formula="of:=['patched-aggressive'.AC146]" office:value-type="float" office:value="30320" calcext:value-type="float">
            <text:p>30320</text:p>
          </table:table-cell>
          <table:table-cell table:formula="of:=['patched-aggressive'.O146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7]" office:value-type="float" office:value="80536" calcext:value-type="float">
            <text:p>80536</text:p>
          </table:table-cell>
          <table:table-cell table:formula="of:=[original.AC147]" office:value-type="float" office:value="31361" calcext:value-type="float">
            <text:p>31361</text:p>
          </table:table-cell>
          <table:table-cell table:formula="of:=[original.O147]" office:value-type="float" office:value="191788" calcext:value-type="float">
            <text:p>191788</text:p>
          </table:table-cell>
          <table:table-cell table:formula="of:=['patched-standard'.AB147]" office:value-type="float" office:value="78784" calcext:value-type="float">
            <text:p>78784</text:p>
          </table:table-cell>
          <table:table-cell table:formula="of:=['patched-standard'.AC147]" office:value-type="float" office:value="30257" calcext:value-type="float">
            <text:p>30257</text:p>
          </table:table-cell>
          <table:table-cell table:formula="of:=['patched-standard'.O147]" office:value-type="float" office:value="195812" calcext:value-type="float">
            <text:p>195812</text:p>
          </table:table-cell>
          <table:table-cell table:formula="of:=['patched-aggressive'.AB147]" office:value-type="float" office:value="60016" calcext:value-type="float">
            <text:p>60016</text:p>
          </table:table-cell>
          <table:table-cell table:formula="of:=['patched-aggressive'.AC147]" office:value-type="float" office:value="30320" calcext:value-type="float">
            <text:p>30320</text:p>
          </table:table-cell>
          <table:table-cell table:formula="of:=['patched-aggressive'.O147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8]" office:value-type="float" office:value="25240" calcext:value-type="float">
            <text:p>25240</text:p>
          </table:table-cell>
          <table:table-cell table:formula="of:=[original.AC148]" office:value-type="float" office:value="11249" calcext:value-type="float">
            <text:p>11249</text:p>
          </table:table-cell>
          <table:table-cell table:formula="of:=[original.O148]" office:value-type="float" office:value="136548" calcext:value-type="float">
            <text:p>136548</text:p>
          </table:table-cell>
          <table:table-cell table:formula="of:=['patched-standard'.AB148]" office:value-type="float" office:value="11648" calcext:value-type="float">
            <text:p>11648</text:p>
          </table:table-cell>
          <table:table-cell table:formula="of:=['patched-standard'.AC148]" office:value-type="float" office:value="11336" calcext:value-type="float">
            <text:p>11336</text:p>
          </table:table-cell>
          <table:table-cell table:formula="of:=['patched-standard'.O148]" office:value-type="float" office:value="128688" calcext:value-type="float">
            <text:p>128688</text:p>
          </table:table-cell>
          <table:table-cell table:formula="of:=['patched-aggressive'.AB148]" office:value-type="float" office:value="11600" calcext:value-type="float">
            <text:p>11600</text:p>
          </table:table-cell>
          <table:table-cell table:formula="of:=['patched-aggressive'.AC148]" office:value-type="float" office:value="11399" calcext:value-type="float">
            <text:p>11399</text:p>
          </table:table-cell>
          <table:table-cell table:formula="of:=['patched-aggressive'.O148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49]" office:value-type="float" office:value="25240" calcext:value-type="float">
            <text:p>25240</text:p>
          </table:table-cell>
          <table:table-cell table:formula="of:=[original.AC149]" office:value-type="float" office:value="11249" calcext:value-type="float">
            <text:p>11249</text:p>
          </table:table-cell>
          <table:table-cell table:formula="of:=[original.O149]" office:value-type="float" office:value="136548" calcext:value-type="float">
            <text:p>136548</text:p>
          </table:table-cell>
          <table:table-cell table:formula="of:=['patched-standard'.AB149]" office:value-type="float" office:value="11648" calcext:value-type="float">
            <text:p>11648</text:p>
          </table:table-cell>
          <table:table-cell table:formula="of:=['patched-standard'.AC149]" office:value-type="float" office:value="11336" calcext:value-type="float">
            <text:p>11336</text:p>
          </table:table-cell>
          <table:table-cell table:formula="of:=['patched-standard'.O149]" office:value-type="float" office:value="128688" calcext:value-type="float">
            <text:p>128688</text:p>
          </table:table-cell>
          <table:table-cell table:formula="of:=['patched-aggressive'.AB149]" office:value-type="float" office:value="11600" calcext:value-type="float">
            <text:p>11600</text:p>
          </table:table-cell>
          <table:table-cell table:formula="of:=['patched-aggressive'.AC149]" office:value-type="float" office:value="11399" calcext:value-type="float">
            <text:p>11399</text:p>
          </table:table-cell>
          <table:table-cell table:formula="of:=['patched-aggressive'.O149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0]" office:value-type="float" office:value="25240" calcext:value-type="float">
            <text:p>25240</text:p>
          </table:table-cell>
          <table:table-cell table:formula="of:=[original.AC150]" office:value-type="float" office:value="11249" calcext:value-type="float">
            <text:p>11249</text:p>
          </table:table-cell>
          <table:table-cell table:formula="of:=[original.O150]" office:value-type="float" office:value="136548" calcext:value-type="float">
            <text:p>136548</text:p>
          </table:table-cell>
          <table:table-cell table:formula="of:=['patched-standard'.AB150]" office:value-type="float" office:value="11648" calcext:value-type="float">
            <text:p>11648</text:p>
          </table:table-cell>
          <table:table-cell table:formula="of:=['patched-standard'.AC150]" office:value-type="float" office:value="11336" calcext:value-type="float">
            <text:p>11336</text:p>
          </table:table-cell>
          <table:table-cell table:formula="of:=['patched-standard'.O150]" office:value-type="float" office:value="128688" calcext:value-type="float">
            <text:p>128688</text:p>
          </table:table-cell>
          <table:table-cell table:formula="of:=['patched-aggressive'.AB150]" office:value-type="float" office:value="11600" calcext:value-type="float">
            <text:p>11600</text:p>
          </table:table-cell>
          <table:table-cell table:formula="of:=['patched-aggressive'.AC150]" office:value-type="float" office:value="11399" calcext:value-type="float">
            <text:p>11399</text:p>
          </table:table-cell>
          <table:table-cell table:formula="of:=['patched-aggressive'.O150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1]" office:value-type="float" office:value="25240" calcext:value-type="float">
            <text:p>25240</text:p>
          </table:table-cell>
          <table:table-cell table:formula="of:=[original.AC151]" office:value-type="float" office:value="11249" calcext:value-type="float">
            <text:p>11249</text:p>
          </table:table-cell>
          <table:table-cell table:formula="of:=[original.O151]" office:value-type="float" office:value="136548" calcext:value-type="float">
            <text:p>136548</text:p>
          </table:table-cell>
          <table:table-cell table:formula="of:=['patched-standard'.AB151]" office:value-type="float" office:value="11648" calcext:value-type="float">
            <text:p>11648</text:p>
          </table:table-cell>
          <table:table-cell table:formula="of:=['patched-standard'.AC151]" office:value-type="float" office:value="11336" calcext:value-type="float">
            <text:p>11336</text:p>
          </table:table-cell>
          <table:table-cell table:formula="of:=['patched-standard'.O151]" office:value-type="float" office:value="128688" calcext:value-type="float">
            <text:p>128688</text:p>
          </table:table-cell>
          <table:table-cell table:formula="of:=['patched-aggressive'.AB151]" office:value-type="float" office:value="11600" calcext:value-type="float">
            <text:p>11600</text:p>
          </table:table-cell>
          <table:table-cell table:formula="of:=['patched-aggressive'.AC151]" office:value-type="float" office:value="11399" calcext:value-type="float">
            <text:p>11399</text:p>
          </table:table-cell>
          <table:table-cell table:formula="of:=['patched-aggressive'.O151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2]" office:value-type="float" office:value="0" calcext:value-type="float">
            <text:p>0</text:p>
          </table:table-cell>
          <table:table-cell table:formula="of:=[original.AC152]" office:value-type="float" office:value="0" calcext:value-type="float">
            <text:p>0</text:p>
          </table:table-cell>
          <table:table-cell table:formula="of:=[original.O152]" office:value-type="float" office:value="0" calcext:value-type="float">
            <text:p>0</text:p>
          </table:table-cell>
          <table:table-cell table:formula="of:=['patched-standard'.AB152]" office:value-type="float" office:value="0" calcext:value-type="float">
            <text:p>0</text:p>
          </table:table-cell>
          <table:table-cell table:formula="of:=['patched-standard'.AC152]" office:value-type="float" office:value="0" calcext:value-type="float">
            <text:p>0</text:p>
          </table:table-cell>
          <table:table-cell table:formula="of:=['patched-standard'.O152]" office:value-type="float" office:value="0" calcext:value-type="float">
            <text:p>0</text:p>
          </table:table-cell>
          <table:table-cell table:formula="of:=['patched-aggressive'.AB152]" office:value-type="float" office:value="0" calcext:value-type="float">
            <text:p>0</text:p>
          </table:table-cell>
          <table:table-cell table:formula="of:=['patched-aggressive'.AC152]" office:value-type="float" office:value="0" calcext:value-type="float">
            <text:p>0</text:p>
          </table:table-cell>
          <table:table-cell table:formula="of:=['patched-aggressive'.O152]" office:value-type="float" office:value="0" calcext:value-type="float">
            <text:p>0</text:p>
          </table:table-cell>
        </table:table-row>
        <table:table-row table:style-name="ro1">
          <table:table-cell table:formula="of:=[original.AB153]" office:value-type="float" office:value="0" calcext:value-type="float">
            <text:p>0</text:p>
          </table:table-cell>
          <table:table-cell table:formula="of:=[original.AC153]" office:value-type="float" office:value="0" calcext:value-type="float">
            <text:p>0</text:p>
          </table:table-cell>
          <table:table-cell table:formula="of:=[original.O153]" office:value-type="float" office:value="0" calcext:value-type="float">
            <text:p>0</text:p>
          </table:table-cell>
          <table:table-cell table:formula="of:=['patched-standard'.AB153]" office:value-type="float" office:value="0" calcext:value-type="float">
            <text:p>0</text:p>
          </table:table-cell>
          <table:table-cell table:formula="of:=['patched-standard'.AC153]" office:value-type="float" office:value="0" calcext:value-type="float">
            <text:p>0</text:p>
          </table:table-cell>
          <table:table-cell table:formula="of:=['patched-standard'.O153]" office:value-type="float" office:value="0" calcext:value-type="float">
            <text:p>0</text:p>
          </table:table-cell>
          <table:table-cell table:formula="of:=['patched-aggressive'.AB153]" office:value-type="float" office:value="0" calcext:value-type="float">
            <text:p>0</text:p>
          </table:table-cell>
          <table:table-cell table:formula="of:=['patched-aggressive'.AC153]" office:value-type="float" office:value="0" calcext:value-type="float">
            <text:p>0</text:p>
          </table:table-cell>
          <table:table-cell table:formula="of:=['patched-aggressive'.O153]" office:value-type="float" office:value="0" calcext:value-type="float">
            <text:p>0</text:p>
          </table:table-cell>
        </table:table-row>
        <table:table-row table:style-name="ro1">
          <table:table-cell table:formula="of:=[original.AB154]" office:value-type="float" office:value="0" calcext:value-type="float">
            <text:p>0</text:p>
          </table:table-cell>
          <table:table-cell table:formula="of:=[original.AC154]" office:value-type="float" office:value="0" calcext:value-type="float">
            <text:p>0</text:p>
          </table:table-cell>
          <table:table-cell table:formula="of:=[original.O154]" office:value-type="float" office:value="0" calcext:value-type="float">
            <text:p>0</text:p>
          </table:table-cell>
          <table:table-cell table:formula="of:=['patched-standard'.AB154]" office:value-type="float" office:value="0" calcext:value-type="float">
            <text:p>0</text:p>
          </table:table-cell>
          <table:table-cell table:formula="of:=['patched-standard'.AC154]" office:value-type="float" office:value="0" calcext:value-type="float">
            <text:p>0</text:p>
          </table:table-cell>
          <table:table-cell table:formula="of:=['patched-standard'.O154]" office:value-type="float" office:value="0" calcext:value-type="float">
            <text:p>0</text:p>
          </table:table-cell>
          <table:table-cell table:formula="of:=['patched-aggressive'.AB154]" office:value-type="float" office:value="0" calcext:value-type="float">
            <text:p>0</text:p>
          </table:table-cell>
          <table:table-cell table:formula="of:=['patched-aggressive'.AC154]" office:value-type="float" office:value="0" calcext:value-type="float">
            <text:p>0</text:p>
          </table:table-cell>
          <table:table-cell table:formula="of:=['patched-aggressive'.O154]" office:value-type="float" office:value="0" calcext:value-type="float">
            <text:p>0</text:p>
          </table:table-cell>
        </table:table-row>
        <table:table-row table:style-name="ro1">
          <table:table-cell table:formula="of:=[original.AB155]" office:value-type="float" office:value="0" calcext:value-type="float">
            <text:p>0</text:p>
          </table:table-cell>
          <table:table-cell table:formula="of:=[original.AC155]" office:value-type="float" office:value="0" calcext:value-type="float">
            <text:p>0</text:p>
          </table:table-cell>
          <table:table-cell table:formula="of:=[original.O155]" office:value-type="float" office:value="0" calcext:value-type="float">
            <text:p>0</text:p>
          </table:table-cell>
          <table:table-cell table:formula="of:=['patched-standard'.AB155]" office:value-type="float" office:value="0" calcext:value-type="float">
            <text:p>0</text:p>
          </table:table-cell>
          <table:table-cell table:formula="of:=['patched-standard'.AC155]" office:value-type="float" office:value="0" calcext:value-type="float">
            <text:p>0</text:p>
          </table:table-cell>
          <table:table-cell table:formula="of:=['patched-standard'.O155]" office:value-type="float" office:value="0" calcext:value-type="float">
            <text:p>0</text:p>
          </table:table-cell>
          <table:table-cell table:formula="of:=['patched-aggressive'.AB155]" office:value-type="float" office:value="0" calcext:value-type="float">
            <text:p>0</text:p>
          </table:table-cell>
          <table:table-cell table:formula="of:=['patched-aggressive'.AC155]" office:value-type="float" office:value="0" calcext:value-type="float">
            <text:p>0</text:p>
          </table:table-cell>
          <table:table-cell table:formula="of:=['patched-aggressive'.O155]" office:value-type="float" office:value="0" calcext:value-type="float">
            <text:p>0</text:p>
          </table:table-cell>
        </table:table-row>
        <table:table-row table:style-name="ro1">
          <table:table-cell table:formula="of:=[original.AB156]" office:value-type="float" office:value="0" calcext:value-type="float">
            <text:p>0</text:p>
          </table:table-cell>
          <table:table-cell table:formula="of:=[original.AC156]" office:value-type="float" office:value="0" calcext:value-type="float">
            <text:p>0</text:p>
          </table:table-cell>
          <table:table-cell table:formula="of:=[original.O156]" office:value-type="float" office:value="0" calcext:value-type="float">
            <text:p>0</text:p>
          </table:table-cell>
          <table:table-cell table:formula="of:=['patched-standard'.AB156]" office:value-type="float" office:value="0" calcext:value-type="float">
            <text:p>0</text:p>
          </table:table-cell>
          <table:table-cell table:formula="of:=['patched-standard'.AC156]" office:value-type="float" office:value="0" calcext:value-type="float">
            <text:p>0</text:p>
          </table:table-cell>
          <table:table-cell table:formula="of:=['patched-standard'.O156]" office:value-type="float" office:value="0" calcext:value-type="float">
            <text:p>0</text:p>
          </table:table-cell>
          <table:table-cell table:formula="of:=['patched-aggressive'.AB156]" office:value-type="float" office:value="0" calcext:value-type="float">
            <text:p>0</text:p>
          </table:table-cell>
          <table:table-cell table:formula="of:=['patched-aggressive'.AC156]" office:value-type="float" office:value="0" calcext:value-type="float">
            <text:p>0</text:p>
          </table:table-cell>
          <table:table-cell table:formula="of:=['patched-aggressive'.O156]" office:value-type="float" office:value="0" calcext:value-type="float">
            <text:p>0</text:p>
          </table:table-cell>
        </table:table-row>
        <table:table-row table:style-name="ro1">
          <table:table-cell table:formula="of:=[original.AB157]" office:value-type="float" office:value="0" calcext:value-type="float">
            <text:p>0</text:p>
          </table:table-cell>
          <table:table-cell table:formula="of:=[original.AC157]" office:value-type="float" office:value="0" calcext:value-type="float">
            <text:p>0</text:p>
          </table:table-cell>
          <table:table-cell table:formula="of:=[original.O157]" office:value-type="float" office:value="0" calcext:value-type="float">
            <text:p>0</text:p>
          </table:table-cell>
          <table:table-cell table:formula="of:=['patched-standard'.AB157]" office:value-type="float" office:value="0" calcext:value-type="float">
            <text:p>0</text:p>
          </table:table-cell>
          <table:table-cell table:formula="of:=['patched-standard'.AC157]" office:value-type="float" office:value="0" calcext:value-type="float">
            <text:p>0</text:p>
          </table:table-cell>
          <table:table-cell table:formula="of:=['patched-standard'.O157]" office:value-type="float" office:value="0" calcext:value-type="float">
            <text:p>0</text:p>
          </table:table-cell>
          <table:table-cell table:formula="of:=['patched-aggressive'.AB157]" office:value-type="float" office:value="0" calcext:value-type="float">
            <text:p>0</text:p>
          </table:table-cell>
          <table:table-cell table:formula="of:=['patched-aggressive'.AC157]" office:value-type="float" office:value="0" calcext:value-type="float">
            <text:p>0</text:p>
          </table:table-cell>
          <table:table-cell table:formula="of:=['patched-aggressive'.O157]" office:value-type="float" office:value="0" calcext:value-type="float">
            <text:p>0</text:p>
          </table:table-cell>
        </table:table-row>
        <table:table-row table:style-name="ro1">
          <table:table-cell table:formula="of:=[original.AB158]" office:value-type="float" office:value="0" calcext:value-type="float">
            <text:p>0</text:p>
          </table:table-cell>
          <table:table-cell table:formula="of:=[original.AC158]" office:value-type="float" office:value="0" calcext:value-type="float">
            <text:p>0</text:p>
          </table:table-cell>
          <table:table-cell table:formula="of:=[original.O158]" office:value-type="float" office:value="0" calcext:value-type="float">
            <text:p>0</text:p>
          </table:table-cell>
          <table:table-cell table:formula="of:=['patched-standard'.AB158]" office:value-type="float" office:value="0" calcext:value-type="float">
            <text:p>0</text:p>
          </table:table-cell>
          <table:table-cell table:formula="of:=['patched-standard'.AC158]" office:value-type="float" office:value="0" calcext:value-type="float">
            <text:p>0</text:p>
          </table:table-cell>
          <table:table-cell table:formula="of:=['patched-standard'.O158]" office:value-type="float" office:value="0" calcext:value-type="float">
            <text:p>0</text:p>
          </table:table-cell>
          <table:table-cell table:formula="of:=['patched-aggressive'.AB158]" office:value-type="float" office:value="0" calcext:value-type="float">
            <text:p>0</text:p>
          </table:table-cell>
          <table:table-cell table:formula="of:=['patched-aggressive'.AC158]" office:value-type="float" office:value="0" calcext:value-type="float">
            <text:p>0</text:p>
          </table:table-cell>
          <table:table-cell table:formula="of:=['patched-aggressive'.O158]" office:value-type="float" office:value="0" calcext:value-type="float">
            <text:p>0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0" calcext:value-type="float">
            <text:p>0</text:p>
          </table:table-cell>
          <table:table-cell table:formula="of:=['patched-standard'.AC159]" office:value-type="float" office:value="0" calcext:value-type="float">
            <text:p>0</text:p>
          </table:table-cell>
          <table:table-cell table:formula="of:=['patched-standard'.O159]" office:value-type="float" office:value="0" calcext:value-type="float">
            <text:p>0</text:p>
          </table:table-cell>
          <table:table-cell table:formula="of:=['patched-aggressive'.AB159]" office:value-type="float" office:value="0" calcext:value-type="float">
            <text:p>0</text:p>
          </table:table-cell>
          <table:table-cell table:formula="of:=['patched-aggressive'.AC159]" office:value-type="float" office:value="0" calcext:value-type="float">
            <text:p>0</text:p>
          </table:table-cell>
          <table:table-cell table:formula="of:=['patched-aggressive'.O159]" office:value-type="float" office:value="0" calcext:value-type="float">
            <text:p>0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-aggr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G2:Sheet3.G3 Sheet3.G4:Sheet3.G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I2:Sheet3.I3 Sheet3.I4:Sheet3.I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09:04:57.772975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20T09:06:08.308858521</dc:date>
    <meta:editing-duration>PT1H7S</meta:editing-duration>
    <meta:editing-cycles>36</meta:editing-cycles>
    <meta:generator>LibreOffice/5.1.6.2$Linux_X86_64 LibreOffice_project/10m0$Build-2</meta:generator>
    <meta:document-statistic meta:table-count="9" meta:cell-count="22092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00">
                <text:p>35200</text:p>
              </table:table-cell>
              <table:table-cell office:value-type="float" office:value="30781">
                <text:p>30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436">
                <text:p>127436</text:p>
              </table:table-cell>
              <table:table-cell office:value-type="float" office:value="113559">
                <text:p>113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636">
                <text:p>226636</text:p>
              </table:table-cell>
              <table:table-cell office:value-type="float" office:value="202505">
                <text:p>202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708">
                <text:p>325708</text:p>
              </table:table-cell>
              <table:table-cell office:value-type="float" office:value="291515">
                <text:p>291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268">
                <text:p>424268</text:p>
              </table:table-cell>
              <table:table-cell office:value-type="float" office:value="380123">
                <text:p>380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8988">
                <text:p>518988</text:p>
              </table:table-cell>
              <table:table-cell office:value-type="float" office:value="465150">
                <text:p>465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388">
                <text:p>573388</text:p>
              </table:table-cell>
              <table:table-cell office:value-type="float" office:value="514012">
                <text:p>514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388">
                <text:p>573388</text:p>
              </table:table-cell>
              <table:table-cell office:value-type="float" office:value="413450">
                <text:p>413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388">
                <text:p>573388</text:p>
              </table:table-cell>
              <table:table-cell office:value-type="float" office:value="312888">
                <text:p>312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388">
                <text:p>573388</text:p>
              </table:table-cell>
              <table:table-cell office:value-type="float" office:value="312888">
                <text:p>312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388">
                <text:p>573388</text:p>
              </table:table-cell>
              <table:table-cell office:value-type="float" office:value="312888">
                <text:p>31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388">
                <text:p>573388</text:p>
              </table:table-cell>
              <table:table-cell office:value-type="float" office:value="312888">
                <text:p>312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388">
                <text:p>573388</text:p>
              </table:table-cell>
              <table:table-cell office:value-type="float" office:value="312889">
                <text:p>312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388">
                <text:p>573388</text:p>
              </table:table-cell>
              <table:table-cell office:value-type="float" office:value="312889">
                <text:p>312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388">
                <text:p>573388</text:p>
              </table:table-cell>
              <table:table-cell office:value-type="float" office:value="312889">
                <text:p>312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388">
                <text:p>573388</text:p>
              </table:table-cell>
              <table:table-cell office:value-type="float" office:value="312889">
                <text:p>312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388">
                <text:p>573388</text:p>
              </table:table-cell>
              <table:table-cell office:value-type="float" office:value="212326">
                <text:p>212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388">
                <text:p>573388</text:p>
              </table:table-cell>
              <table:table-cell office:value-type="float" office:value="212326">
                <text:p>212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388">
                <text:p>573388</text:p>
              </table:table-cell>
              <table:table-cell office:value-type="float" office:value="212326">
                <text:p>212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388">
                <text:p>573388</text:p>
              </table:table-cell>
              <table:table-cell office:value-type="float" office:value="212326">
                <text:p>212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388">
                <text:p>573388</text:p>
              </table:table-cell>
              <table:table-cell office:value-type="float" office:value="212326">
                <text:p>212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388">
                <text:p>573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388">
                <text:p>573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388">
                <text:p>573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388">
                <text:p>573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388">
                <text:p>573388</text:p>
              </table:table-cell>
              <table:table-cell office:value-type="float" office:value="111765">
                <text:p>1117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388">
                <text:p>573388</text:p>
              </table:table-cell>
              <table:table-cell office:value-type="float" office:value="205811">
                <text:p>2058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3388">
                <text:p>573388</text:p>
              </table:table-cell>
              <table:table-cell office:value-type="float" office:value="296554">
                <text:p>296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3388">
                <text:p>573388</text:p>
              </table:table-cell>
              <table:table-cell office:value-type="float" office:value="391737">
                <text:p>391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388">
                <text:p>573388</text:p>
              </table:table-cell>
              <table:table-cell office:value-type="float" office:value="484668">
                <text:p>48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4572">
                <text:p>634572</text:p>
              </table:table-cell>
              <table:table-cell office:value-type="float" office:value="568979">
                <text:p>568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388">
                <text:p>685388</text:p>
              </table:table-cell>
              <table:table-cell office:value-type="float" office:value="614572">
                <text:p>614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388">
                <text:p>685388</text:p>
              </table:table-cell>
              <table:table-cell office:value-type="float" office:value="614572">
                <text:p>6145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388">
                <text:p>685388</text:p>
              </table:table-cell>
              <table:table-cell office:value-type="float" office:value="614572">
                <text:p>6145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388">
                <text:p>685388</text:p>
              </table:table-cell>
              <table:table-cell office:value-type="float" office:value="614572">
                <text:p>6145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388">
                <text:p>685388</text:p>
              </table:table-cell>
              <table:table-cell office:value-type="float" office:value="614573">
                <text:p>614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388">
                <text:p>685388</text:p>
              </table:table-cell>
              <table:table-cell office:value-type="float" office:value="614573">
                <text:p>6145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388">
                <text:p>685388</text:p>
              </table:table-cell>
              <table:table-cell office:value-type="float" office:value="614573">
                <text:p>614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388">
                <text:p>685388</text:p>
              </table:table-cell>
              <table:table-cell office:value-type="float" office:value="614573">
                <text:p>614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388">
                <text:p>685388</text:p>
              </table:table-cell>
              <table:table-cell office:value-type="float" office:value="514011">
                <text:p>514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388">
                <text:p>685388</text:p>
              </table:table-cell>
              <table:table-cell office:value-type="float" office:value="514011">
                <text:p>514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388">
                <text:p>685388</text:p>
              </table:table-cell>
              <table:table-cell office:value-type="float" office:value="514011">
                <text:p>5140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388">
                <text:p>685388</text:p>
              </table:table-cell>
              <table:table-cell office:value-type="float" office:value="514011">
                <text:p>514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388">
                <text:p>685388</text:p>
              </table:table-cell>
              <table:table-cell office:value-type="float" office:value="514014">
                <text:p>5140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388">
                <text:p>685388</text:p>
              </table:table-cell>
              <table:table-cell office:value-type="float" office:value="514014">
                <text:p>514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388">
                <text:p>685388</text:p>
              </table:table-cell>
              <table:table-cell office:value-type="float" office:value="514014">
                <text:p>514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388">
                <text:p>685388</text:p>
              </table:table-cell>
              <table:table-cell office:value-type="float" office:value="514014">
                <text:p>514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388">
                <text:p>685388</text:p>
              </table:table-cell>
              <table:table-cell office:value-type="float" office:value="413452">
                <text:p>4134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388">
                <text:p>685388</text:p>
              </table:table-cell>
              <table:table-cell office:value-type="float" office:value="312890">
                <text:p>3128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5388">
                <text:p>685388</text:p>
              </table:table-cell>
              <table:table-cell office:value-type="float" office:value="212327">
                <text:p>212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948">
                <text:p>111948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48">
                <text:p>111948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48">
                <text:p>111948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948">
                <text:p>111948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0">
                <text:p>11520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0">
                <text:p>11520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0">
                <text:p>11520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20">
                <text:p>11520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64">
                <text:p>35264</text:p>
              </table:table-cell>
              <table:table-cell office:value-type="float" office:value="29309">
                <text:p>29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376">
                <text:p>125376</text:p>
              </table:table-cell>
              <table:table-cell office:value-type="float" office:value="98251">
                <text:p>9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488">
                <text:p>223488</text:p>
              </table:table-cell>
              <table:table-cell office:value-type="float" office:value="173296">
                <text:p>173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2432">
                <text:p>322432</text:p>
              </table:table-cell>
              <table:table-cell office:value-type="float" office:value="248952">
                <text:p>248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224">
                <text:p>420224</text:p>
              </table:table-cell>
              <table:table-cell office:value-type="float" office:value="323762">
                <text:p>323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6544">
                <text:p>516544</text:p>
              </table:table-cell>
              <table:table-cell office:value-type="float" office:value="397407">
                <text:p>39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584">
                <text:p>571584</text:p>
              </table:table-cell>
              <table:table-cell office:value-type="float" office:value="439498">
                <text:p>439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1584">
                <text:p>571584</text:p>
              </table:table-cell>
              <table:table-cell office:value-type="float" office:value="353842">
                <text:p>353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1520">
                <text:p>571520</text:p>
              </table:table-cell>
              <table:table-cell office:value-type="float" office:value="268186">
                <text:p>268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1520">
                <text:p>571520</text:p>
              </table:table-cell>
              <table:table-cell office:value-type="float" office:value="268186">
                <text:p>268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1520">
                <text:p>571520</text:p>
              </table:table-cell>
              <table:table-cell office:value-type="float" office:value="268186">
                <text:p>268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1520">
                <text:p>571520</text:p>
              </table:table-cell>
              <table:table-cell office:value-type="float" office:value="268186">
                <text:p>268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1520">
                <text:p>571520</text:p>
              </table:table-cell>
              <table:table-cell office:value-type="float" office:value="268187">
                <text:p>268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1520">
                <text:p>571520</text:p>
              </table:table-cell>
              <table:table-cell office:value-type="float" office:value="268187">
                <text:p>268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1520">
                <text:p>571520</text:p>
              </table:table-cell>
              <table:table-cell office:value-type="float" office:value="268187">
                <text:p>268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1520">
                <text:p>571520</text:p>
              </table:table-cell>
              <table:table-cell office:value-type="float" office:value="268187">
                <text:p>268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1520">
                <text:p>571520</text:p>
              </table:table-cell>
              <table:table-cell office:value-type="float" office:value="182531">
                <text:p>182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1520">
                <text:p>571520</text:p>
              </table:table-cell>
              <table:table-cell office:value-type="float" office:value="96876">
                <text:p>96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1520">
                <text:p>571520</text:p>
              </table:table-cell>
              <table:table-cell office:value-type="float" office:value="179467">
                <text:p>179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1520">
                <text:p>571520</text:p>
              </table:table-cell>
              <table:table-cell office:value-type="float" office:value="258277">
                <text:p>2582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1520">
                <text:p>571520</text:p>
              </table:table-cell>
              <table:table-cell office:value-type="float" office:value="340025">
                <text:p>3400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1520">
                <text:p>571520</text:p>
              </table:table-cell>
              <table:table-cell office:value-type="float" office:value="422812">
                <text:p>4228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6656">
                <text:p>646656</text:p>
              </table:table-cell>
              <table:table-cell office:value-type="float" office:value="497043">
                <text:p>497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3584">
                <text:p>683584</text:p>
              </table:table-cell>
              <table:table-cell office:value-type="float" office:value="525225">
                <text:p>525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3520">
                <text:p>683520</text:p>
              </table:table-cell>
              <table:table-cell office:value-type="float" office:value="439555">
                <text:p>4395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3520">
                <text:p>683520</text:p>
              </table:table-cell>
              <table:table-cell office:value-type="float" office:value="439555">
                <text:p>4395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3520">
                <text:p>683520</text:p>
              </table:table-cell>
              <table:table-cell office:value-type="float" office:value="439555">
                <text:p>439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3520">
                <text:p>683520</text:p>
              </table:table-cell>
              <table:table-cell office:value-type="float" office:value="439555">
                <text:p>4395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520">
                <text:p>683520</text:p>
              </table:table-cell>
              <table:table-cell office:value-type="float" office:value="439559">
                <text:p>4395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3520">
                <text:p>683520</text:p>
              </table:table-cell>
              <table:table-cell office:value-type="float" office:value="439559">
                <text:p>4395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3520">
                <text:p>683520</text:p>
              </table:table-cell>
              <table:table-cell office:value-type="float" office:value="439559">
                <text:p>4395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3520">
                <text:p>683520</text:p>
              </table:table-cell>
              <table:table-cell office:value-type="float" office:value="439559">
                <text:p>4395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3520">
                <text:p>683520</text:p>
              </table:table-cell>
              <table:table-cell office:value-type="float" office:value="353888">
                <text:p>353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3520">
                <text:p>683520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3520">
                <text:p>683520</text:p>
              </table:table-cell>
              <table:table-cell office:value-type="float" office:value="182547">
                <text:p>182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84">
                <text:p>11584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84">
                <text:p>11584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84">
                <text:p>11584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84">
                <text:p>11584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08">
                <text:p>11408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08">
                <text:p>11408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08">
                <text:p>11408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08">
                <text:p>11408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760">
                <text:p>35760</text:p>
              </table:table-cell>
              <table:table-cell office:value-type="float" office:value="29795">
                <text:p>29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096">
                <text:p>124096</text:p>
              </table:table-cell>
              <table:table-cell office:value-type="float" office:value="97367">
                <text:p>97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024">
                <text:p>223024</text:p>
              </table:table-cell>
              <table:table-cell office:value-type="float" office:value="173013">
                <text:p>173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2032">
                <text:p>322032</text:p>
              </table:table-cell>
              <table:table-cell office:value-type="float" office:value="248732">
                <text:p>248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448">
                <text:p>420448</text:p>
              </table:table-cell>
              <table:table-cell office:value-type="float" office:value="324003">
                <text:p>324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7104">
                <text:p>517104</text:p>
              </table:table-cell>
              <table:table-cell office:value-type="float" office:value="397926">
                <text:p>397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456">
                <text:p>571456</text:p>
              </table:table-cell>
              <table:table-cell office:value-type="float" office:value="439492">
                <text:p>439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1424">
                <text:p>571424</text:p>
              </table:table-cell>
              <table:table-cell office:value-type="float" office:value="353836">
                <text:p>353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5424">
                <text:p>475424</text:p>
              </table:table-cell>
              <table:table-cell office:value-type="float" office:value="268180">
                <text:p>268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5424">
                <text:p>475424</text:p>
              </table:table-cell>
              <table:table-cell office:value-type="float" office:value="268180">
                <text:p>268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5424">
                <text:p>475424</text:p>
              </table:table-cell>
              <table:table-cell office:value-type="float" office:value="268180">
                <text:p>268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5424">
                <text:p>475424</text:p>
              </table:table-cell>
              <table:table-cell office:value-type="float" office:value="268180">
                <text:p>268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5424">
                <text:p>475424</text:p>
              </table:table-cell>
              <table:table-cell office:value-type="float" office:value="268181">
                <text:p>268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5424">
                <text:p>475424</text:p>
              </table:table-cell>
              <table:table-cell office:value-type="float" office:value="268181">
                <text:p>268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5424">
                <text:p>475424</text:p>
              </table:table-cell>
              <table:table-cell office:value-type="float" office:value="268181">
                <text:p>268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5424">
                <text:p>475424</text:p>
              </table:table-cell>
              <table:table-cell office:value-type="float" office:value="268181">
                <text:p>26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424">
                <text:p>379424</text:p>
              </table:table-cell>
              <table:table-cell office:value-type="float" office:value="182525">
                <text:p>182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3424">
                <text:p>283424</text:p>
              </table:table-cell>
              <table:table-cell office:value-type="float" office:value="96870">
                <text:p>968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3424">
                <text:p>283424</text:p>
              </table:table-cell>
              <table:table-cell office:value-type="float" office:value="179868">
                <text:p>179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4416">
                <text:p>364416</text:p>
              </table:table-cell>
              <table:table-cell office:value-type="float" office:value="254843">
                <text:p>254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9648">
                <text:p>449648</text:p>
              </table:table-cell>
              <table:table-cell office:value-type="float" office:value="330895">
                <text:p>330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3328">
                <text:p>533328</text:p>
              </table:table-cell>
              <table:table-cell office:value-type="float" office:value="405556">
                <text:p>405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5424">
                <text:p>625424</text:p>
              </table:table-cell>
              <table:table-cell office:value-type="float" office:value="480847">
                <text:p>480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3440">
                <text:p>683440</text:p>
              </table:table-cell>
              <table:table-cell office:value-type="float" office:value="525219">
                <text:p>525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3424">
                <text:p>683424</text:p>
              </table:table-cell>
              <table:table-cell office:value-type="float" office:value="439550">
                <text:p>4395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3424">
                <text:p>683424</text:p>
              </table:table-cell>
              <table:table-cell office:value-type="float" office:value="439550">
                <text:p>4395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3424">
                <text:p>683424</text:p>
              </table:table-cell>
              <table:table-cell office:value-type="float" office:value="439550">
                <text:p>4395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3424">
                <text:p>683424</text:p>
              </table:table-cell>
              <table:table-cell office:value-type="float" office:value="439550">
                <text:p>4395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424">
                <text:p>683424</text:p>
              </table:table-cell>
              <table:table-cell office:value-type="float" office:value="439553">
                <text:p>439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3424">
                <text:p>683424</text:p>
              </table:table-cell>
              <table:table-cell office:value-type="float" office:value="439553">
                <text:p>4395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3424">
                <text:p>683424</text:p>
              </table:table-cell>
              <table:table-cell office:value-type="float" office:value="439553">
                <text:p>4395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3424">
                <text:p>683424</text:p>
              </table:table-cell>
              <table:table-cell office:value-type="float" office:value="439553">
                <text:p>439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6608">
                <text:p>606608</text:p>
              </table:table-cell>
              <table:table-cell office:value-type="float" office:value="353882">
                <text:p>3538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9824">
                <text:p>529824</text:p>
              </table:table-cell>
              <table:table-cell office:value-type="float" office:value="268212">
                <text:p>2682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3024">
                <text:p>453024</text:p>
              </table:table-cell>
              <table:table-cell office:value-type="float" office:value="182541">
                <text:p>1825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56">
                <text:p>11456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56">
                <text:p>11456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56">
                <text:p>11456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456">
                <text:p>11456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6.266cm" svg:y="10.435cm" style:legend-expansion="high" chart:style-name="ch2"/>
        <chart:plot-area chart:style-name="ch3" table:cell-range-address="Sheet3.A2:Sheet3.A180 Sheet3.G2:Sheet3.G180" chart:data-source-has-labels="row" svg:x="0.63cm" svg:y="0.439cm" svg:width="25.006cm" svg:height="21.088cm">
          <chartooo:coordinate-region svg:x="1.992cm" svg:y="0.56cm" svg:width="23.638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G4:Sheet3.G180" chart:label-cell-address="Sheet3.G2:Sheet3.G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00">
                <text:p>35200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436">
                <text:p>127436</text:p>
              </table:table-cell>
              <table:table-cell office:value-type="float" office:value="124096">
                <text:p>124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636">
                <text:p>226636</text:p>
              </table:table-cell>
              <table:table-cell office:value-type="float" office:value="223024">
                <text:p>223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708">
                <text:p>325708</text:p>
              </table:table-cell>
              <table:table-cell office:value-type="float" office:value="322032">
                <text:p>32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268">
                <text:p>424268</text:p>
              </table:table-cell>
              <table:table-cell office:value-type="float" office:value="420448">
                <text:p>420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8988">
                <text:p>518988</text:p>
              </table:table-cell>
              <table:table-cell office:value-type="float" office:value="517104">
                <text:p>517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388">
                <text:p>573388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388">
                <text:p>573388</text:p>
              </table:table-cell>
              <table:table-cell office:value-type="float" office:value="571424">
                <text:p>571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388">
                <text:p>573388</text:p>
              </table:table-cell>
              <table:table-cell office:value-type="float" office:value="475424">
                <text:p>475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388">
                <text:p>573388</text:p>
              </table:table-cell>
              <table:table-cell office:value-type="float" office:value="379424">
                <text:p>379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388">
                <text:p>573388</text:p>
              </table:table-cell>
              <table:table-cell office:value-type="float" office:value="283424">
                <text:p>283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3388">
                <text:p>573388</text:p>
              </table:table-cell>
              <table:table-cell office:value-type="float" office:value="364416">
                <text:p>364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3388">
                <text:p>573388</text:p>
              </table:table-cell>
              <table:table-cell office:value-type="float" office:value="449648">
                <text:p>449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388">
                <text:p>573388</text:p>
              </table:table-cell>
              <table:table-cell office:value-type="float" office:value="533328">
                <text:p>533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4572">
                <text:p>634572</text:p>
              </table:table-cell>
              <table:table-cell office:value-type="float" office:value="625424">
                <text:p>625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388">
                <text:p>685388</text:p>
              </table:table-cell>
              <table:table-cell office:value-type="float" office:value="683440">
                <text:p>683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388">
                <text:p>685388</text:p>
              </table:table-cell>
              <table:table-cell office:value-type="float" office:value="683424">
                <text:p>683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388">
                <text:p>685388</text:p>
              </table:table-cell>
              <table:table-cell office:value-type="float" office:value="606608">
                <text:p>606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388">
                <text:p>685388</text:p>
              </table:table-cell>
              <table:table-cell office:value-type="float" office:value="529824">
                <text:p>529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5388">
                <text:p>685388</text:p>
              </table:table-cell>
              <table:table-cell office:value-type="float" office:value="453024">
                <text:p>453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948">
                <text:p>11194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48">
                <text:p>11194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48">
                <text:p>11194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948">
                <text:p>11194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194cm" svg:y="10.74cm" style:legend-expansion="high" chart:style-name="ch2"/>
        <chart:plot-area chart:style-name="ch3" table:cell-range-address="Sheet3.C2:Sheet3.C180 Sheet3.I2:Sheet3.I180" chart:data-source-has-labels="row" svg:x="0.631cm" svg:y="0.451cm" svg:width="25.932cm" svg:height="21.675cm">
          <chartooo:coordinate-region svg:x="1.993cm" svg:y="0.572cm" svg:width="24.384cm" svg:height="20.5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I4:Sheet3.I180" chart:label-cell-address="Sheet3.I2:Sheet3.I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-aggr rss-all</text:p>
                <text:list>
                  <text:list-item>
                    <text:p>patched-aggr</text:p>
                  </text:list-item>
                  <text:list-item>
                    <text:p>rss-all</text:p>
                  </text:list-item>
                </text:list>
                <draw:g>
                  <svg:desc>Sheet3.I2:Sheet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I4:Sheet3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804">
                <text:p>147804</text:p>
              </table:table-cell>
              <table:table-cell office:value-type="float" office:value="143936">
                <text:p>143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516">
                <text:p>93516</text:p>
              </table:table-cell>
              <table:table-cell office:value-type="float" office:value="91652">
                <text:p>9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16">
                <text:p>93516</text:p>
              </table:table-cell>
              <table:table-cell office:value-type="float" office:value="91652">
                <text:p>9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516">
                <text:p>93516</text:p>
              </table:table-cell>
              <table:table-cell office:value-type="float" office:value="91652">
                <text:p>91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516">
                <text:p>93516</text:p>
              </table:table-cell>
              <table:table-cell office:value-type="float" office:value="91652">
                <text:p>91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408">
                <text:p>121408</text:p>
              </table:table-cell>
              <table:table-cell office:value-type="float" office:value="123236">
                <text:p>123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584">
                <text:p>276584</text:p>
              </table:table-cell>
              <table:table-cell office:value-type="float" office:value="265148">
                <text:p>265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804">
                <text:p>412804</text:p>
              </table:table-cell>
              <table:table-cell office:value-type="float" office:value="406560">
                <text:p>406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440">
                <text:p>554440</text:p>
              </table:table-cell>
              <table:table-cell office:value-type="float" office:value="540672">
                <text:p>540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960">
                <text:p>690960</text:p>
              </table:table-cell>
              <table:table-cell office:value-type="float" office:value="676400">
                <text:p>676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7004">
                <text:p>827004</text:p>
              </table:table-cell>
              <table:table-cell office:value-type="float" office:value="814936">
                <text:p>814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8244">
                <text:p>888244</text:p>
              </table:table-cell>
              <table:table-cell office:value-type="float" office:value="878108">
                <text:p>87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8244">
                <text:p>888244</text:p>
              </table:table-cell>
              <table:table-cell office:value-type="float" office:value="878112">
                <text:p>878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8244">
                <text:p>888244</text:p>
              </table:table-cell>
              <table:table-cell office:value-type="float" office:value="782132">
                <text:p>782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8360">
                <text:p>878360</text:p>
              </table:table-cell>
              <table:table-cell office:value-type="float" office:value="675512">
                <text:p>675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53964">
                <text:p>853964</text:p>
              </table:table-cell>
              <table:table-cell office:value-type="float" office:value="555124">
                <text:p>555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7144">
                <text:p>857144</text:p>
              </table:table-cell>
              <table:table-cell office:value-type="float" office:value="639196">
                <text:p>639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7440">
                <text:p>867440</text:p>
              </table:table-cell>
              <table:table-cell office:value-type="float" office:value="738420">
                <text:p>738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4600">
                <text:p>884600</text:p>
              </table:table-cell>
              <table:table-cell office:value-type="float" office:value="837924">
                <text:p>837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1264">
                <text:p>971264</text:p>
              </table:table-cell>
              <table:table-cell office:value-type="float" office:value="952500">
                <text:p>952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4604">
                <text:p>1044604</text:p>
              </table:table-cell>
              <table:table-cell office:value-type="float" office:value="1037208">
                <text:p>1037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4604">
                <text:p>1044604</text:p>
              </table:table-cell>
              <table:table-cell office:value-type="float" office:value="1037268">
                <text:p>1037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4604">
                <text:p>1044604</text:p>
              </table:table-cell>
              <table:table-cell office:value-type="float" office:value="960452">
                <text:p>9604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4604">
                <text:p>1044604</text:p>
              </table:table-cell>
              <table:table-cell office:value-type="float" office:value="882600">
                <text:p>8826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8112">
                <text:p>1018112</text:p>
              </table:table-cell>
              <table:table-cell office:value-type="float" office:value="777132">
                <text:p>777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4752">
                <text:p>394752</text:p>
              </table:table-cell>
              <table:table-cell office:value-type="float" office:value="285644">
                <text:p>285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4752">
                <text:p>394752</text:p>
              </table:table-cell>
              <table:table-cell office:value-type="float" office:value="285644">
                <text:p>285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752">
                <text:p>394752</text:p>
              </table:table-cell>
              <table:table-cell office:value-type="float" office:value="285644">
                <text:p>285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4752">
                <text:p>394752</text:p>
              </table:table-cell>
              <table:table-cell office:value-type="float" office:value="285644">
                <text:p>285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